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7cm"/>
    </style:style>
    <style:style style:name="co3" style:family="table-column">
      <style:table-column-properties fo:break-before="auto" style:column-width="4.3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empo Total En llamadas de Lock" table:style-name="ta1">
        <table:shapes>
          <draw:frame draw:z-index="0" draw:style-name="gr1" draw:text-style-name="P1" svg:width="16.007cm" svg:height="9.001cm" svg:x="24.211cm" svg:y="0.373cm">
            <draw:object draw:notify-on-update-of-ranges="'Tiempo Total En llamadas de Lock'.G5:'Tiempo Total En llamadas de Lock'.G14 'Tiempo Total En llamadas de Lock'.H5:'Tiempo Total En llamadas de Lock'.H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1cm" svg:height="8.991cm" svg:x="24.322cm" svg:y="11.597cm">
            <draw:object draw:notify-on-update-of-ranges="'Tiempo Total En llamadas de Lock'.G30:'Tiempo Total En llamadas de Lock'.G39 'Tiempo Total En llamadas de Lock'.H29:'Tiempo Total En llamadas de Lock'.H29 'Tiempo Total En llamadas de Lock'.H30:'Tiempo Total En llamadas de Lock'.H3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6.009cm" svg:height="8.991cm" svg:x="24.665cm" svg:y="22.703cm">
            <draw:object draw:notify-on-update-of-ranges="'Tiempo Total En llamadas de Lock'.G56:'Tiempo Total En llamadas de Lock'.G65 'Tiempo Total En llamadas de Lock'.H55:'Tiempo Total En llamadas de Lock'.H55 'Tiempo Total En llamadas de Lock'.H56:'Tiempo Total En llamadas de Lock'.H6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0.32cm" svg:height="11.405cm" svg:x="53.503cm" svg:y="10.388cm">
            <draw:object draw:notify-on-update-of-ranges="'Tiempo Total En llamadas de Lock'.U27:'Tiempo Total En llamadas de Lock'.U36 'Tiempo Total En llamadas de Lock'.V26:'Tiempo Total En llamadas de Lock'.V26 'Tiempo Total En llamadas de Lock'.V27:'Tiempo Total En llamadas de Lock'.V36 'Tiempo Total En llamadas de Lock'.W27:'Tiempo Total En llamadas de Lock'.W36 'Tiempo Total En llamadas de Lock'.W27:'Tiempo Total En llamadas de Lock'.W3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segundo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040.279" calcext:value-type="float">
            <text:p>6040,279</text:p>
          </table:table-cell>
          <table:table-cell table:number-columns-repeated="3"/>
          <table:table-cell table:formula="of:=[.B5]" office:value-type="float" office:value="1" calcext:value-type="float">
            <text:p>1</text:p>
          </table:table-cell>
          <table:table-cell table:formula="of:=[.C5]*0.000001" office:value-type="float" office:value="0.006040279" calcext:value-type="float">
            <text:p>0,00604027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461.703" calcext:value-type="float">
            <text:p>11461,703</text:p>
          </table:table-cell>
          <table:table-cell table:number-columns-repeated="3"/>
          <table:table-cell table:formula="of:=[.B6]" office:value-type="float" office:value="2" calcext:value-type="float">
            <text:p>2</text:p>
          </table:table-cell>
          <table:table-cell table:formula="of:=[.C6]*0.000001" office:value-type="float" office:value="0.011461703" calcext:value-type="float">
            <text:p>0,0114617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8134.594" calcext:value-type="float">
            <text:p>78134,594</text:p>
          </table:table-cell>
          <table:table-cell table:number-columns-repeated="3"/>
          <table:table-cell table:formula="of:=[.B7]" office:value-type="float" office:value="4" calcext:value-type="float">
            <text:p>4</text:p>
          </table:table-cell>
          <table:table-cell table:formula="of:=[.C7]*0.000001" office:value-type="float" office:value="0.078134594" calcext:value-type="float">
            <text:p>0,0781345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4032.517" calcext:value-type="float">
            <text:p>104032,517</text:p>
          </table:table-cell>
          <table:table-cell table:number-columns-repeated="3"/>
          <table:table-cell table:formula="of:=[.B8]" office:value-type="float" office:value="8" calcext:value-type="float">
            <text:p>8</text:p>
          </table:table-cell>
          <table:table-cell table:formula="of:=[.C8]*0.000001" office:value-type="float" office:value="0.104032517" calcext:value-type="float">
            <text:p>0,1040325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4280.613" calcext:value-type="float">
            <text:p>114280,613</text:p>
          </table:table-cell>
          <table:table-cell table:number-columns-repeated="3"/>
          <table:table-cell table:formula="of:=[.B9]" office:value-type="float" office:value="16" calcext:value-type="float">
            <text:p>16</text:p>
          </table:table-cell>
          <table:table-cell table:formula="of:=[.C9]*0.000001" office:value-type="float" office:value="0.114280613" calcext:value-type="float">
            <text:p>0,1142806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5388.266" calcext:value-type="float">
            <text:p>125388,266</text:p>
          </table:table-cell>
          <table:table-cell table:number-columns-repeated="3"/>
          <table:table-cell table:formula="of:=[.B10]" office:value-type="float" office:value="24" calcext:value-type="float">
            <text:p>24</text:p>
          </table:table-cell>
          <table:table-cell table:formula="of:=[.C10]*0.000001" office:value-type="float" office:value="0.125388266" calcext:value-type="float">
            <text:p>0,1253882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4180.576" calcext:value-type="float">
            <text:p>134180,576</text:p>
          </table:table-cell>
          <table:table-cell table:number-columns-repeated="3"/>
          <table:table-cell table:formula="of:=[.B11]" office:value-type="float" office:value="36" calcext:value-type="float">
            <text:p>36</text:p>
          </table:table-cell>
          <table:table-cell table:formula="of:=[.C11]*0.000001" office:value-type="float" office:value="0.134180576" calcext:value-type="float">
            <text:p>0,1341805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7607.877" calcext:value-type="float">
            <text:p>147607,877</text:p>
          </table:table-cell>
          <table:table-cell table:number-columns-repeated="3"/>
          <table:table-cell table:formula="of:=[.B12]" office:value-type="float" office:value="48" calcext:value-type="float">
            <text:p>48</text:p>
          </table:table-cell>
          <table:table-cell table:formula="of:=[.C12]*0.000001" office:value-type="float" office:value="0.147607877" calcext:value-type="float">
            <text:p>0,1476078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61668.458" calcext:value-type="float">
            <text:p>161668,458</text:p>
          </table:table-cell>
          <table:table-cell table:number-columns-repeated="3"/>
          <table:table-cell table:formula="of:=[.B13]" office:value-type="float" office:value="64" calcext:value-type="float">
            <text:p>64</text:p>
          </table:table-cell>
          <table:table-cell table:formula="of:=[.C13]*0.000001" office:value-type="float" office:value="0.161668458" calcext:value-type="float">
            <text:p>0,1616684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2073.451" calcext:value-type="float">
            <text:p>152073,451</text:p>
          </table:table-cell>
          <table:table-cell table:number-columns-repeated="3"/>
          <table:table-cell table:formula="of:=[.B14]" office:value-type="float" office:value="128" calcext:value-type="float">
            <text:p>128</text:p>
          </table:table-cell>
          <table:table-cell table:formula="of:=[.C14]*0.000001" office:value-type="float" office:value="0.152073451" calcext:value-type="float">
            <text:p>0,152073451</text:p>
          </table:table-cell>
          <table:table-cell table:number-columns-repeated="15"/>
        </table:table-row>
        <table:table-row table:style-name="ro1" table:number-rows-repeated="10">
          <table:table-cell table:number-columns-repeated="23"/>
        </table:table-row>
        <table:table-row table:style-name="ro1">
          <table:table-cell table:number-columns-repeated="20"/>
          <table:table-cell office:value-type="string" calcext:value-type="string">
            <text:p>summary</text:p>
          </table:table-cell>
          <table:table-cell table:number-columns-repeated="2"/>
        </table:table-row>
        <table:table-row table:style-name="ro1">
          <table:table-cell table:number-columns-repeated="20"/>
          <table:table-cell table:formula="of:=[.G29]" office:value-type="string" office:string-value="Threads" calcext:value-type="string">
            <text:p>Threads</text:p>
          </table:table-cell>
          <table:table-cell table:formula="of:=[.H29]" office:value-type="string" office:string-value="segundos" calcext:value-type="string">
            <text:p>segundos</text:p>
          </table:table-cell>
          <table:table-cell/>
        </table:table-row>
        <table:table-row table:style-name="ro1">
          <table:table-cell table:number-columns-repeated="20"/>
          <table:table-cell table:formula="of:=[.G30]" office:value-type="float" office:value="1" calcext:value-type="float">
            <text:p>1</text:p>
          </table:table-cell>
          <table:table-cell table:formula="of:=AVERAGE([.H5];[.H30];[.H56])" office:value-type="float" office:value="0.005055884" calcext:value-type="float">
            <text:p>0,005055884</text:p>
          </table:table-cell>
          <table:table-cell table:formula="of:=STDEV([.H5];[.H30];[.H56])/2" office:value-type="float" office:value="0.000887320934590608" calcext:value-type="float">
            <text:p>0,0008873209</text:p>
          </table:table-cell>
        </table:table-row>
        <table:table-row table:style-name="ro1">
          <table:table-cell table:number-columns-repeated="20"/>
          <table:table-cell table:formula="of:=[.G31]" office:value-type="float" office:value="2" calcext:value-type="float">
            <text:p>2</text:p>
          </table:table-cell>
          <table:table-cell table:formula="of:=AVERAGE([.H6];[.H31];[.H57])" office:value-type="float" office:value="0.017781966" calcext:value-type="float">
            <text:p>0,017781966</text:p>
          </table:table-cell>
          <table:table-cell table:formula="of:=STDEV([.H6];[.H31];[.H57])/2" office:value-type="float" office:value="0.00284896610345345" calcext:value-type="float">
            <text:p>0,0028489661</text:p>
          </table:table-cell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segundos</text:p>
          </table:table-cell>
          <table:table-cell table:number-columns-repeated="12"/>
          <table:table-cell table:formula="of:=[.G32]" office:value-type="float" office:value="4" calcext:value-type="float">
            <text:p>4</text:p>
          </table:table-cell>
          <table:table-cell table:formula="of:=AVERAGE([.H7];[.H32];[.H58])" office:value-type="float" office:value="0.0737440426666667" calcext:value-type="float">
            <text:p>0,0737440427</text:p>
          </table:table-cell>
          <table:table-cell table:formula="of:=STDEV([.H7];[.H32];[.H58])/2" office:value-type="float" office:value="0.0066701564731255" calcext:value-type="float">
            <text:p>0,00667015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007.223" calcext:value-type="float">
            <text:p>3007,223</text:p>
          </table:table-cell>
          <table:table-cell table:number-columns-repeated="3"/>
          <table:table-cell table:formula="of:=[.B30]" office:value-type="float" office:value="1" calcext:value-type="float">
            <text:p>1</text:p>
          </table:table-cell>
          <table:table-cell table:formula="of:=[.C30]*0.000001" office:value-type="float" office:value="0.003007223" calcext:value-type="float">
            <text:p>0,003007223</text:p>
          </table:table-cell>
          <table:table-cell table:number-columns-repeated="12"/>
          <table:table-cell table:formula="of:=[.G33]" office:value-type="float" office:value="8" calcext:value-type="float">
            <text:p>8</text:p>
          </table:table-cell>
          <table:table-cell table:formula="of:=AVERAGE([.H8];[.H33];[.H59])" office:value-type="float" office:value="0.100413144333333" calcext:value-type="float">
            <text:p>0,1004131443</text:p>
          </table:table-cell>
          <table:table-cell table:formula="of:=STDEV([.H8];[.H33];[.H59])/2" office:value-type="float" office:value="0.00390673199836287" calcext:value-type="float">
            <text:p>0,0039067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525.492" calcext:value-type="float">
            <text:p>22525,492</text:p>
          </table:table-cell>
          <table:table-cell table:number-columns-repeated="3"/>
          <table:table-cell table:formula="of:=[.B31]" office:value-type="float" office:value="2" calcext:value-type="float">
            <text:p>2</text:p>
          </table:table-cell>
          <table:table-cell table:formula="of:=[.C31]*0.000001" office:value-type="float" office:value="0.022525492" calcext:value-type="float">
            <text:p>0,022525492</text:p>
          </table:table-cell>
          <table:table-cell table:number-columns-repeated="12"/>
          <table:table-cell table:formula="of:=[.G34]" office:value-type="float" office:value="16" calcext:value-type="float">
            <text:p>16</text:p>
          </table:table-cell>
          <table:table-cell table:formula="of:=AVERAGE([.H9];[.H34];[.H60])" office:value-type="float" office:value="0.120461918333333" calcext:value-type="float">
            <text:p>0,1204619183</text:p>
          </table:table-cell>
          <table:table-cell table:formula="of:=STDEV([.H9];[.H34];[.H60])/2" office:value-type="float" office:value="0.00371493672551103" calcext:value-type="float">
            <text:p>0,00371493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761.811" calcext:value-type="float">
            <text:p>58761,811</text:p>
          </table:table-cell>
          <table:table-cell table:number-columns-repeated="3"/>
          <table:table-cell table:formula="of:=[.B32]" office:value-type="float" office:value="4" calcext:value-type="float">
            <text:p>4</text:p>
          </table:table-cell>
          <table:table-cell table:formula="of:=[.C32]*0.000001" office:value-type="float" office:value="0.058761811" calcext:value-type="float">
            <text:p>0,058761811</text:p>
          </table:table-cell>
          <table:table-cell table:number-columns-repeated="12"/>
          <table:table-cell table:formula="of:=[.G35]" office:value-type="float" office:value="24" calcext:value-type="float">
            <text:p>24</text:p>
          </table:table-cell>
          <table:table-cell table:formula="of:=AVERAGE([.H10];[.H35];[.H61])" office:value-type="float" office:value="0.119410306333333" calcext:value-type="float">
            <text:p>0,1194103063</text:p>
          </table:table-cell>
          <table:table-cell table:formula="of:=STDEV([.H10];[.H35];[.H61])/2" office:value-type="float" office:value="0.00269979092179202" calcext:value-type="float">
            <text:p>0,002699790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1446.271" calcext:value-type="float">
            <text:p>91446,271</text:p>
          </table:table-cell>
          <table:table-cell table:number-columns-repeated="3"/>
          <table:table-cell table:formula="of:=[.B33]" office:value-type="float" office:value="8" calcext:value-type="float">
            <text:p>8</text:p>
          </table:table-cell>
          <table:table-cell table:formula="of:=[.C33]*0.000001" office:value-type="float" office:value="0.091446271" calcext:value-type="float">
            <text:p>0,091446271</text:p>
          </table:table-cell>
          <table:table-cell table:number-columns-repeated="12"/>
          <table:table-cell table:formula="of:=[.G36]" office:value-type="float" office:value="36" calcext:value-type="float">
            <text:p>36</text:p>
          </table:table-cell>
          <table:table-cell table:formula="of:=AVERAGE([.H11];[.H36];[.H62])" office:value-type="float" office:value="0.136582737666667" calcext:value-type="float">
            <text:p>0,1365827377</text:p>
          </table:table-cell>
          <table:table-cell table:formula="of:=STDEV([.H11];[.H36];[.H62])/2" office:value-type="float" office:value="0.00660285713052317" calcext:value-type="float">
            <text:p>0,00660285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704.912" calcext:value-type="float">
            <text:p>128704,912</text:p>
          </table:table-cell>
          <table:table-cell table:number-columns-repeated="3"/>
          <table:table-cell table:formula="of:=[.B34]" office:value-type="float" office:value="16" calcext:value-type="float">
            <text:p>16</text:p>
          </table:table-cell>
          <table:table-cell table:formula="of:=[.C34]*0.000001" office:value-type="float" office:value="0.128704912" calcext:value-type="float">
            <text:p>0,128704912</text:p>
          </table:table-cell>
          <table:table-cell table:number-columns-repeated="12"/>
          <table:table-cell table:formula="of:=[.G37]" office:value-type="float" office:value="48" calcext:value-type="float">
            <text:p>48</text:p>
          </table:table-cell>
          <table:table-cell table:formula="of:=AVERAGE([.H12];[.H37];[.H63])" office:value-type="float" office:value="0.150344745" calcext:value-type="float">
            <text:p>0,150344745</text:p>
          </table:table-cell>
          <table:table-cell table:formula="of:=STDEV([.H12];[.H37];[.H63])/2" office:value-type="float" office:value="0.00213112195073094" calcext:value-type="float">
            <text:p>0,0021311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7955.433" calcext:value-type="float">
            <text:p>117955,433</text:p>
          </table:table-cell>
          <table:table-cell table:number-columns-repeated="3"/>
          <table:table-cell table:formula="of:=[.B35]" office:value-type="float" office:value="24" calcext:value-type="float">
            <text:p>24</text:p>
          </table:table-cell>
          <table:table-cell table:formula="of:=[.C35]*0.000001" office:value-type="float" office:value="0.117955433" calcext:value-type="float">
            <text:p>0,117955433</text:p>
          </table:table-cell>
          <table:table-cell table:number-columns-repeated="12"/>
          <table:table-cell table:formula="of:=[.G38]" office:value-type="float" office:value="64" calcext:value-type="float">
            <text:p>64</text:p>
          </table:table-cell>
          <table:table-cell table:formula="of:=AVERAGE([.H13];[.H38];[.H64])" office:value-type="float" office:value="0.157046192666667" calcext:value-type="float">
            <text:p>0,1570461927</text:p>
          </table:table-cell>
          <table:table-cell table:formula="of:=STDEV([.H13];[.H38];[.H64])/2" office:value-type="float" office:value="0.00253881112696289" calcext:value-type="float">
            <text:p>0,00253881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24742.994" calcext:value-type="float">
            <text:p>124742,994</text:p>
          </table:table-cell>
          <table:table-cell table:number-columns-repeated="3"/>
          <table:table-cell table:formula="of:=[.B36]" office:value-type="float" office:value="36" calcext:value-type="float">
            <text:p>36</text:p>
          </table:table-cell>
          <table:table-cell table:formula="of:=[.C36]*0.000001" office:value-type="float" office:value="0.124742994" calcext:value-type="float">
            <text:p>0,124742994</text:p>
          </table:table-cell>
          <table:table-cell table:number-columns-repeated="12"/>
          <table:table-cell table:formula="of:=[.G39]" office:value-type="float" office:value="128" calcext:value-type="float">
            <text:p>128</text:p>
          </table:table-cell>
          <table:table-cell table:formula="of:=AVERAGE([.H14];[.H39];[.H65])" office:value-type="float" office:value="0.155676655" calcext:value-type="float">
            <text:p>0,155676655</text:p>
          </table:table-cell>
          <table:table-cell table:formula="of:=STDEV([.H14];[.H39];[.H65])/2" office:value-type="float" office:value="0.00166140692630531" calcext:value-type="float">
            <text:p>0,001661406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8170.738" calcext:value-type="float">
            <text:p>148170,738</text:p>
          </table:table-cell>
          <table:table-cell table:number-columns-repeated="3"/>
          <table:table-cell table:formula="of:=[.B37]" office:value-type="float" office:value="48" calcext:value-type="float">
            <text:p>48</text:p>
          </table:table-cell>
          <table:table-cell table:formula="of:=[.C37]*0.000001" office:value-type="float" office:value="0.148170738" calcext:value-type="float">
            <text:p>0,1481707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51611.241" calcext:value-type="float">
            <text:p>151611,241</text:p>
          </table:table-cell>
          <table:table-cell table:number-columns-repeated="3"/>
          <table:table-cell table:formula="of:=[.B38]" office:value-type="float" office:value="64" calcext:value-type="float">
            <text:p>64</text:p>
          </table:table-cell>
          <table:table-cell table:formula="of:=[.C38]*0.000001" office:value-type="float" office:value="0.151611241" calcext:value-type="float">
            <text:p>0,1516112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8620.09" calcext:value-type="float">
            <text:p>158620,09</text:p>
          </table:table-cell>
          <table:table-cell table:number-columns-repeated="3"/>
          <table:table-cell table:formula="of:=[.B39]" office:value-type="float" office:value="128" calcext:value-type="float">
            <text:p>128</text:p>
          </table:table-cell>
          <table:table-cell table:formula="of:=[.C39]*0.000001" office:value-type="float" office:value="0.15862009" calcext:value-type="float">
            <text:p>0,15862009</text:p>
          </table:table-cell>
          <table:table-cell table:number-columns-repeated="15"/>
        </table:table-row>
        <table:table-row table:style-name="ro1" table:number-rows-repeated="15">
          <table:table-cell table:number-columns-repeated="23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us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segundos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120.15" calcext:value-type="float">
            <text:p>6120,15</text:p>
          </table:table-cell>
          <table:table-cell table:number-columns-repeated="3"/>
          <table:table-cell table:formula="of:=[.B56]" office:value-type="float" office:value="1" calcext:value-type="float">
            <text:p>1</text:p>
          </table:table-cell>
          <table:table-cell table:formula="of:=[.C56]*0.000001" office:value-type="float" office:value="0.00612015" calcext:value-type="float">
            <text:p>0,006120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358.703" calcext:value-type="float">
            <text:p>19358,703</text:p>
          </table:table-cell>
          <table:table-cell table:number-columns-repeated="3"/>
          <table:table-cell table:formula="of:=[.B57]" office:value-type="float" office:value="2" calcext:value-type="float">
            <text:p>2</text:p>
          </table:table-cell>
          <table:table-cell table:formula="of:=[.C57]*0.000001" office:value-type="float" office:value="0.019358703" calcext:value-type="float">
            <text:p>0,0193587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4335.723" calcext:value-type="float">
            <text:p>84335,723</text:p>
          </table:table-cell>
          <table:table-cell table:number-columns-repeated="3"/>
          <table:table-cell table:formula="of:=[.B58]" office:value-type="float" office:value="4" calcext:value-type="float">
            <text:p>4</text:p>
          </table:table-cell>
          <table:table-cell table:formula="of:=[.C58]*0.000001" office:value-type="float" office:value="0.084335723" calcext:value-type="float">
            <text:p>0,0843357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760.645" calcext:value-type="float">
            <text:p>105760,645</text:p>
          </table:table-cell>
          <table:table-cell table:number-columns-repeated="3"/>
          <table:table-cell table:formula="of:=[.B59]" office:value-type="float" office:value="8" calcext:value-type="float">
            <text:p>8</text:p>
          </table:table-cell>
          <table:table-cell table:formula="of:=[.C59]*0.000001" office:value-type="float" office:value="0.105760645" calcext:value-type="float">
            <text:p>0,1057606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8400.23" calcext:value-type="float">
            <text:p>118400,23</text:p>
          </table:table-cell>
          <table:table-cell table:number-columns-repeated="3"/>
          <table:table-cell table:formula="of:=[.B60]" office:value-type="float" office:value="16" calcext:value-type="float">
            <text:p>16</text:p>
          </table:table-cell>
          <table:table-cell table:formula="of:=[.C60]*0.000001" office:value-type="float" office:value="0.11840023" calcext:value-type="float">
            <text:p>0,118400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4887.22" calcext:value-type="float">
            <text:p>114887,22</text:p>
          </table:table-cell>
          <table:table-cell table:number-columns-repeated="3"/>
          <table:table-cell table:formula="of:=[.B61]" office:value-type="float" office:value="24" calcext:value-type="float">
            <text:p>24</text:p>
          </table:table-cell>
          <table:table-cell table:formula="of:=[.C61]*0.000001" office:value-type="float" office:value="0.11488722" calcext:value-type="float">
            <text:p>0,114887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0824.643" calcext:value-type="float">
            <text:p>150824,643</text:p>
          </table:table-cell>
          <table:table-cell table:number-columns-repeated="3"/>
          <table:table-cell table:formula="of:=[.B62]" office:value-type="float" office:value="36" calcext:value-type="float">
            <text:p>36</text:p>
          </table:table-cell>
          <table:table-cell table:formula="of:=[.C62]*0.000001" office:value-type="float" office:value="0.150824643" calcext:value-type="float">
            <text:p>0,1508246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55255.62" calcext:value-type="float">
            <text:p>155255,62</text:p>
          </table:table-cell>
          <table:table-cell table:number-columns-repeated="3"/>
          <table:table-cell table:formula="of:=[.B63]" office:value-type="float" office:value="48" calcext:value-type="float">
            <text:p>48</text:p>
          </table:table-cell>
          <table:table-cell table:formula="of:=[.C63]*0.000001" office:value-type="float" office:value="0.15525562" calcext:value-type="float">
            <text:p>0,1552556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57858.879" calcext:value-type="float">
            <text:p>157858,879</text:p>
          </table:table-cell>
          <table:table-cell table:number-columns-repeated="3"/>
          <table:table-cell table:formula="of:=[.B64]" office:value-type="float" office:value="64" calcext:value-type="float">
            <text:p>64</text:p>
          </table:table-cell>
          <table:table-cell table:formula="of:=[.C64]*0.000001" office:value-type="float" office:value="0.157858879" calcext:value-type="float">
            <text:p>0,15785887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56336.424" calcext:value-type="float">
            <text:p>156336,424</text:p>
          </table:table-cell>
          <table:table-cell table:number-columns-repeated="3"/>
          <table:table-cell table:formula="of:=[.B65]" office:value-type="float" office:value="128" calcext:value-type="float">
            <text:p>128</text:p>
          </table:table-cell>
          <table:table-cell table:formula="of:=[.C65]*0.000001" office:value-type="float" office:value="0.156336424" calcext:value-type="float">
            <text:p>0,156336424</text:p>
          </table:table-cell>
          <table:table-cell table:number-columns-repeated="15"/>
        </table:table-row>
      </table:table>
      <table:table table:name="Detalle funciones" table:style-name="ta1">
        <table:shapes>
          <draw:frame draw:z-index="0" draw:style-name="gr1" draw:text-style-name="P1" svg:width="16.003cm" svg:height="8.991cm" svg:x="68.182cm" svg:y="2.833cm">
            <draw:object draw:notify-on-update-of-ranges="'Detalle funciones'.R9:'Detalle funciones'.AA9 'Detalle funciones'.Q10:'Detalle funciones'.Q10 'Detalle funciones'.R10:'Detalle funciones'.AA10 'Detalle funciones'.Q11:'Detalle funciones'.Q11 'Detalle funciones'.R11:'Detalle funciones'.AA11 'Detalle funciones'.Q12:'Detalle funciones'.Q12 'Detalle funciones'.R12:'Detalle funciones'.AA12 'Detalle funciones'.Q13:'Detalle funciones'.Q13 'Detalle funciones'.R13:'Detalle funciones'.AA13 'Detalle funciones'.Q14:'Detalle funciones'.Q14 'Detalle funciones'.R14:'Detalle funciones'.AA14 'Detalle funciones'.Q15:'Detalle funciones'.Q15 'Detalle funciones'.R15:'Detalle funciones'.AA15 'Detalle funciones'.Q16:'Detalle funciones'.Q16 'Detalle funciones'.R16:'Detalle funciones'.AA16 'Detalle funciones'.Q17:'Detalle funciones'.Q17 'Detalle funciones'.R17:'Detalle funciones'.AA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.003cm" svg:height="8.991cm" svg:x="68.353cm" svg:y="14.733cm">
            <draw:object draw:notify-on-update-of-ranges="'Detalle funciones'.R34:'Detalle funciones'.AA34 'Detalle funciones'.Q35:'Detalle funciones'.Q35 'Detalle funciones'.R35:'Detalle funciones'.AA35 'Detalle funciones'.Q36:'Detalle funciones'.Q36 'Detalle funciones'.R36:'Detalle funciones'.AA36 'Detalle funciones'.Q37:'Detalle funciones'.Q37 'Detalle funciones'.R37:'Detalle funciones'.AA37 'Detalle funciones'.Q38:'Detalle funciones'.Q38 'Detalle funciones'.R38:'Detalle funciones'.AA38 'Detalle funciones'.Q39:'Detalle funciones'.Q39 'Detalle funciones'.R39:'Detalle funciones'.AA39 'Detalle funciones'.Q40:'Detalle funciones'.Q40 'Detalle funciones'.R40:'Detalle funciones'.AA40 'Detalle funciones'.Q41:'Detalle funciones'.Q41 'Detalle funciones'.R41:'Detalle funciones'.AA41 'Detalle funciones'.Q42:'Detalle funciones'.Q42 'Detalle funciones'.R42:'Detalle funciones'.AA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6.003cm" svg:height="8.99cm" svg:x="68.353cm" svg:y="25.613cm">
            <draw:object draw:notify-on-update-of-ranges="'Detalle funciones'.R60:'Detalle funciones'.AA60 'Detalle funciones'.Q61:'Detalle funciones'.Q61 'Detalle funciones'.R61:'Detalle funciones'.AA61 'Detalle funciones'.Q62:'Detalle funciones'.Q62 'Detalle funciones'.R62:'Detalle funciones'.AA62 'Detalle funciones'.Q63:'Detalle funciones'.Q63 'Detalle funciones'.R63:'Detalle funciones'.AA63 'Detalle funciones'.Q64:'Detalle funciones'.Q64 'Detalle funciones'.R64:'Detalle funciones'.AA64 'Detalle funciones'.Q65:'Detalle funciones'.Q65 'Detalle funciones'.R65:'Detalle funciones'.AA65 'Detalle funciones'.Q66:'Detalle funciones'.Q66 'Detalle funciones'.R66:'Detalle funciones'.AA66 'Detalle funciones'.Q67:'Detalle funciones'.Q67 'Detalle funciones'.R67:'Detalle funciones'.AA67 'Detalle funciones'.Q68:'Detalle funciones'.Q68 'Detalle funciones'.R68:'Detalle funciones'.AA6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6">
          <table:table-cell table:number-columns-repeated="27"/>
        </table:table-row>
        <table:table-row table:style-name="ro1">
          <table:table-cell/>
          <table:table-cell office:value-type="string" calcext:value-type="string">
            <text:p>Crudos</text:p>
          </table:table-cell>
          <table:table-cell table:number-columns-repeated="14"/>
          <table:table-cell office:value-type="string" calcext:value-type="string">
            <text:p>sumados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formula="of:=[.C9]" office:value-type="float" office:value="1" calcext:value-type="float">
            <text:p>1</text:p>
          </table:table-cell>
          <table:table-cell table:formula="of:=[.D9]" office:value-type="float" office:value="2" calcext:value-type="float">
            <text:p>2</text:p>
          </table:table-cell>
          <table:table-cell table:formula="of:=[.E9]" office:value-type="float" office:value="4" calcext:value-type="float">
            <text:p>4</text:p>
          </table:table-cell>
          <table:table-cell table:formula="of:=[.F9]" office:value-type="float" office:value="8" calcext:value-type="float">
            <text:p>8</text:p>
          </table:table-cell>
          <table:table-cell table:formula="of:=[.G9]" office:value-type="float" office:value="16" calcext:value-type="float">
            <text:p>16</text:p>
          </table:table-cell>
          <table:table-cell table:formula="of:=[.H9]" office:value-type="float" office:value="24" calcext:value-type="float">
            <text:p>24</text:p>
          </table:table-cell>
          <table:table-cell table:formula="of:=[.I9]" office:value-type="float" office:value="36" calcext:value-type="float">
            <text:p>36</text:p>
          </table:table-cell>
          <table:table-cell table:formula="of:=[.J9]" office:value-type="float" office:value="48" calcext:value-type="float">
            <text:p>48</text:p>
          </table:table-cell>
          <table:table-cell table:formula="of:=[.K9]" office:value-type="float" office:value="64" calcext:value-type="float">
            <text:p>64</text:p>
          </table:table-cell>
          <table:table-cell table:formula="of:=[.L9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_spin_lock_bh() </text:p>
          </table:table-cell>
          <table:table-cell office:value-type="float" office:value="14.645" calcext:value-type="float">
            <text:p>14,645</text:p>
          </table:table-cell>
          <table:table-cell office:value-type="float" office:value="8.684" calcext:value-type="float">
            <text:p>8,684</text:p>
          </table:table-cell>
          <table:table-cell office:value-type="float" office:value="225.113" calcext:value-type="float">
            <text:p>225,113</text:p>
          </table:table-cell>
          <table:table-cell office:value-type="float" office:value="434.768" calcext:value-type="float">
            <text:p>434,768</text:p>
          </table:table-cell>
          <table:table-cell office:value-type="float" office:value="295.527" calcext:value-type="float">
            <text:p>295,527</text:p>
          </table:table-cell>
          <table:table-cell office:value-type="float" office:value="400.603" calcext:value-type="float">
            <text:p>400,603</text:p>
          </table:table-cell>
          <table:table-cell office:value-type="float" office:value="547.14" calcext:value-type="float">
            <text:p>547,14</text:p>
          </table:table-cell>
          <table:table-cell office:value-type="float" office:value="590.81" calcext:value-type="float">
            <text:p>590,81</text:p>
          </table:table-cell>
          <table:table-cell office:value-type="float" office:value="629.593" calcext:value-type="float">
            <text:p>629,593</text:p>
          </table:table-cell>
          <table:table-cell office:value-type="float" office:value="492.365" calcext:value-type="float">
            <text:p>492,365</text:p>
          </table:table-cell>
          <table:table-cell table:number-columns-repeated="4"/>
          <table:table-cell table:formula="of:=[.B10]" office:value-type="string" office:string-value="_spin_lock_bh() " calcext:value-type="string">
            <text:p>_spin_lock_bh() </text:p>
          </table:table-cell>
          <table:table-cell table:formula="of:=SUM([.C10:.C11])" office:value-type="float" office:value="2502.311" calcext:value-type="float">
            <text:p>2502,311</text:p>
          </table:table-cell>
          <table:table-cell table:formula="of:=SUM([.D10:.D11])" office:value-type="float" office:value="3851.547" calcext:value-type="float">
            <text:p>3851,547</text:p>
          </table:table-cell>
          <table:table-cell table:formula="of:=SUM([.E10:.E11])" office:value-type="float" office:value="37063.081" calcext:value-type="float">
            <text:p>37063,081</text:p>
          </table:table-cell>
          <table:table-cell table:formula="of:=SUM([.F10:.F11])" office:value-type="float" office:value="51955.226" calcext:value-type="float">
            <text:p>51955,226</text:p>
          </table:table-cell>
          <table:table-cell table:formula="of:=SUM([.G10:.G11])" office:value-type="float" office:value="54947.816" calcext:value-type="float">
            <text:p>54947,816</text:p>
          </table:table-cell>
          <table:table-cell table:formula="of:=SUM([.H10:.H11])" office:value-type="float" office:value="59935.526" calcext:value-type="float">
            <text:p>59935,526</text:p>
          </table:table-cell>
          <table:table-cell table:formula="of:=SUM([.I10:.I11])" office:value-type="float" office:value="70080.031" calcext:value-type="float">
            <text:p>70080,031</text:p>
          </table:table-cell>
          <table:table-cell table:formula="of:=SUM([.J10:.J11])" office:value-type="float" office:value="79887.98" calcext:value-type="float">
            <text:p>79887,98</text:p>
          </table:table-cell>
          <table:table-cell table:formula="of:=SUM([.K10:.K11])" office:value-type="float" office:value="84466.618" calcext:value-type="float">
            <text:p>84466,618</text:p>
          </table:table-cell>
          <table:table-cell table:formula="of:=SUM([.L10:.L11])" office:value-type="float" office:value="61603.768" calcext:value-type="float">
            <text:p>61603,768</text:p>
          </table:table-cell>
        </table:table-row>
        <table:table-row table:style-name="ro1">
          <table:table-cell/>
          <table:table-cell office:value-type="string" calcext:value-type="string">
            <text:p>_spin_lock_bh(); </text:p>
          </table:table-cell>
          <table:table-cell office:value-type="float" office:value="2487.666" calcext:value-type="float">
            <text:p>2487,666</text:p>
          </table:table-cell>
          <table:table-cell office:value-type="float" office:value="3842.863" calcext:value-type="float">
            <text:p>3842,863</text:p>
          </table:table-cell>
          <table:table-cell office:value-type="float" office:value="36837.968" calcext:value-type="float">
            <text:p>36837,968</text:p>
          </table:table-cell>
          <table:table-cell office:value-type="float" office:value="51520.458" calcext:value-type="float">
            <text:p>51520,458</text:p>
          </table:table-cell>
          <table:table-cell office:value-type="float" office:value="54652.289" calcext:value-type="float">
            <text:p>54652,289</text:p>
          </table:table-cell>
          <table:table-cell office:value-type="float" office:value="59534.923" calcext:value-type="float">
            <text:p>59534,923</text:p>
          </table:table-cell>
          <table:table-cell office:value-type="float" office:value="69532.891" calcext:value-type="float">
            <text:p>69532,891</text:p>
          </table:table-cell>
          <table:table-cell office:value-type="float" office:value="79297.17" calcext:value-type="float">
            <text:p>79297,17</text:p>
          </table:table-cell>
          <table:table-cell office:value-type="float" office:value="83837.025" calcext:value-type="float">
            <text:p>83837,025</text:p>
          </table:table-cell>
          <table:table-cell office:value-type="float" office:value="61111.403" calcext:value-type="float">
            <text:p>61111,403</text:p>
          </table:table-cell>
          <table:table-cell table:number-columns-repeated="4"/>
          <table:table-cell table:formula="of:=[.B12]" office:value-type="string" office:string-value="_spin_lock_irq() " calcext:value-type="string">
            <text:p>_spin_lock_irq() </text:p>
          </table:table-cell>
          <table:table-cell table:formula="of:=SUM([.C12:.C13])" office:value-type="float" office:value="4.983" calcext:value-type="float">
            <text:p>4,983</text:p>
          </table:table-cell>
          <table:table-cell table:formula="of:=SUM([.D12:.D13])" office:value-type="float" office:value="201.986" calcext:value-type="float">
            <text:p>201,986</text:p>
          </table:table-cell>
          <table:table-cell table:formula="of:=SUM([.E12:.E13])" office:value-type="float" office:value="1816.594" calcext:value-type="float">
            <text:p>1816,594</text:p>
          </table:table-cell>
          <table:table-cell table:formula="of:=SUM([.F12:.F13])" office:value-type="float" office:value="2780.432" calcext:value-type="float">
            <text:p>2780,432</text:p>
          </table:table-cell>
          <table:table-cell table:formula="of:=SUM([.G12:.G13])" office:value-type="float" office:value="2667.179" calcext:value-type="float">
            <text:p>2667,179</text:p>
          </table:table-cell>
          <table:table-cell table:formula="of:=SUM([.H12:.H13])" office:value-type="float" office:value="3101.626" calcext:value-type="float">
            <text:p>3101,626</text:p>
          </table:table-cell>
          <table:table-cell table:formula="of:=SUM([.I12:.I13])" office:value-type="float" office:value="3144.176" calcext:value-type="float">
            <text:p>3144,176</text:p>
          </table:table-cell>
          <table:table-cell table:formula="of:=SUM([.J12:.J13])" office:value-type="float" office:value="3424.039" calcext:value-type="float">
            <text:p>3424,039</text:p>
          </table:table-cell>
          <table:table-cell table:formula="of:=SUM([.K12:.K13])" office:value-type="float" office:value="3838.491" calcext:value-type="float">
            <text:p>3838,491</text:p>
          </table:table-cell>
          <table:table-cell table:formula="of:=SUM([.L12:.L13])" office:value-type="float" office:value="4254.012" calcext:value-type="float">
            <text:p>4254,012</text:p>
          </table:table-cell>
        </table:table-row>
        <table:table-row table:style-name="ro1">
          <table:table-cell/>
          <table:table-cell office:value-type="string" calcext:value-type="string">
            <text:p>_spin_lock_irq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3" calcext:value-type="float">
            <text:p>8,753</text:p>
          </table:table-cell>
          <table:table-cell office:value-type="float" office:value="22.144" calcext:value-type="float">
            <text:p>22,144</text:p>
          </table:table-cell>
          <table:table-cell office:value-type="float" office:value="26.036" calcext:value-type="float">
            <text:p>26,036</text:p>
          </table:table-cell>
          <table:table-cell office:value-type="float" office:value="32.824" calcext:value-type="float">
            <text:p>32,824</text:p>
          </table:table-cell>
          <table:table-cell office:value-type="float" office:value="0.232" calcext:value-type="float">
            <text:p>0,232</text:p>
          </table:table-cell>
          <table:table-cell office:value-type="float" office:value="27.297" calcext:value-type="float">
            <text:p>27,297</text:p>
          </table:table-cell>
          <table:table-cell office:value-type="float" office:value="47.538" calcext:value-type="float">
            <text:p>47,538</text:p>
          </table:table-cell>
          <table:table-cell office:value-type="float" office:value="144.369" calcext:value-type="float">
            <text:p>144,369</text:p>
          </table:table-cell>
          <table:table-cell table:number-columns-repeated="4"/>
          <table:table-cell table:formula="of:=[.B14]" office:value-type="string" office:string-value="_spin_lock_irqsave() " calcext:value-type="string">
            <text:p>_spin_lock_irqsave() </text:p>
          </table:table-cell>
          <table:table-cell table:formula="of:=SUM([.C14:.C15])" office:value-type="float" office:value="1076.049" calcext:value-type="float">
            <text:p>1076,049</text:p>
          </table:table-cell>
          <table:table-cell table:formula="of:=SUM([.D14:.D15])" office:value-type="float" office:value="2137.89" calcext:value-type="float">
            <text:p>2137,89</text:p>
          </table:table-cell>
          <table:table-cell table:formula="of:=SUM([.E14:.E15])" office:value-type="float" office:value="10091.541" calcext:value-type="float">
            <text:p>10091,541</text:p>
          </table:table-cell>
          <table:table-cell table:formula="of:=SUM([.F14:.F15])" office:value-type="float" office:value="13015.359" calcext:value-type="float">
            <text:p>13015,359</text:p>
          </table:table-cell>
          <table:table-cell table:formula="of:=SUM([.G14:.G15])" office:value-type="float" office:value="15079.778" calcext:value-type="float">
            <text:p>15079,778</text:p>
          </table:table-cell>
          <table:table-cell table:formula="of:=SUM([.H14:.H15])" office:value-type="float" office:value="16146.869" calcext:value-type="float">
            <text:p>16146,869</text:p>
          </table:table-cell>
          <table:table-cell table:formula="of:=SUM([.I14:.I15])" office:value-type="float" office:value="15565.321" calcext:value-type="float">
            <text:p>15565,321</text:p>
          </table:table-cell>
          <table:table-cell table:formula="of:=SUM([.J14:.J15])" office:value-type="float" office:value="16503.446" calcext:value-type="float">
            <text:p>16503,446</text:p>
          </table:table-cell>
          <table:table-cell table:formula="of:=SUM([.K14:.K15])" office:value-type="float" office:value="18697.795" calcext:value-type="float">
            <text:p>18697,795</text:p>
          </table:table-cell>
          <table:table-cell table:formula="of:=SUM([.L14:.L15])" office:value-type="float" office:value="20575.764" calcext:value-type="float">
            <text:p>20575,764</text:p>
          </table:table-cell>
        </table:table-row>
        <table:table-row table:style-name="ro1">
          <table:table-cell/>
          <table:table-cell office:value-type="string" calcext:value-type="string">
            <text:p>_spin_lock_irq(); </text:p>
          </table:table-cell>
          <table:table-cell office:value-type="float" office:value="4.983" calcext:value-type="float">
            <text:p>4,983</text:p>
          </table:table-cell>
          <table:table-cell office:value-type="float" office:value="201.986" calcext:value-type="float">
            <text:p>201,986</text:p>
          </table:table-cell>
          <table:table-cell office:value-type="float" office:value="1807.841" calcext:value-type="float">
            <text:p>1807,841</text:p>
          </table:table-cell>
          <table:table-cell office:value-type="float" office:value="2758.288" calcext:value-type="float">
            <text:p>2758,288</text:p>
          </table:table-cell>
          <table:table-cell office:value-type="float" office:value="2641.143" calcext:value-type="float">
            <text:p>2641,143</text:p>
          </table:table-cell>
          <table:table-cell office:value-type="float" office:value="3068.802" calcext:value-type="float">
            <text:p>3068,802</text:p>
          </table:table-cell>
          <table:table-cell office:value-type="float" office:value="3143.944" calcext:value-type="float">
            <text:p>3143,944</text:p>
          </table:table-cell>
          <table:table-cell office:value-type="float" office:value="3396.742" calcext:value-type="float">
            <text:p>3396,742</text:p>
          </table:table-cell>
          <table:table-cell office:value-type="float" office:value="3790.953" calcext:value-type="float">
            <text:p>3790,953</text:p>
          </table:table-cell>
          <table:table-cell office:value-type="float" office:value="4109.643" calcext:value-type="float">
            <text:p>4109,643</text:p>
          </table:table-cell>
          <table:table-cell table:number-columns-repeated="4"/>
          <table:table-cell table:formula="of:=[.B16]" office:value-type="string" office:string-value="_spin_lock() " calcext:value-type="string">
            <text:p>_spin_lock() </text:p>
          </table:table-cell>
          <table:table-cell table:formula="of:=SUM([.C16:.C17])" office:value-type="float" office:value="800.82" calcext:value-type="float">
            <text:p>800,82</text:p>
          </table:table-cell>
          <table:table-cell table:formula="of:=SUM([.D16:.D17])" office:value-type="float" office:value="1872.105" calcext:value-type="float">
            <text:p>1872,105</text:p>
          </table:table-cell>
          <table:table-cell table:formula="of:=SUM([.E16:.E17])" office:value-type="float" office:value="12021.283" calcext:value-type="float">
            <text:p>12021,283</text:p>
          </table:table-cell>
          <table:table-cell table:formula="of:=SUM([.F16:.F17])" office:value-type="float" office:value="13780.737" calcext:value-type="float">
            <text:p>13780,737</text:p>
          </table:table-cell>
          <table:table-cell table:formula="of:=SUM([.G16:.G17])" office:value-type="float" office:value="17025.436" calcext:value-type="float">
            <text:p>17025,436</text:p>
          </table:table-cell>
          <table:table-cell table:formula="of:=SUM([.H16:.H17])" office:value-type="float" office:value="19277.227" calcext:value-type="float">
            <text:p>19277,227</text:p>
          </table:table-cell>
          <table:table-cell table:formula="of:=SUM([.I16:.I17])" office:value-type="float" office:value="19494.652" calcext:value-type="float">
            <text:p>19494,652</text:p>
          </table:table-cell>
          <table:table-cell table:formula="of:=SUM([.J16:.J17])" office:value-type="float" office:value="20486.964" calcext:value-type="float">
            <text:p>20486,964</text:p>
          </table:table-cell>
          <table:table-cell table:formula="of:=SUM([.K16:.K17])" office:value-type="float" office:value="23894.83" calcext:value-type="float">
            <text:p>23894,83</text:p>
          </table:table-cell>
          <table:table-cell table:formula="of:=SUM([.L16:.L17])" office:value-type="float" office:value="32314.807" calcext:value-type="float">
            <text:p>32314,807</text:p>
          </table:table-cell>
        </table:table-row>
        <table:table-row table:style-name="ro1">
          <table:table-cell/>
          <table:table-cell office:value-type="string" calcext:value-type="string">
            <text:p>_spin_lock_irqsave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879" calcext:value-type="float">
            <text:p>170,879</text:p>
          </table:table-cell>
          <table:table-cell office:value-type="float" office:value="90.821" calcext:value-type="float">
            <text:p>90,821</text:p>
          </table:table-cell>
          <table:table-cell office:value-type="float" office:value="331.877" calcext:value-type="float">
            <text:p>331,877</text:p>
          </table:table-cell>
          <table:table-cell office:value-type="float" office:value="168.8" calcext:value-type="float">
            <text:p>168,8</text:p>
          </table:table-cell>
          <table:table-cell office:value-type="float" office:value="135.195" calcext:value-type="float">
            <text:p>135,195</text:p>
          </table:table-cell>
          <table:table-cell office:value-type="float" office:value="159.229" calcext:value-type="float">
            <text:p>159,229</text:p>
          </table:table-cell>
          <table:table-cell office:value-type="float" office:value="123.657" calcext:value-type="float">
            <text:p>123,657</text:p>
          </table:table-cell>
          <table:table-cell office:value-type="float" office:value="674.311" calcext:value-type="float">
            <text:p>674,311</text:p>
          </table:table-cell>
          <table:table-cell table:number-columns-repeated="4"/>
          <table:table-cell table:formula="of:=[.B18]" office:value-type="string" office:string-value="_spin_trylock() " calcext:value-type="string">
            <text:p>_spin_trylock() </text:p>
          </table:table-cell>
          <table:table-cell table:formula="of:=SUM([.C18:.C19])" office:value-type="float" office:value="0" calcext:value-type="float">
            <text:p>0</text:p>
          </table:table-cell>
          <table:table-cell table:formula="of:=SUM([.D18:.D19])" office:value-type="float" office:value="1.243" calcext:value-type="float">
            <text:p>1,243</text:p>
          </table:table-cell>
          <table:table-cell table:formula="of:=SUM([.E18:.E19])" office:value-type="float" office:value="24.039" calcext:value-type="float">
            <text:p>24,039</text:p>
          </table:table-cell>
          <table:table-cell table:formula="of:=SUM([.F18:.F19])" office:value-type="float" office:value="16.711" calcext:value-type="float">
            <text:p>16,711</text:p>
          </table:table-cell>
          <table:table-cell table:formula="of:=SUM([.G18:.G19])" office:value-type="float" office:value="27.891" calcext:value-type="float">
            <text:p>27,891</text:p>
          </table:table-cell>
          <table:table-cell table:formula="of:=SUM([.H18:.H19])" office:value-type="float" office:value="23.411" calcext:value-type="float">
            <text:p>23,411</text:p>
          </table:table-cell>
          <table:table-cell table:formula="of:=SUM([.I18:.I19])" office:value-type="float" office:value="20.918" calcext:value-type="float">
            <text:p>20,918</text:p>
          </table:table-cell>
          <table:table-cell table:formula="of:=SUM([.J18:.J19])" office:value-type="float" office:value="34.705" calcext:value-type="float">
            <text:p>34,705</text:p>
          </table:table-cell>
          <table:table-cell table:formula="of:=SUM([.K18:.K19])" office:value-type="float" office:value="56.239" calcext:value-type="float">
            <text:p>56,239</text:p>
          </table:table-cell>
          <table:table-cell table:formula="of:=SUM([.L18:.L19])" office:value-type="float" office:value="56.718" calcext:value-type="float">
            <text:p>56,718</text:p>
          </table:table-cell>
        </table:table-row>
        <table:table-row table:style-name="ro1">
          <table:table-cell/>
          <table:table-cell office:value-type="string" calcext:value-type="string">
            <text:p>_spin_lock_irqsave(); </text:p>
          </table:table-cell>
          <table:table-cell office:value-type="float" office:value="1076.049" calcext:value-type="float">
            <text:p>1076,049</text:p>
          </table:table-cell>
          <table:table-cell office:value-type="float" office:value="2137.89" calcext:value-type="float">
            <text:p>2137,89</text:p>
          </table:table-cell>
          <table:table-cell office:value-type="float" office:value="9920.662" calcext:value-type="float">
            <text:p>9920,662</text:p>
          </table:table-cell>
          <table:table-cell office:value-type="float" office:value="12924.538" calcext:value-type="float">
            <text:p>12924,538</text:p>
          </table:table-cell>
          <table:table-cell office:value-type="float" office:value="14747.901" calcext:value-type="float">
            <text:p>14747,901</text:p>
          </table:table-cell>
          <table:table-cell office:value-type="float" office:value="15978.069" calcext:value-type="float">
            <text:p>15978,069</text:p>
          </table:table-cell>
          <table:table-cell office:value-type="float" office:value="15430.126" calcext:value-type="float">
            <text:p>15430,126</text:p>
          </table:table-cell>
          <table:table-cell office:value-type="float" office:value="16344.217" calcext:value-type="float">
            <text:p>16344,217</text:p>
          </table:table-cell>
          <table:table-cell office:value-type="float" office:value="18574.138" calcext:value-type="float">
            <text:p>18574,138</text:p>
          </table:table-cell>
          <table:table-cell office:value-type="float" office:value="19901.453" calcext:value-type="float">
            <text:p>19901,453</text:p>
          </table:table-cell>
          <table:table-cell table:number-columns-repeated="4"/>
          <table:table-cell table:formula="of:=[.B20]" office:value-type="string" office:string-value="_spin_unlock_bh() " calcext:value-type="string">
            <text:p>_spin_unlock_bh() </text:p>
          </table:table-cell>
          <table:table-cell table:formula="of:=SUM([.C20:.C21])" office:value-type="float" office:value="759.345" calcext:value-type="float">
            <text:p>759,345</text:p>
          </table:table-cell>
          <table:table-cell table:formula="of:=SUM([.D20:.D21])" office:value-type="float" office:value="1123.801" calcext:value-type="float">
            <text:p>1123,801</text:p>
          </table:table-cell>
          <table:table-cell table:formula="of:=SUM([.E20:.E21])" office:value-type="float" office:value="5241.484" calcext:value-type="float">
            <text:p>5241,484</text:p>
          </table:table-cell>
          <table:table-cell table:formula="of:=SUM([.F20:.F21])" office:value-type="float" office:value="6738.196" calcext:value-type="float">
            <text:p>6738,196</text:p>
          </table:table-cell>
          <table:table-cell table:formula="of:=SUM([.G20:.G21])" office:value-type="float" office:value="7515.302" calcext:value-type="float">
            <text:p>7515,302</text:p>
          </table:table-cell>
          <table:table-cell table:formula="of:=SUM([.H20:.H21])" office:value-type="float" office:value="8188.299" calcext:value-type="float">
            <text:p>8188,299</text:p>
          </table:table-cell>
          <table:table-cell table:formula="of:=SUM([.I20:.I21])" office:value-type="float" office:value="8085.186" calcext:value-type="float">
            <text:p>8085,186</text:p>
          </table:table-cell>
          <table:table-cell table:formula="of:=SUM([.J20:.J21])" office:value-type="float" office:value="8737.96" calcext:value-type="float">
            <text:p>8737,96</text:p>
          </table:table-cell>
          <table:table-cell table:formula="of:=SUM([.K20:.K21])" office:value-type="float" office:value="9546.273" calcext:value-type="float">
            <text:p>9546,273</text:p>
          </table:table-cell>
          <table:table-cell table:formula="of:=SUM([.L20:.L21])" office:value-type="float" office:value="9999.525" calcext:value-type="float">
            <text:p>9999,525</text:p>
          </table:table-cell>
        </table:table-row>
        <table:table-row table:style-name="ro1">
          <table:table-cell/>
          <table:table-cell office:value-type="string" calcext:value-type="string">
            <text:p>_spin_lock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41" calcext:value-type="float">
            <text:p>19,641</text:p>
          </table:table-cell>
          <table:table-cell office:value-type="float" office:value="20.241" calcext:value-type="float">
            <text:p>20,241</text:p>
          </table:table-cell>
          <table:table-cell office:value-type="float" office:value="62.553" calcext:value-type="float">
            <text:p>62,553</text:p>
          </table:table-cell>
          <table:table-cell office:value-type="float" office:value="64.891" calcext:value-type="float">
            <text:p>64,891</text:p>
          </table:table-cell>
          <table:table-cell office:value-type="float" office:value="131.953" calcext:value-type="float">
            <text:p>131,953</text:p>
          </table:table-cell>
          <table:table-cell office:value-type="float" office:value="92.78" calcext:value-type="float">
            <text:p>92,78</text:p>
          </table:table-cell>
          <table:table-cell office:value-type="float" office:value="99.963" calcext:value-type="float">
            <text:p>99,963</text:p>
          </table:table-cell>
          <table:table-cell office:value-type="float" office:value="225.343" calcext:value-type="float">
            <text:p>225,343</text:p>
          </table:table-cell>
          <table:table-cell table:number-columns-repeated="4"/>
          <table:table-cell table:formula="of:=[.B22]" office:value-type="string" office:string-value="_spin_unlock_irqrestore() " calcext:value-type="string">
            <text:p>_spin_unlock_irqrestore() </text:p>
          </table:table-cell>
          <table:table-cell table:formula="of:=SUM([.C22:.C23])" office:value-type="float" office:value="896.597" calcext:value-type="float">
            <text:p>896,597</text:p>
          </table:table-cell>
          <table:table-cell table:formula="of:=SUM([.D22:.D23])" office:value-type="float" office:value="2273.131" calcext:value-type="float">
            <text:p>2273,131</text:p>
          </table:table-cell>
          <table:table-cell table:formula="of:=SUM([.E22:.E23])" office:value-type="float" office:value="11876.081" calcext:value-type="float">
            <text:p>11876,081</text:p>
          </table:table-cell>
          <table:table-cell table:formula="of:=SUM([.F22:.F23])" office:value-type="float" office:value="15743.794" calcext:value-type="float">
            <text:p>15743,794</text:p>
          </table:table-cell>
          <table:table-cell table:formula="of:=SUM([.G22:.G23])" office:value-type="float" office:value="17008.313" calcext:value-type="float">
            <text:p>17008,313</text:p>
          </table:table-cell>
          <table:table-cell table:formula="of:=SUM([.H22:.H23])" office:value-type="float" office:value="18707.828" calcext:value-type="float">
            <text:p>18707,828</text:p>
          </table:table-cell>
          <table:table-cell table:formula="of:=SUM([.I22:.I23])" office:value-type="float" office:value="17778.695" calcext:value-type="float">
            <text:p>17778,695</text:p>
          </table:table-cell>
          <table:table-cell table:formula="of:=SUM([.J22:.J23])" office:value-type="float" office:value="18456.432" calcext:value-type="float">
            <text:p>18456,432</text:p>
          </table:table-cell>
          <table:table-cell table:formula="of:=SUM([.K22:.K23])" office:value-type="float" office:value="21146.219" calcext:value-type="float">
            <text:p>21146,219</text:p>
          </table:table-cell>
          <table:table-cell table:formula="of:=SUM([.L22:.L23])" office:value-type="float" office:value="23224.727" calcext:value-type="float">
            <text:p>23224,727</text:p>
          </table:table-cell>
        </table:table-row>
        <table:table-row table:style-name="ro1">
          <table:table-cell/>
          <table:table-cell office:value-type="string" calcext:value-type="string">
            <text:p>_spin_lock(); </text:p>
          </table:table-cell>
          <table:table-cell office:value-type="float" office:value="800.82" calcext:value-type="float">
            <text:p>800,82</text:p>
          </table:table-cell>
          <table:table-cell office:value-type="float" office:value="1872.105" calcext:value-type="float">
            <text:p>1872,105</text:p>
          </table:table-cell>
          <table:table-cell office:value-type="float" office:value="12001.642" calcext:value-type="float">
            <text:p>12001,642</text:p>
          </table:table-cell>
          <table:table-cell office:value-type="float" office:value="13760.496" calcext:value-type="float">
            <text:p>13760,496</text:p>
          </table:table-cell>
          <table:table-cell office:value-type="float" office:value="16962.883" calcext:value-type="float">
            <text:p>16962,883</text:p>
          </table:table-cell>
          <table:table-cell office:value-type="float" office:value="19212.336" calcext:value-type="float">
            <text:p>19212,336</text:p>
          </table:table-cell>
          <table:table-cell office:value-type="float" office:value="19362.699" calcext:value-type="float">
            <text:p>19362,699</text:p>
          </table:table-cell>
          <table:table-cell office:value-type="float" office:value="20394.184" calcext:value-type="float">
            <text:p>20394,184</text:p>
          </table:table-cell>
          <table:table-cell office:value-type="float" office:value="23794.867" calcext:value-type="float">
            <text:p>23794,867</text:p>
          </table:table-cell>
          <table:table-cell office:value-type="float" office:value="32089.464" calcext:value-type="float">
            <text:p>32089,464</text:p>
          </table:table-cell>
          <table:table-cell table:number-columns-repeated="4"/>
          <table:table-cell table:formula="of:=[.B24]" office:value-type="string" office:string-value="bit_spin_lock(); " calcext:value-type="string">
            <text:p>bit_spin_lock(); </text:p>
          </table:table-cell>
          <table:table-cell table:formula="of:=SUM([.C24:.C25])" office:value-type="float" office:value="0" calcext:value-type="float">
            <text:p>0</text:p>
          </table:table-cell>
          <table:table-cell table:formula="of:=SUM([.D24:.D25])" office:value-type="float" office:value="0" calcext:value-type="float">
            <text:p>0</text:p>
          </table:table-cell>
          <table:table-cell table:formula="of:=SUM([.E24:.E25])" office:value-type="float" office:value="0.491" calcext:value-type="float">
            <text:p>0,491</text:p>
          </table:table-cell>
          <table:table-cell table:formula="of:=SUM([.F24:.F25])" office:value-type="float" office:value="1.867" calcext:value-type="float">
            <text:p>1,867</text:p>
          </table:table-cell>
          <table:table-cell table:formula="of:=SUM([.G24:.G25])" office:value-type="float" office:value="8.405" calcext:value-type="float">
            <text:p>8,405</text:p>
          </table:table-cell>
          <table:table-cell table:formula="of:=SUM([.H24:.H25])" office:value-type="float" office:value="7.48" calcext:value-type="float">
            <text:p>7,48</text:p>
          </table:table-cell>
          <table:table-cell table:formula="of:=SUM([.I24:.I25])" office:value-type="float" office:value="11.597" calcext:value-type="float">
            <text:p>11,597</text:p>
          </table:table-cell>
          <table:table-cell table:formula="of:=SUM([.J24:.J25])" office:value-type="float" office:value="26.409" calcext:value-type="float">
            <text:p>26,409</text:p>
          </table:table-cell>
          <table:table-cell table:formula="of:=SUM([.K24:.K25])" office:value-type="float" office:value="21.993" calcext:value-type="float">
            <text:p>21,993</text:p>
          </table:table-cell>
          <table:table-cell table:formula="of:=SUM([.L24:.L25])" office:value-type="float" office:value="43.796" calcext:value-type="float">
            <text:p>43,796</text:p>
          </table:table-cell>
        </table:table-row>
        <table:table-row table:style-name="ro1">
          <table:table-cell/>
          <table:table-cell office:value-type="string" calcext:value-type="string">
            <text:p>_spin_trylock()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614" calcext:value-type="float">
            <text:p>7,6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trylock(); </text:p>
          </table:table-cell>
          <table:table-cell office:value-type="float" office:value="0" calcext:value-type="float">
            <text:p>0</text:p>
          </table:table-cell>
          <table:table-cell office:value-type="float" office:value="1.243" calcext:value-type="float">
            <text:p>1,243</text:p>
          </table:table-cell>
          <table:table-cell office:value-type="float" office:value="21.639" calcext:value-type="float">
            <text:p>21,639</text:p>
          </table:table-cell>
          <table:table-cell office:value-type="float" office:value="16.711" calcext:value-type="float">
            <text:p>16,711</text:p>
          </table:table-cell>
          <table:table-cell office:value-type="float" office:value="27.891" calcext:value-type="float">
            <text:p>27,891</text:p>
          </table:table-cell>
          <table:table-cell office:value-type="float" office:value="23.411" calcext:value-type="float">
            <text:p>23,411</text:p>
          </table:table-cell>
          <table:table-cell office:value-type="float" office:value="20.918" calcext:value-type="float">
            <text:p>20,918</text:p>
          </table:table-cell>
          <table:table-cell office:value-type="float" office:value="34.705" calcext:value-type="float">
            <text:p>34,705</text:p>
          </table:table-cell>
          <table:table-cell office:value-type="float" office:value="56.239" calcext:value-type="float">
            <text:p>56,239</text:p>
          </table:table-cell>
          <table:table-cell office:value-type="float" office:value="49.104" calcext:value-type="float">
            <text:p>49,1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 </text:p>
          </table:table-cell>
          <table:table-cell office:value-type="float" office:value="6.683" calcext:value-type="float">
            <text:p>6,683</text:p>
          </table:table-cell>
          <table:table-cell office:value-type="float" office:value="21.582" calcext:value-type="float">
            <text:p>21,582</text:p>
          </table:table-cell>
          <table:table-cell office:value-type="float" office:value="250.543" calcext:value-type="float">
            <text:p>250,543</text:p>
          </table:table-cell>
          <table:table-cell office:value-type="float" office:value="294.973" calcext:value-type="float">
            <text:p>294,973</text:p>
          </table:table-cell>
          <table:table-cell office:value-type="float" office:value="428.407" calcext:value-type="float">
            <text:p>428,407</text:p>
          </table:table-cell>
          <table:table-cell office:value-type="float" office:value="449.056" calcext:value-type="float">
            <text:p>449,056</text:p>
          </table:table-cell>
          <table:table-cell office:value-type="float" office:value="422.08" calcext:value-type="float">
            <text:p>422,08</text:p>
          </table:table-cell>
          <table:table-cell office:value-type="float" office:value="524.323" calcext:value-type="float">
            <text:p>524,323</text:p>
          </table:table-cell>
          <table:table-cell office:value-type="float" office:value="637.849" calcext:value-type="float">
            <text:p>637,849</text:p>
          </table:table-cell>
          <table:table-cell office:value-type="float" office:value="734.472" calcext:value-type="float">
            <text:p>734,47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; </text:p>
          </table:table-cell>
          <table:table-cell office:value-type="float" office:value="752.662" calcext:value-type="float">
            <text:p>752,662</text:p>
          </table:table-cell>
          <table:table-cell office:value-type="float" office:value="1102.219" calcext:value-type="float">
            <text:p>1102,219</text:p>
          </table:table-cell>
          <table:table-cell office:value-type="float" office:value="4990.941" calcext:value-type="float">
            <text:p>4990,941</text:p>
          </table:table-cell>
          <table:table-cell office:value-type="float" office:value="6443.223" calcext:value-type="float">
            <text:p>6443,223</text:p>
          </table:table-cell>
          <table:table-cell office:value-type="float" office:value="7086.895" calcext:value-type="float">
            <text:p>7086,895</text:p>
          </table:table-cell>
          <table:table-cell office:value-type="float" office:value="7739.243" calcext:value-type="float">
            <text:p>7739,243</text:p>
          </table:table-cell>
          <table:table-cell office:value-type="float" office:value="7663.106" calcext:value-type="float">
            <text:p>7663,106</text:p>
          </table:table-cell>
          <table:table-cell office:value-type="float" office:value="8213.637" calcext:value-type="float">
            <text:p>8213,637</text:p>
          </table:table-cell>
          <table:table-cell office:value-type="float" office:value="8908.424" calcext:value-type="float">
            <text:p>8908,424</text:p>
          </table:table-cell>
          <table:table-cell office:value-type="float" office:value="9265.053" calcext:value-type="float">
            <text:p>9265,05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 </text:p>
          </table:table-cell>
          <table:table-cell office:value-type="float" office:value="14.246" calcext:value-type="float">
            <text:p>14,246</text:p>
          </table:table-cell>
          <table:table-cell office:value-type="float" office:value="60.563" calcext:value-type="float">
            <text:p>60,563</text:p>
          </table:table-cell>
          <table:table-cell office:value-type="float" office:value="553.956" calcext:value-type="float">
            <text:p>553,956</text:p>
          </table:table-cell>
          <table:table-cell office:value-type="float" office:value="545.597" calcext:value-type="float">
            <text:p>545,597</text:p>
          </table:table-cell>
          <table:table-cell office:value-type="float" office:value="515.372" calcext:value-type="float">
            <text:p>515,372</text:p>
          </table:table-cell>
          <table:table-cell office:value-type="float" office:value="416.324" calcext:value-type="float">
            <text:p>416,324</text:p>
          </table:table-cell>
          <table:table-cell office:value-type="float" office:value="448.521" calcext:value-type="float">
            <text:p>448,521</text:p>
          </table:table-cell>
          <table:table-cell office:value-type="float" office:value="407.751" calcext:value-type="float">
            <text:p>407,751</text:p>
          </table:table-cell>
          <table:table-cell office:value-type="float" office:value="570.443" calcext:value-type="float">
            <text:p>570,443</text:p>
          </table:table-cell>
          <table:table-cell office:value-type="float" office:value="694.453" calcext:value-type="float">
            <text:p>694,45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; </text:p>
          </table:table-cell>
          <table:table-cell office:value-type="float" office:value="882.351" calcext:value-type="float">
            <text:p>882,351</text:p>
          </table:table-cell>
          <table:table-cell office:value-type="float" office:value="2212.568" calcext:value-type="float">
            <text:p>2212,568</text:p>
          </table:table-cell>
          <table:table-cell office:value-type="float" office:value="11322.125" calcext:value-type="float">
            <text:p>11322,125</text:p>
          </table:table-cell>
          <table:table-cell office:value-type="float" office:value="15198.197" calcext:value-type="float">
            <text:p>15198,197</text:p>
          </table:table-cell>
          <table:table-cell office:value-type="float" office:value="16492.941" calcext:value-type="float">
            <text:p>16492,941</text:p>
          </table:table-cell>
          <table:table-cell office:value-type="float" office:value="18291.504" calcext:value-type="float">
            <text:p>18291,504</text:p>
          </table:table-cell>
          <table:table-cell office:value-type="float" office:value="17330.174" calcext:value-type="float">
            <text:p>17330,174</text:p>
          </table:table-cell>
          <table:table-cell office:value-type="float" office:value="18048.681" calcext:value-type="float">
            <text:p>18048,681</text:p>
          </table:table-cell>
          <table:table-cell office:value-type="float" office:value="20575.776" calcext:value-type="float">
            <text:p>20575,776</text:p>
          </table:table-cell>
          <table:table-cell office:value-type="float" office:value="22530.274" calcext:value-type="float">
            <text:p>22530,27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_spin_lock();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1" calcext:value-type="float">
            <text:p>0,491</text:p>
          </table:table-cell>
          <table:table-cell office:value-type="float" office:value="1.867" calcext:value-type="float">
            <text:p>1,867</text:p>
          </table:table-cell>
          <table:table-cell office:value-type="float" office:value="8.405" calcext:value-type="float">
            <text:p>8,405</text:p>
          </table:table-cell>
          <table:table-cell office:value-type="float" office:value="7.48" calcext:value-type="float">
            <text:p>7,48</text:p>
          </table:table-cell>
          <table:table-cell office:value-type="float" office:value="11.597" calcext:value-type="float">
            <text:p>11,597</text:p>
          </table:table-cell>
          <table:table-cell office:value-type="float" office:value="26.409" calcext:value-type="float">
            <text:p>26,409</text:p>
          </table:table-cell>
          <table:table-cell office:value-type="float" office:value="21.993" calcext:value-type="float">
            <text:p>21,993</text:p>
          </table:table-cell>
          <table:table-cell office:value-type="float" office:value="43.796" calcext:value-type="float">
            <text:p>43,796</text:p>
          </table:table-cell>
          <table:table-cell table:number-columns-repeated="15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2" calcext:value-type="float">
            <text:p>2</text:p>
          </table:table-cell>
          <table:table-cell table:formula="of:=[.E34]" office:value-type="float" office:value="4" calcext:value-type="float">
            <text:p>4</text:p>
          </table:table-cell>
          <table:table-cell table:formula="of:=[.F34]" office:value-type="float" office:value="8" calcext:value-type="float">
            <text:p>8</text:p>
          </table:table-cell>
          <table:table-cell table:formula="of:=[.G34]" office:value-type="float" office:value="16" calcext:value-type="float">
            <text:p>16</text:p>
          </table:table-cell>
          <table:table-cell table:formula="of:=[.H34]" office:value-type="float" office:value="24" calcext:value-type="float">
            <text:p>24</text:p>
          </table:table-cell>
          <table:table-cell table:formula="of:=[.I34]" office:value-type="float" office:value="36" calcext:value-type="float">
            <text:p>36</text:p>
          </table:table-cell>
          <table:table-cell table:formula="of:=[.J34]" office:value-type="float" office:value="48" calcext:value-type="float">
            <text:p>48</text:p>
          </table:table-cell>
          <table:table-cell table:formula="of:=[.K34]" office:value-type="float" office:value="64" calcext:value-type="float">
            <text:p>64</text:p>
          </table:table-cell>
          <table:table-cell table:formula="of:=[.L34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_spin_lock_bh() </text:p>
          </table:table-cell>
          <table:table-cell office:value-type="float" office:value="0" calcext:value-type="float">
            <text:p>0</text:p>
          </table:table-cell>
          <table:table-cell office:value-type="float" office:value="22.328" calcext:value-type="float">
            <text:p>22,328</text:p>
          </table:table-cell>
          <table:table-cell office:value-type="float" office:value="202.251" calcext:value-type="float">
            <text:p>202,251</text:p>
          </table:table-cell>
          <table:table-cell office:value-type="float" office:value="264.708" calcext:value-type="float">
            <text:p>264,708</text:p>
          </table:table-cell>
          <table:table-cell office:value-type="float" office:value="454.221" calcext:value-type="float">
            <text:p>454,221</text:p>
          </table:table-cell>
          <table:table-cell office:value-type="float" office:value="408.341" calcext:value-type="float">
            <text:p>408,341</text:p>
          </table:table-cell>
          <table:table-cell office:value-type="float" office:value="532.518" calcext:value-type="float">
            <text:p>532,518</text:p>
          </table:table-cell>
          <table:table-cell office:value-type="float" office:value="509.236" calcext:value-type="float">
            <text:p>509,236</text:p>
          </table:table-cell>
          <table:table-cell office:value-type="float" office:value="516.85" calcext:value-type="float">
            <text:p>516,85</text:p>
          </table:table-cell>
          <table:table-cell office:value-type="float" office:value="626.484" calcext:value-type="float">
            <text:p>626,484</text:p>
          </table:table-cell>
          <table:table-cell table:number-columns-repeated="4"/>
          <table:table-cell table:formula="of:=[.B35]" office:value-type="string" office:string-value="_spin_lock_bh() " calcext:value-type="string">
            <text:p>_spin_lock_bh() </text:p>
          </table:table-cell>
          <table:table-cell table:formula="of:=SUM([.C35:.C36])" office:value-type="float" office:value="1029.951" calcext:value-type="float">
            <text:p>1029,951</text:p>
          </table:table-cell>
          <table:table-cell table:formula="of:=SUM([.D35:.D36])" office:value-type="float" office:value="7911.907" calcext:value-type="float">
            <text:p>7911,907</text:p>
          </table:table-cell>
          <table:table-cell table:formula="of:=SUM([.E35:.E36])" office:value-type="float" office:value="27527.205" calcext:value-type="float">
            <text:p>27527,205</text:p>
          </table:table-cell>
          <table:table-cell table:formula="of:=SUM([.F35:.F36])" office:value-type="float" office:value="42880.99" calcext:value-type="float">
            <text:p>42880,99</text:p>
          </table:table-cell>
          <table:table-cell table:formula="of:=SUM([.G35:.G36])" office:value-type="float" office:value="62698.587" calcext:value-type="float">
            <text:p>62698,587</text:p>
          </table:table-cell>
          <table:table-cell table:formula="of:=SUM([.H35:.H36])" office:value-type="float" office:value="59188.185" calcext:value-type="float">
            <text:p>59188,185</text:p>
          </table:table-cell>
          <table:table-cell table:formula="of:=SUM([.I35:.I36])" office:value-type="float" office:value="65053.781" calcext:value-type="float">
            <text:p>65053,781</text:p>
          </table:table-cell>
          <table:table-cell table:formula="of:=SUM([.J35:.J36])" office:value-type="float" office:value="76841.175" calcext:value-type="float">
            <text:p>76841,175</text:p>
          </table:table-cell>
          <table:table-cell table:formula="of:=SUM([.K35:.K36])" office:value-type="float" office:value="80114.869" calcext:value-type="float">
            <text:p>80114,869</text:p>
          </table:table-cell>
          <table:table-cell table:formula="of:=SUM([.L35:.L36])" office:value-type="float" office:value="84474.811" calcext:value-type="float">
            <text:p>84474,811</text:p>
          </table:table-cell>
        </table:table-row>
        <table:table-row table:style-name="ro1">
          <table:table-cell/>
          <table:table-cell office:value-type="string" calcext:value-type="string">
            <text:p>_spin_lock_bh(); </text:p>
          </table:table-cell>
          <table:table-cell office:value-type="float" office:value="1029.951" calcext:value-type="float">
            <text:p>1029,951</text:p>
          </table:table-cell>
          <table:table-cell office:value-type="float" office:value="7889.579" calcext:value-type="float">
            <text:p>7889,579</text:p>
          </table:table-cell>
          <table:table-cell office:value-type="float" office:value="27324.954" calcext:value-type="float">
            <text:p>27324,954</text:p>
          </table:table-cell>
          <table:table-cell office:value-type="float" office:value="42616.282" calcext:value-type="float">
            <text:p>42616,282</text:p>
          </table:table-cell>
          <table:table-cell office:value-type="float" office:value="62244.366" calcext:value-type="float">
            <text:p>62244,366</text:p>
          </table:table-cell>
          <table:table-cell office:value-type="float" office:value="58779.844" calcext:value-type="float">
            <text:p>58779,844</text:p>
          </table:table-cell>
          <table:table-cell office:value-type="float" office:value="64521.263" calcext:value-type="float">
            <text:p>64521,263</text:p>
          </table:table-cell>
          <table:table-cell office:value-type="float" office:value="76331.939" calcext:value-type="float">
            <text:p>76331,939</text:p>
          </table:table-cell>
          <table:table-cell office:value-type="float" office:value="79598.019" calcext:value-type="float">
            <text:p>79598,019</text:p>
          </table:table-cell>
          <table:table-cell office:value-type="float" office:value="83848.327" calcext:value-type="float">
            <text:p>83848,327</text:p>
          </table:table-cell>
          <table:table-cell table:number-columns-repeated="4"/>
          <table:table-cell table:formula="of:=[.B37]" office:value-type="string" office:string-value="_spin_lock_irq() " calcext:value-type="string">
            <text:p>_spin_lock_irq() </text:p>
          </table:table-cell>
          <table:table-cell table:formula="of:=SUM([.C37:.C38])" office:value-type="float" office:value="3.598" calcext:value-type="float">
            <text:p>3,598</text:p>
          </table:table-cell>
          <table:table-cell table:formula="of:=SUM([.D37:.D38])" office:value-type="float" office:value="453.435" calcext:value-type="float">
            <text:p>453,435</text:p>
          </table:table-cell>
          <table:table-cell table:formula="of:=SUM([.E37:.E38])" office:value-type="float" office:value="1399.489" calcext:value-type="float">
            <text:p>1399,489</text:p>
          </table:table-cell>
          <table:table-cell table:formula="of:=SUM([.F37:.F38])" office:value-type="float" office:value="2206.47" calcext:value-type="float">
            <text:p>2206,47</text:p>
          </table:table-cell>
          <table:table-cell table:formula="of:=SUM([.G37:.G38])" office:value-type="float" office:value="3249.826" calcext:value-type="float">
            <text:p>3249,826</text:p>
          </table:table-cell>
          <table:table-cell table:formula="of:=SUM([.H37:.H38])" office:value-type="float" office:value="3037.92" calcext:value-type="float">
            <text:p>3037,92</text:p>
          </table:table-cell>
          <table:table-cell table:formula="of:=SUM([.I37:.I38])" office:value-type="float" office:value="2791.091" calcext:value-type="float">
            <text:p>2791,091</text:p>
          </table:table-cell>
          <table:table-cell table:formula="of:=SUM([.J37:.J38])" office:value-type="float" office:value="3549.742" calcext:value-type="float">
            <text:p>3549,742</text:p>
          </table:table-cell>
          <table:table-cell table:formula="of:=SUM([.K37:.K38])" office:value-type="float" office:value="3472.041" calcext:value-type="float">
            <text:p>3472,041</text:p>
          </table:table-cell>
          <table:table-cell table:formula="of:=SUM([.L37:.L38])" office:value-type="float" office:value="3741.522" calcext:value-type="float">
            <text:p>3741,522</text:p>
          </table:table-cell>
        </table:table-row>
        <table:table-row table:style-name="ro1">
          <table:table-cell/>
          <table:table-cell office:value-type="string" calcext:value-type="string">
            <text:p>_spin_lock_irq()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992" calcext:value-type="float">
            <text:p>18,992</text:p>
          </table:table-cell>
          <table:table-cell office:value-type="float" office:value="9.846" calcext:value-type="float">
            <text:p>9,846</text:p>
          </table:table-cell>
          <table:table-cell office:value-type="float" office:value="29.299" calcext:value-type="float">
            <text:p>29,299</text:p>
          </table:table-cell>
          <table:table-cell office:value-type="float" office:value="4.838" calcext:value-type="float">
            <text:p>4,838</text:p>
          </table:table-cell>
          <table:table-cell office:value-type="float" office:value="51.923" calcext:value-type="float">
            <text:p>51,923</text:p>
          </table:table-cell>
          <table:table-cell office:value-type="float" office:value="48.558" calcext:value-type="float">
            <text:p>48,558</text:p>
          </table:table-cell>
          <table:table-cell office:value-type="float" office:value="33.457" calcext:value-type="float">
            <text:p>33,457</text:p>
          </table:table-cell>
          <table:table-cell table:number-columns-repeated="4"/>
          <table:table-cell table:formula="of:=[.B39]" office:value-type="string" office:string-value="_spin_lock_irqsave() " calcext:value-type="string">
            <text:p>_spin_lock_irqsave() </text:p>
          </table:table-cell>
          <table:table-cell table:formula="of:=SUM([.C39:.C40])" office:value-type="float" office:value="596.226" calcext:value-type="float">
            <text:p>596,226</text:p>
          </table:table-cell>
          <table:table-cell table:formula="of:=SUM([.D39:.D40])" office:value-type="float" office:value="3959.107" calcext:value-type="float">
            <text:p>3959,107</text:p>
          </table:table-cell>
          <table:table-cell table:formula="of:=SUM([.E39:.E40])" office:value-type="float" office:value="7859.49" calcext:value-type="float">
            <text:p>7859,49</text:p>
          </table:table-cell>
          <table:table-cell table:formula="of:=SUM([.F39:.F40])" office:value-type="float" office:value="11934.26" calcext:value-type="float">
            <text:p>11934,26</text:p>
          </table:table-cell>
          <table:table-cell table:formula="of:=SUM([.G39:.G40])" office:value-type="float" office:value="16703.271" calcext:value-type="float">
            <text:p>16703,271</text:p>
          </table:table-cell>
          <table:table-cell table:formula="of:=SUM([.H39:.H40])" office:value-type="float" office:value="14312.89" calcext:value-type="float">
            <text:p>14312,89</text:p>
          </table:table-cell>
          <table:table-cell table:formula="of:=SUM([.I39:.I40])" office:value-type="float" office:value="14665.443" calcext:value-type="float">
            <text:p>14665,443</text:p>
          </table:table-cell>
          <table:table-cell table:formula="of:=SUM([.J39:.J40])" office:value-type="float" office:value="17482.484" calcext:value-type="float">
            <text:p>17482,484</text:p>
          </table:table-cell>
          <table:table-cell table:formula="of:=SUM([.K39:.K40])" office:value-type="float" office:value="17237.91" calcext:value-type="float">
            <text:p>17237,91</text:p>
          </table:table-cell>
          <table:table-cell table:formula="of:=SUM([.L39:.L40])" office:value-type="float" office:value="17310.041" calcext:value-type="float">
            <text:p>17310,041</text:p>
          </table:table-cell>
        </table:table-row>
        <table:table-row table:style-name="ro1">
          <table:table-cell/>
          <table:table-cell office:value-type="string" calcext:value-type="string">
            <text:p>_spin_lock_irq(); </text:p>
          </table:table-cell>
          <table:table-cell office:value-type="float" office:value="3.598" calcext:value-type="float">
            <text:p>3,598</text:p>
          </table:table-cell>
          <table:table-cell office:value-type="float" office:value="453.435" calcext:value-type="float">
            <text:p>453,435</text:p>
          </table:table-cell>
          <table:table-cell office:value-type="float" office:value="1399.489" calcext:value-type="float">
            <text:p>1399,489</text:p>
          </table:table-cell>
          <table:table-cell office:value-type="float" office:value="2187.478" calcext:value-type="float">
            <text:p>2187,478</text:p>
          </table:table-cell>
          <table:table-cell office:value-type="float" office:value="3239.98" calcext:value-type="float">
            <text:p>3239,98</text:p>
          </table:table-cell>
          <table:table-cell office:value-type="float" office:value="3008.621" calcext:value-type="float">
            <text:p>3008,621</text:p>
          </table:table-cell>
          <table:table-cell office:value-type="float" office:value="2786.253" calcext:value-type="float">
            <text:p>2786,253</text:p>
          </table:table-cell>
          <table:table-cell office:value-type="float" office:value="3497.819" calcext:value-type="float">
            <text:p>3497,819</text:p>
          </table:table-cell>
          <table:table-cell office:value-type="float" office:value="3423.483" calcext:value-type="float">
            <text:p>3423,483</text:p>
          </table:table-cell>
          <table:table-cell office:value-type="float" office:value="3708.065" calcext:value-type="float">
            <text:p>3708,065</text:p>
          </table:table-cell>
          <table:table-cell table:number-columns-repeated="4"/>
          <table:table-cell table:formula="of:=[.B41]" office:value-type="string" office:string-value="_spin_lock() " calcext:value-type="string">
            <text:p>_spin_lock() </text:p>
          </table:table-cell>
          <table:table-cell table:formula="of:=SUM([.C41:.C42])" office:value-type="float" office:value="535.612" calcext:value-type="float">
            <text:p>535,612</text:p>
          </table:table-cell>
          <table:table-cell table:formula="of:=SUM([.D41:.D42])" office:value-type="float" office:value="3925.765" calcext:value-type="float">
            <text:p>3925,765</text:p>
          </table:table-cell>
          <table:table-cell table:formula="of:=SUM([.E41:.E42])" office:value-type="float" office:value="8992.851" calcext:value-type="float">
            <text:p>8992,851</text:p>
          </table:table-cell>
          <table:table-cell table:formula="of:=SUM([.F41:.F42])" office:value-type="float" office:value="14216.483" calcext:value-type="float">
            <text:p>14216,483</text:p>
          </table:table-cell>
          <table:table-cell table:formula="of:=SUM([.G41:.G42])" office:value-type="float" office:value="18311.024" calcext:value-type="float">
            <text:p>18311,024</text:p>
          </table:table-cell>
          <table:table-cell table:formula="of:=SUM([.H41:.H42])" office:value-type="float" office:value="17108.13" calcext:value-type="float">
            <text:p>17108,13</text:p>
          </table:table-cell>
          <table:table-cell table:formula="of:=SUM([.I41:.I42])" office:value-type="float" office:value="17707.28" calcext:value-type="float">
            <text:p>17707,28</text:p>
          </table:table-cell>
          <table:table-cell table:formula="of:=SUM([.J41:.J42])" office:value-type="float" office:value="22138.015" calcext:value-type="float">
            <text:p>22138,015</text:p>
          </table:table-cell>
          <table:table-cell table:formula="of:=SUM([.K41:.K42])" office:value-type="float" office:value="22730.863" calcext:value-type="float">
            <text:p>22730,863</text:p>
          </table:table-cell>
          <table:table-cell table:formula="of:=SUM([.L41:.L42])" office:value-type="float" office:value="24256.378" calcext:value-type="float">
            <text:p>24256,378</text:p>
          </table:table-cell>
        </table:table-row>
        <table:table-row table:style-name="ro1">
          <table:table-cell/>
          <table:table-cell office:value-type="string" calcext:value-type="string">
            <text:p>_spin_lock_irqsave() </text:p>
          </table:table-cell>
          <table:table-cell office:value-type="float" office:value="0" calcext:value-type="float">
            <text:p>0</text:p>
          </table:table-cell>
          <table:table-cell office:value-type="float" office:value="9.458" calcext:value-type="float">
            <text:p>9,458</text:p>
          </table:table-cell>
          <table:table-cell office:value-type="float" office:value="175.963" calcext:value-type="float">
            <text:p>175,963</text:p>
          </table:table-cell>
          <table:table-cell office:value-type="float" office:value="24.463" calcext:value-type="float">
            <text:p>24,463</text:p>
          </table:table-cell>
          <table:table-cell office:value-type="float" office:value="188.098" calcext:value-type="float">
            <text:p>188,098</text:p>
          </table:table-cell>
          <table:table-cell office:value-type="float" office:value="50.752" calcext:value-type="float">
            <text:p>50,752</text:p>
          </table:table-cell>
          <table:table-cell office:value-type="float" office:value="247.281" calcext:value-type="float">
            <text:p>247,281</text:p>
          </table:table-cell>
          <table:table-cell office:value-type="float" office:value="196.427" calcext:value-type="float">
            <text:p>196,427</text:p>
          </table:table-cell>
          <table:table-cell office:value-type="float" office:value="169.378" calcext:value-type="float">
            <text:p>169,378</text:p>
          </table:table-cell>
          <table:table-cell office:value-type="float" office:value="184.261" calcext:value-type="float">
            <text:p>184,261</text:p>
          </table:table-cell>
          <table:table-cell table:number-columns-repeated="4"/>
          <table:table-cell table:formula="of:=[.B43]" office:value-type="string" office:string-value="_spin_trylock() " calcext:value-type="string">
            <text:p>_spin_trylock() </text:p>
          </table:table-cell>
          <table:table-cell table:formula="of:=SUM([.C43:.C44])" office:value-type="float" office:value="0" calcext:value-type="float">
            <text:p>0</text:p>
          </table:table-cell>
          <table:table-cell table:formula="of:=SUM([.D43:.D44])" office:value-type="float" office:value="1.203" calcext:value-type="float">
            <text:p>1,203</text:p>
          </table:table-cell>
          <table:table-cell table:formula="of:=SUM([.E43:.E44])" office:value-type="float" office:value="13.937" calcext:value-type="float">
            <text:p>13,937</text:p>
          </table:table-cell>
          <table:table-cell table:formula="of:=SUM([.F43:.F44])" office:value-type="float" office:value="17.049" calcext:value-type="float">
            <text:p>17,049</text:p>
          </table:table-cell>
          <table:table-cell table:formula="of:=SUM([.G43:.G44])" office:value-type="float" office:value="26.012" calcext:value-type="float">
            <text:p>26,012</text:p>
          </table:table-cell>
          <table:table-cell table:formula="of:=SUM([.H43:.H44])" office:value-type="float" office:value="17.468" calcext:value-type="float">
            <text:p>17,468</text:p>
          </table:table-cell>
          <table:table-cell table:formula="of:=SUM([.I43:.I44])" office:value-type="float" office:value="47.056" calcext:value-type="float">
            <text:p>47,056</text:p>
          </table:table-cell>
          <table:table-cell table:formula="of:=SUM([.J43:.J44])" office:value-type="float" office:value="45.003" calcext:value-type="float">
            <text:p>45,003</text:p>
          </table:table-cell>
          <table:table-cell table:formula="of:=SUM([.K43:.K44])" office:value-type="float" office:value="57.871" calcext:value-type="float">
            <text:p>57,871</text:p>
          </table:table-cell>
          <table:table-cell table:formula="of:=SUM([.L43:.L44])" office:value-type="float" office:value="46.914" calcext:value-type="float">
            <text:p>46,914</text:p>
          </table:table-cell>
        </table:table-row>
        <table:table-row table:style-name="ro1">
          <table:table-cell/>
          <table:table-cell office:value-type="string" calcext:value-type="string">
            <text:p>_spin_lock_irqsave(); </text:p>
          </table:table-cell>
          <table:table-cell office:value-type="float" office:value="596.226" calcext:value-type="float">
            <text:p>596,226</text:p>
          </table:table-cell>
          <table:table-cell office:value-type="float" office:value="3949.649" calcext:value-type="float">
            <text:p>3949,649</text:p>
          </table:table-cell>
          <table:table-cell office:value-type="float" office:value="7683.527" calcext:value-type="float">
            <text:p>7683,527</text:p>
          </table:table-cell>
          <table:table-cell office:value-type="float" office:value="11909.797" calcext:value-type="float">
            <text:p>11909,797</text:p>
          </table:table-cell>
          <table:table-cell office:value-type="float" office:value="16515.173" calcext:value-type="float">
            <text:p>16515,173</text:p>
          </table:table-cell>
          <table:table-cell office:value-type="float" office:value="14262.138" calcext:value-type="float">
            <text:p>14262,138</text:p>
          </table:table-cell>
          <table:table-cell office:value-type="float" office:value="14418.162" calcext:value-type="float">
            <text:p>14418,162</text:p>
          </table:table-cell>
          <table:table-cell office:value-type="float" office:value="17286.057" calcext:value-type="float">
            <text:p>17286,057</text:p>
          </table:table-cell>
          <table:table-cell office:value-type="float" office:value="17068.532" calcext:value-type="float">
            <text:p>17068,532</text:p>
          </table:table-cell>
          <table:table-cell office:value-type="float" office:value="17125.78" calcext:value-type="float">
            <text:p>17125,78</text:p>
          </table:table-cell>
          <table:table-cell table:number-columns-repeated="4"/>
          <table:table-cell table:formula="of:=[.B45]" office:value-type="string" office:string-value="_spin_unlock_bh() " calcext:value-type="string">
            <text:p>_spin_unlock_bh() </text:p>
          </table:table-cell>
          <table:table-cell table:formula="of:=SUM([.C45:.C46])" office:value-type="float" office:value="369.666" calcext:value-type="float">
            <text:p>369,666</text:p>
          </table:table-cell>
          <table:table-cell table:formula="of:=SUM([.D45:.D46])" office:value-type="float" office:value="2030.113" calcext:value-type="float">
            <text:p>2030,113</text:p>
          </table:table-cell>
          <table:table-cell table:formula="of:=SUM([.E45:.E46])" office:value-type="float" office:value="3978.272" calcext:value-type="float">
            <text:p>3978,272</text:p>
          </table:table-cell>
          <table:table-cell table:formula="of:=SUM([.F45:.F46])" office:value-type="float" office:value="6202.651" calcext:value-type="float">
            <text:p>6202,651</text:p>
          </table:table-cell>
          <table:table-cell table:formula="of:=SUM([.G45:.G46])" office:value-type="float" office:value="8156.017" calcext:value-type="float">
            <text:p>8156,017</text:p>
          </table:table-cell>
          <table:table-cell table:formula="of:=SUM([.H45:.H46])" office:value-type="float" office:value="7652.716" calcext:value-type="float">
            <text:p>7652,716</text:p>
          </table:table-cell>
          <table:table-cell table:formula="of:=SUM([.I45:.I46])" office:value-type="float" office:value="7729.744" calcext:value-type="float">
            <text:p>7729,744</text:p>
          </table:table-cell>
          <table:table-cell table:formula="of:=SUM([.J45:.J46])" office:value-type="float" office:value="8783.1" calcext:value-type="float">
            <text:p>8783,1</text:p>
          </table:table-cell>
          <table:table-cell table:formula="of:=SUM([.K45:.K46])" office:value-type="float" office:value="8717.094" calcext:value-type="float">
            <text:p>8717,094</text:p>
          </table:table-cell>
          <table:table-cell table:formula="of:=SUM([.L45:.L46])" office:value-type="float" office:value="9130.979" calcext:value-type="float">
            <text:p>9130,979</text:p>
          </table:table-cell>
        </table:table-row>
        <table:table-row table:style-name="ro1">
          <table:table-cell/>
          <table:table-cell office:value-type="string" calcext:value-type="string">
            <text:p>_spin_lock() </text:p>
          </table:table-cell>
          <table:table-cell office:value-type="float" office:value="8.937" calcext:value-type="float">
            <text:p>8,937</text:p>
          </table:table-cell>
          <table:table-cell office:value-type="float" office:value="4.365" calcext:value-type="float">
            <text:p>4,365</text:p>
          </table:table-cell>
          <table:table-cell office:value-type="float" office:value="25.442" calcext:value-type="float">
            <text:p>25,442</text:p>
          </table:table-cell>
          <table:table-cell office:value-type="float" office:value="72.959" calcext:value-type="float">
            <text:p>72,959</text:p>
          </table:table-cell>
          <table:table-cell office:value-type="float" office:value="148.183" calcext:value-type="float">
            <text:p>148,183</text:p>
          </table:table-cell>
          <table:table-cell office:value-type="float" office:value="45.381" calcext:value-type="float">
            <text:p>45,381</text:p>
          </table:table-cell>
          <table:table-cell office:value-type="float" office:value="73.324" calcext:value-type="float">
            <text:p>73,324</text:p>
          </table:table-cell>
          <table:table-cell office:value-type="float" office:value="153.135" calcext:value-type="float">
            <text:p>153,135</text:p>
          </table:table-cell>
          <table:table-cell office:value-type="float" office:value="46.53" calcext:value-type="float">
            <text:p>46,53</text:p>
          </table:table-cell>
          <table:table-cell office:value-type="float" office:value="85.955" calcext:value-type="float">
            <text:p>85,955</text:p>
          </table:table-cell>
          <table:table-cell table:number-columns-repeated="4"/>
          <table:table-cell table:formula="of:=[.B47]" office:value-type="string" office:string-value="_spin_unlock_irqrestore() " calcext:value-type="string">
            <text:p>_spin_unlock_irqrestore() </text:p>
          </table:table-cell>
          <table:table-cell table:formula="of:=SUM([.C47:.C48])" office:value-type="float" office:value="472.17" calcext:value-type="float">
            <text:p>472,17</text:p>
          </table:table-cell>
          <table:table-cell table:formula="of:=SUM([.D47:.D48])" office:value-type="float" office:value="4243.698" calcext:value-type="float">
            <text:p>4243,698</text:p>
          </table:table-cell>
          <table:table-cell table:formula="of:=SUM([.E47:.E48])" office:value-type="float" office:value="8990.211" calcext:value-type="float">
            <text:p>8990,211</text:p>
          </table:table-cell>
          <table:table-cell table:formula="of:=SUM([.F47:.F48])" office:value-type="float" office:value="13985.048" calcext:value-type="float">
            <text:p>13985,048</text:p>
          </table:table-cell>
          <table:table-cell table:formula="of:=SUM([.G47:.G48])" office:value-type="float" office:value="19499.77" calcext:value-type="float">
            <text:p>19499,77</text:p>
          </table:table-cell>
          <table:table-cell table:formula="of:=SUM([.H47:.H48])" office:value-type="float" office:value="16625.174" calcext:value-type="float">
            <text:p>16625,174</text:p>
          </table:table-cell>
          <table:table-cell table:formula="of:=SUM([.I47:.I48])" office:value-type="float" office:value="16732.465" calcext:value-type="float">
            <text:p>16732,465</text:p>
          </table:table-cell>
          <table:table-cell table:formula="of:=SUM([.J47:.J48])" office:value-type="float" office:value="19289.724" calcext:value-type="float">
            <text:p>19289,724</text:p>
          </table:table-cell>
          <table:table-cell table:formula="of:=SUM([.K47:.K48])" office:value-type="float" office:value="19021.904" calcext:value-type="float">
            <text:p>19021,904</text:p>
          </table:table-cell>
          <table:table-cell table:formula="of:=SUM([.L47:.L48])" office:value-type="float" office:value="19586.186" calcext:value-type="float">
            <text:p>19586,186</text:p>
          </table:table-cell>
        </table:table-row>
        <table:table-row table:style-name="ro1">
          <table:table-cell/>
          <table:table-cell office:value-type="string" calcext:value-type="string">
            <text:p>_spin_lock(); </text:p>
          </table:table-cell>
          <table:table-cell office:value-type="float" office:value="526.675" calcext:value-type="float">
            <text:p>526,675</text:p>
          </table:table-cell>
          <table:table-cell office:value-type="float" office:value="3921.4" calcext:value-type="float">
            <text:p>3921,4</text:p>
          </table:table-cell>
          <table:table-cell office:value-type="float" office:value="8967.409" calcext:value-type="float">
            <text:p>8967,409</text:p>
          </table:table-cell>
          <table:table-cell office:value-type="float" office:value="14143.524" calcext:value-type="float">
            <text:p>14143,524</text:p>
          </table:table-cell>
          <table:table-cell office:value-type="float" office:value="18162.841" calcext:value-type="float">
            <text:p>18162,841</text:p>
          </table:table-cell>
          <table:table-cell office:value-type="float" office:value="17062.749" calcext:value-type="float">
            <text:p>17062,749</text:p>
          </table:table-cell>
          <table:table-cell office:value-type="float" office:value="17633.956" calcext:value-type="float">
            <text:p>17633,956</text:p>
          </table:table-cell>
          <table:table-cell office:value-type="float" office:value="21984.88" calcext:value-type="float">
            <text:p>21984,88</text:p>
          </table:table-cell>
          <table:table-cell office:value-type="float" office:value="22684.333" calcext:value-type="float">
            <text:p>22684,333</text:p>
          </table:table-cell>
          <table:table-cell office:value-type="float" office:value="24170.423" calcext:value-type="float">
            <text:p>24170,423</text:p>
          </table:table-cell>
          <table:table-cell table:number-columns-repeated="4"/>
          <table:table-cell table:formula="of:=[.B49]" office:value-type="string" office:string-value="bit_spin_lock() " calcext:value-type="string">
            <text:p>bit_spin_lock() </text:p>
          </table:table-cell>
          <table:table-cell table:formula="of:=SUM([.C49:.C50])" office:value-type="float" office:value="0" calcext:value-type="float">
            <text:p>0</text:p>
          </table:table-cell>
          <table:table-cell table:formula="of:=SUM([.D49:.D50])" office:value-type="float" office:value="0" calcext:value-type="float">
            <text:p>0</text:p>
          </table:table-cell>
          <table:table-cell table:formula="of:=SUM([.E49:.E50])" office:value-type="float" office:value="0.356" calcext:value-type="float">
            <text:p>0,356</text:p>
          </table:table-cell>
          <table:table-cell table:formula="of:=SUM([.F49:.F50])" office:value-type="float" office:value="3.32" calcext:value-type="float">
            <text:p>3,32</text:p>
          </table:table-cell>
          <table:table-cell table:formula="of:=SUM([.G49:.G50])" office:value-type="float" office:value="8.797" calcext:value-type="float">
            <text:p>8,797</text:p>
          </table:table-cell>
          <table:table-cell table:formula="of:=SUM([.H49:.H50])" office:value-type="float" office:value="12.95" calcext:value-type="float">
            <text:p>12,95</text:p>
          </table:table-cell>
          <table:table-cell table:formula="of:=SUM([.I49:.I50])" office:value-type="float" office:value="12.435" calcext:value-type="float">
            <text:p>12,435</text:p>
          </table:table-cell>
          <table:table-cell table:formula="of:=SUM([.J49:.J50])" office:value-type="float" office:value="41.495" calcext:value-type="float">
            <text:p>41,495</text:p>
          </table:table-cell>
          <table:table-cell table:formula="of:=SUM([.K49:.K50])" office:value-type="float" office:value="258.689" calcext:value-type="float">
            <text:p>258,689</text:p>
          </table:table-cell>
          <table:table-cell table:formula="of:=SUM([.L49:.L50])" office:value-type="float" office:value="73.259" calcext:value-type="float">
            <text:p>73,259</text:p>
          </table:table-cell>
        </table:table-row>
        <table:table-row table:style-name="ro1">
          <table:table-cell/>
          <table:table-cell office:value-type="string" calcext:value-type="string">
            <text:p>_spin_trylock()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26" calcext:value-type="float">
            <text:p>3,326</text:p>
          </table:table-cell>
          <table:table-cell office:value-type="float" office:value="0" calcext:value-type="float">
            <text:p>0</text:p>
          </table:table-cell>
          <table:table-cell office:value-type="float" office:value="5.525" calcext:value-type="float">
            <text:p>5,525</text:p>
          </table:table-cell>
          <table:table-cell office:value-type="float" office:value="0" calcext:value-type="float">
            <text:p>0</text:p>
          </table:table-cell>
          <table:table-cell office:value-type="float" office:value="8.277" calcext:value-type="float">
            <text:p>8,27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trylock(); </text:p>
          </table:table-cell>
          <table:table-cell office:value-type="float" office:value="0" calcext:value-type="float">
            <text:p>0</text:p>
          </table:table-cell>
          <table:table-cell office:value-type="float" office:value="1.203" calcext:value-type="float">
            <text:p>1,203</text:p>
          </table:table-cell>
          <table:table-cell office:value-type="float" office:value="13.937" calcext:value-type="float">
            <text:p>13,937</text:p>
          </table:table-cell>
          <table:table-cell office:value-type="float" office:value="17.049" calcext:value-type="float">
            <text:p>17,049</text:p>
          </table:table-cell>
          <table:table-cell office:value-type="float" office:value="22.686" calcext:value-type="float">
            <text:p>22,686</text:p>
          </table:table-cell>
          <table:table-cell office:value-type="float" office:value="17.468" calcext:value-type="float">
            <text:p>17,468</text:p>
          </table:table-cell>
          <table:table-cell office:value-type="float" office:value="41.531" calcext:value-type="float">
            <text:p>41,531</text:p>
          </table:table-cell>
          <table:table-cell office:value-type="float" office:value="45.003" calcext:value-type="float">
            <text:p>45,003</text:p>
          </table:table-cell>
          <table:table-cell office:value-type="float" office:value="49.594" calcext:value-type="float">
            <text:p>49,594</text:p>
          </table:table-cell>
          <table:table-cell office:value-type="float" office:value="46.914" calcext:value-type="float">
            <text:p>46,9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 </text:p>
          </table:table-cell>
          <table:table-cell office:value-type="float" office:value="3.677" calcext:value-type="float">
            <text:p>3,677</text:p>
          </table:table-cell>
          <table:table-cell office:value-type="float" office:value="72.838" calcext:value-type="float">
            <text:p>72,838</text:p>
          </table:table-cell>
          <table:table-cell office:value-type="float" office:value="169.22" calcext:value-type="float">
            <text:p>169,22</text:p>
          </table:table-cell>
          <table:table-cell office:value-type="float" office:value="322.582" calcext:value-type="float">
            <text:p>322,582</text:p>
          </table:table-cell>
          <table:table-cell office:value-type="float" office:value="352.133" calcext:value-type="float">
            <text:p>352,133</text:p>
          </table:table-cell>
          <table:table-cell office:value-type="float" office:value="356.761" calcext:value-type="float">
            <text:p>356,761</text:p>
          </table:table-cell>
          <table:table-cell office:value-type="float" office:value="500.151" calcext:value-type="float">
            <text:p>500,151</text:p>
          </table:table-cell>
          <table:table-cell office:value-type="float" office:value="495.956" calcext:value-type="float">
            <text:p>495,956</text:p>
          </table:table-cell>
          <table:table-cell office:value-type="float" office:value="563.059" calcext:value-type="float">
            <text:p>563,059</text:p>
          </table:table-cell>
          <table:table-cell office:value-type="float" office:value="526.185" calcext:value-type="float">
            <text:p>526,1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; </text:p>
          </table:table-cell>
          <table:table-cell office:value-type="float" office:value="365.989" calcext:value-type="float">
            <text:p>365,989</text:p>
          </table:table-cell>
          <table:table-cell office:value-type="float" office:value="1957.275" calcext:value-type="float">
            <text:p>1957,275</text:p>
          </table:table-cell>
          <table:table-cell office:value-type="float" office:value="3809.052" calcext:value-type="float">
            <text:p>3809,052</text:p>
          </table:table-cell>
          <table:table-cell office:value-type="float" office:value="5880.069" calcext:value-type="float">
            <text:p>5880,069</text:p>
          </table:table-cell>
          <table:table-cell office:value-type="float" office:value="7803.884" calcext:value-type="float">
            <text:p>7803,884</text:p>
          </table:table-cell>
          <table:table-cell office:value-type="float" office:value="7295.955" calcext:value-type="float">
            <text:p>7295,955</text:p>
          </table:table-cell>
          <table:table-cell office:value-type="float" office:value="7229.593" calcext:value-type="float">
            <text:p>7229,593</text:p>
          </table:table-cell>
          <table:table-cell office:value-type="float" office:value="8287.144" calcext:value-type="float">
            <text:p>8287,144</text:p>
          </table:table-cell>
          <table:table-cell office:value-type="float" office:value="8154.035" calcext:value-type="float">
            <text:p>8154,035</text:p>
          </table:table-cell>
          <table:table-cell office:value-type="float" office:value="8604.794" calcext:value-type="float">
            <text:p>8604,79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 </text:p>
          </table:table-cell>
          <table:table-cell office:value-type="float" office:value="0" calcext:value-type="float">
            <text:p>0</text:p>
          </table:table-cell>
          <table:table-cell office:value-type="float" office:value="115.701" calcext:value-type="float">
            <text:p>115,701</text:p>
          </table:table-cell>
          <table:table-cell office:value-type="float" office:value="280.158" calcext:value-type="float">
            <text:p>280,158</text:p>
          </table:table-cell>
          <table:table-cell office:value-type="float" office:value="481.643" calcext:value-type="float">
            <text:p>481,643</text:p>
          </table:table-cell>
          <table:table-cell office:value-type="float" office:value="785.422" calcext:value-type="float">
            <text:p>785,422</text:p>
          </table:table-cell>
          <table:table-cell office:value-type="float" office:value="324.559" calcext:value-type="float">
            <text:p>324,559</text:p>
          </table:table-cell>
          <table:table-cell office:value-type="float" office:value="610.468" calcext:value-type="float">
            <text:p>610,468</text:p>
          </table:table-cell>
          <table:table-cell office:value-type="float" office:value="562.369" calcext:value-type="float">
            <text:p>562,369</text:p>
          </table:table-cell>
          <table:table-cell office:value-type="float" office:value="446.943" calcext:value-type="float">
            <text:p>446,943</text:p>
          </table:table-cell>
          <table:table-cell office:value-type="float" office:value="605.606" calcext:value-type="float">
            <text:p>605,6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; </text:p>
          </table:table-cell>
          <table:table-cell office:value-type="float" office:value="472.17" calcext:value-type="float">
            <text:p>472,17</text:p>
          </table:table-cell>
          <table:table-cell office:value-type="float" office:value="4127.997" calcext:value-type="float">
            <text:p>4127,997</text:p>
          </table:table-cell>
          <table:table-cell office:value-type="float" office:value="8710.053" calcext:value-type="float">
            <text:p>8710,053</text:p>
          </table:table-cell>
          <table:table-cell office:value-type="float" office:value="13503.405" calcext:value-type="float">
            <text:p>13503,405</text:p>
          </table:table-cell>
          <table:table-cell office:value-type="float" office:value="18714.348" calcext:value-type="float">
            <text:p>18714,348</text:p>
          </table:table-cell>
          <table:table-cell office:value-type="float" office:value="16300.615" calcext:value-type="float">
            <text:p>16300,615</text:p>
          </table:table-cell>
          <table:table-cell office:value-type="float" office:value="16121.997" calcext:value-type="float">
            <text:p>16121,997</text:p>
          </table:table-cell>
          <table:table-cell office:value-type="float" office:value="18727.355" calcext:value-type="float">
            <text:p>18727,355</text:p>
          </table:table-cell>
          <table:table-cell office:value-type="float" office:value="18574.961" calcext:value-type="float">
            <text:p>18574,961</text:p>
          </table:table-cell>
          <table:table-cell office:value-type="float" office:value="18980.58" calcext:value-type="float">
            <text:p>18980,5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_spin_lock() 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.676" calcext:value-type="float">
            <text:p>12,676</text:p>
          </table:table-cell>
          <table:table-cell office:value-type="float" office:value="4.843" calcext:value-type="float">
            <text:p>4,84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_spin_lock();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" calcext:value-type="float">
            <text:p>0,356</text:p>
          </table:table-cell>
          <table:table-cell office:value-type="float" office:value="3.32" calcext:value-type="float">
            <text:p>3,32</text:p>
          </table:table-cell>
          <table:table-cell office:value-type="float" office:value="8.797" calcext:value-type="float">
            <text:p>8,797</text:p>
          </table:table-cell>
          <table:table-cell office:value-type="float" office:value="12.95" calcext:value-type="float">
            <text:p>12,95</text:p>
          </table:table-cell>
          <table:table-cell office:value-type="float" office:value="12.435" calcext:value-type="float">
            <text:p>12,435</text:p>
          </table:table-cell>
          <table:table-cell office:value-type="float" office:value="28.819" calcext:value-type="float">
            <text:p>28,819</text:p>
          </table:table-cell>
          <table:table-cell office:value-type="float" office:value="253.846" calcext:value-type="float">
            <text:p>253,846</text:p>
          </table:table-cell>
          <table:table-cell office:value-type="float" office:value="73.259" calcext:value-type="float">
            <text:p>73,259</text:p>
          </table:table-cell>
          <table:table-cell table:number-columns-repeated="15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formula="of:=[.C60]" office:value-type="float" office:value="1" calcext:value-type="float">
            <text:p>1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4" calcext:value-type="float">
            <text:p>4</text:p>
          </table:table-cell>
          <table:table-cell table:formula="of:=[.F60]" office:value-type="float" office:value="8" calcext:value-type="float">
            <text:p>8</text:p>
          </table:table-cell>
          <table:table-cell table:formula="of:=[.G60]" office:value-type="float" office:value="16" calcext:value-type="float">
            <text:p>16</text:p>
          </table:table-cell>
          <table:table-cell table:formula="of:=[.H60]" office:value-type="float" office:value="24" calcext:value-type="float">
            <text:p>24</text:p>
          </table:table-cell>
          <table:table-cell table:formula="of:=[.I60]" office:value-type="float" office:value="36" calcext:value-type="float">
            <text:p>36</text:p>
          </table:table-cell>
          <table:table-cell table:formula="of:=[.J60]" office:value-type="float" office:value="48" calcext:value-type="float">
            <text:p>48</text:p>
          </table:table-cell>
          <table:table-cell table:formula="of:=[.K60]" office:value-type="float" office:value="64" calcext:value-type="float">
            <text:p>64</text:p>
          </table:table-cell>
          <table:table-cell table:formula="of:=[.L60]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_spin_lock_bh() </text:p>
          </table:table-cell>
          <table:table-cell office:value-type="float" office:value="10.138" calcext:value-type="float">
            <text:p>10,138</text:p>
          </table:table-cell>
          <table:table-cell office:value-type="float" office:value="39.213" calcext:value-type="float">
            <text:p>39,213</text:p>
          </table:table-cell>
          <table:table-cell office:value-type="float" office:value="231.834" calcext:value-type="float">
            <text:p>231,834</text:p>
          </table:table-cell>
          <table:table-cell office:value-type="float" office:value="447.932" calcext:value-type="float">
            <text:p>447,932</text:p>
          </table:table-cell>
          <table:table-cell office:value-type="float" office:value="321.006" calcext:value-type="float">
            <text:p>321,006</text:p>
          </table:table-cell>
          <table:table-cell office:value-type="float" office:value="356.892" calcext:value-type="float">
            <text:p>356,892</text:p>
          </table:table-cell>
          <table:table-cell office:value-type="float" office:value="770.343" calcext:value-type="float">
            <text:p>770,343</text:p>
          </table:table-cell>
          <table:table-cell office:value-type="float" office:value="619.541" calcext:value-type="float">
            <text:p>619,541</text:p>
          </table:table-cell>
          <table:table-cell office:value-type="float" office:value="524.113" calcext:value-type="float">
            <text:p>524,113</text:p>
          </table:table-cell>
          <table:table-cell office:value-type="float" office:value="561.418" calcext:value-type="float">
            <text:p>561,418</text:p>
          </table:table-cell>
          <table:table-cell table:number-columns-repeated="4"/>
          <table:table-cell table:formula="of:=[.B61]" office:value-type="string" office:string-value="_spin_lock_bh() " calcext:value-type="string">
            <text:p>_spin_lock_bh() </text:p>
          </table:table-cell>
          <table:table-cell table:formula="of:=SUM([.C61:.C62])" office:value-type="float" office:value="2536.591" calcext:value-type="float">
            <text:p>2536,591</text:p>
          </table:table-cell>
          <table:table-cell table:formula="of:=SUM([.D61:.D62])" office:value-type="float" office:value="6878.268" calcext:value-type="float">
            <text:p>6878,268</text:p>
          </table:table-cell>
          <table:table-cell table:formula="of:=SUM([.E61:.E62])" office:value-type="float" office:value="41767.667" calcext:value-type="float">
            <text:p>41767,667</text:p>
          </table:table-cell>
          <table:table-cell table:formula="of:=SUM([.F61:.F62])" office:value-type="float" office:value="51292.566" calcext:value-type="float">
            <text:p>51292,566</text:p>
          </table:table-cell>
          <table:table-cell table:formula="of:=SUM([.G61:.G62])" office:value-type="float" office:value="59231.83" calcext:value-type="float">
            <text:p>59231,83</text:p>
          </table:table-cell>
          <table:table-cell table:formula="of:=SUM([.H61:.H62])" office:value-type="float" office:value="59050.916" calcext:value-type="float">
            <text:p>59050,916</text:p>
          </table:table-cell>
          <table:table-cell table:formula="of:=SUM([.I61:.I62])" office:value-type="float" office:value="78175.543" calcext:value-type="float">
            <text:p>78175,543</text:p>
          </table:table-cell>
          <table:table-cell table:formula="of:=SUM([.J61:.J62])" office:value-type="float" office:value="83899.364" calcext:value-type="float">
            <text:p>83899,364</text:p>
          </table:table-cell>
          <table:table-cell table:formula="of:=SUM([.K61:.K62])" office:value-type="float" office:value="82142.198" calcext:value-type="float">
            <text:p>82142,198</text:p>
          </table:table-cell>
          <table:table-cell table:formula="of:=SUM([.L61:.L62])" office:value-type="float" office:value="80513.48" calcext:value-type="float">
            <text:p>80513,48</text:p>
          </table:table-cell>
        </table:table-row>
        <table:table-row table:style-name="ro1">
          <table:table-cell/>
          <table:table-cell office:value-type="string" calcext:value-type="string">
            <text:p>_spin_lock_bh(); </text:p>
          </table:table-cell>
          <table:table-cell office:value-type="float" office:value="2526.453" calcext:value-type="float">
            <text:p>2526,453</text:p>
          </table:table-cell>
          <table:table-cell office:value-type="float" office:value="6839.055" calcext:value-type="float">
            <text:p>6839,055</text:p>
          </table:table-cell>
          <table:table-cell office:value-type="float" office:value="41535.833" calcext:value-type="float">
            <text:p>41535,833</text:p>
          </table:table-cell>
          <table:table-cell office:value-type="float" office:value="50844.634" calcext:value-type="float">
            <text:p>50844,634</text:p>
          </table:table-cell>
          <table:table-cell office:value-type="float" office:value="58910.824" calcext:value-type="float">
            <text:p>58910,824</text:p>
          </table:table-cell>
          <table:table-cell office:value-type="float" office:value="58694.024" calcext:value-type="float">
            <text:p>58694,024</text:p>
          </table:table-cell>
          <table:table-cell office:value-type="float" office:value="77405.2" calcext:value-type="float">
            <text:p>77405,2</text:p>
          </table:table-cell>
          <table:table-cell office:value-type="float" office:value="83279.823" calcext:value-type="float">
            <text:p>83279,823</text:p>
          </table:table-cell>
          <table:table-cell office:value-type="float" office:value="81618.085" calcext:value-type="float">
            <text:p>81618,085</text:p>
          </table:table-cell>
          <table:table-cell office:value-type="float" office:value="79952.062" calcext:value-type="float">
            <text:p>79952,062</text:p>
          </table:table-cell>
          <table:table-cell table:number-columns-repeated="4"/>
          <table:table-cell table:formula="of:=[.B63]" office:value-type="string" office:string-value="_spin_lock_irq() " calcext:value-type="string">
            <text:p>_spin_lock_irq() </text:p>
          </table:table-cell>
          <table:table-cell table:formula="of:=SUM([.C63:.C64])" office:value-type="float" office:value="4.877" calcext:value-type="float">
            <text:p>4,877</text:p>
          </table:table-cell>
          <table:table-cell table:formula="of:=SUM([.D63:.D64])" office:value-type="float" office:value="424.975" calcext:value-type="float">
            <text:p>424,975</text:p>
          </table:table-cell>
          <table:table-cell table:formula="of:=SUM([.E63:.E64])" office:value-type="float" office:value="1831.889" calcext:value-type="float">
            <text:p>1831,889</text:p>
          </table:table-cell>
          <table:table-cell table:formula="of:=SUM([.F63:.F64])" office:value-type="float" office:value="2695.824" calcext:value-type="float">
            <text:p>2695,824</text:p>
          </table:table-cell>
          <table:table-cell table:formula="of:=SUM([.G63:.G64])" office:value-type="float" office:value="2965.498" calcext:value-type="float">
            <text:p>2965,498</text:p>
          </table:table-cell>
          <table:table-cell table:formula="of:=SUM([.H63:.H64])" office:value-type="float" office:value="2797.364" calcext:value-type="float">
            <text:p>2797,364</text:p>
          </table:table-cell>
          <table:table-cell table:formula="of:=SUM([.I63:.I64])" office:value-type="float" office:value="3649.951" calcext:value-type="float">
            <text:p>3649,951</text:p>
          </table:table-cell>
          <table:table-cell table:formula="of:=SUM([.J63:.J64])" office:value-type="float" office:value="3573.432" calcext:value-type="float">
            <text:p>3573,432</text:p>
          </table:table-cell>
          <table:table-cell table:formula="of:=SUM([.K63:.K64])" office:value-type="float" office:value="3802.072" calcext:value-type="float">
            <text:p>3802,072</text:p>
          </table:table-cell>
          <table:table-cell table:formula="of:=SUM([.L63:.L64])" office:value-type="float" office:value="3651.664" calcext:value-type="float">
            <text:p>3651,664</text:p>
          </table:table-cell>
        </table:table-row>
        <table:table-row table:style-name="ro1">
          <table:table-cell/>
          <table:table-cell office:value-type="string" calcext:value-type="string">
            <text:p>_spin_lock_irq() 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,05</text:p>
          </table:table-cell>
          <table:table-cell office:value-type="float" office:value="24.003" calcext:value-type="float">
            <text:p>24,003</text:p>
          </table:table-cell>
          <table:table-cell office:value-type="float" office:value="22.063" calcext:value-type="float">
            <text:p>22,063</text:p>
          </table:table-cell>
          <table:table-cell office:value-type="float" office:value="31.31" calcext:value-type="float">
            <text:p>31,31</text:p>
          </table:table-cell>
          <table:table-cell office:value-type="float" office:value="7.831" calcext:value-type="float">
            <text:p>7,831</text:p>
          </table:table-cell>
          <table:table-cell office:value-type="float" office:value="14.52" calcext:value-type="float">
            <text:p>14,52</text:p>
          </table:table-cell>
          <table:table-cell office:value-type="float" office:value="33.767" calcext:value-type="float">
            <text:p>33,767</text:p>
          </table:table-cell>
          <table:table-cell office:value-type="float" office:value="80.684" calcext:value-type="float">
            <text:p>80,684</text:p>
          </table:table-cell>
          <table:table-cell office:value-type="float" office:value="39.312" calcext:value-type="float">
            <text:p>39,312</text:p>
          </table:table-cell>
          <table:table-cell table:number-columns-repeated="4"/>
          <table:table-cell table:formula="of:=[.B65]" office:value-type="string" office:string-value="_spin_lock_irqsave() " calcext:value-type="string">
            <text:p>_spin_lock_irqsave() </text:p>
          </table:table-cell>
          <table:table-cell table:formula="of:=SUM([.C65:.C66])" office:value-type="float" office:value="1122.738" calcext:value-type="float">
            <text:p>1122,738</text:p>
          </table:table-cell>
          <table:table-cell table:formula="of:=SUM([.D65:.D66])" office:value-type="float" office:value="3390.938" calcext:value-type="float">
            <text:p>3390,938</text:p>
          </table:table-cell>
          <table:table-cell table:formula="of:=SUM([.E65:.E66])" office:value-type="float" office:value="10818.613" calcext:value-type="float">
            <text:p>10818,613</text:p>
          </table:table-cell>
          <table:table-cell table:formula="of:=SUM([.F65:.F66])" office:value-type="float" office:value="13696.57" calcext:value-type="float">
            <text:p>13696,57</text:p>
          </table:table-cell>
          <table:table-cell table:formula="of:=SUM([.G65:.G66])" office:value-type="float" office:value="14622.78" calcext:value-type="float">
            <text:p>14622,78</text:p>
          </table:table-cell>
          <table:table-cell table:formula="of:=SUM([.H65:.H66])" office:value-type="float" office:value="13943.429" calcext:value-type="float">
            <text:p>13943,429</text:p>
          </table:table-cell>
          <table:table-cell table:formula="of:=SUM([.I65:.I66])" office:value-type="float" office:value="17799.136" calcext:value-type="float">
            <text:p>17799,136</text:p>
          </table:table-cell>
          <table:table-cell table:formula="of:=SUM([.J65:.J66])" office:value-type="float" office:value="17787.871" calcext:value-type="float">
            <text:p>17787,871</text:p>
          </table:table-cell>
          <table:table-cell table:formula="of:=SUM([.K65:.K66])" office:value-type="float" office:value="17620.973" calcext:value-type="float">
            <text:p>17620,973</text:p>
          </table:table-cell>
          <table:table-cell table:formula="of:=SUM([.L65:.L66])" office:value-type="float" office:value="17585.455" calcext:value-type="float">
            <text:p>17585,455</text:p>
          </table:table-cell>
        </table:table-row>
        <table:table-row table:style-name="ro1">
          <table:table-cell/>
          <table:table-cell office:value-type="string" calcext:value-type="string">
            <text:p>_spin_lock_irq(); </text:p>
          </table:table-cell>
          <table:table-cell office:value-type="float" office:value="4.877" calcext:value-type="float">
            <text:p>4,877</text:p>
          </table:table-cell>
          <table:table-cell office:value-type="float" office:value="422.925" calcext:value-type="float">
            <text:p>422,925</text:p>
          </table:table-cell>
          <table:table-cell office:value-type="float" office:value="1807.886" calcext:value-type="float">
            <text:p>1807,886</text:p>
          </table:table-cell>
          <table:table-cell office:value-type="float" office:value="2673.761" calcext:value-type="float">
            <text:p>2673,761</text:p>
          </table:table-cell>
          <table:table-cell office:value-type="float" office:value="2934.188" calcext:value-type="float">
            <text:p>2934,188</text:p>
          </table:table-cell>
          <table:table-cell office:value-type="float" office:value="2789.533" calcext:value-type="float">
            <text:p>2789,533</text:p>
          </table:table-cell>
          <table:table-cell office:value-type="float" office:value="3635.431" calcext:value-type="float">
            <text:p>3635,431</text:p>
          </table:table-cell>
          <table:table-cell office:value-type="float" office:value="3539.665" calcext:value-type="float">
            <text:p>3539,665</text:p>
          </table:table-cell>
          <table:table-cell office:value-type="float" office:value="3721.388" calcext:value-type="float">
            <text:p>3721,388</text:p>
          </table:table-cell>
          <table:table-cell office:value-type="float" office:value="3612.352" calcext:value-type="float">
            <text:p>3612,352</text:p>
          </table:table-cell>
          <table:table-cell table:number-columns-repeated="4"/>
          <table:table-cell table:formula="of:=[.B67]" office:value-type="string" office:string-value="_spin_lock() " calcext:value-type="string">
            <text:p>_spin_lock() </text:p>
          </table:table-cell>
          <table:table-cell table:formula="of:=SUM([.C67:.C68])" office:value-type="float" office:value="806.069" calcext:value-type="float">
            <text:p>806,069</text:p>
          </table:table-cell>
          <table:table-cell table:formula="of:=SUM([.D67:.D68])" office:value-type="float" office:value="3462.035" calcext:value-type="float">
            <text:p>3462,035</text:p>
          </table:table-cell>
          <table:table-cell table:formula="of:=SUM([.E67:.E68])" office:value-type="float" office:value="11970.98" calcext:value-type="float">
            <text:p>11970,98</text:p>
          </table:table-cell>
          <table:table-cell table:formula="of:=SUM([.F67:.F68])" office:value-type="float" office:value="15468.908" calcext:value-type="float">
            <text:p>15468,908</text:p>
          </table:table-cell>
          <table:table-cell table:formula="of:=SUM([.G67:.G68])" office:value-type="float" office:value="16806.354" calcext:value-type="float">
            <text:p>16806,354</text:p>
          </table:table-cell>
          <table:table-cell table:formula="of:=SUM([.H67:.H68])" office:value-type="float" office:value="16173.27" calcext:value-type="float">
            <text:p>16173,27</text:p>
          </table:table-cell>
          <table:table-cell table:formula="of:=SUM([.I67:.I68])" office:value-type="float" office:value="21934.733" calcext:value-type="float">
            <text:p>21934,733</text:p>
          </table:table-cell>
          <table:table-cell table:formula="of:=SUM([.J67:.J68])" office:value-type="float" office:value="21234.935" calcext:value-type="float">
            <text:p>21234,935</text:p>
          </table:table-cell>
          <table:table-cell table:formula="of:=SUM([.K67:.K68])" office:value-type="float" office:value="24891.104" calcext:value-type="float">
            <text:p>24891,104</text:p>
          </table:table-cell>
          <table:table-cell table:formula="of:=SUM([.L67:.L68])" office:value-type="float" office:value="25913.531" calcext:value-type="float">
            <text:p>25913,531</text:p>
          </table:table-cell>
        </table:table-row>
        <table:table-row table:style-name="ro1">
          <table:table-cell/>
          <table:table-cell office:value-type="string" calcext:value-type="string">
            <text:p>_spin_lock_irqsave() </text:p>
          </table:table-cell>
          <table:table-cell office:value-type="float" office:value="27.135" calcext:value-type="float">
            <text:p>27,135</text:p>
          </table:table-cell>
          <table:table-cell office:value-type="float" office:value="9.247" calcext:value-type="float">
            <text:p>9,247</text:p>
          </table:table-cell>
          <table:table-cell office:value-type="float" office:value="28.369" calcext:value-type="float">
            <text:p>28,369</text:p>
          </table:table-cell>
          <table:table-cell office:value-type="float" office:value="43.893" calcext:value-type="float">
            <text:p>43,893</text:p>
          </table:table-cell>
          <table:table-cell office:value-type="float" office:value="102.584" calcext:value-type="float">
            <text:p>102,584</text:p>
          </table:table-cell>
          <table:table-cell office:value-type="float" office:value="55.458" calcext:value-type="float">
            <text:p>55,458</text:p>
          </table:table-cell>
          <table:table-cell office:value-type="float" office:value="147.728" calcext:value-type="float">
            <text:p>147,728</text:p>
          </table:table-cell>
          <table:table-cell office:value-type="float" office:value="95.185" calcext:value-type="float">
            <text:p>95,185</text:p>
          </table:table-cell>
          <table:table-cell office:value-type="float" office:value="125.534" calcext:value-type="float">
            <text:p>125,534</text:p>
          </table:table-cell>
          <table:table-cell office:value-type="float" office:value="54.326" calcext:value-type="float">
            <text:p>54,326</text:p>
          </table:table-cell>
          <table:table-cell table:number-columns-repeated="4"/>
          <table:table-cell table:formula="of:=[.B69]" office:value-type="string" office:string-value="_spin_trylock() " calcext:value-type="string">
            <text:p>_spin_trylock() </text:p>
          </table:table-cell>
          <table:table-cell table:formula="of:=SUM([.C69:.C70])" office:value-type="float" office:value="0" calcext:value-type="float">
            <text:p>0</text:p>
          </table:table-cell>
          <table:table-cell table:formula="of:=SUM([.D69:.D70])" office:value-type="float" office:value="0.722" calcext:value-type="float">
            <text:p>0,722</text:p>
          </table:table-cell>
          <table:table-cell table:formula="of:=SUM([.E69:.E70])" office:value-type="float" office:value="16.091" calcext:value-type="float">
            <text:p>16,091</text:p>
          </table:table-cell>
          <table:table-cell table:formula="of:=SUM([.F69:.F70])" office:value-type="float" office:value="27.411" calcext:value-type="float">
            <text:p>27,411</text:p>
          </table:table-cell>
          <table:table-cell table:formula="of:=SUM([.G69:.G70])" office:value-type="float" office:value="22.081" calcext:value-type="float">
            <text:p>22,081</text:p>
          </table:table-cell>
          <table:table-cell table:formula="of:=SUM([.H69:.H70])" office:value-type="float" office:value="20.465" calcext:value-type="float">
            <text:p>20,465</text:p>
          </table:table-cell>
          <table:table-cell table:formula="of:=SUM([.I69:.I70])" office:value-type="float" office:value="52.674" calcext:value-type="float">
            <text:p>52,674</text:p>
          </table:table-cell>
          <table:table-cell table:formula="of:=SUM([.J69:.J70])" office:value-type="float" office:value="36.169" calcext:value-type="float">
            <text:p>36,169</text:p>
          </table:table-cell>
          <table:table-cell table:formula="of:=SUM([.K69:.K70])" office:value-type="float" office:value="50.876" calcext:value-type="float">
            <text:p>50,876</text:p>
          </table:table-cell>
          <table:table-cell table:formula="of:=SUM([.L69:.L70])" office:value-type="float" office:value="57.565" calcext:value-type="float">
            <text:p>57,565</text:p>
          </table:table-cell>
        </table:table-row>
        <table:table-row table:style-name="ro1">
          <table:table-cell/>
          <table:table-cell office:value-type="string" calcext:value-type="string">
            <text:p>_spin_lock_irqsave(); </text:p>
          </table:table-cell>
          <table:table-cell office:value-type="float" office:value="1095.603" calcext:value-type="float">
            <text:p>1095,603</text:p>
          </table:table-cell>
          <table:table-cell office:value-type="float" office:value="3381.691" calcext:value-type="float">
            <text:p>3381,691</text:p>
          </table:table-cell>
          <table:table-cell office:value-type="float" office:value="10790.244" calcext:value-type="float">
            <text:p>10790,244</text:p>
          </table:table-cell>
          <table:table-cell office:value-type="float" office:value="13652.677" calcext:value-type="float">
            <text:p>13652,677</text:p>
          </table:table-cell>
          <table:table-cell office:value-type="float" office:value="14520.196" calcext:value-type="float">
            <text:p>14520,196</text:p>
          </table:table-cell>
          <table:table-cell office:value-type="float" office:value="13887.971" calcext:value-type="float">
            <text:p>13887,971</text:p>
          </table:table-cell>
          <table:table-cell office:value-type="float" office:value="17651.408" calcext:value-type="float">
            <text:p>17651,408</text:p>
          </table:table-cell>
          <table:table-cell office:value-type="float" office:value="17692.686" calcext:value-type="float">
            <text:p>17692,686</text:p>
          </table:table-cell>
          <table:table-cell office:value-type="float" office:value="17495.439" calcext:value-type="float">
            <text:p>17495,439</text:p>
          </table:table-cell>
          <table:table-cell office:value-type="float" office:value="17531.129" calcext:value-type="float">
            <text:p>17531,129</text:p>
          </table:table-cell>
          <table:table-cell table:number-columns-repeated="4"/>
          <table:table-cell table:formula="of:=[.B71]" office:value-type="string" office:string-value="_spin_unlock_bh() " calcext:value-type="string">
            <text:p>_spin_unlock_bh() </text:p>
          </table:table-cell>
          <table:table-cell table:formula="of:=SUM([.C71:.C72])" office:value-type="float" office:value="751.348" calcext:value-type="float">
            <text:p>751,348</text:p>
          </table:table-cell>
          <table:table-cell table:formula="of:=SUM([.D71:.D72])" office:value-type="float" office:value="1802.887" calcext:value-type="float">
            <text:p>1802,887</text:p>
          </table:table-cell>
          <table:table-cell table:formula="of:=SUM([.E71:.E72])" office:value-type="float" office:value="5491.291" calcext:value-type="float">
            <text:p>5491,291</text:p>
          </table:table-cell>
          <table:table-cell table:formula="of:=SUM([.F71:.F72])" office:value-type="float" office:value="6753.003" calcext:value-type="float">
            <text:p>6753,003</text:p>
          </table:table-cell>
          <table:table-cell table:formula="of:=SUM([.G71:.G72])" office:value-type="float" office:value="7651.133" calcext:value-type="float">
            <text:p>7651,133</text:p>
          </table:table-cell>
          <table:table-cell table:formula="of:=SUM([.H71:.H72])" office:value-type="float" office:value="7137.732" calcext:value-type="float">
            <text:p>7137,732</text:p>
          </table:table-cell>
          <table:table-cell table:formula="of:=SUM([.I71:.I72])" office:value-type="float" office:value="9229.904" calcext:value-type="float">
            <text:p>9229,904</text:p>
          </table:table-cell>
          <table:table-cell table:formula="of:=SUM([.J71:.J72])" office:value-type="float" office:value="9139.424" calcext:value-type="float">
            <text:p>9139,424</text:p>
          </table:table-cell>
          <table:table-cell table:formula="of:=SUM([.K71:.K72])" office:value-type="float" office:value="9448.567" calcext:value-type="float">
            <text:p>9448,567</text:p>
          </table:table-cell>
          <table:table-cell table:formula="of:=SUM([.L71:.L72])" office:value-type="float" office:value="9007.583" calcext:value-type="float">
            <text:p>9007,583</text:p>
          </table:table-cell>
        </table:table-row>
        <table:table-row table:style-name="ro1">
          <table:table-cell/>
          <table:table-cell office:value-type="string" calcext:value-type="string">
            <text:p>_spin_lock() </text:p>
          </table:table-cell>
          <table:table-cell office:value-type="float" office:value="8.954" calcext:value-type="float">
            <text:p>8,954</text:p>
          </table:table-cell>
          <table:table-cell office:value-type="float" office:value="7.5" calcext:value-type="float">
            <text:p>7,5</text:p>
          </table:table-cell>
          <table:table-cell office:value-type="float" office:value="25.905" calcext:value-type="float">
            <text:p>25,905</text:p>
          </table:table-cell>
          <table:table-cell office:value-type="float" office:value="44.203" calcext:value-type="float">
            <text:p>44,203</text:p>
          </table:table-cell>
          <table:table-cell office:value-type="float" office:value="36.706" calcext:value-type="float">
            <text:p>36,706</text:p>
          </table:table-cell>
          <table:table-cell office:value-type="float" office:value="62.453" calcext:value-type="float">
            <text:p>62,453</text:p>
          </table:table-cell>
          <table:table-cell office:value-type="float" office:value="82.415" calcext:value-type="float">
            <text:p>82,415</text:p>
          </table:table-cell>
          <table:table-cell office:value-type="float" office:value="123.713" calcext:value-type="float">
            <text:p>123,713</text:p>
          </table:table-cell>
          <table:table-cell office:value-type="float" office:value="94.655" calcext:value-type="float">
            <text:p>94,655</text:p>
          </table:table-cell>
          <table:table-cell office:value-type="float" office:value="52.209" calcext:value-type="float">
            <text:p>52,209</text:p>
          </table:table-cell>
          <table:table-cell table:number-columns-repeated="4"/>
          <table:table-cell table:formula="of:=[.B73]" office:value-type="string" office:string-value="_spin_unlock_irqrestore() " calcext:value-type="string">
            <text:p>_spin_unlock_irqrestore() </text:p>
          </table:table-cell>
          <table:table-cell table:formula="of:=SUM([.C73:.C74])" office:value-type="float" office:value="898.296" calcext:value-type="float">
            <text:p>898,296</text:p>
          </table:table-cell>
          <table:table-cell table:formula="of:=SUM([.D73:.D74])" office:value-type="float" office:value="3398.415" calcext:value-type="float">
            <text:p>3398,415</text:p>
          </table:table-cell>
          <table:table-cell table:formula="of:=SUM([.E73:.E74])" office:value-type="float" office:value="12438.452" calcext:value-type="float">
            <text:p>12438,452</text:p>
          </table:table-cell>
          <table:table-cell table:formula="of:=SUM([.F73:.F74])" office:value-type="float" office:value="15824.517" calcext:value-type="float">
            <text:p>15824,517</text:p>
          </table:table-cell>
          <table:table-cell table:formula="of:=SUM([.G73:.G74])" office:value-type="float" office:value="17021.066" calcext:value-type="float">
            <text:p>17021,066</text:p>
          </table:table-cell>
          <table:table-cell table:formula="of:=SUM([.H73:.H74])" office:value-type="float" office:value="15754.589" calcext:value-type="float">
            <text:p>15754,589</text:p>
          </table:table-cell>
          <table:table-cell table:formula="of:=SUM([.I73:.I74])" office:value-type="float" office:value="19963.019" calcext:value-type="float">
            <text:p>19963,019</text:p>
          </table:table-cell>
          <table:table-cell table:formula="of:=SUM([.J73:.J74])" office:value-type="float" office:value="19567.543" calcext:value-type="float">
            <text:p>19567,543</text:p>
          </table:table-cell>
          <table:table-cell table:formula="of:=SUM([.K73:.K74])" office:value-type="float" office:value="19877.184" calcext:value-type="float">
            <text:p>19877,184</text:p>
          </table:table-cell>
          <table:table-cell table:formula="of:=SUM([.L73:.L74])" office:value-type="float" office:value="19558.352" calcext:value-type="float">
            <text:p>19558,352</text:p>
          </table:table-cell>
        </table:table-row>
        <table:table-row table:style-name="ro1">
          <table:table-cell/>
          <table:table-cell office:value-type="string" calcext:value-type="string">
            <text:p>_spin_lock(); </text:p>
          </table:table-cell>
          <table:table-cell office:value-type="float" office:value="797.115" calcext:value-type="float">
            <text:p>797,115</text:p>
          </table:table-cell>
          <table:table-cell office:value-type="float" office:value="3454.535" calcext:value-type="float">
            <text:p>3454,535</text:p>
          </table:table-cell>
          <table:table-cell office:value-type="float" office:value="11945.075" calcext:value-type="float">
            <text:p>11945,075</text:p>
          </table:table-cell>
          <table:table-cell office:value-type="float" office:value="15424.705" calcext:value-type="float">
            <text:p>15424,705</text:p>
          </table:table-cell>
          <table:table-cell office:value-type="float" office:value="16769.648" calcext:value-type="float">
            <text:p>16769,648</text:p>
          </table:table-cell>
          <table:table-cell office:value-type="float" office:value="16110.817" calcext:value-type="float">
            <text:p>16110,817</text:p>
          </table:table-cell>
          <table:table-cell office:value-type="float" office:value="21852.318" calcext:value-type="float">
            <text:p>21852,318</text:p>
          </table:table-cell>
          <table:table-cell office:value-type="float" office:value="21111.222" calcext:value-type="float">
            <text:p>21111,222</text:p>
          </table:table-cell>
          <table:table-cell office:value-type="float" office:value="24796.449" calcext:value-type="float">
            <text:p>24796,449</text:p>
          </table:table-cell>
          <table:table-cell office:value-type="float" office:value="25861.322" calcext:value-type="float">
            <text:p>25861,322</text:p>
          </table:table-cell>
          <table:table-cell table:number-columns-repeated="4"/>
          <table:table-cell table:formula="of:=[.B75]" office:value-type="string" office:string-value="bit_spin_lock() " calcext:value-type="string">
            <text:p>bit_spin_lock() </text:p>
          </table:table-cell>
          <table:table-cell table:formula="of:=SUM([.C75:.C76])" office:value-type="float" office:value="0" calcext:value-type="float">
            <text:p>0</text:p>
          </table:table-cell>
          <table:table-cell table:formula="of:=SUM([.D75:.D76])" office:value-type="float" office:value="0" calcext:value-type="float">
            <text:p>0</text:p>
          </table:table-cell>
          <table:table-cell table:formula="of:=SUM([.E75:.E76])" office:value-type="float" office:value="0.74" calcext:value-type="float">
            <text:p>0,74</text:p>
          </table:table-cell>
          <table:table-cell table:formula="of:=SUM([.F75:.F76])" office:value-type="float" office:value="1.846" calcext:value-type="float">
            <text:p>1,846</text:p>
          </table:table-cell>
          <table:table-cell table:formula="of:=SUM([.G75:.G76])" office:value-type="float" office:value="5.186" calcext:value-type="float">
            <text:p>5,186</text:p>
          </table:table-cell>
          <table:table-cell table:formula="of:=SUM([.H75:.H76])" office:value-type="float" office:value="7.166" calcext:value-type="float">
            <text:p>7,166</text:p>
          </table:table-cell>
          <table:table-cell table:formula="of:=SUM([.I75:.I76])" office:value-type="float" office:value="19.683" calcext:value-type="float">
            <text:p>19,683</text:p>
          </table:table-cell>
          <table:table-cell table:formula="of:=SUM([.J75:.J76])" office:value-type="float" office:value="15.584" calcext:value-type="float">
            <text:p>15,584</text:p>
          </table:table-cell>
          <table:table-cell table:formula="of:=SUM([.K75:.K76])" office:value-type="float" office:value="25.905" calcext:value-type="float">
            <text:p>25,905</text:p>
          </table:table-cell>
          <table:table-cell table:formula="of:=SUM([.L75:.L76])" office:value-type="float" office:value="44.582" calcext:value-type="float">
            <text:p>44,582</text:p>
          </table:table-cell>
        </table:table-row>
        <table:table-row table:style-name="ro1">
          <table:table-cell/>
          <table:table-cell office:value-type="string" calcext:value-type="string">
            <text:p>_spin_trylock()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937" calcext:value-type="float">
            <text:p>2,937</text:p>
          </table:table-cell>
          <table:table-cell office:value-type="float" office:value="9.318" calcext:value-type="float">
            <text:p>9,3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trylock(); 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,722</text:p>
          </table:table-cell>
          <table:table-cell office:value-type="float" office:value="16.091" calcext:value-type="float">
            <text:p>16,091</text:p>
          </table:table-cell>
          <table:table-cell office:value-type="float" office:value="27.411" calcext:value-type="float">
            <text:p>27,411</text:p>
          </table:table-cell>
          <table:table-cell office:value-type="float" office:value="22.081" calcext:value-type="float">
            <text:p>22,081</text:p>
          </table:table-cell>
          <table:table-cell office:value-type="float" office:value="17.528" calcext:value-type="float">
            <text:p>17,528</text:p>
          </table:table-cell>
          <table:table-cell office:value-type="float" office:value="43.356" calcext:value-type="float">
            <text:p>43,356</text:p>
          </table:table-cell>
          <table:table-cell office:value-type="float" office:value="36.169" calcext:value-type="float">
            <text:p>36,169</text:p>
          </table:table-cell>
          <table:table-cell office:value-type="float" office:value="50.876" calcext:value-type="float">
            <text:p>50,876</text:p>
          </table:table-cell>
          <table:table-cell office:value-type="float" office:value="57.565" calcext:value-type="float">
            <text:p>57,5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 </text:p>
          </table:table-cell>
          <table:table-cell office:value-type="float" office:value="0" calcext:value-type="float">
            <text:p>0</text:p>
          </table:table-cell>
          <table:table-cell office:value-type="float" office:value="61.992" calcext:value-type="float">
            <text:p>61,992</text:p>
          </table:table-cell>
          <table:table-cell office:value-type="float" office:value="262.538" calcext:value-type="float">
            <text:p>262,538</text:p>
          </table:table-cell>
          <table:table-cell office:value-type="float" office:value="343.344" calcext:value-type="float">
            <text:p>343,344</text:p>
          </table:table-cell>
          <table:table-cell office:value-type="float" office:value="423.689" calcext:value-type="float">
            <text:p>423,689</text:p>
          </table:table-cell>
          <table:table-cell office:value-type="float" office:value="328.484" calcext:value-type="float">
            <text:p>328,484</text:p>
          </table:table-cell>
          <table:table-cell office:value-type="float" office:value="599.619" calcext:value-type="float">
            <text:p>599,619</text:p>
          </table:table-cell>
          <table:table-cell office:value-type="float" office:value="559.488" calcext:value-type="float">
            <text:p>559,488</text:p>
          </table:table-cell>
          <table:table-cell office:value-type="float" office:value="545.13" calcext:value-type="float">
            <text:p>545,13</text:p>
          </table:table-cell>
          <table:table-cell office:value-type="float" office:value="434.502" calcext:value-type="float">
            <text:p>434,50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bh(); </text:p>
          </table:table-cell>
          <table:table-cell office:value-type="float" office:value="751.348" calcext:value-type="float">
            <text:p>751,348</text:p>
          </table:table-cell>
          <table:table-cell office:value-type="float" office:value="1740.895" calcext:value-type="float">
            <text:p>1740,895</text:p>
          </table:table-cell>
          <table:table-cell office:value-type="float" office:value="5228.753" calcext:value-type="float">
            <text:p>5228,753</text:p>
          </table:table-cell>
          <table:table-cell office:value-type="float" office:value="6409.659" calcext:value-type="float">
            <text:p>6409,659</text:p>
          </table:table-cell>
          <table:table-cell office:value-type="float" office:value="7227.444" calcext:value-type="float">
            <text:p>7227,444</text:p>
          </table:table-cell>
          <table:table-cell office:value-type="float" office:value="6809.248" calcext:value-type="float">
            <text:p>6809,248</text:p>
          </table:table-cell>
          <table:table-cell office:value-type="float" office:value="8630.285" calcext:value-type="float">
            <text:p>8630,285</text:p>
          </table:table-cell>
          <table:table-cell office:value-type="float" office:value="8579.936" calcext:value-type="float">
            <text:p>8579,936</text:p>
          </table:table-cell>
          <table:table-cell office:value-type="float" office:value="8903.437" calcext:value-type="float">
            <text:p>8903,437</text:p>
          </table:table-cell>
          <table:table-cell office:value-type="float" office:value="8573.081" calcext:value-type="float">
            <text:p>8573,08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 </text:p>
          </table:table-cell>
          <table:table-cell office:value-type="float" office:value="8.547" calcext:value-type="float">
            <text:p>8,547</text:p>
          </table:table-cell>
          <table:table-cell office:value-type="float" office:value="43.963" calcext:value-type="float">
            <text:p>43,963</text:p>
          </table:table-cell>
          <table:table-cell office:value-type="float" office:value="258.576" calcext:value-type="float">
            <text:p>258,576</text:p>
          </table:table-cell>
          <table:table-cell office:value-type="float" office:value="407.256" calcext:value-type="float">
            <text:p>407,256</text:p>
          </table:table-cell>
          <table:table-cell office:value-type="float" office:value="506.184" calcext:value-type="float">
            <text:p>506,184</text:p>
          </table:table-cell>
          <table:table-cell office:value-type="float" office:value="303.59" calcext:value-type="float">
            <text:p>303,59</text:p>
          </table:table-cell>
          <table:table-cell office:value-type="float" office:value="494.728" calcext:value-type="float">
            <text:p>494,728</text:p>
          </table:table-cell>
          <table:table-cell office:value-type="float" office:value="386.675" calcext:value-type="float">
            <text:p>386,675</text:p>
          </table:table-cell>
          <table:table-cell office:value-type="float" office:value="360.322" calcext:value-type="float">
            <text:p>360,322</text:p>
          </table:table-cell>
          <table:table-cell office:value-type="float" office:value="580.497" calcext:value-type="float">
            <text:p>580,49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_spin_unlock_irqrestore(); </text:p>
          </table:table-cell>
          <table:table-cell office:value-type="float" office:value="889.749" calcext:value-type="float">
            <text:p>889,749</text:p>
          </table:table-cell>
          <table:table-cell office:value-type="float" office:value="3354.452" calcext:value-type="float">
            <text:p>3354,452</text:p>
          </table:table-cell>
          <table:table-cell office:value-type="float" office:value="12179.876" calcext:value-type="float">
            <text:p>12179,876</text:p>
          </table:table-cell>
          <table:table-cell office:value-type="float" office:value="15417.261" calcext:value-type="float">
            <text:p>15417,261</text:p>
          </table:table-cell>
          <table:table-cell office:value-type="float" office:value="16514.882" calcext:value-type="float">
            <text:p>16514,882</text:p>
          </table:table-cell>
          <table:table-cell office:value-type="float" office:value="15450.999" calcext:value-type="float">
            <text:p>15450,999</text:p>
          </table:table-cell>
          <table:table-cell office:value-type="float" office:value="19468.291" calcext:value-type="float">
            <text:p>19468,291</text:p>
          </table:table-cell>
          <table:table-cell office:value-type="float" office:value="19180.868" calcext:value-type="float">
            <text:p>19180,868</text:p>
          </table:table-cell>
          <table:table-cell office:value-type="float" office:value="19516.862" calcext:value-type="float">
            <text:p>19516,862</text:p>
          </table:table-cell>
          <table:table-cell office:value-type="float" office:value="18977.855" calcext:value-type="float">
            <text:p>18977,8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_spin_lock()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77" calcext:value-type="float">
            <text:p>0,1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_spin_lock();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1.846" calcext:value-type="float">
            <text:p>1,846</text:p>
          </table:table-cell>
          <table:table-cell office:value-type="float" office:value="5.186" calcext:value-type="float">
            <text:p>5,186</text:p>
          </table:table-cell>
          <table:table-cell office:value-type="float" office:value="7.166" calcext:value-type="float">
            <text:p>7,166</text:p>
          </table:table-cell>
          <table:table-cell office:value-type="float" office:value="19.506" calcext:value-type="float">
            <text:p>19,506</text:p>
          </table:table-cell>
          <table:table-cell office:value-type="float" office:value="15.584" calcext:value-type="float">
            <text:p>15,584</text:p>
          </table:table-cell>
          <table:table-cell office:value-type="float" office:value="25.905" calcext:value-type="float">
            <text:p>25,905</text:p>
          </table:table-cell>
          <table:table-cell office:value-type="float" office:value="44.582" calcext:value-type="float">
            <text:p>44,582</text:p>
          </table:table-cell>
          <table:table-cell table:number-columns-repeated="15"/>
        </table:table-row>
      </table:table>
      <table:table table:name="SUMMARY" table:style-name="ta1">
        <table:shapes>
          <draw:frame draw:z-index="0" draw:style-name="gr1" draw:text-style-name="P1" svg:width="22.86cm" svg:height="12.827cm" svg:x="5.301cm" svg:y="14.204cm">
            <draw:object draw:notify-on-update-of-ranges="SUMMARY.D7:SUMMARY.M7 SUMMARY.C8:SUMMARY.C8 SUMMARY.D8:SUMMARY.M8 SUMMARY.D22:SUMMARY.M22 SUMMARY.D22:SUMMARY.M22 SUMMARY.C9:SUMMARY.C9 SUMMARY.D9:SUMMARY.M9 SUMMARY.D23:SUMMARY.M23 SUMMARY.D23:SUMMARY.M23 SUMMARY.C10:SUMMARY.C10 SUMMARY.D10:SUMMARY.M10 SUMMARY.D24:SUMMARY.M24 SUMMARY.D24:SUMMARY.M24 SUMMARY.C11:SUMMARY.C11 SUMMARY.D11:SUMMARY.M11 SUMMARY.D25:SUMMARY.M25 SUMMARY.D25:SUMMARY.M25 SUMMARY.C12:SUMMARY.C12 SUMMARY.D12:SUMMARY.M12 SUMMARY.D26:SUMMARY.M26 SUMMARY.D26:SUMMARY.M26 SUMMARY.C13:SUMMARY.C13 SUMMARY.D13:SUMMARY.M13 SUMMARY.D27:SUMMARY.M27 SUMMARY.D27:SUMMARY.M27 SUMMARY.C14:SUMMARY.C14 SUMMARY.D14:SUMMARY.M14 SUMMARY.D28:SUMMARY.M28 SUMMARY.D28:SUMMARY.M28 SUMMARY.C15:SUMMARY.C15 SUMMARY.D15:SUMMARY.M15 SUMMARY.D29:SUMMARY.M29 SUMMARY.D29:SUMMARY.M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0.32cm" svg:height="12.7cm" svg:x="37.304cm" svg:y="13.562cm">
            <draw:object draw:notify-on-update-of-ranges="SUMMARY.Q7:SUMMARY.Z7 SUMMARY.P8:SUMMARY.P8 SUMMARY.Q8:SUMMARY.Z8 SUMMARY.Q22:SUMMARY.Z22 SUMMARY.Q22:SUMMARY.Z22 SUMMARY.P9:SUMMARY.P9 SUMMARY.Q9:SUMMARY.Z9 SUMMARY.Q23:SUMMARY.Z23 SUMMARY.Q23:SUMMARY.Z23 SUMMARY.P10:SUMMARY.P10 SUMMARY.Q10:SUMMARY.Z10 SUMMARY.Q24:SUMMARY.Z24 SUMMARY.Q24:SUMMARY.Z24 SUMMARY.P11:SUMMARY.P11 SUMMARY.Q11:SUMMARY.Z11 SUMMARY.Q25:SUMMARY.Z25 SUMMARY.Q25:SUMMARY.Z25 SUMMARY.P12:SUMMARY.P12 SUMMARY.Q12:SUMMARY.Z12 SUMMARY.Q26:SUMMARY.Z26 SUMMARY.Q26:SUMMARY.Z26 SUMMARY.P13:SUMMARY.P13 SUMMARY.Q13:SUMMARY.Z13 SUMMARY.Q27:SUMMARY.Z27 SUMMARY.Q27:SUMMARY.Z27 SUMMARY.P14:SUMMARY.P14 SUMMARY.Q14:SUMMARY.Z14 SUMMARY.Q28:SUMMARY.Z28 SUMMARY.Q28:SUMMARY.Z28 SUMMARY.P15:SUMMARY.P15 SUMMARY.Q15:SUMMARY.Z15 SUMMARY.Q29:SUMMARY.Z29 SUMMARY.Q29:SUMMARY.Z2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22.86cm" svg:height="12.827cm" svg:x="69.683cm" svg:y="1.361cm">
            <draw:object draw:notify-on-update-of-ranges="SUMMARY.Q7:SUMMARY.Z7 SUMMARY.P8:SUMMARY.P8 SUMMARY.Q8:SUMMARY.Z8 SUMMARY.Q22:SUMMARY.Z22 SUMMARY.Q22:SUMMARY.Z22 SUMMARY.P9:SUMMARY.P9 SUMMARY.Q9:SUMMARY.Z9 SUMMARY.Q23:SUMMARY.Z23 SUMMARY.Q23:SUMMARY.Z23 SUMMARY.P10:SUMMARY.P10 SUMMARY.Q10:SUMMARY.Z10 SUMMARY.Q24:SUMMARY.Z24 SUMMARY.Q24:SUMMARY.Z24 SUMMARY.P11:SUMMARY.P11 SUMMARY.Q11:SUMMARY.Z11 SUMMARY.Q25:SUMMARY.Z25 SUMMARY.Q25:SUMMARY.Z2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22.86cm" svg:height="12.827cm" svg:x="69.683cm" svg:y="16.32cm">
            <draw:object draw:notify-on-update-of-ranges="SUMMARY.Q7:SUMMARY.Z7 SUMMARY.P13:SUMMARY.P13 SUMMARY.Q13:SUMMARY.Z13 SUMMARY.Q27:SUMMARY.Z27 SUMMARY.Q27:SUMMARY.Z27 SUMMARY.P14:SUMMARY.P14 SUMMARY.Q14:SUMMARY.Z14 SUMMARY.Q28:SUMMARY.Z28 SUMMARY.Q28:SUMMARY.Z2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22.86cm" svg:height="15.24cm" svg:x="94.506cm" svg:y="1.361cm">
            <draw:object draw:notify-on-update-of-ranges="SUMMARY.Q7:SUMMARY.Z7 SUMMARY.P8:SUMMARY.P8 SUMMARY.Q8:SUMMARY.Z8 SUMMARY.Q22:SUMMARY.Z22 SUMMARY.Q22:SUMMARY.Z22 SUMMARY.P9:SUMMARY.P9 SUMMARY.Q9:SUMMARY.Z9 SUMMARY.Q23:SUMMARY.Z23 SUMMARY.Q23:SUMMARY.Z23 SUMMARY.P10:SUMMARY.P10 SUMMARY.Q10:SUMMARY.Z10 SUMMARY.Q24:SUMMARY.Z24 SUMMARY.Q24:SUMMARY.Z24 SUMMARY.P11:SUMMARY.P11 SUMMARY.Q11:SUMMARY.Z11 SUMMARY.Q25:SUMMARY.Z25 SUMMARY.Q25:SUMMARY.Z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22.86cm" svg:height="15.24cm" svg:x="94.667cm" svg:y="19.445cm">
            <draw:object draw:notify-on-update-of-ranges="SUMMARY.Q7:SUMMARY.Z7 SUMMARY.P13:SUMMARY.P13 SUMMARY.Q13:SUMMARY.Z13 SUMMARY.Q27:SUMMARY.Z27 SUMMARY.Q27:SUMMARY.Z27 SUMMARY.P14:SUMMARY.P14 SUMMARY.Q14:SUMMARY.Z14 SUMMARY.Q28:SUMMARY.Z28 SUMMARY.Q28:SUMMARY.Z28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26"/>
        </table:table-row>
        <table:table-row table:style-name="ro2">
          <table:table-cell table:number-columns-repeated="2"/>
          <table:table-cell office:value-type="string" calcext:value-type="string">
            <text:p>en microsegundos</text:p>
          </table:table-cell>
          <table:table-cell table:number-columns-repeated="12"/>
          <table:table-cell office:value-type="string" calcext:value-type="string">
            <text:p>en segundos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3"/>
          <table:table-cell table:formula="of:=['Detalle funciones'.R60]" office:value-type="float" office:value="1" calcext:value-type="float">
            <text:p>1</text:p>
          </table:table-cell>
          <table:table-cell table:formula="of:=['Detalle funciones'.S60]" office:value-type="float" office:value="2" calcext:value-type="float">
            <text:p>2</text:p>
          </table:table-cell>
          <table:table-cell table:formula="of:=['Detalle funciones'.T60]" office:value-type="float" office:value="4" calcext:value-type="float">
            <text:p>4</text:p>
          </table:table-cell>
          <table:table-cell table:formula="of:=['Detalle funciones'.U60]" office:value-type="float" office:value="8" calcext:value-type="float">
            <text:p>8</text:p>
          </table:table-cell>
          <table:table-cell table:formula="of:=['Detalle funciones'.V60]" office:value-type="float" office:value="16" calcext:value-type="float">
            <text:p>16</text:p>
          </table:table-cell>
          <table:table-cell table:formula="of:=['Detalle funciones'.W60]" office:value-type="float" office:value="24" calcext:value-type="float">
            <text:p>24</text:p>
          </table:table-cell>
          <table:table-cell table:formula="of:=['Detalle funciones'.X60]" office:value-type="float" office:value="36" calcext:value-type="float">
            <text:p>36</text:p>
          </table:table-cell>
          <table:table-cell table:formula="of:=['Detalle funciones'.Y60]" office:value-type="float" office:value="48" calcext:value-type="float">
            <text:p>48</text:p>
          </table:table-cell>
          <table:table-cell table:formula="of:=['Detalle funciones'.Z60]" office:value-type="float" office:value="64" calcext:value-type="float">
            <text:p>64</text:p>
          </table:table-cell>
          <table:table-cell table:formula="of:=['Detalle funciones'.AA60]" office:value-type="float" office:value="128" calcext:value-type="float">
            <text:p>128</text:p>
          </table:table-cell>
          <table:table-cell table:number-columns-repeated="3"/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4" calcext:value-type="float">
            <text:p>4</text:p>
          </table:table-cell>
          <table:table-cell table:formula="of:=[.G7]" office:value-type="float" office:value="8" calcext:value-type="float">
            <text:p>8</text:p>
          </table:table-cell>
          <table:table-cell table:formula="of:=[.H7]" office:value-type="float" office:value="16" calcext:value-type="float">
            <text:p>16</text:p>
          </table:table-cell>
          <table:table-cell table:formula="of:=[.I7]" office:value-type="float" office:value="24" calcext:value-type="float">
            <text:p>24</text:p>
          </table:table-cell>
          <table:table-cell table:formula="of:=[.J7]" office:value-type="float" office:value="36" calcext:value-type="float">
            <text:p>36</text:p>
          </table:table-cell>
          <table:table-cell table:formula="of:=[.K7]" office:value-type="float" office:value="48" calcext:value-type="float">
            <text:p>48</text:p>
          </table:table-cell>
          <table:table-cell table:formula="of:=[.L7]" office:value-type="float" office:value="64" calcext:value-type="float">
            <text:p>64</text:p>
          </table:table-cell>
          <table:table-cell table:formula="of:=[.M7]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formula="of:=['Detalle funciones'.Q61]" office:value-type="string" office:string-value="_spin_lock_bh() " calcext:value-type="string">
            <text:p>_spin_lock_bh() </text:p>
          </table:table-cell>
          <table:table-cell table:formula="of:=AVERAGE(['Detalle funciones'.R10];['Detalle funciones'.R35];['Detalle funciones'.R61])" office:value-type="float" office:value="2022.951" calcext:value-type="float">
            <text:p>2022,951</text:p>
          </table:table-cell>
          <table:table-cell table:formula="of:=AVERAGE(['Detalle funciones'.S10];['Detalle funciones'.S35];['Detalle funciones'.S61])" office:value-type="float" office:value="6213.90733333333" calcext:value-type="float">
            <text:p>6213,9073333333</text:p>
          </table:table-cell>
          <table:table-cell table:formula="of:=AVERAGE(['Detalle funciones'.T10];['Detalle funciones'.T35];['Detalle funciones'.T61])" office:value-type="float" office:value="35452.651" calcext:value-type="float">
            <text:p>35452,651</text:p>
          </table:table-cell>
          <table:table-cell table:formula="of:=AVERAGE(['Detalle funciones'.U10];['Detalle funciones'.U35];['Detalle funciones'.U61])" office:value-type="float" office:value="48709.594" calcext:value-type="float">
            <text:p>48709,594</text:p>
          </table:table-cell>
          <table:table-cell table:formula="of:=AVERAGE(['Detalle funciones'.V10];['Detalle funciones'.V35];['Detalle funciones'.V61])" office:value-type="float" office:value="58959.411" calcext:value-type="float">
            <text:p>58959,411</text:p>
          </table:table-cell>
          <table:table-cell table:formula="of:=AVERAGE(['Detalle funciones'.W10];['Detalle funciones'.W35];['Detalle funciones'.W61])" office:value-type="float" office:value="59391.5423333333" calcext:value-type="float">
            <text:p>59391,5423333333</text:p>
          </table:table-cell>
          <table:table-cell table:formula="of:=AVERAGE(['Detalle funciones'.X10];['Detalle funciones'.X35];['Detalle funciones'.X61])" office:value-type="float" office:value="71103.1183333333" calcext:value-type="float">
            <text:p>71103,1183333333</text:p>
          </table:table-cell>
          <table:table-cell table:formula="of:=AVERAGE(['Detalle funciones'.Y10];['Detalle funciones'.Y35];['Detalle funciones'.Y61])" office:value-type="float" office:value="80209.5063333333" calcext:value-type="float">
            <text:p>80209,5063333333</text:p>
          </table:table-cell>
          <table:table-cell table:formula="of:=AVERAGE(['Detalle funciones'.Z10];['Detalle funciones'.Z35];['Detalle funciones'.Z61])" office:value-type="float" office:value="82241.2283333333" calcext:value-type="float">
            <text:p>82241,2283333333</text:p>
          </table:table-cell>
          <table:table-cell table:formula="of:=AVERAGE(['Detalle funciones'.AA10];['Detalle funciones'.AA35];['Detalle funciones'.AA61])" office:value-type="float" office:value="75530.6863333333" calcext:value-type="float">
            <text:p>75530,6863333333</text:p>
          </table:table-cell>
          <table:table-cell table:number-columns-repeated="2"/>
          <table:table-cell table:formula="of:=[.C8]" office:value-type="string" office:string-value="_spin_lock_bh() " calcext:value-type="string">
            <text:p>_spin_lock_bh() </text:p>
          </table:table-cell>
          <table:table-cell table:formula="of:=[.D8]*0.000001" office:value-type="float" office:value="0.002022951" calcext:value-type="float">
            <text:p>0,002022951</text:p>
          </table:table-cell>
          <table:table-cell table:formula="of:=[.E8]*0.000001" office:value-type="float" office:value="0.00621390733333333" calcext:value-type="float">
            <text:p>0,0062139073</text:p>
          </table:table-cell>
          <table:table-cell table:formula="of:=[.F8]*0.000001" office:value-type="float" office:value="0.035452651" calcext:value-type="float">
            <text:p>0,035452651</text:p>
          </table:table-cell>
          <table:table-cell table:formula="of:=[.G8]*0.000001" office:value-type="float" office:value="0.048709594" calcext:value-type="float">
            <text:p>0,048709594</text:p>
          </table:table-cell>
          <table:table-cell table:formula="of:=[.H8]*0.000001" office:value-type="float" office:value="0.058959411" calcext:value-type="float">
            <text:p>0,058959411</text:p>
          </table:table-cell>
          <table:table-cell table:formula="of:=[.I8]*0.000001" office:value-type="float" office:value="0.0593915423333333" calcext:value-type="float">
            <text:p>0,0593915423</text:p>
          </table:table-cell>
          <table:table-cell table:formula="of:=[.J8]*0.000001" office:value-type="float" office:value="0.0711031183333333" calcext:value-type="float">
            <text:p>0,0711031183</text:p>
          </table:table-cell>
          <table:table-cell table:formula="of:=[.K8]*0.000001" office:value-type="float" office:value="0.0802095063333333" calcext:value-type="float">
            <text:p>0,0802095063</text:p>
          </table:table-cell>
          <table:table-cell table:formula="of:=[.L8]*0.000001" office:value-type="float" office:value="0.0822412283333333" calcext:value-type="float">
            <text:p>0,0822412283</text:p>
          </table:table-cell>
          <table:table-cell table:formula="of:=[.M8]*0.000001" office:value-type="float" office:value="0.0755306863333333" calcext:value-type="float">
            <text:p>0,0755306863</text:p>
          </table:table-cell>
        </table:table-row>
        <table:table-row table:style-name="ro1">
          <table:table-cell table:number-columns-repeated="2"/>
          <table:table-cell table:formula="of:=['Detalle funciones'.Q62]" office:value-type="string" office:string-value="_spin_lock_irq() " calcext:value-type="string">
            <text:p>_spin_lock_irq() </text:p>
          </table:table-cell>
          <table:table-cell table:formula="of:=AVERAGE(['Detalle funciones'.R11];['Detalle funciones'.R36];['Detalle funciones'.R62])" office:value-type="float" office:value="4.486" calcext:value-type="float">
            <text:p>4,486</text:p>
          </table:table-cell>
          <table:table-cell table:formula="of:=AVERAGE(['Detalle funciones'.S11];['Detalle funciones'.S36];['Detalle funciones'.S62])" office:value-type="float" office:value="360.132" calcext:value-type="float">
            <text:p>360,132</text:p>
          </table:table-cell>
          <table:table-cell table:formula="of:=AVERAGE(['Detalle funciones'.T11];['Detalle funciones'.T36];['Detalle funciones'.T62])" office:value-type="float" office:value="1682.65733333333" calcext:value-type="float">
            <text:p>1682,6573333333</text:p>
          </table:table-cell>
          <table:table-cell table:formula="of:=AVERAGE(['Detalle funciones'.U11];['Detalle funciones'.U36];['Detalle funciones'.U62])" office:value-type="float" office:value="2560.90866666667" calcext:value-type="float">
            <text:p>2560,9086666667</text:p>
          </table:table-cell>
          <table:table-cell table:formula="of:=AVERAGE(['Detalle funciones'.V11];['Detalle funciones'.V36];['Detalle funciones'.V62])" office:value-type="float" office:value="2960.83433333333" calcext:value-type="float">
            <text:p>2960,8343333333</text:p>
          </table:table-cell>
          <table:table-cell table:formula="of:=AVERAGE(['Detalle funciones'.W11];['Detalle funciones'.W36];['Detalle funciones'.W62])" office:value-type="float" office:value="2978.97" calcext:value-type="float">
            <text:p>2978,97</text:p>
          </table:table-cell>
          <table:table-cell table:formula="of:=AVERAGE(['Detalle funciones'.X11];['Detalle funciones'.X36];['Detalle funciones'.X62])" office:value-type="float" office:value="3195.07266666667" calcext:value-type="float">
            <text:p>3195,0726666667</text:p>
          </table:table-cell>
          <table:table-cell table:formula="of:=AVERAGE(['Detalle funciones'.Y11];['Detalle funciones'.Y36];['Detalle funciones'.Y62])" office:value-type="float" office:value="3515.73766666667" calcext:value-type="float">
            <text:p>3515,7376666667</text:p>
          </table:table-cell>
          <table:table-cell table:formula="of:=AVERAGE(['Detalle funciones'.Z11];['Detalle funciones'.Z36];['Detalle funciones'.Z62])" office:value-type="float" office:value="3704.20133333333" calcext:value-type="float">
            <text:p>3704,2013333333</text:p>
          </table:table-cell>
          <table:table-cell table:formula="of:=AVERAGE(['Detalle funciones'.AA11];['Detalle funciones'.AA36];['Detalle funciones'.AA62])" office:value-type="float" office:value="3882.39933333333" calcext:value-type="float">
            <text:p>3882,3993333333</text:p>
          </table:table-cell>
          <table:table-cell table:number-columns-repeated="2"/>
          <table:table-cell table:formula="of:=[.C9]" office:value-type="string" office:string-value="_spin_lock_irq() " calcext:value-type="string">
            <text:p>_spin_lock_irq() </text:p>
          </table:table-cell>
          <table:table-cell table:formula="of:=[.D9]*0.000001" office:value-type="float" office:value="0.000004486" calcext:value-type="float">
            <text:p>0,000004486</text:p>
          </table:table-cell>
          <table:table-cell table:formula="of:=[.E9]*0.000001" office:value-type="float" office:value="0.000360132" calcext:value-type="float">
            <text:p>0,000360132</text:p>
          </table:table-cell>
          <table:table-cell table:formula="of:=[.F9]*0.000001" office:value-type="float" office:value="0.00168265733333333" calcext:value-type="float">
            <text:p>0,0016826573</text:p>
          </table:table-cell>
          <table:table-cell table:formula="of:=[.G9]*0.000001" office:value-type="float" office:value="0.00256090866666667" calcext:value-type="float">
            <text:p>0,0025609087</text:p>
          </table:table-cell>
          <table:table-cell table:formula="of:=[.H9]*0.000001" office:value-type="float" office:value="0.00296083433333333" calcext:value-type="float">
            <text:p>0,0029608343</text:p>
          </table:table-cell>
          <table:table-cell table:formula="of:=[.I9]*0.000001" office:value-type="float" office:value="0.00297897" calcext:value-type="float">
            <text:p>0,00297897</text:p>
          </table:table-cell>
          <table:table-cell table:formula="of:=[.J9]*0.000001" office:value-type="float" office:value="0.00319507266666667" calcext:value-type="float">
            <text:p>0,0031950727</text:p>
          </table:table-cell>
          <table:table-cell table:formula="of:=[.K9]*0.000001" office:value-type="float" office:value="0.00351573766666667" calcext:value-type="float">
            <text:p>0,0035157377</text:p>
          </table:table-cell>
          <table:table-cell table:formula="of:=[.L9]*0.000001" office:value-type="float" office:value="0.00370420133333333" calcext:value-type="float">
            <text:p>0,0037042013</text:p>
          </table:table-cell>
          <table:table-cell table:formula="of:=[.M9]*0.000001" office:value-type="float" office:value="0.00388239933333333" calcext:value-type="float">
            <text:p>0,0038823993</text:p>
          </table:table-cell>
        </table:table-row>
        <table:table-row table:style-name="ro1">
          <table:table-cell table:number-columns-repeated="2"/>
          <table:table-cell table:formula="of:=['Detalle funciones'.Q63]" office:value-type="string" office:string-value="_spin_lock_irqsave() " calcext:value-type="string">
            <text:p>_spin_lock_irqsave() </text:p>
          </table:table-cell>
          <table:table-cell table:formula="of:=AVERAGE(['Detalle funciones'.R12];['Detalle funciones'.R37];['Detalle funciones'.R63])" office:value-type="float" office:value="931.671" calcext:value-type="float">
            <text:p>931,671</text:p>
          </table:table-cell>
          <table:table-cell table:formula="of:=AVERAGE(['Detalle funciones'.S12];['Detalle funciones'.S37];['Detalle funciones'.S63])" office:value-type="float" office:value="3162.645" calcext:value-type="float">
            <text:p>3162,645</text:p>
          </table:table-cell>
          <table:table-cell table:formula="of:=AVERAGE(['Detalle funciones'.T12];['Detalle funciones'.T37];['Detalle funciones'.T63])" office:value-type="float" office:value="9589.88133333333" calcext:value-type="float">
            <text:p>9589,8813333333</text:p>
          </table:table-cell>
          <table:table-cell table:formula="of:=AVERAGE(['Detalle funciones'.U12];['Detalle funciones'.U37];['Detalle funciones'.U63])" office:value-type="float" office:value="12882.063" calcext:value-type="float">
            <text:p>12882,063</text:p>
          </table:table-cell>
          <table:table-cell table:formula="of:=AVERAGE(['Detalle funciones'.V12];['Detalle funciones'.V37];['Detalle funciones'.V63])" office:value-type="float" office:value="15468.6096666667" calcext:value-type="float">
            <text:p>15468,6096666667</text:p>
          </table:table-cell>
          <table:table-cell table:formula="of:=AVERAGE(['Detalle funciones'.W12];['Detalle funciones'.W37];['Detalle funciones'.W63])" office:value-type="float" office:value="14801.0626666667" calcext:value-type="float">
            <text:p>14801,0626666667</text:p>
          </table:table-cell>
          <table:table-cell table:formula="of:=AVERAGE(['Detalle funciones'.X12];['Detalle funciones'.X37];['Detalle funciones'.X63])" office:value-type="float" office:value="16009.9666666667" calcext:value-type="float">
            <text:p>16009,9666666667</text:p>
          </table:table-cell>
          <table:table-cell table:formula="of:=AVERAGE(['Detalle funciones'.Y12];['Detalle funciones'.Y37];['Detalle funciones'.Y63])" office:value-type="float" office:value="17257.9336666667" calcext:value-type="float">
            <text:p>17257,9336666667</text:p>
          </table:table-cell>
          <table:table-cell table:formula="of:=AVERAGE(['Detalle funciones'.Z12];['Detalle funciones'.Z37];['Detalle funciones'.Z63])" office:value-type="float" office:value="17852.226" calcext:value-type="float">
            <text:p>17852,226</text:p>
          </table:table-cell>
          <table:table-cell table:formula="of:=AVERAGE(['Detalle funciones'.AA12];['Detalle funciones'.AA37];['Detalle funciones'.AA63])" office:value-type="float" office:value="18490.42" calcext:value-type="float">
            <text:p>18490,42</text:p>
          </table:table-cell>
          <table:table-cell table:number-columns-repeated="2"/>
          <table:table-cell table:formula="of:=[.C10]" office:value-type="string" office:string-value="_spin_lock_irqsave() " calcext:value-type="string">
            <text:p>_spin_lock_irqsave() </text:p>
          </table:table-cell>
          <table:table-cell table:formula="of:=[.D10]*0.000001" office:value-type="float" office:value="0.000931671" calcext:value-type="float">
            <text:p>0,000931671</text:p>
          </table:table-cell>
          <table:table-cell table:formula="of:=[.E10]*0.000001" office:value-type="float" office:value="0.003162645" calcext:value-type="float">
            <text:p>0,003162645</text:p>
          </table:table-cell>
          <table:table-cell table:formula="of:=[.F10]*0.000001" office:value-type="float" office:value="0.00958988133333333" calcext:value-type="float">
            <text:p>0,0095898813</text:p>
          </table:table-cell>
          <table:table-cell table:formula="of:=[.G10]*0.000001" office:value-type="float" office:value="0.012882063" calcext:value-type="float">
            <text:p>0,012882063</text:p>
          </table:table-cell>
          <table:table-cell table:formula="of:=[.H10]*0.000001" office:value-type="float" office:value="0.0154686096666667" calcext:value-type="float">
            <text:p>0,0154686097</text:p>
          </table:table-cell>
          <table:table-cell table:formula="of:=[.I10]*0.000001" office:value-type="float" office:value="0.0148010626666667" calcext:value-type="float">
            <text:p>0,0148010627</text:p>
          </table:table-cell>
          <table:table-cell table:formula="of:=[.J10]*0.000001" office:value-type="float" office:value="0.0160099666666667" calcext:value-type="float">
            <text:p>0,0160099667</text:p>
          </table:table-cell>
          <table:table-cell table:formula="of:=[.K10]*0.000001" office:value-type="float" office:value="0.0172579336666667" calcext:value-type="float">
            <text:p>0,0172579337</text:p>
          </table:table-cell>
          <table:table-cell table:formula="of:=[.L10]*0.000001" office:value-type="float" office:value="0.017852226" calcext:value-type="float">
            <text:p>0,017852226</text:p>
          </table:table-cell>
          <table:table-cell table:formula="of:=[.M10]*0.000001" office:value-type="float" office:value="0.01849042" calcext:value-type="float">
            <text:p>0,01849042</text:p>
          </table:table-cell>
        </table:table-row>
        <table:table-row table:style-name="ro1">
          <table:table-cell table:number-columns-repeated="2"/>
          <table:table-cell table:formula="of:=['Detalle funciones'.Q64]" office:value-type="string" office:string-value="_spin_lock() " calcext:value-type="string">
            <text:p>_spin_lock() </text:p>
          </table:table-cell>
          <table:table-cell table:formula="of:=AVERAGE(['Detalle funciones'.R13];['Detalle funciones'.R38];['Detalle funciones'.R64])" office:value-type="float" office:value="714.167" calcext:value-type="float">
            <text:p>714,167</text:p>
          </table:table-cell>
          <table:table-cell table:formula="of:=AVERAGE(['Detalle funciones'.S13];['Detalle funciones'.S38];['Detalle funciones'.S64])" office:value-type="float" office:value="3086.635" calcext:value-type="float">
            <text:p>3086,635</text:p>
          </table:table-cell>
          <table:table-cell table:formula="of:=AVERAGE(['Detalle funciones'.T13];['Detalle funciones'.T38];['Detalle funciones'.T64])" office:value-type="float" office:value="10995.038" calcext:value-type="float">
            <text:p>10995,038</text:p>
          </table:table-cell>
          <table:table-cell table:formula="of:=AVERAGE(['Detalle funciones'.U13];['Detalle funciones'.U38];['Detalle funciones'.U64])" office:value-type="float" office:value="14488.7093333333" calcext:value-type="float">
            <text:p>14488,7093333333</text:p>
          </table:table-cell>
          <table:table-cell table:formula="of:=AVERAGE(['Detalle funciones'.V13];['Detalle funciones'.V38];['Detalle funciones'.V64])" office:value-type="float" office:value="17380.938" calcext:value-type="float">
            <text:p>17380,938</text:p>
          </table:table-cell>
          <table:table-cell table:formula="of:=AVERAGE(['Detalle funciones'.W13];['Detalle funciones'.W38];['Detalle funciones'.W64])" office:value-type="float" office:value="17519.5423333333" calcext:value-type="float">
            <text:p>17519,5423333333</text:p>
          </table:table-cell>
          <table:table-cell table:formula="of:=AVERAGE(['Detalle funciones'.X13];['Detalle funciones'.X38];['Detalle funciones'.X64])" office:value-type="float" office:value="19712.2216666667" calcext:value-type="float">
            <text:p>19712,2216666667</text:p>
          </table:table-cell>
          <table:table-cell table:formula="of:=AVERAGE(['Detalle funciones'.Y13];['Detalle funciones'.Y38];['Detalle funciones'.Y64])" office:value-type="float" office:value="21286.638" calcext:value-type="float">
            <text:p>21286,638</text:p>
          </table:table-cell>
          <table:table-cell table:formula="of:=AVERAGE(['Detalle funciones'.Z13];['Detalle funciones'.Z38];['Detalle funciones'.Z64])" office:value-type="float" office:value="23838.9323333333" calcext:value-type="float">
            <text:p>23838,9323333333</text:p>
          </table:table-cell>
          <table:table-cell table:formula="of:=AVERAGE(['Detalle funciones'.AA13];['Detalle funciones'.AA38];['Detalle funciones'.AA64])" office:value-type="float" office:value="27494.9053333333" calcext:value-type="float">
            <text:p>27494,9053333333</text:p>
          </table:table-cell>
          <table:table-cell table:number-columns-repeated="2"/>
          <table:table-cell table:formula="of:=[.C11]" office:value-type="string" office:string-value="_spin_lock() " calcext:value-type="string">
            <text:p>_spin_lock() </text:p>
          </table:table-cell>
          <table:table-cell table:formula="of:=[.D11]*0.000001" office:value-type="float" office:value="0.000714167" calcext:value-type="float">
            <text:p>0,000714167</text:p>
          </table:table-cell>
          <table:table-cell table:formula="of:=[.E11]*0.000001" office:value-type="float" office:value="0.003086635" calcext:value-type="float">
            <text:p>0,003086635</text:p>
          </table:table-cell>
          <table:table-cell table:formula="of:=[.F11]*0.000001" office:value-type="float" office:value="0.010995038" calcext:value-type="float">
            <text:p>0,010995038</text:p>
          </table:table-cell>
          <table:table-cell table:formula="of:=[.G11]*0.000001" office:value-type="float" office:value="0.0144887093333333" calcext:value-type="float">
            <text:p>0,0144887093</text:p>
          </table:table-cell>
          <table:table-cell table:formula="of:=[.H11]*0.000001" office:value-type="float" office:value="0.017380938" calcext:value-type="float">
            <text:p>0,017380938</text:p>
          </table:table-cell>
          <table:table-cell table:formula="of:=[.I11]*0.000001" office:value-type="float" office:value="0.0175195423333333" calcext:value-type="float">
            <text:p>0,0175195423</text:p>
          </table:table-cell>
          <table:table-cell table:formula="of:=[.J11]*0.000001" office:value-type="float" office:value="0.0197122216666667" calcext:value-type="float">
            <text:p>0,0197122217</text:p>
          </table:table-cell>
          <table:table-cell table:formula="of:=[.K11]*0.000001" office:value-type="float" office:value="0.021286638" calcext:value-type="float">
            <text:p>0,021286638</text:p>
          </table:table-cell>
          <table:table-cell table:formula="of:=[.L11]*0.000001" office:value-type="float" office:value="0.0238389323333333" calcext:value-type="float">
            <text:p>0,0238389323</text:p>
          </table:table-cell>
          <table:table-cell table:formula="of:=[.M11]*0.000001" office:value-type="float" office:value="0.0274949053333333" calcext:value-type="float">
            <text:p>0,0274949053</text:p>
          </table:table-cell>
        </table:table-row>
        <table:table-row table:style-name="ro1">
          <table:table-cell table:number-columns-repeated="2"/>
          <table:table-cell table:formula="of:=['Detalle funciones'.Q65]" office:value-type="string" office:string-value="_spin_trylock() " calcext:value-type="string">
            <text:p>_spin_trylock() </text:p>
          </table:table-cell>
          <table:table-cell table:formula="of:=AVERAGE(['Detalle funciones'.R14];['Detalle funciones'.R39];['Detalle funciones'.R65])" office:value-type="float" office:value="0" calcext:value-type="float">
            <text:p>0</text:p>
          </table:table-cell>
          <table:table-cell table:formula="of:=AVERAGE(['Detalle funciones'.S14];['Detalle funciones'.S39];['Detalle funciones'.S65])" office:value-type="float" office:value="1.056" calcext:value-type="float">
            <text:p>1,056</text:p>
          </table:table-cell>
          <table:table-cell table:formula="of:=AVERAGE(['Detalle funciones'.T14];['Detalle funciones'.T39];['Detalle funciones'.T65])" office:value-type="float" office:value="18.0223333333333" calcext:value-type="float">
            <text:p>18,0223333333</text:p>
          </table:table-cell>
          <table:table-cell table:formula="of:=AVERAGE(['Detalle funciones'.U14];['Detalle funciones'.U39];['Detalle funciones'.U65])" office:value-type="float" office:value="20.3903333333333" calcext:value-type="float">
            <text:p>20,3903333333</text:p>
          </table:table-cell>
          <table:table-cell table:formula="of:=AVERAGE(['Detalle funciones'.V14];['Detalle funciones'.V39];['Detalle funciones'.V65])" office:value-type="float" office:value="25.328" calcext:value-type="float">
            <text:p>25,328</text:p>
          </table:table-cell>
          <table:table-cell table:formula="of:=AVERAGE(['Detalle funciones'.W14];['Detalle funciones'.W39];['Detalle funciones'.W65])" office:value-type="float" office:value="20.448" calcext:value-type="float">
            <text:p>20,448</text:p>
          </table:table-cell>
          <table:table-cell table:formula="of:=AVERAGE(['Detalle funciones'.X14];['Detalle funciones'.X39];['Detalle funciones'.X65])" office:value-type="float" office:value="40.216" calcext:value-type="float">
            <text:p>40,216</text:p>
          </table:table-cell>
          <table:table-cell table:formula="of:=AVERAGE(['Detalle funciones'.Y14];['Detalle funciones'.Y39];['Detalle funciones'.Y65])" office:value-type="float" office:value="38.6256666666667" calcext:value-type="float">
            <text:p>38,6256666667</text:p>
          </table:table-cell>
          <table:table-cell table:formula="of:=AVERAGE(['Detalle funciones'.Z14];['Detalle funciones'.Z39];['Detalle funciones'.Z65])" office:value-type="float" office:value="54.9953333333333" calcext:value-type="float">
            <text:p>54,9953333333</text:p>
          </table:table-cell>
          <table:table-cell table:formula="of:=AVERAGE(['Detalle funciones'.AA14];['Detalle funciones'.AA39];['Detalle funciones'.AA65])" office:value-type="float" office:value="53.7323333333333" calcext:value-type="float">
            <text:p>53,7323333333</text:p>
          </table:table-cell>
          <table:table-cell table:number-columns-repeated="2"/>
          <table:table-cell table:formula="of:=[.C12]" office:value-type="string" office:string-value="_spin_trylock() " calcext:value-type="string">
            <text:p>_spin_trylock() </text:p>
          </table:table-cell>
          <table:table-cell table:formula="of:=[.D12]*0.000001" office:value-type="float" office:value="0" calcext:value-type="float">
            <text:p>0</text:p>
          </table:table-cell>
          <table:table-cell table:formula="of:=[.E12]*0.000001" office:value-type="float" office:value="0.000001056" calcext:value-type="float">
            <text:p>0,000001056</text:p>
          </table:table-cell>
          <table:table-cell table:formula="of:=[.F12]*0.000001" office:value-type="float" office:value="0.0000180223333333333" calcext:value-type="float">
            <text:p>1,80223333333333E-005</text:p>
          </table:table-cell>
          <table:table-cell table:formula="of:=[.G12]*0.000001" office:value-type="float" office:value="0.0000203903333333333" calcext:value-type="float">
            <text:p>2,03903333333333E-005</text:p>
          </table:table-cell>
          <table:table-cell table:formula="of:=[.H12]*0.000001" office:value-type="float" office:value="0.000025328" calcext:value-type="float">
            <text:p>0,000025328</text:p>
          </table:table-cell>
          <table:table-cell table:formula="of:=[.I12]*0.000001" office:value-type="float" office:value="0.000020448" calcext:value-type="float">
            <text:p>0,000020448</text:p>
          </table:table-cell>
          <table:table-cell table:formula="of:=[.J12]*0.000001" office:value-type="float" office:value="0.000040216" calcext:value-type="float">
            <text:p>0,000040216</text:p>
          </table:table-cell>
          <table:table-cell table:formula="of:=[.K12]*0.000001" office:value-type="float" office:value="0.0000386256666666667" calcext:value-type="float">
            <text:p>3,86256666666667E-005</text:p>
          </table:table-cell>
          <table:table-cell table:formula="of:=[.L12]*0.000001" office:value-type="float" office:value="0.0000549953333333333" calcext:value-type="float">
            <text:p>5,49953333333333E-005</text:p>
          </table:table-cell>
          <table:table-cell table:formula="of:=[.M12]*0.000001" office:value-type="float" office:value="0.0000537323333333333" calcext:value-type="float">
            <text:p>5,37323333333333E-005</text:p>
          </table:table-cell>
        </table:table-row>
        <table:table-row table:style-name="ro1">
          <table:table-cell table:number-columns-repeated="2"/>
          <table:table-cell table:formula="of:=['Detalle funciones'.Q66]" office:value-type="string" office:string-value="_spin_unlock_bh() " calcext:value-type="string">
            <text:p>_spin_unlock_bh() </text:p>
          </table:table-cell>
          <table:table-cell table:formula="of:=AVERAGE(['Detalle funciones'.R15];['Detalle funciones'.R40];['Detalle funciones'.R66])" office:value-type="float" office:value="626.786333333333" calcext:value-type="float">
            <text:p>626,7863333333</text:p>
          </table:table-cell>
          <table:table-cell table:formula="of:=AVERAGE(['Detalle funciones'.S15];['Detalle funciones'.S40];['Detalle funciones'.S66])" office:value-type="float" office:value="1652.267" calcext:value-type="float">
            <text:p>1652,267</text:p>
          </table:table-cell>
          <table:table-cell table:formula="of:=AVERAGE(['Detalle funciones'.T15];['Detalle funciones'.T40];['Detalle funciones'.T66])" office:value-type="float" office:value="4903.68233333333" calcext:value-type="float">
            <text:p>4903,6823333333</text:p>
          </table:table-cell>
          <table:table-cell table:formula="of:=AVERAGE(['Detalle funciones'.U15];['Detalle funciones'.U40];['Detalle funciones'.U66])" office:value-type="float" office:value="6564.61666666667" calcext:value-type="float">
            <text:p>6564,6166666667</text:p>
          </table:table-cell>
          <table:table-cell table:formula="of:=AVERAGE(['Detalle funciones'.V15];['Detalle funciones'.V40];['Detalle funciones'.V66])" office:value-type="float" office:value="7774.15066666667" calcext:value-type="float">
            <text:p>7774,1506666667</text:p>
          </table:table-cell>
          <table:table-cell table:formula="of:=AVERAGE(['Detalle funciones'.W15];['Detalle funciones'.W40];['Detalle funciones'.W66])" office:value-type="float" office:value="7659.58233333333" calcext:value-type="float">
            <text:p>7659,5823333333</text:p>
          </table:table-cell>
          <table:table-cell table:formula="of:=AVERAGE(['Detalle funciones'.X15];['Detalle funciones'.X40];['Detalle funciones'.X66])" office:value-type="float" office:value="8348.278" calcext:value-type="float">
            <text:p>8348,278</text:p>
          </table:table-cell>
          <table:table-cell table:formula="of:=AVERAGE(['Detalle funciones'.Y15];['Detalle funciones'.Y40];['Detalle funciones'.Y66])" office:value-type="float" office:value="8886.828" calcext:value-type="float">
            <text:p>8886,828</text:p>
          </table:table-cell>
          <table:table-cell table:formula="of:=AVERAGE(['Detalle funciones'.Z15];['Detalle funciones'.Z40];['Detalle funciones'.Z66])" office:value-type="float" office:value="9237.31133333333" calcext:value-type="float">
            <text:p>9237,3113333333</text:p>
          </table:table-cell>
          <table:table-cell table:formula="of:=AVERAGE(['Detalle funciones'.AA15];['Detalle funciones'.AA40];['Detalle funciones'.AA66])" office:value-type="float" office:value="9379.36233333333" calcext:value-type="float">
            <text:p>9379,3623333333</text:p>
          </table:table-cell>
          <table:table-cell table:number-columns-repeated="2"/>
          <table:table-cell table:formula="of:=[.C13]" office:value-type="string" office:string-value="_spin_unlock_bh() " calcext:value-type="string">
            <text:p>_spin_unlock_bh() </text:p>
          </table:table-cell>
          <table:table-cell table:formula="of:=[.D13]*0.000001" office:value-type="float" office:value="0.000626786333333333" calcext:value-type="float">
            <text:p>0,0006267863</text:p>
          </table:table-cell>
          <table:table-cell table:formula="of:=[.E13]*0.000001" office:value-type="float" office:value="0.001652267" calcext:value-type="float">
            <text:p>0,001652267</text:p>
          </table:table-cell>
          <table:table-cell table:formula="of:=[.F13]*0.000001" office:value-type="float" office:value="0.00490368233333333" calcext:value-type="float">
            <text:p>0,0049036823</text:p>
          </table:table-cell>
          <table:table-cell table:formula="of:=[.G13]*0.000001" office:value-type="float" office:value="0.00656461666666667" calcext:value-type="float">
            <text:p>0,0065646167</text:p>
          </table:table-cell>
          <table:table-cell table:formula="of:=[.H13]*0.000001" office:value-type="float" office:value="0.00777415066666667" calcext:value-type="float">
            <text:p>0,0077741507</text:p>
          </table:table-cell>
          <table:table-cell table:formula="of:=[.I13]*0.000001" office:value-type="float" office:value="0.00765958233333333" calcext:value-type="float">
            <text:p>0,0076595823</text:p>
          </table:table-cell>
          <table:table-cell table:formula="of:=[.J13]*0.000001" office:value-type="float" office:value="0.008348278" calcext:value-type="float">
            <text:p>0,008348278</text:p>
          </table:table-cell>
          <table:table-cell table:formula="of:=[.K13]*0.000001" office:value-type="float" office:value="0.008886828" calcext:value-type="float">
            <text:p>0,008886828</text:p>
          </table:table-cell>
          <table:table-cell table:formula="of:=[.L13]*0.000001" office:value-type="float" office:value="0.00923731133333333" calcext:value-type="float">
            <text:p>0,0092373113</text:p>
          </table:table-cell>
          <table:table-cell table:formula="of:=[.M13]*0.000001" office:value-type="float" office:value="0.00937936233333333" calcext:value-type="float">
            <text:p>0,0093793623</text:p>
          </table:table-cell>
        </table:table-row>
        <table:table-row table:style-name="ro1">
          <table:table-cell table:number-columns-repeated="2"/>
          <table:table-cell table:formula="of:=['Detalle funciones'.Q67]" office:value-type="string" office:string-value="_spin_unlock_irqrestore() " calcext:value-type="string">
            <text:p>_spin_unlock_irqrestore() </text:p>
          </table:table-cell>
          <table:table-cell table:formula="of:=AVERAGE(['Detalle funciones'.R16];['Detalle funciones'.R41];['Detalle funciones'.R67])" office:value-type="float" office:value="755.687666666667" calcext:value-type="float">
            <text:p>755,6876666667</text:p>
          </table:table-cell>
          <table:table-cell table:formula="of:=AVERAGE(['Detalle funciones'.S16];['Detalle funciones'.S41];['Detalle funciones'.S67])" office:value-type="float" office:value="3305.08133333333" calcext:value-type="float">
            <text:p>3305,0813333333</text:p>
          </table:table-cell>
          <table:table-cell table:formula="of:=AVERAGE(['Detalle funciones'.T16];['Detalle funciones'.T41];['Detalle funciones'.T67])" office:value-type="float" office:value="11101.5813333333" calcext:value-type="float">
            <text:p>11101,5813333333</text:p>
          </table:table-cell>
          <table:table-cell table:formula="of:=AVERAGE(['Detalle funciones'.U16];['Detalle funciones'.U41];['Detalle funciones'.U67])" office:value-type="float" office:value="15184.453" calcext:value-type="float">
            <text:p>15184,453</text:p>
          </table:table-cell>
          <table:table-cell table:formula="of:=AVERAGE(['Detalle funciones'.V16];['Detalle funciones'.V41];['Detalle funciones'.V67])" office:value-type="float" office:value="17843.0496666667" calcext:value-type="float">
            <text:p>17843,0496666667</text:p>
          </table:table-cell>
          <table:table-cell table:formula="of:=AVERAGE(['Detalle funciones'.W16];['Detalle funciones'.W41];['Detalle funciones'.W67])" office:value-type="float" office:value="17029.197" calcext:value-type="float">
            <text:p>17029,197</text:p>
          </table:table-cell>
          <table:table-cell table:formula="of:=AVERAGE(['Detalle funciones'.X16];['Detalle funciones'.X41];['Detalle funciones'.X67])" office:value-type="float" office:value="18158.0596666667" calcext:value-type="float">
            <text:p>18158,0596666667</text:p>
          </table:table-cell>
          <table:table-cell table:formula="of:=AVERAGE(['Detalle funciones'.Y16];['Detalle funciones'.Y41];['Detalle funciones'.Y67])" office:value-type="float" office:value="19104.5663333333" calcext:value-type="float">
            <text:p>19104,5663333333</text:p>
          </table:table-cell>
          <table:table-cell table:formula="of:=AVERAGE(['Detalle funciones'.Z16];['Detalle funciones'.Z41];['Detalle funciones'.Z67])" office:value-type="float" office:value="20015.1023333333" calcext:value-type="float">
            <text:p>20015,1023333333</text:p>
          </table:table-cell>
          <table:table-cell table:formula="of:=AVERAGE(['Detalle funciones'.AA16];['Detalle funciones'.AA41];['Detalle funciones'.AA67])" office:value-type="float" office:value="20789.755" calcext:value-type="float">
            <text:p>20789,755</text:p>
          </table:table-cell>
          <table:table-cell table:number-columns-repeated="2"/>
          <table:table-cell table:formula="of:=[.C14]" office:value-type="string" office:string-value="_spin_unlock_irqrestore() " calcext:value-type="string">
            <text:p>_spin_unlock_irqrestore() </text:p>
          </table:table-cell>
          <table:table-cell table:formula="of:=[.D14]*0.000001" office:value-type="float" office:value="0.000755687666666667" calcext:value-type="float">
            <text:p>0,0007556877</text:p>
          </table:table-cell>
          <table:table-cell table:formula="of:=[.E14]*0.000001" office:value-type="float" office:value="0.00330508133333333" calcext:value-type="float">
            <text:p>0,0033050813</text:p>
          </table:table-cell>
          <table:table-cell table:formula="of:=[.F14]*0.000001" office:value-type="float" office:value="0.0111015813333333" calcext:value-type="float">
            <text:p>0,0111015813</text:p>
          </table:table-cell>
          <table:table-cell table:formula="of:=[.G14]*0.000001" office:value-type="float" office:value="0.015184453" calcext:value-type="float">
            <text:p>0,015184453</text:p>
          </table:table-cell>
          <table:table-cell table:formula="of:=[.H14]*0.000001" office:value-type="float" office:value="0.0178430496666667" calcext:value-type="float">
            <text:p>0,0178430497</text:p>
          </table:table-cell>
          <table:table-cell table:formula="of:=[.I14]*0.000001" office:value-type="float" office:value="0.017029197" calcext:value-type="float">
            <text:p>0,017029197</text:p>
          </table:table-cell>
          <table:table-cell table:formula="of:=[.J14]*0.000001" office:value-type="float" office:value="0.0181580596666667" calcext:value-type="float">
            <text:p>0,0181580597</text:p>
          </table:table-cell>
          <table:table-cell table:formula="of:=[.K14]*0.000001" office:value-type="float" office:value="0.0191045663333333" calcext:value-type="float">
            <text:p>0,0191045663</text:p>
          </table:table-cell>
          <table:table-cell table:formula="of:=[.L14]*0.000001" office:value-type="float" office:value="0.0200151023333333" calcext:value-type="float">
            <text:p>0,0200151023</text:p>
          </table:table-cell>
          <table:table-cell table:formula="of:=[.M14]*0.000001" office:value-type="float" office:value="0.020789755" calcext:value-type="float">
            <text:p>0,020789755</text:p>
          </table:table-cell>
        </table:table-row>
        <table:table-row table:style-name="ro1">
          <table:table-cell table:number-columns-repeated="2"/>
          <table:table-cell table:formula="of:=['Detalle funciones'.Q68]" office:value-type="string" office:string-value="bit_spin_lock() " calcext:value-type="string">
            <text:p>bit_spin_lock() </text:p>
          </table:table-cell>
          <table:table-cell table:formula="of:=AVERAGE(['Detalle funciones'.R17];['Detalle funciones'.R42];['Detalle funciones'.R68])" office:value-type="float" office:value="0" calcext:value-type="float">
            <text:p>0</text:p>
          </table:table-cell>
          <table:table-cell table:formula="of:=AVERAGE(['Detalle funciones'.S17];['Detalle funciones'.S42];['Detalle funciones'.S68])" office:value-type="float" office:value="0" calcext:value-type="float">
            <text:p>0</text:p>
          </table:table-cell>
          <table:table-cell table:formula="of:=AVERAGE(['Detalle funciones'.T17];['Detalle funciones'.T42];['Detalle funciones'.T68])" office:value-type="float" office:value="0.529" calcext:value-type="float">
            <text:p>0,529</text:p>
          </table:table-cell>
          <table:table-cell table:formula="of:=AVERAGE(['Detalle funciones'.U17];['Detalle funciones'.U42];['Detalle funciones'.U68])" office:value-type="float" office:value="2.34433333333333" calcext:value-type="float">
            <text:p>2,3443333333</text:p>
          </table:table-cell>
          <table:table-cell table:formula="of:=AVERAGE(['Detalle funciones'.V17];['Detalle funciones'.V42];['Detalle funciones'.V68])" office:value-type="float" office:value="7.46266666666667" calcext:value-type="float">
            <text:p>7,4626666667</text:p>
          </table:table-cell>
          <table:table-cell table:formula="of:=AVERAGE(['Detalle funciones'.W17];['Detalle funciones'.W42];['Detalle funciones'.W68])" office:value-type="float" office:value="9.19866666666667" calcext:value-type="float">
            <text:p>9,1986666667</text:p>
          </table:table-cell>
          <table:table-cell table:formula="of:=AVERAGE(['Detalle funciones'.X17];['Detalle funciones'.X42];['Detalle funciones'.X68])" office:value-type="float" office:value="14.5716666666667" calcext:value-type="float">
            <text:p>14,5716666667</text:p>
          </table:table-cell>
          <table:table-cell table:formula="of:=AVERAGE(['Detalle funciones'.Y17];['Detalle funciones'.Y42];['Detalle funciones'.Y68])" office:value-type="float" office:value="27.8293333333333" calcext:value-type="float">
            <text:p>27,8293333333</text:p>
          </table:table-cell>
          <table:table-cell table:formula="of:=AVERAGE(['Detalle funciones'.Z17];['Detalle funciones'.Z42];['Detalle funciones'.Z68])" office:value-type="float" office:value="102.195666666667" calcext:value-type="float">
            <text:p>102,1956666667</text:p>
          </table:table-cell>
          <table:table-cell table:formula="of:=AVERAGE(['Detalle funciones'.AA17];['Detalle funciones'.AA42];['Detalle funciones'.AA68])" office:value-type="float" office:value="53.879" calcext:value-type="float">
            <text:p>53,879</text:p>
          </table:table-cell>
          <table:table-cell table:number-columns-repeated="2"/>
          <table:table-cell table:formula="of:=[.C15]" office:value-type="string" office:string-value="bit_spin_lock() " calcext:value-type="string">
            <text:p>bit_spin_lock() </text:p>
          </table:table-cell>
          <table:table-cell table:formula="of:=[.D15]*0.000001" office:value-type="float" office:value="0" calcext:value-type="float">
            <text:p>0</text:p>
          </table:table-cell>
          <table:table-cell table:formula="of:=[.E15]*0.000001" office:value-type="float" office:value="0" calcext:value-type="float">
            <text:p>0</text:p>
          </table:table-cell>
          <table:table-cell table:formula="of:=[.F15]*0.000001" office:value-type="float" office:value="0.000000529" calcext:value-type="float">
            <text:p>0,000000529</text:p>
          </table:table-cell>
          <table:table-cell table:formula="of:=[.G15]*0.000001" office:value-type="float" office:value="0.00000234433333333333" calcext:value-type="float">
            <text:p>2,34433333333333E-006</text:p>
          </table:table-cell>
          <table:table-cell table:formula="of:=[.H15]*0.000001" office:value-type="float" office:value="0.00000746266666666667" calcext:value-type="float">
            <text:p>7,46266666666667E-006</text:p>
          </table:table-cell>
          <table:table-cell table:formula="of:=[.I15]*0.000001" office:value-type="float" office:value="0.00000919866666666667" calcext:value-type="float">
            <text:p>9,19866666666667E-006</text:p>
          </table:table-cell>
          <table:table-cell table:formula="of:=[.J15]*0.000001" office:value-type="float" office:value="0.0000145716666666667" calcext:value-type="float">
            <text:p>1,45716666666667E-005</text:p>
          </table:table-cell>
          <table:table-cell table:formula="of:=[.K15]*0.000001" office:value-type="float" office:value="0.0000278293333333333" calcext:value-type="float">
            <text:p>2,78293333333333E-005</text:p>
          </table:table-cell>
          <table:table-cell table:formula="of:=[.L15]*0.000001" office:value-type="float" office:value="0.000102195666666667" calcext:value-type="float">
            <text:p>0,0001021957</text:p>
          </table:table-cell>
          <table:table-cell table:formula="of:=[.M15]*0.000001" office:value-type="float" office:value="0.000053879" calcext:value-type="float">
            <text:p>0,000053879</text:p>
          </table:table-cell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3"/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4" calcext:value-type="float">
            <text:p>4</text:p>
          </table:table-cell>
          <table:table-cell table:formula="of:=[.G7]" office:value-type="float" office:value="8" calcext:value-type="float">
            <text:p>8</text:p>
          </table:table-cell>
          <table:table-cell table:formula="of:=[.H7]" office:value-type="float" office:value="16" calcext:value-type="float">
            <text:p>16</text:p>
          </table:table-cell>
          <table:table-cell table:formula="of:=[.I7]" office:value-type="float" office:value="24" calcext:value-type="float">
            <text:p>24</text:p>
          </table:table-cell>
          <table:table-cell table:formula="of:=[.J7]" office:value-type="float" office:value="36" calcext:value-type="float">
            <text:p>36</text:p>
          </table:table-cell>
          <table:table-cell table:formula="of:=[.K7]" office:value-type="float" office:value="48" calcext:value-type="float">
            <text:p>48</text:p>
          </table:table-cell>
          <table:table-cell table:formula="of:=[.L7]" office:value-type="float" office:value="64" calcext:value-type="float">
            <text:p>64</text:p>
          </table:table-cell>
          <table:table-cell table:formula="of:=[.M7]" office:value-type="float" office:value="128" calcext:value-type="float">
            <text:p>128</text:p>
          </table:table-cell>
          <table:table-cell table:number-columns-repeated="3"/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2" calcext:value-type="float">
            <text:p>2</text:p>
          </table:table-cell>
          <table:table-cell table:formula="of:=[.F21]" office:value-type="float" office:value="4" calcext:value-type="float">
            <text:p>4</text:p>
          </table:table-cell>
          <table:table-cell table:formula="of:=[.G21]" office:value-type="float" office:value="8" calcext:value-type="float">
            <text:p>8</text:p>
          </table:table-cell>
          <table:table-cell table:formula="of:=[.H21]" office:value-type="float" office:value="16" calcext:value-type="float">
            <text:p>16</text:p>
          </table:table-cell>
          <table:table-cell table:formula="of:=[.I21]" office:value-type="float" office:value="24" calcext:value-type="float">
            <text:p>24</text:p>
          </table:table-cell>
          <table:table-cell table:formula="of:=[.J21]" office:value-type="float" office:value="36" calcext:value-type="float">
            <text:p>36</text:p>
          </table:table-cell>
          <table:table-cell table:formula="of:=[.K21]" office:value-type="float" office:value="48" calcext:value-type="float">
            <text:p>48</text:p>
          </table:table-cell>
          <table:table-cell table:formula="of:=[.L21]" office:value-type="float" office:value="64" calcext:value-type="float">
            <text:p>64</text:p>
          </table:table-cell>
          <table:table-cell table:formula="of:=[.M21]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formula="of:=[.C8]" office:value-type="string" office:string-value="_spin_lock_bh() " calcext:value-type="string">
            <text:p>_spin_lock_bh() </text:p>
          </table:table-cell>
          <table:table-cell table:formula="of:=STDEV(['Detalle funciones'.R10];['Detalle funciones'.R35];['Detalle funciones'.R61])/2" office:value-type="float" office:value="430.067009197404" calcext:value-type="float">
            <text:p>430,0670091974</text:p>
          </table:table-cell>
          <table:table-cell table:formula="of:=STDEV(['Detalle funciones'.S10];['Detalle funciones'.S35];['Detalle funciones'.S61])/2" office:value-type="float" office:value="1055.06660381707" calcext:value-type="float">
            <text:p>1055,0666038171</text:p>
          </table:table-cell>
          <table:table-cell table:formula="of:=STDEV(['Detalle funciones'.T10];['Detalle funciones'.T35];['Detalle funciones'.T61])/2" office:value-type="float" office:value="3627.7680149796" calcext:value-type="float">
            <text:p>3627,7680149796</text:p>
          </table:table-cell>
          <table:table-cell table:formula="of:=STDEV(['Detalle funciones'.U10];['Detalle funciones'.U35];['Detalle funciones'.U61])/2" office:value-type="float" office:value="2529.29081021301" calcext:value-type="float">
            <text:p>2529,290810213</text:p>
          </table:table-cell>
          <table:table-cell table:formula="of:=STDEV(['Detalle funciones'.V10];['Detalle funciones'.V35];['Detalle funciones'.V61])/2" office:value-type="float" office:value="1941.27998091987" calcext:value-type="float">
            <text:p>1941,2799809199</text:p>
          </table:table-cell>
          <table:table-cell table:formula="of:=STDEV(['Detalle funciones'.W10];['Detalle funciones'.W35];['Detalle funciones'.W61])/2" office:value-type="float" office:value="238.038529859316" calcext:value-type="float">
            <text:p>238,0385298593</text:p>
          </table:table-cell>
          <table:table-cell table:formula="of:=STDEV(['Detalle funciones'.X10];['Detalle funciones'.X35];['Detalle funciones'.X61])/2" office:value-type="float" office:value="3310.21865836991" calcext:value-type="float">
            <text:p>3310,2186583699</text:p>
          </table:table-cell>
          <table:table-cell table:formula="of:=STDEV(['Detalle funciones'.Y10];['Detalle funciones'.Y35];['Detalle funciones'.Y61])/2" office:value-type="float" office:value="1770.031241052" calcext:value-type="float">
            <text:p>1770,031241052</text:p>
          </table:table-cell>
          <table:table-cell table:formula="of:=STDEV(['Detalle funciones'.Z10];['Detalle funciones'.Z35];['Detalle funciones'.Z61])/2" office:value-type="float" office:value="1088.78201387379" calcext:value-type="float">
            <text:p>1088,7820138738</text:p>
          </table:table-cell>
          <table:table-cell table:formula="of:=STDEV(['Detalle funciones'.AA10];['Detalle funciones'.AA35];['Detalle funciones'.AA61])/2" office:value-type="float" office:value="6111.30768576563" calcext:value-type="float">
            <text:p>6111,3076857656</text:p>
          </table:table-cell>
          <table:table-cell table:number-columns-repeated="2"/>
          <table:table-cell table:formula="of:=[.C22]" office:value-type="string" office:string-value="_spin_lock_bh() " calcext:value-type="string">
            <text:p>_spin_lock_bh() </text:p>
          </table:table-cell>
          <table:table-cell table:formula="of:=[.D22]*0.000001" office:value-type="float" office:value="0.000430067009197404" calcext:value-type="float">
            <text:p>0,000430067</text:p>
          </table:table-cell>
          <table:table-cell table:formula="of:=[.E22]*0.000001" office:value-type="float" office:value="0.00105506660381707" calcext:value-type="float">
            <text:p>0,0010550666</text:p>
          </table:table-cell>
          <table:table-cell table:formula="of:=[.F22]*0.000001" office:value-type="float" office:value="0.0036277680149796" calcext:value-type="float">
            <text:p>0,003627768</text:p>
          </table:table-cell>
          <table:table-cell table:formula="of:=[.G22]*0.000001" office:value-type="float" office:value="0.00252929081021301" calcext:value-type="float">
            <text:p>0,0025292908</text:p>
          </table:table-cell>
          <table:table-cell table:formula="of:=[.H22]*0.000001" office:value-type="float" office:value="0.00194127998091987" calcext:value-type="float">
            <text:p>0,00194128</text:p>
          </table:table-cell>
          <table:table-cell table:formula="of:=[.I22]*0.000001" office:value-type="float" office:value="0.000238038529859316" calcext:value-type="float">
            <text:p>0,0002380385</text:p>
          </table:table-cell>
          <table:table-cell table:formula="of:=[.J22]*0.000001" office:value-type="float" office:value="0.00331021865836991" calcext:value-type="float">
            <text:p>0,0033102187</text:p>
          </table:table-cell>
          <table:table-cell table:formula="of:=[.K22]*0.000001" office:value-type="float" office:value="0.001770031241052" calcext:value-type="float">
            <text:p>0,0017700312</text:p>
          </table:table-cell>
          <table:table-cell table:formula="of:=[.L22]*0.000001" office:value-type="float" office:value="0.00108878201387379" calcext:value-type="float">
            <text:p>0,001088782</text:p>
          </table:table-cell>
          <table:table-cell table:formula="of:=[.M22]*0.000001" office:value-type="float" office:value="0.00611130768576563" calcext:value-type="float">
            <text:p>0,0061113077</text:p>
          </table:table-cell>
        </table:table-row>
        <table:table-row table:style-name="ro1">
          <table:table-cell table:number-columns-repeated="2"/>
          <table:table-cell table:formula="of:=[.C9]" office:value-type="string" office:string-value="_spin_lock_irq() " calcext:value-type="string">
            <text:p>_spin_lock_irq() </text:p>
          </table:table-cell>
          <table:table-cell table:formula="of:=STDEV(['Detalle funciones'.R11];['Detalle funciones'.R36];['Detalle funciones'.R62])/2" office:value-type="float" office:value="0.385427360212012" calcext:value-type="float">
            <text:p>0,3854273602</text:p>
          </table:table-cell>
          <table:table-cell table:formula="of:=STDEV(['Detalle funciones'.S11];['Detalle funciones'.S36];['Detalle funciones'.S62])/2" office:value-type="float" office:value="68.8478592386866" calcext:value-type="float">
            <text:p>68,8478592387</text:p>
          </table:table-cell>
          <table:table-cell table:formula="of:=STDEV(['Detalle funciones'.T11];['Detalle funciones'.T36];['Detalle funciones'.T62])/2" office:value-type="float" office:value="122.675092223659" calcext:value-type="float">
            <text:p>122,6750922237</text:p>
          </table:table-cell>
          <table:table-cell table:formula="of:=STDEV(['Detalle funciones'.U11];['Detalle funciones'.U36];['Detalle funciones'.U62])/2" office:value-type="float" office:value="154.927164126674" calcext:value-type="float">
            <text:p>154,9271641267</text:p>
          </table:table-cell>
          <table:table-cell table:formula="of:=STDEV(['Detalle funciones'.V11];['Detalle funciones'.V36];['Detalle funciones'.V62])/2" office:value-type="float" office:value="145.675747803412" calcext:value-type="float">
            <text:p>145,6757478034</text:p>
          </table:table-cell>
          <table:table-cell table:formula="of:=STDEV(['Detalle funciones'.W11];['Detalle funciones'.W36];['Detalle funciones'.W62])/2" office:value-type="float" office:value="80.2342944693851" calcext:value-type="float">
            <text:p>80,2342944694</text:p>
          </table:table-cell>
          <table:table-cell table:formula="of:=STDEV(['Detalle funciones'.X11];['Detalle funciones'.X36];['Detalle funciones'.X62])/2" office:value-type="float" office:value="215.843101527668" calcext:value-type="float">
            <text:p>215,8431015277</text:p>
          </table:table-cell>
          <table:table-cell table:formula="of:=STDEV(['Detalle funciones'.Y11];['Detalle funciones'.Y36];['Detalle funciones'.Y62])/2" office:value-type="float" office:value="40.1459466395217" calcext:value-type="float">
            <text:p>40,1459466395</text:p>
          </table:table-cell>
          <table:table-cell table:formula="of:=STDEV(['Detalle funciones'.Z11];['Detalle funciones'.Z36];['Detalle funciones'.Z62])/2" office:value-type="float" office:value="100.939835013652" calcext:value-type="float">
            <text:p>100,9398350137</text:p>
          </table:table-cell>
          <table:table-cell table:formula="of:=STDEV(['Detalle funciones'.AA11];['Detalle funciones'.AA36];['Detalle funciones'.AA62])/2" office:value-type="float" office:value="162.473532891771" calcext:value-type="float">
            <text:p>162,4735328918</text:p>
          </table:table-cell>
          <table:table-cell table:number-columns-repeated="2"/>
          <table:table-cell table:formula="of:=[.C23]" office:value-type="string" office:string-value="_spin_lock_irq() " calcext:value-type="string">
            <text:p>_spin_lock_irq() </text:p>
          </table:table-cell>
          <table:table-cell table:formula="of:=[.D23]*0.000001" office:value-type="float" office:value="0.000000385427360212012" calcext:value-type="float">
            <text:p>3,85427360212012E-007</text:p>
          </table:table-cell>
          <table:table-cell table:formula="of:=[.E23]*0.000001" office:value-type="float" office:value="0.0000688478592386866" calcext:value-type="float">
            <text:p>6,88478592386866E-005</text:p>
          </table:table-cell>
          <table:table-cell table:formula="of:=[.F23]*0.000001" office:value-type="float" office:value="0.000122675092223659" calcext:value-type="float">
            <text:p>0,0001226751</text:p>
          </table:table-cell>
          <table:table-cell table:formula="of:=[.G23]*0.000001" office:value-type="float" office:value="0.000154927164126674" calcext:value-type="float">
            <text:p>0,0001549272</text:p>
          </table:table-cell>
          <table:table-cell table:formula="of:=[.H23]*0.000001" office:value-type="float" office:value="0.000145675747803412" calcext:value-type="float">
            <text:p>0,0001456757</text:p>
          </table:table-cell>
          <table:table-cell table:formula="of:=[.I23]*0.000001" office:value-type="float" office:value="0.0000802342944693851" calcext:value-type="float">
            <text:p>8,02342944693851E-005</text:p>
          </table:table-cell>
          <table:table-cell table:formula="of:=[.J23]*0.000001" office:value-type="float" office:value="0.000215843101527668" calcext:value-type="float">
            <text:p>0,0002158431</text:p>
          </table:table-cell>
          <table:table-cell table:formula="of:=[.K23]*0.000001" office:value-type="float" office:value="0.0000401459466395217" calcext:value-type="float">
            <text:p>4,01459466395217E-005</text:p>
          </table:table-cell>
          <table:table-cell table:formula="of:=[.L23]*0.000001" office:value-type="float" office:value="0.000100939835013652" calcext:value-type="float">
            <text:p>0,0001009398</text:p>
          </table:table-cell>
          <table:table-cell table:formula="of:=[.M23]*0.000001" office:value-type="float" office:value="0.000162473532891771" calcext:value-type="float">
            <text:p>0,0001624735</text:p>
          </table:table-cell>
        </table:table-row>
        <table:table-row table:style-name="ro1">
          <table:table-cell table:number-columns-repeated="2"/>
          <table:table-cell table:formula="of:=[.C10]" office:value-type="string" office:string-value="_spin_lock_irqsave() " calcext:value-type="string">
            <text:p>_spin_lock_irqsave() </text:p>
          </table:table-cell>
          <table:table-cell table:formula="of:=STDEV(['Detalle funciones'.R12];['Detalle funciones'.R37];['Detalle funciones'.R63])/2" office:value-type="float" office:value="145.720174220147" calcext:value-type="float">
            <text:p>145,7201742201</text:p>
          </table:table-cell>
          <table:table-cell table:formula="of:=STDEV(['Detalle funciones'.S12];['Detalle funciones'.S37];['Detalle funciones'.S63])/2" office:value-type="float" office:value="465.912038548855" calcext:value-type="float">
            <text:p>465,9120385489</text:p>
          </table:table-cell>
          <table:table-cell table:formula="of:=STDEV(['Detalle funciones'.T12];['Detalle funciones'.T37];['Detalle funciones'.T63])/2" office:value-type="float" office:value="771.013788487653" calcext:value-type="float">
            <text:p>771,0137884877</text:p>
          </table:table-cell>
          <table:table-cell table:formula="of:=STDEV(['Detalle funciones'.U12];['Detalle funciones'.U37];['Detalle funciones'.U63])/2" office:value-type="float" office:value="444.342210952606" calcext:value-type="float">
            <text:p>444,3422109526</text:p>
          </table:table-cell>
          <table:table-cell table:formula="of:=STDEV(['Detalle funciones'.V12];['Detalle funciones'.V37];['Detalle funciones'.V63])/2" office:value-type="float" office:value="546.695355985016" calcext:value-type="float">
            <text:p>546,695355985</text:p>
          </table:table-cell>
          <table:table-cell table:formula="of:=STDEV(['Detalle funciones'.W12];['Detalle funciones'.W37];['Detalle funciones'.W63])/2" office:value-type="float" office:value="590.025714007519" calcext:value-type="float">
            <text:p>590,0257140075</text:p>
          </table:table-cell>
          <table:table-cell table:formula="of:=STDEV(['Detalle funciones'.X12];['Detalle funciones'.X37];['Detalle funciones'.X63])/2" office:value-type="float" office:value="806.735749986687" calcext:value-type="float">
            <text:p>806,7357499867</text:p>
          </table:table-cell>
          <table:table-cell table:formula="of:=STDEV(['Detalle funciones'.Y12];['Detalle funciones'.Y37];['Detalle funciones'.Y63])/2" office:value-type="float" office:value="335.504856263786" calcext:value-type="float">
            <text:p>335,5048562638</text:p>
          </table:table-cell>
          <table:table-cell table:formula="of:=STDEV(['Detalle funciones'.Z12];['Detalle funciones'.Z37];['Detalle funciones'.Z63])/2" office:value-type="float" office:value="378.458886741017" calcext:value-type="float">
            <text:p>378,458886741</text:p>
          </table:table-cell>
          <table:table-cell table:formula="of:=STDEV(['Detalle funciones'.AA12];['Detalle funciones'.AA37];['Detalle funciones'.AA63])/2" office:value-type="float" office:value="905.60172214404" calcext:value-type="float">
            <text:p>905,601722144</text:p>
          </table:table-cell>
          <table:table-cell table:number-columns-repeated="2"/>
          <table:table-cell table:formula="of:=[.C24]" office:value-type="string" office:string-value="_spin_lock_irqsave() " calcext:value-type="string">
            <text:p>_spin_lock_irqsave() </text:p>
          </table:table-cell>
          <table:table-cell table:formula="of:=[.D24]*0.000001" office:value-type="float" office:value="0.000145720174220147" calcext:value-type="float">
            <text:p>0,0001457202</text:p>
          </table:table-cell>
          <table:table-cell table:formula="of:=[.E24]*0.000001" office:value-type="float" office:value="0.000465912038548855" calcext:value-type="float">
            <text:p>0,000465912</text:p>
          </table:table-cell>
          <table:table-cell table:formula="of:=[.F24]*0.000001" office:value-type="float" office:value="0.000771013788487653" calcext:value-type="float">
            <text:p>0,0007710138</text:p>
          </table:table-cell>
          <table:table-cell table:formula="of:=[.G24]*0.000001" office:value-type="float" office:value="0.000444342210952606" calcext:value-type="float">
            <text:p>0,0004443422</text:p>
          </table:table-cell>
          <table:table-cell table:formula="of:=[.H24]*0.000001" office:value-type="float" office:value="0.000546695355985016" calcext:value-type="float">
            <text:p>0,0005466954</text:p>
          </table:table-cell>
          <table:table-cell table:formula="of:=[.I24]*0.000001" office:value-type="float" office:value="0.000590025714007519" calcext:value-type="float">
            <text:p>0,0005900257</text:p>
          </table:table-cell>
          <table:table-cell table:formula="of:=[.J24]*0.000001" office:value-type="float" office:value="0.000806735749986687" calcext:value-type="float">
            <text:p>0,0008067357</text:p>
          </table:table-cell>
          <table:table-cell table:formula="of:=[.K24]*0.000001" office:value-type="float" office:value="0.000335504856263786" calcext:value-type="float">
            <text:p>0,0003355049</text:p>
          </table:table-cell>
          <table:table-cell table:formula="of:=[.L24]*0.000001" office:value-type="float" office:value="0.000378458886741017" calcext:value-type="float">
            <text:p>0,0003784589</text:p>
          </table:table-cell>
          <table:table-cell table:formula="of:=[.M24]*0.000001" office:value-type="float" office:value="0.00090560172214404" calcext:value-type="float">
            <text:p>0,0009056017</text:p>
          </table:table-cell>
        </table:table-row>
        <table:table-row table:style-name="ro1">
          <table:table-cell table:number-columns-repeated="2"/>
          <table:table-cell table:formula="of:=[.C11]" office:value-type="string" office:string-value="_spin_lock() " calcext:value-type="string">
            <text:p>_spin_lock() </text:p>
          </table:table-cell>
          <table:table-cell table:formula="of:=STDEV(['Detalle funciones'.R13];['Detalle funciones'.R38];['Detalle funciones'.R64])/2" office:value-type="float" office:value="77.3277182176611" calcext:value-type="float">
            <text:p>77,3277182177</text:p>
          </table:table-cell>
          <table:table-cell table:formula="of:=STDEV(['Detalle funciones'.S13];['Detalle funciones'.S38];['Detalle funciones'.S64])/2" office:value-type="float" office:value="538.533592011678" calcext:value-type="float">
            <text:p>538,5335920117</text:p>
          </table:table-cell>
          <table:table-cell table:formula="of:=STDEV(['Detalle funciones'.T13];['Detalle funciones'.T38];['Detalle funciones'.T64])/2" office:value-type="float" office:value="867.06360567997" calcext:value-type="float">
            <text:p>867,06360568</text:p>
          </table:table-cell>
          <table:table-cell table:formula="of:=STDEV(['Detalle funciones'.U13];['Detalle funciones'.U38];['Detalle funciones'.U64])/2" office:value-type="float" office:value="438.195365599162" calcext:value-type="float">
            <text:p>438,1953655992</text:p>
          </table:table-cell>
          <table:table-cell table:formula="of:=STDEV(['Detalle funciones'.V13];['Detalle funciones'.V38];['Detalle funciones'.V64])/2" office:value-type="float" office:value="406.446246823612" calcext:value-type="float">
            <text:p>406,4462468236</text:p>
          </table:table-cell>
          <table:table-cell table:formula="of:=STDEV(['Detalle funciones'.W13];['Detalle funciones'.W38];['Detalle funciones'.W64])/2" office:value-type="float" office:value="796.175600209579" calcext:value-type="float">
            <text:p>796,1756002096</text:p>
          </table:table-cell>
          <table:table-cell table:formula="of:=STDEV(['Detalle funciones'.X13];['Detalle funciones'.X38];['Detalle funciones'.X64])/2" office:value-type="float" office:value="1061.05397326106" calcext:value-type="float">
            <text:p>1061,0539732611</text:p>
          </table:table-cell>
          <table:table-cell table:formula="of:=STDEV(['Detalle funciones'.Y13];['Detalle funciones'.Y38];['Detalle funciones'.Y64])/2" office:value-type="float" office:value="413.369462861917" calcext:value-type="float">
            <text:p>413,3694628619</text:p>
          </table:table-cell>
          <table:table-cell table:formula="of:=STDEV(['Detalle funciones'.Z13];['Detalle funciones'.Z38];['Detalle funciones'.Z64])/2" office:value-type="float" office:value="540.602373832731" calcext:value-type="float">
            <text:p>540,6023738327</text:p>
          </table:table-cell>
          <table:table-cell table:formula="of:=STDEV(['Detalle funciones'.AA13];['Detalle funciones'.AA38];['Detalle funciones'.AA64])/2" office:value-type="float" office:value="2127.79980693699" calcext:value-type="float">
            <text:p>2127,799806937</text:p>
          </table:table-cell>
          <table:table-cell table:number-columns-repeated="2"/>
          <table:table-cell table:formula="of:=[.C25]" office:value-type="string" office:string-value="_spin_lock() " calcext:value-type="string">
            <text:p>_spin_lock() </text:p>
          </table:table-cell>
          <table:table-cell table:formula="of:=[.D25]*0.000001" office:value-type="float" office:value="0.0000773277182176611" calcext:value-type="float">
            <text:p>7,73277182176611E-005</text:p>
          </table:table-cell>
          <table:table-cell table:formula="of:=[.E25]*0.000001" office:value-type="float" office:value="0.000538533592011678" calcext:value-type="float">
            <text:p>0,0005385336</text:p>
          </table:table-cell>
          <table:table-cell table:formula="of:=[.F25]*0.000001" office:value-type="float" office:value="0.00086706360567997" calcext:value-type="float">
            <text:p>0,0008670636</text:p>
          </table:table-cell>
          <table:table-cell table:formula="of:=[.G25]*0.000001" office:value-type="float" office:value="0.000438195365599162" calcext:value-type="float">
            <text:p>0,0004381954</text:p>
          </table:table-cell>
          <table:table-cell table:formula="of:=[.H25]*0.000001" office:value-type="float" office:value="0.000406446246823612" calcext:value-type="float">
            <text:p>0,0004064462</text:p>
          </table:table-cell>
          <table:table-cell table:formula="of:=[.I25]*0.000001" office:value-type="float" office:value="0.000796175600209579" calcext:value-type="float">
            <text:p>0,0007961756</text:p>
          </table:table-cell>
          <table:table-cell table:formula="of:=[.J25]*0.000001" office:value-type="float" office:value="0.00106105397326106" calcext:value-type="float">
            <text:p>0,001061054</text:p>
          </table:table-cell>
          <table:table-cell table:formula="of:=[.K25]*0.000001" office:value-type="float" office:value="0.000413369462861917" calcext:value-type="float">
            <text:p>0,0004133695</text:p>
          </table:table-cell>
          <table:table-cell table:formula="of:=[.L25]*0.000001" office:value-type="float" office:value="0.000540602373832731" calcext:value-type="float">
            <text:p>0,0005406024</text:p>
          </table:table-cell>
          <table:table-cell table:formula="of:=[.M25]*0.000001" office:value-type="float" office:value="0.00212779980693699" calcext:value-type="float">
            <text:p>0,0021277998</text:p>
          </table:table-cell>
        </table:table-row>
        <table:table-row table:style-name="ro1">
          <table:table-cell table:number-columns-repeated="2"/>
          <table:table-cell table:formula="of:=[.C12]" office:value-type="string" office:string-value="_spin_trylock() " calcext:value-type="string">
            <text:p>_spin_trylock() </text:p>
          </table:table-cell>
          <table:table-cell table:formula="of:=STDEV(['Detalle funciones'.R14];['Detalle funciones'.R39];['Detalle funciones'.R65])/2" office:value-type="float" office:value="0" calcext:value-type="float">
            <text:p>0</text:p>
          </table:table-cell>
          <table:table-cell table:formula="of:=STDEV(['Detalle funciones'.S14];['Detalle funciones'.S39];['Detalle funciones'.S65])/2" office:value-type="float" office:value="0.144971548932885" calcext:value-type="float">
            <text:p>0,1449715489</text:p>
          </table:table-cell>
          <table:table-cell table:formula="of:=STDEV(['Detalle funciones'.T14];['Detalle funciones'.T39];['Detalle funciones'.T65])/2" office:value-type="float" office:value="2.66036357164455" calcext:value-type="float">
            <text:p>2,6603635716</text:p>
          </table:table-cell>
          <table:table-cell table:formula="of:=STDEV(['Detalle funciones'.U14];['Detalle funciones'.U39];['Detalle funciones'.U65])/2" office:value-type="float" office:value="3.04121198428083" calcext:value-type="float">
            <text:p>3,0412119843</text:p>
          </table:table-cell>
          <table:table-cell table:formula="of:=STDEV(['Detalle funciones'.V14];['Detalle funciones'.V39];['Detalle funciones'.V65])/2" office:value-type="float" office:value="1.48238970921954" calcext:value-type="float">
            <text:p>1,4823897092</text:p>
          </table:table-cell>
          <table:table-cell table:formula="of:=STDEV(['Detalle funciones'.W14];['Detalle funciones'.W39];['Detalle funciones'.W65])/2" office:value-type="float" office:value="1.48576823562762" calcext:value-type="float">
            <text:p>1,4857682356</text:p>
          </table:table-cell>
          <table:table-cell table:formula="of:=STDEV(['Detalle funciones'.X14];['Detalle funciones'.X39];['Detalle funciones'.X65])/2" office:value-type="float" office:value="8.47348930488497" calcext:value-type="float">
            <text:p>8,4734893049</text:p>
          </table:table-cell>
          <table:table-cell table:formula="of:=STDEV(['Detalle funciones'.Y14];['Detalle funciones'.Y39];['Detalle funciones'.Y65])/2" office:value-type="float" office:value="2.78561525220791" calcext:value-type="float">
            <text:p>2,7856152522</text:p>
          </table:table-cell>
          <table:table-cell table:formula="of:=STDEV(['Detalle funciones'.Z14];['Detalle funciones'.Z39];['Detalle funciones'.Z65])/2" office:value-type="float" office:value="1.82979072118462" calcext:value-type="float">
            <text:p>1,8297907212</text:p>
          </table:table-cell>
          <table:table-cell table:formula="of:=STDEV(['Detalle funciones'.AA14];['Detalle funciones'.AA39];['Detalle funciones'.AA65])/2" office:value-type="float" office:value="2.96000862892886" calcext:value-type="float">
            <text:p>2,9600086289</text:p>
          </table:table-cell>
          <table:table-cell table:number-columns-repeated="2"/>
          <table:table-cell table:formula="of:=[.C26]" office:value-type="string" office:string-value="_spin_trylock() " calcext:value-type="string">
            <text:p>_spin_trylock() </text:p>
          </table:table-cell>
          <table:table-cell table:formula="of:=[.D26]*0.000001" office:value-type="float" office:value="0" calcext:value-type="float">
            <text:p>0</text:p>
          </table:table-cell>
          <table:table-cell table:formula="of:=[.E26]*0.000001" office:value-type="float" office:value="0.000000144971548932885" calcext:value-type="float">
            <text:p>0,000000145</text:p>
          </table:table-cell>
          <table:table-cell table:formula="of:=[.F26]*0.000001" office:value-type="float" office:value="0.00000266036357164455" calcext:value-type="float">
            <text:p>2,66036357164455E-006</text:p>
          </table:table-cell>
          <table:table-cell table:formula="of:=[.G26]*0.000001" office:value-type="float" office:value="0.00000304121198428083" calcext:value-type="float">
            <text:p>3,04121198428083E-006</text:p>
          </table:table-cell>
          <table:table-cell table:formula="of:=[.H26]*0.000001" office:value-type="float" office:value="0.00000148238970921954" calcext:value-type="float">
            <text:p>1,48238970921954E-006</text:p>
          </table:table-cell>
          <table:table-cell table:formula="of:=[.I26]*0.000001" office:value-type="float" office:value="0.00000148576823562762" calcext:value-type="float">
            <text:p>1,48576823562762E-006</text:p>
          </table:table-cell>
          <table:table-cell table:formula="of:=[.J26]*0.000001" office:value-type="float" office:value="0.00000847348930488497" calcext:value-type="float">
            <text:p>8,47348930488497E-006</text:p>
          </table:table-cell>
          <table:table-cell table:formula="of:=[.K26]*0.000001" office:value-type="float" office:value="0.00000278561525220791" calcext:value-type="float">
            <text:p>2,78561525220791E-006</text:p>
          </table:table-cell>
          <table:table-cell table:formula="of:=[.L26]*0.000001" office:value-type="float" office:value="0.00000182979072118462" calcext:value-type="float">
            <text:p>1,82979072118462E-006</text:p>
          </table:table-cell>
          <table:table-cell table:formula="of:=[.M26]*0.000001" office:value-type="float" office:value="0.00000296000862892886" calcext:value-type="float">
            <text:p>0,00000296</text:p>
          </table:table-cell>
        </table:table-row>
        <table:table-row table:style-name="ro1">
          <table:table-cell table:number-columns-repeated="2"/>
          <table:table-cell table:formula="of:=[.C13]" office:value-type="string" office:string-value="_spin_unlock_bh() " calcext:value-type="string">
            <text:p>_spin_unlock_bh() </text:p>
          </table:table-cell>
          <table:table-cell table:formula="of:=STDEV(['Detalle funciones'.R15];['Detalle funciones'.R40];['Detalle funciones'.R66])/2" office:value-type="float" office:value="111.354318913023" calcext:value-type="float">
            <text:p>111,354318913</text:p>
          </table:table-cell>
          <table:table-cell table:formula="of:=STDEV(['Detalle funciones'.S15];['Detalle funciones'.S40];['Detalle funciones'.S66])/2" office:value-type="float" office:value="235.778046388971" calcext:value-type="float">
            <text:p>235,778046389</text:p>
          </table:table-cell>
          <table:table-cell table:formula="of:=STDEV(['Detalle funciones'.T15];['Detalle funciones'.T40];['Detalle funciones'.T66])/2" office:value-type="float" office:value="405.55181484378" calcext:value-type="float">
            <text:p>405,5518148438</text:p>
          </table:table-cell>
          <table:table-cell table:formula="of:=STDEV(['Detalle funciones'.U15];['Detalle funciones'.U40];['Detalle funciones'.U66])/2" office:value-type="float" office:value="156.779438779718" calcext:value-type="float">
            <text:p>156,7794387797</text:p>
          </table:table-cell>
          <table:table-cell table:formula="of:=STDEV(['Detalle funciones'.V15];['Detalle funciones'.V40];['Detalle funciones'.V66])/2" office:value-type="float" office:value="168.803834035496" calcext:value-type="float">
            <text:p>168,8038340355</text:p>
          </table:table-cell>
          <table:table-cell table:formula="of:=STDEV(['Detalle funciones'.W15];['Detalle funciones'.W40];['Detalle funciones'.W66])/2" office:value-type="float" office:value="262.658578420891" calcext:value-type="float">
            <text:p>262,6585784209</text:p>
          </table:table-cell>
          <table:table-cell table:formula="of:=STDEV(['Detalle funciones'.X15];['Detalle funciones'.X40];['Detalle funciones'.X66])/2" office:value-type="float" office:value="391.960794196308" calcext:value-type="float">
            <text:p>391,9607941963</text:p>
          </table:table-cell>
          <table:table-cell table:formula="of:=STDEV(['Detalle funciones'.Y15];['Detalle funciones'.Y40];['Detalle funciones'.Y66])/2" office:value-type="float" office:value="109.957900252778" calcext:value-type="float">
            <text:p>109,9579002528</text:p>
          </table:table-cell>
          <table:table-cell table:formula="of:=STDEV(['Detalle funciones'.Z15];['Detalle funciones'.Z40];['Detalle funciones'.Z66])/2" office:value-type="float" office:value="226.581205660539" calcext:value-type="float">
            <text:p>226,5812056605</text:p>
          </table:table-cell>
          <table:table-cell table:formula="of:=STDEV(['Detalle funciones'.AA15];['Detalle funciones'.AA40];['Detalle funciones'.AA66])/2" office:value-type="float" office:value="270.304431636504" calcext:value-type="float">
            <text:p>270,3044316365</text:p>
          </table:table-cell>
          <table:table-cell table:number-columns-repeated="2"/>
          <table:table-cell table:formula="of:=[.C27]" office:value-type="string" office:string-value="_spin_unlock_bh() " calcext:value-type="string">
            <text:p>_spin_unlock_bh() </text:p>
          </table:table-cell>
          <table:table-cell table:formula="of:=[.D27]*0.000001" office:value-type="float" office:value="0.000111354318913023" calcext:value-type="float">
            <text:p>0,0001113543</text:p>
          </table:table-cell>
          <table:table-cell table:formula="of:=[.E27]*0.000001" office:value-type="float" office:value="0.000235778046388971" calcext:value-type="float">
            <text:p>0,000235778</text:p>
          </table:table-cell>
          <table:table-cell table:formula="of:=[.F27]*0.000001" office:value-type="float" office:value="0.00040555181484378" calcext:value-type="float">
            <text:p>0,0004055518</text:p>
          </table:table-cell>
          <table:table-cell table:formula="of:=[.G27]*0.000001" office:value-type="float" office:value="0.000156779438779718" calcext:value-type="float">
            <text:p>0,0001567794</text:p>
          </table:table-cell>
          <table:table-cell table:formula="of:=[.H27]*0.000001" office:value-type="float" office:value="0.000168803834035496" calcext:value-type="float">
            <text:p>0,0001688038</text:p>
          </table:table-cell>
          <table:table-cell table:formula="of:=[.I27]*0.000001" office:value-type="float" office:value="0.000262658578420891" calcext:value-type="float">
            <text:p>0,0002626586</text:p>
          </table:table-cell>
          <table:table-cell table:formula="of:=[.J27]*0.000001" office:value-type="float" office:value="0.000391960794196308" calcext:value-type="float">
            <text:p>0,0003919608</text:p>
          </table:table-cell>
          <table:table-cell table:formula="of:=[.K27]*0.000001" office:value-type="float" office:value="0.000109957900252778" calcext:value-type="float">
            <text:p>0,0001099579</text:p>
          </table:table-cell>
          <table:table-cell table:formula="of:=[.L27]*0.000001" office:value-type="float" office:value="0.000226581205660539" calcext:value-type="float">
            <text:p>0,0002265812</text:p>
          </table:table-cell>
          <table:table-cell table:formula="of:=[.M27]*0.000001" office:value-type="float" office:value="0.000270304431636504" calcext:value-type="float">
            <text:p>0,0002703044</text:p>
          </table:table-cell>
        </table:table-row>
        <table:table-row table:style-name="ro1">
          <table:table-cell table:number-columns-repeated="2"/>
          <table:table-cell table:formula="of:=[.C14]" office:value-type="string" office:string-value="_spin_unlock_irqrestore() " calcext:value-type="string">
            <text:p>_spin_unlock_irqrestore() </text:p>
          </table:table-cell>
          <table:table-cell table:formula="of:=STDEV(['Detalle funciones'.R16];['Detalle funciones'.R41];['Detalle funciones'.R67])/2" office:value-type="float" office:value="122.767485653097" calcext:value-type="float">
            <text:p>122,7674856531</text:p>
          </table:table-cell>
          <table:table-cell table:formula="of:=STDEV(['Detalle funciones'.S16];['Detalle funciones'.S41];['Detalle funciones'.S67])/2" office:value-type="float" office:value="494.296711341562" calcext:value-type="float">
            <text:p>494,2967113416</text:p>
          </table:table-cell>
          <table:table-cell table:formula="of:=STDEV(['Detalle funciones'.T16];['Detalle funciones'.T41];['Detalle funciones'.T67])/2" office:value-type="float" office:value="924.997134964527" calcext:value-type="float">
            <text:p>924,9971349645</text:p>
          </table:table-cell>
          <table:table-cell table:formula="of:=STDEV(['Detalle funciones'.U16];['Detalle funciones'.U41];['Detalle funciones'.U67])/2" office:value-type="float" office:value="519.749534920667" calcext:value-type="float">
            <text:p>519,7495349207</text:p>
          </table:table-cell>
          <table:table-cell table:formula="of:=STDEV(['Detalle funciones'.V16];['Detalle funciones'.V41];['Detalle funciones'.V67])/2" office:value-type="float" office:value="717.388032537541" calcext:value-type="float">
            <text:p>717,3880325375</text:p>
          </table:table-cell>
          <table:table-cell table:formula="of:=STDEV(['Detalle funciones'.W16];['Detalle funciones'.W41];['Detalle funciones'.W67])/2" office:value-type="float" office:value="758.754091616151" calcext:value-type="float">
            <text:p>758,7540916162</text:p>
          </table:table-cell>
          <table:table-cell table:formula="of:=STDEV(['Detalle funciones'.X16];['Detalle funciones'.X41];['Detalle funciones'.X67])/2" office:value-type="float" office:value="824.175034423109" calcext:value-type="float">
            <text:p>824,1750344231</text:p>
          </table:table-cell>
          <table:table-cell table:formula="of:=STDEV(['Detalle funciones'.Y16];['Detalle funciones'.Y41];['Detalle funciones'.Y67])/2" office:value-type="float" office:value="289.116946374789" calcext:value-type="float">
            <text:p>289,1169463748</text:p>
          </table:table-cell>
          <table:table-cell table:formula="of:=STDEV(['Detalle funciones'.Z16];['Detalle funciones'.Z41];['Detalle funciones'.Z67])/2" office:value-type="float" office:value="534.426013309685" calcext:value-type="float">
            <text:p>534,4260133097</text:p>
          </table:table-cell>
          <table:table-cell table:formula="of:=STDEV(['Detalle funciones'.AA16];['Detalle funciones'.AA41];['Detalle funciones'.AA67])/2" office:value-type="float" office:value="1054.39676634048" calcext:value-type="float">
            <text:p>1054,3967663405</text:p>
          </table:table-cell>
          <table:table-cell table:number-columns-repeated="2"/>
          <table:table-cell table:formula="of:=[.C28]" office:value-type="string" office:string-value="_spin_unlock_irqrestore() " calcext:value-type="string">
            <text:p>_spin_unlock_irqrestore() </text:p>
          </table:table-cell>
          <table:table-cell table:formula="of:=[.D28]*0.000001" office:value-type="float" office:value="0.000122767485653097" calcext:value-type="float">
            <text:p>0,0001227675</text:p>
          </table:table-cell>
          <table:table-cell table:formula="of:=[.E28]*0.000001" office:value-type="float" office:value="0.000494296711341562" calcext:value-type="float">
            <text:p>0,0004942967</text:p>
          </table:table-cell>
          <table:table-cell table:formula="of:=[.F28]*0.000001" office:value-type="float" office:value="0.000924997134964527" calcext:value-type="float">
            <text:p>0,0009249971</text:p>
          </table:table-cell>
          <table:table-cell table:formula="of:=[.G28]*0.000001" office:value-type="float" office:value="0.000519749534920667" calcext:value-type="float">
            <text:p>0,0005197495</text:p>
          </table:table-cell>
          <table:table-cell table:formula="of:=[.H28]*0.000001" office:value-type="float" office:value="0.00071738803253754" calcext:value-type="float">
            <text:p>0,000717388</text:p>
          </table:table-cell>
          <table:table-cell table:formula="of:=[.I28]*0.000001" office:value-type="float" office:value="0.000758754091616151" calcext:value-type="float">
            <text:p>0,0007587541</text:p>
          </table:table-cell>
          <table:table-cell table:formula="of:=[.J28]*0.000001" office:value-type="float" office:value="0.000824175034423109" calcext:value-type="float">
            <text:p>0,000824175</text:p>
          </table:table-cell>
          <table:table-cell table:formula="of:=[.K28]*0.000001" office:value-type="float" office:value="0.000289116946374789" calcext:value-type="float">
            <text:p>0,0002891169</text:p>
          </table:table-cell>
          <table:table-cell table:formula="of:=[.L28]*0.000001" office:value-type="float" office:value="0.000534426013309685" calcext:value-type="float">
            <text:p>0,000534426</text:p>
          </table:table-cell>
          <table:table-cell table:formula="of:=[.M28]*0.000001" office:value-type="float" office:value="0.00105439676634048" calcext:value-type="float">
            <text:p>0,0010543968</text:p>
          </table:table-cell>
        </table:table-row>
        <table:table-row table:style-name="ro1">
          <table:table-cell table:number-columns-repeated="2"/>
          <table:table-cell table:formula="of:=[.C15]" office:value-type="string" office:string-value="bit_spin_lock() " calcext:value-type="string">
            <text:p>bit_spin_lock() </text:p>
          </table:table-cell>
          <table:table-cell table:formula="of:=STDEV(['Detalle funciones'.R17];['Detalle funciones'.R42];['Detalle funciones'.R68])/2" office:value-type="float" office:value="0" calcext:value-type="float">
            <text:p>0</text:p>
          </table:table-cell>
          <table:table-cell table:formula="of:=STDEV(['Detalle funciones'.S17];['Detalle funciones'.S42];['Detalle funciones'.S68])/2" office:value-type="float" office:value="0" calcext:value-type="float">
            <text:p>0</text:p>
          </table:table-cell>
          <table:table-cell table:formula="of:=STDEV(['Detalle funciones'.T17];['Detalle funciones'.T42];['Detalle funciones'.T68])/2" office:value-type="float" office:value="0.0973999486652842" calcext:value-type="float">
            <text:p>0,0973999487</text:p>
          </table:table-cell>
          <table:table-cell table:formula="of:=STDEV(['Detalle funciones'.U17];['Detalle funciones'.U42];['Detalle funciones'.U68])/2" office:value-type="float" office:value="0.422508678411856" calcext:value-type="float">
            <text:p>0,4225086784</text:p>
          </table:table-cell>
          <table:table-cell table:formula="of:=STDEV(['Detalle funciones'.V17];['Detalle funciones'.V42];['Detalle funciones'.V68])/2" office:value-type="float" office:value="0.990684653829529" calcext:value-type="float">
            <text:p>0,9906846538</text:p>
          </table:table-cell>
          <table:table-cell table:formula="of:=STDEV(['Detalle funciones'.W17];['Detalle funciones'.W42];['Detalle funciones'.W68])/2" office:value-type="float" office:value="1.62627068267657" calcext:value-type="float">
            <text:p>1,6262706827</text:p>
          </table:table-cell>
          <table:table-cell table:formula="of:=STDEV(['Detalle funciones'.X17];['Detalle funciones'.X42];['Detalle funciones'.X68])/2" office:value-type="float" office:value="2.2231653859606" calcext:value-type="float">
            <text:p>2,223165386</text:p>
          </table:table-cell>
          <table:table-cell table:formula="of:=STDEV(['Detalle funciones'.Y17];['Detalle funciones'.Y42];['Detalle funciones'.Y68])/2" office:value-type="float" office:value="6.50688078754585" calcext:value-type="float">
            <text:p>6,5068807875</text:p>
          </table:table-cell>
          <table:table-cell table:formula="of:=STDEV(['Detalle funciones'.Z17];['Detalle funciones'.Z42];['Detalle funciones'.Z68])/2" office:value-type="float" office:value="67.7706582329944" calcext:value-type="float">
            <text:p>67,770658233</text:p>
          </table:table-cell>
          <table:table-cell table:formula="of:=STDEV(['Detalle funciones'.AA17];['Detalle funciones'.AA42];['Detalle funciones'.AA68])/2" office:value-type="float" office:value="8.39408644523036" calcext:value-type="float">
            <text:p>8,3940864452</text:p>
          </table:table-cell>
          <table:table-cell table:number-columns-repeated="2"/>
          <table:table-cell table:formula="of:=[.C29]" office:value-type="string" office:string-value="bit_spin_lock() " calcext:value-type="string">
            <text:p>bit_spin_lock() </text:p>
          </table:table-cell>
          <table:table-cell table:formula="of:=[.D29]*0.000001" office:value-type="float" office:value="0" calcext:value-type="float">
            <text:p>0</text:p>
          </table:table-cell>
          <table:table-cell table:formula="of:=[.E29]*0.000001" office:value-type="float" office:value="0" calcext:value-type="float">
            <text:p>0</text:p>
          </table:table-cell>
          <table:table-cell table:formula="of:=[.F29]*0.000001" office:value-type="float" office:value="0.0000000973999486652842" calcext:value-type="float">
            <text:p>9,73999486652842E-008</text:p>
          </table:table-cell>
          <table:table-cell table:formula="of:=[.G29]*0.000001" office:value-type="float" office:value="0.000000422508678411856" calcext:value-type="float">
            <text:p>4,22508678411856E-007</text:p>
          </table:table-cell>
          <table:table-cell table:formula="of:=[.H29]*0.000001" office:value-type="float" office:value="0.000000990684653829529" calcext:value-type="float">
            <text:p>9,90684653829529E-007</text:p>
          </table:table-cell>
          <table:table-cell table:formula="of:=[.I29]*0.000001" office:value-type="float" office:value="0.00000162627068267657" calcext:value-type="float">
            <text:p>1,62627068267657E-006</text:p>
          </table:table-cell>
          <table:table-cell table:formula="of:=[.J29]*0.000001" office:value-type="float" office:value="0.0000022231653859606" calcext:value-type="float">
            <text:p>2,2231653859606E-006</text:p>
          </table:table-cell>
          <table:table-cell table:formula="of:=[.K29]*0.000001" office:value-type="float" office:value="0.00000650688078754585" calcext:value-type="float">
            <text:p>6,50688078754585E-006</text:p>
          </table:table-cell>
          <table:table-cell table:formula="of:=[.L29]*0.000001" office:value-type="float" office:value="0.0000677706582329944" calcext:value-type="float">
            <text:p>6,77706582329944E-005</text:p>
          </table:table-cell>
          <table:table-cell table:formula="of:=[.M29]*0.000001" office:value-type="float" office:value="0.00000839408644523036" calcext:value-type="float">
            <text:p>8,39408644523036E-006</text:p>
          </table:table-cell>
        </table:table-row>
      </table:table>
      <table:named-expressions/>
      <table:database-ranges>
        <table:database-range table:name="__Anonymous_Sheet_DB__1" table:target-range-address="'Detalle funciones'.B61:'Detalle funciones'.L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-00-0000</text:date>, <text:time style:data-style-name="N2" text:time-value="16:19:32.095072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15:15.475201582</meta:creation-date>
    <dc:date>2015-12-03T16:22:18.303588428</dc:date>
    <meta:editing-duration>PT1H59M1S</meta:editing-duration>
    <meta:editing-cycles>15</meta:editing-cycles>
    <meta:generator>LibreOffice/4.2.8.2$Linux_X86_64 LibreOffice_project/420m0$Build-2</meta:generator>
    <meta:document-statistic meta:table-count="3" meta:cell-count="1402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102cm"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title svg:x="3.621cm" svg:y="0.316cm" chart:style-name="ch2">
          <text:p>Tiempo en llamadas de bloqueo de spinlock</text:p>
        </chart:title>
        <chart:subtitle svg:x="4.428cm" svg:y="1.301cm" chart:style-name="ch3">
          <text:p>En transferencia de 1 millón de paquetes</text:p>
        </chart:subtitle>
        <chart:plot-area chart:style-name="ch4" table:cell-range-address="'Tiempo Total En llamadas de Lock'.G5:'Tiempo Total En llamadas de Lock'.H14" chart:data-source-has-labels="column" svg:x="1.331cm" svg:y="2.19cm" svg:width="14.357cm" svg:height="5.651cm">
          <chartooo:coordinate-region svg:x="2.243cm" svg:y="2.389cm" svg:width="13.445cm" svg:height="4.805cm"/>
          <chart:axis chart:dimension="x" chart:name="primary-x" chart:style-name="ch5" chartooo:axis-type="auto">
            <chartooo:date-scale/>
            <chart:title svg:x="7.023cm" svg:y="8.021cm" chart:style-name="ch6">
              <text:p>Número de Threads</text:p>
            </chart:title>
            <chart:categories table:cell-range-address="'Tiempo Total En llamadas de Lock'.G5:'Tiempo Total En llamadas de Lock'.G14"/>
          </chart:axis>
          <chart:axis chart:dimension="y" chart:name="primary-y" chart:style-name="ch7">
            <chart:title svg:x="0.451cm" svg:y="5.8cm" chart:style-name="ch8">
              <text:p>Tiempo [s]</text:p>
            </chart:title>
            <chart:grid chart:style-name="ch9" chart:class="major"/>
          </chart:axis>
          <chart:series chart:style-name="ch10" chart:values-cell-range-address="'Tiempo Total En llamadas de Lock'.H5:'Tiempo Total En llamadas de Lock'.H14" chart:class="chart:bar">
            <chart:regression-curve chart:style-name="ch11">
              <chart:equation chart:display-equation="true" chart:display-r-square="true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iempo Total En llamadas de Lock'.G5:'Tiempo Total En llamadas de Lock'.G14</svg:desc>
                </draw:g>
              </table:table-cell>
              <table:table-cell office:value-type="float" office:value="0.006040279">
                <text:p>0.006040279</text:p>
                <draw:g>
                  <svg:desc>'Tiempo Total En llamadas de Lock'.H5:'Tiempo Total En llamadas de Lock'.H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1461703">
                <text:p>0.0114617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78134594">
                <text:p>0.0781345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4032517">
                <text:p>0.1040325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4280613">
                <text:p>0.1142806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25388266">
                <text:p>0.12538826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34180576">
                <text:p>0.13418057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47607877">
                <text:p>0.1476078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61668458">
                <text:p>0.16166845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2073451">
                <text:p>0.152073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Q22:SUMMARY.Z22" chart:error-lower-range="SUMMARY.Q22:SUMMARY.Z2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Q22:SUMMARY.Z22" chart:error-lower-range="SUMMARY.Q22:SUMMARY.Z22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UMMARY.Q23:SUMMARY.Z23" chart:error-lower-range="SUMMARY.Q23:SUMMARY.Z23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UMMARY.Q23:SUMMARY.Z23" chart:error-lower-range="SUMMARY.Q23:SUMMARY.Z23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UMMARY.Q24:SUMMARY.Z24" chart:error-lower-range="SUMMARY.Q24:SUMMARY.Z24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4:SUMMARY.Z24" chart:error-lower-range="SUMMARY.Q24:SUMMARY.Z2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Q25:SUMMARY.Z25" chart:error-lower-range="SUMMARY.Q25:SUMMARY.Z25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Q25:SUMMARY.Z25" chart:error-lower-range="SUMMARY.Q25:SUMMARY.Z25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2.828cm" xlink:href=".." xlink:type="simple" chart:class="chart:bar" chart:style-name="ch1">
        <chart:legend chart:legend-position="bottom" svg:x="5.22cm" svg:y="12.045cm" style:legend-expansion="wide" chart:style-name="ch2"/>
        <chart:plot-area chart:style-name="ch3" table:cell-range-address="SUMMARY.Q7:SUMMARY.Z11 SUMMARY.P8:SUMMARY.P11" chart:data-source-has-labels="both" svg:x="0.457cm" svg:y="0.256cm" svg:width="21.947cm" svg:height="11.533cm">
          <chartooo:coordinate-region svg:x="1.369cm" svg:y="0.455cm" svg:width="21.035cm" svg:height="10.687cm"/>
          <chart:axis chart:dimension="x" chart:name="primary-x" chart:style-name="ch4" chartooo:axis-type="auto">
            <chartooo:date-scale/>
            <chart:categories table:cell-range-address="SUMMARY.Q7:SUMMARY.Z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Q8:SUMMARY.Z8" chart:label-cell-address="SUMMARY.P8:SUMMARY.P8" chart:class="chart:bar">
            <chart:error-indicator chart:style-name="ch8" chart:dimension="y"/>
            <chart:data-point chart:repeated="10"/>
          </chart:series>
          <chart:series chart:style-name="ch9" chart:values-cell-range-address="SUMMARY.Q9:SUMMARY.Z9" chart:label-cell-address="SUMMARY.P9:SUMMARY.P9" chart:class="chart:bar">
            <chart:error-indicator chart:style-name="ch10" chart:dimension="y"/>
            <chart:data-point chart:repeated="10"/>
          </chart:series>
          <chart:series chart:style-name="ch11" chart:values-cell-range-address="SUMMARY.Q10:SUMMARY.Z10" chart:label-cell-address="SUMMARY.P10:SUMMARY.P10" chart:class="chart:bar">
            <chart:error-indicator chart:style-name="ch12" chart:dimension="y"/>
            <chart:data-point chart:repeated="10"/>
          </chart:series>
          <chart:series chart:style-name="ch13" chart:values-cell-range-address="SUMMARY.Q11:SUMMARY.Z11" chart:label-cell-address="SUMMARY.P11:SUMMARY.P11" chart:class="chart:bar">
            <chart:error-indicator chart:style-name="ch14" chart:dimension="y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Q7:SUMMARY.Z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SUMMARY.P8:SUMMARY.P8</svg:desc>
                </draw:g>
              </table:table-cell>
              <table:table-cell office:value-type="float" office:value="0.002022951">
                <text:p>0.002022951</text:p>
                <draw:g>
                  <svg:desc>SUMMARY.Q8:SUMMARY.Z8</svg:desc>
                </draw:g>
              </table:table-cell>
              <table:table-cell office:value-type="float" office:value="0.00621390733333333">
                <text:p>0.00621390733333333</text:p>
              </table:table-cell>
              <table:table-cell office:value-type="float" office:value="0.035452651">
                <text:p>0.035452651</text:p>
              </table:table-cell>
              <table:table-cell office:value-type="float" office:value="0.048709594">
                <text:p>0.048709594</text:p>
              </table:table-cell>
              <table:table-cell office:value-type="float" office:value="0.058959411">
                <text:p>0.058959411</text:p>
              </table:table-cell>
              <table:table-cell office:value-type="float" office:value="0.0593915423333333">
                <text:p>0.0593915423333333</text:p>
              </table:table-cell>
              <table:table-cell office:value-type="float" office:value="0.0711031183333333">
                <text:p>0.0711031183333333</text:p>
              </table:table-cell>
              <table:table-cell office:value-type="float" office:value="0.0802095063333333">
                <text:p>0.0802095063333333</text:p>
              </table:table-cell>
              <table:table-cell office:value-type="float" office:value="0.0822412283333333">
                <text:p>0.0822412283333333</text:p>
              </table:table-cell>
              <table:table-cell office:value-type="float" office:value="0.0755306863333333">
                <text:p>0.0755306863333333</text:p>
              </table:table-cell>
            </table:table-row>
            <table:table-row>
              <table:table-cell office:value-type="string">
                <text:p>Fila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Fila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_spin_lock_irq() </text:p>
                <draw:g>
                  <svg:desc>SUMMARY.P9:SUMMARY.P9</svg:desc>
                </draw:g>
              </table:table-cell>
              <table:table-cell office:value-type="float" office:value="0.000004486">
                <text:p>0.000004486</text:p>
                <draw:g>
                  <svg:desc>SUMMARY.Q9:SUMMARY.Z9</svg:desc>
                </draw:g>
              </table:table-cell>
              <table:table-cell office:value-type="float" office:value="0.000360132">
                <text:p>0.000360132</text:p>
              </table:table-cell>
              <table:table-cell office:value-type="float" office:value="0.00168265733333333">
                <text:p>0.00168265733333333</text:p>
              </table:table-cell>
              <table:table-cell office:value-type="float" office:value="0.00256090866666667">
                <text:p>0.00256090866666667</text:p>
              </table:table-cell>
              <table:table-cell office:value-type="float" office:value="0.00296083433333333">
                <text:p>0.00296083433333333</text:p>
              </table:table-cell>
              <table:table-cell office:value-type="float" office:value="0.00297897">
                <text:p>0.00297897</text:p>
              </table:table-cell>
              <table:table-cell office:value-type="float" office:value="0.00319507266666667">
                <text:p>0.00319507266666667</text:p>
              </table:table-cell>
              <table:table-cell office:value-type="float" office:value="0.00351573766666667">
                <text:p>0.00351573766666667</text:p>
              </table:table-cell>
              <table:table-cell office:value-type="float" office:value="0.00370420133333333">
                <text:p>0.00370420133333333</text:p>
              </table:table-cell>
              <table:table-cell office:value-type="float" office:value="0.00388239933333333">
                <text:p>0.00388239933333333</text:p>
              </table:table-cell>
            </table:table-row>
            <table:table-row>
              <table:table-cell office:value-type="string">
                <text:p>Fila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Fila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_spin_lock_irqsave() </text:p>
                <draw:g>
                  <svg:desc>SUMMARY.P10:SUMMARY.P10</svg:desc>
                </draw:g>
              </table:table-cell>
              <table:table-cell office:value-type="float" office:value="0.000931671">
                <text:p>0.000931671</text:p>
                <draw:g>
                  <svg:desc>SUMMARY.Q10:SUMMARY.Z10</svg:desc>
                </draw:g>
              </table:table-cell>
              <table:table-cell office:value-type="float" office:value="0.003162645">
                <text:p>0.003162645</text:p>
              </table:table-cell>
              <table:table-cell office:value-type="float" office:value="0.00958988133333333">
                <text:p>0.00958988133333333</text:p>
              </table:table-cell>
              <table:table-cell office:value-type="float" office:value="0.012882063">
                <text:p>0.012882063</text:p>
              </table:table-cell>
              <table:table-cell office:value-type="float" office:value="0.0154686096666667">
                <text:p>0.0154686096666667</text:p>
              </table:table-cell>
              <table:table-cell office:value-type="float" office:value="0.0148010626666667">
                <text:p>0.0148010626666667</text:p>
              </table:table-cell>
              <table:table-cell office:value-type="float" office:value="0.0160099666666667">
                <text:p>0.0160099666666667</text:p>
              </table:table-cell>
              <table:table-cell office:value-type="float" office:value="0.0172579336666667">
                <text:p>0.0172579336666667</text:p>
              </table:table-cell>
              <table:table-cell office:value-type="float" office:value="0.017852226">
                <text:p>0.017852226</text:p>
              </table:table-cell>
              <table:table-cell office:value-type="float" office:value="0.01849042">
                <text:p>0.01849042</text:p>
              </table:table-cell>
            </table:table-row>
            <table:table-row>
              <table:table-cell office:value-type="string">
                <text:p>Fila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Fila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_spin_lock() </text:p>
                <draw:g>
                  <svg:desc>SUMMARY.P11:SUMMARY.P11</svg:desc>
                </draw:g>
              </table:table-cell>
              <table:table-cell office:value-type="float" office:value="0.000714167">
                <text:p>0.000714167</text:p>
                <draw:g>
                  <svg:desc>SUMMARY.Q11:SUMMARY.Z11</svg:desc>
                </draw:g>
              </table:table-cell>
              <table:table-cell office:value-type="float" office:value="0.003086635">
                <text:p>0.003086635</text:p>
              </table:table-cell>
              <table:table-cell office:value-type="float" office:value="0.010995038">
                <text:p>0.010995038</text:p>
              </table:table-cell>
              <table:table-cell office:value-type="float" office:value="0.0144887093333333">
                <text:p>0.0144887093333333</text:p>
              </table:table-cell>
              <table:table-cell office:value-type="float" office:value="0.017380938">
                <text:p>0.017380938</text:p>
              </table:table-cell>
              <table:table-cell office:value-type="float" office:value="0.0175195423333333">
                <text:p>0.0175195423333333</text:p>
              </table:table-cell>
              <table:table-cell office:value-type="float" office:value="0.0197122216666667">
                <text:p>0.0197122216666667</text:p>
              </table:table-cell>
              <table:table-cell office:value-type="float" office:value="0.021286638">
                <text:p>0.021286638</text:p>
              </table:table-cell>
              <table:table-cell office:value-type="float" office:value="0.0238389323333333">
                <text:p>0.0238389323333333</text:p>
              </table:table-cell>
              <table:table-cell office:value-type="float" office:value="0.0274949053333333">
                <text:p>0.0274949053333333</text:p>
              </table:table-cell>
            </table:table-row>
            <table:table-row>
              <table:table-cell office:value-type="string">
                <text:p>Fila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  <table:table-row>
              <table:table-cell office:value-type="string">
                <text:p>Fila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Q27:SUMMARY.Z27" chart:error-lower-range="SUMMARY.Q27:SUMMARY.Z27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Q27:SUMMARY.Z27" chart:error-lower-range="SUMMARY.Q27:SUMMARY.Z27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UMMARY.Q28:SUMMARY.Z28" chart:error-lower-range="SUMMARY.Q28:SUMMARY.Z28"/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UMMARY.Q28:SUMMARY.Z28" chart:error-lower-range="SUMMARY.Q28:SUMMARY.Z28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1cm" svg:height="12.828cm" xlink:href=".." xlink:type="simple" chart:class="chart:bar" chart:style-name="ch1">
        <chart:legend chart:legend-position="bottom" svg:x="7.472cm" svg:y="12.045cm" style:legend-expansion="wide" chart:style-name="ch2"/>
        <chart:plot-area chart:style-name="ch3" table:cell-range-address="SUMMARY.Q7:SUMMARY.Z7 SUMMARY.P13:SUMMARY.Z14" chart:data-source-has-labels="both" svg:x="0.457cm" svg:y="0.256cm" svg:width="21.947cm" svg:height="11.533cm">
          <chartooo:coordinate-region svg:x="1.555cm" svg:y="0.455cm" svg:width="20.849cm" svg:height="10.687cm"/>
          <chart:axis chart:dimension="x" chart:name="primary-x" chart:style-name="ch4" chartooo:axis-type="auto">
            <chartooo:date-scale/>
            <chart:categories table:cell-range-address="SUMMARY.Q7:SUMMARY.Z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Q13:SUMMARY.Z13" chart:label-cell-address="SUMMARY.P13:SUMMARY.P13" chart:class="chart:bar">
            <chart:error-indicator chart:style-name="ch8" chart:dimension="y"/>
            <chart:data-point chart:repeated="10"/>
          </chart:series>
          <chart:series chart:style-name="ch9" chart:values-cell-range-address="SUMMARY.Q14:SUMMARY.Z14" chart:label-cell-address="SUMMARY.P14:SUMMARY.P14" chart:class="chart:bar">
            <chart:error-indicator chart:style-name="ch10" chart:dimension="y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Q7:SUMMARY.Z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unlock_bh() </text:p>
                <draw:g>
                  <svg:desc>SUMMARY.P13:SUMMARY.P13</svg:desc>
                </draw:g>
              </table:table-cell>
              <table:table-cell office:value-type="float" office:value="0.000626786333333333">
                <text:p>0.000626786333333333</text:p>
                <draw:g>
                  <svg:desc>SUMMARY.Q13:SUMMARY.Z13</svg:desc>
                </draw:g>
              </table:table-cell>
              <table:table-cell office:value-type="float" office:value="0.001652267">
                <text:p>0.001652267</text:p>
              </table:table-cell>
              <table:table-cell office:value-type="float" office:value="0.00490368233333333">
                <text:p>0.00490368233333333</text:p>
              </table:table-cell>
              <table:table-cell office:value-type="float" office:value="0.00656461666666667">
                <text:p>0.00656461666666667</text:p>
              </table:table-cell>
              <table:table-cell office:value-type="float" office:value="0.00777415066666667">
                <text:p>0.00777415066666667</text:p>
              </table:table-cell>
              <table:table-cell office:value-type="float" office:value="0.00765958233333333">
                <text:p>0.00765958233333333</text:p>
              </table:table-cell>
              <table:table-cell office:value-type="float" office:value="0.008348278">
                <text:p>0.008348278</text:p>
              </table:table-cell>
              <table:table-cell office:value-type="float" office:value="0.008886828">
                <text:p>0.008886828</text:p>
              </table:table-cell>
              <table:table-cell office:value-type="float" office:value="0.00923731133333333">
                <text:p>0.00923731133333333</text:p>
              </table:table-cell>
              <table:table-cell office:value-type="float" office:value="0.00937936233333333">
                <text:p>0.00937936233333333</text:p>
              </table:table-cell>
            </table:table-row>
            <table:table-row>
              <table:table-cell office:value-type="string">
                <text:p>Fila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Fila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_spin_unlock_irqrestore() </text:p>
                <draw:g>
                  <svg:desc>SUMMARY.P14:SUMMARY.P14</svg:desc>
                </draw:g>
              </table:table-cell>
              <table:table-cell office:value-type="float" office:value="0.000755687666666667">
                <text:p>0.000755687666666667</text:p>
                <draw:g>
                  <svg:desc>SUMMARY.Q14:SUMMARY.Z14</svg:desc>
                </draw:g>
              </table:table-cell>
              <table:table-cell office:value-type="float" office:value="0.00330508133333333">
                <text:p>0.00330508133333333</text:p>
              </table:table-cell>
              <table:table-cell office:value-type="float" office:value="0.0111015813333333">
                <text:p>0.0111015813333333</text:p>
              </table:table-cell>
              <table:table-cell office:value-type="float" office:value="0.015184453">
                <text:p>0.015184453</text:p>
              </table:table-cell>
              <table:table-cell office:value-type="float" office:value="0.0178430496666667">
                <text:p>0.0178430496666667</text:p>
              </table:table-cell>
              <table:table-cell office:value-type="float" office:value="0.017029197">
                <text:p>0.017029197</text:p>
              </table:table-cell>
              <table:table-cell office:value-type="float" office:value="0.0181580596666667">
                <text:p>0.0181580596666667</text:p>
              </table:table-cell>
              <table:table-cell office:value-type="float" office:value="0.0191045663333333">
                <text:p>0.0191045663333333</text:p>
              </table:table-cell>
              <table:table-cell office:value-type="float" office:value="0.0200151023333333">
                <text:p>0.0200151023333333</text:p>
              </table:table-cell>
              <table:table-cell office:value-type="float" office:value="0.020789755">
                <text:p>0.020789755</text:p>
              </table:table-cell>
            </table:table-row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2:SUMMARY.Z22" chart:error-lower-range="SUMMARY.Q22:SUMMARY.Z22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3" style:family="chart">
      <style:text-properties fo:color="#004586"/>
    </style:style>
    <style:style style:name="ch14" style:family="chart">
      <style:chart-properties chart:error-upper-indicator="true" chart:error-lower-indicator="true" chart:error-category="cell-range" chart:error-upper-range="SUMMARY.Q22:SUMMARY.Z22" chart:error-lower-range="SUMMARY.Q22:SUMMARY.Z22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Q23:SUMMARY.Z23" chart:error-lower-range="SUMMARY.Q23:SUMMARY.Z23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7" style:family="chart">
      <style:text-properties fo:color="#ff420e"/>
    </style:style>
    <style:style style:name="ch18" style:family="chart">
      <style:chart-properties chart:error-upper-indicator="true" chart:error-lower-indicator="true" chart:error-category="cell-range" chart:error-upper-range="SUMMARY.Q23:SUMMARY.Z23" chart:error-lower-range="SUMMARY.Q23:SUMMARY.Z23" char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Q24:SUMMARY.Z24" chart:error-lower-range="SUMMARY.Q24:SUMMARY.Z24"/>
      <style:graphic-properties draw:stroke="none" draw:fill-color="#ffd320" dr3d:edge-rounding="5%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d320"/>
    </style:style>
    <style:style style:name="ch21" style:family="chart">
      <style:text-properties fo:color="#ffd320"/>
    </style:style>
    <style:style style:name="ch22" style:family="chart">
      <style:chart-properties chart:error-upper-indicator="true" chart:error-lower-indicator="true" chart:error-category="cell-range" chart:error-upper-range="SUMMARY.Q24:SUMMARY.Z24" chart:error-lower-range="SUMMARY.Q24:SUMMARY.Z24" char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link-data-style-to-source="true" chart:error-category="cell-range" chart:error-upper-range="SUMMARY.Q25:SUMMARY.Z25" chart:error-lower-range="SUMMARY.Q25:SUMMARY.Z25"/>
      <style:graphic-properties draw:stroke="none" draw:fill-color="#579d1c" dr3d:edge-rounding="5%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579d1c"/>
    </style:style>
    <style:style style:name="ch25" style:family="chart">
      <style:text-properties fo:color="#579d1c"/>
    </style:style>
    <style:style style:name="ch26" style:family="chart">
      <style:chart-properties chart:error-upper-indicator="true" chart:error-lower-indicator="true" chart:error-category="cell-range" chart:error-upper-range="SUMMARY.Q25:SUMMARY.Z25" chart:error-lower-range="SUMMARY.Q25:SUMMARY.Z25" chart:std-weight="1"/>
      <style:graphic-properties draw:stroke="solid" svg:stroke-width="0cm" svg:stroke-color="#000000" svg:stroke-opacity="100%" draw:stroke-linejoin="round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2.861cm" svg:height="15.241cm" xlink:href=".." xlink:type="simple" chart:class="chart:bar" chart:style-name="ch1">
        <chart:title svg:x="5.817cm" svg:y="0.44cm" chart:style-name="ch2">
          <text:p>Tiempo promedio de llamadas bloqueadoras de spinlock</text:p>
        </chart:title>
        <chart:subtitle svg:x="7.761cm" svg:y="1.549cm" chart:style-name="ch3">
          <text:p>Efectuadas a lo largo del Caso de Estudio</text:p>
        </chart:subtitle>
        <chart:legend chart:legend-position="bottom" svg:x="2.413cm" svg:y="13.462cm" style:legend-expansion="wide" chart:style-name="ch4"/>
        <chart:plot-area chart:style-name="ch5" table:cell-range-address="SUMMARY.P7:SUMMARY.Z11" chart:data-source-has-labels="both" svg:x="1.468cm" svg:y="2.562cm" svg:width="20.936cm" svg:height="9.615cm">
          <chartooo:coordinate-region svg:x="2.38cm" svg:y="2.761cm" svg:width="20.024cm" svg:height="8.769cm"/>
          <chart:axis chart:dimension="x" chart:name="primary-x" chart:style-name="ch6" chartooo:axis-type="auto">
            <chartooo:date-scale/>
            <chart:title svg:x="10.45cm" svg:y="12.481cm" chart:style-name="ch7">
              <text:p>Número de Threads</text:p>
            </chart:title>
            <chart:categories table:cell-range-address="SUMMARY.Q7:SUMMARY.Z7"/>
          </chart:axis>
          <chart:axis chart:dimension="y" chart:name="primary-y" chart:style-name="ch8">
            <chart:title svg:x="0.451cm" svg:y="8.154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Q8:SUMMARY.Z8" chart:label-cell-address="SUMMARY.P8:SUMMARY.P8" chart:class="chart:bar">
            <chart:regression-curve chart:style-name="ch12">
              <chart:equation chart:display-equation="true" chart:display-r-square="true" svg:x="2.589cm" svg:y="2.718cm" chart:style-name="ch13"/>
            </chart:regression-curve>
            <chart:error-indicator chart:style-name="ch14" chart:dimension="y"/>
            <chart:data-point chart:repeated="10"/>
          </chart:series>
          <chart:series chart:style-name="ch15" chart:values-cell-range-address="SUMMARY.Q9:SUMMARY.Z9" chart:label-cell-address="SUMMARY.P9:SUMMARY.P9" chart:class="chart:bar">
            <chart:regression-curve chart:style-name="ch16">
              <chart:equation chart:display-equation="true" chart:display-r-square="true" svg:x="2.573cm" svg:y="5.607cm" chart:style-name="ch17"/>
            </chart:regression-curve>
            <chart:error-indicator chart:style-name="ch18" chart:dimension="y"/>
            <chart:data-point chart:repeated="10"/>
          </chart:series>
          <chart:series chart:style-name="ch19" chart:values-cell-range-address="SUMMARY.Q10:SUMMARY.Z10" chart:label-cell-address="SUMMARY.P10:SUMMARY.P10" chart:class="chart:bar">
            <chart:regression-curve chart:style-name="ch20">
              <chart:equation chart:display-equation="true" chart:display-r-square="true" svg:x="2.598cm" svg:y="4.665cm" chart:style-name="ch21"/>
            </chart:regression-curve>
            <chart:error-indicator chart:style-name="ch22" chart:dimension="y"/>
            <chart:data-point chart:repeated="10"/>
          </chart:series>
          <chart:series chart:style-name="ch23" chart:values-cell-range-address="SUMMARY.Q11:SUMMARY.Z11" chart:label-cell-address="SUMMARY.P11:SUMMARY.P11" chart:class="chart:bar">
            <chart:regression-curve chart:style-name="ch24">
              <chart:equation chart:display-equation="true" chart:display-r-square="true" svg:x="2.606cm" svg:y="3.683cm" chart:style-name="ch25"/>
            </chart:regression-curve>
            <chart:error-indicator chart:style-name="ch26" chart:dimension="y"/>
            <chart:data-point chart:repeated="10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Q7:SUMMARY.Z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SUMMARY.P8:SUMMARY.P8</svg:desc>
                </draw:g>
              </table:table-cell>
              <table:table-cell office:value-type="float" office:value="0.002022951">
                <text:p>0.002022951</text:p>
                <draw:g>
                  <svg:desc>SUMMARY.Q8:SUMMARY.Z8</svg:desc>
                </draw:g>
              </table:table-cell>
              <table:table-cell office:value-type="float" office:value="0.00621390733333333">
                <text:p>0.00621390733333333</text:p>
              </table:table-cell>
              <table:table-cell office:value-type="float" office:value="0.035452651">
                <text:p>0.035452651</text:p>
              </table:table-cell>
              <table:table-cell office:value-type="float" office:value="0.048709594">
                <text:p>0.048709594</text:p>
              </table:table-cell>
              <table:table-cell office:value-type="float" office:value="0.058959411">
                <text:p>0.058959411</text:p>
              </table:table-cell>
              <table:table-cell office:value-type="float" office:value="0.0593915423333333">
                <text:p>0.0593915423333333</text:p>
              </table:table-cell>
              <table:table-cell office:value-type="float" office:value="0.0711031183333333">
                <text:p>0.0711031183333333</text:p>
              </table:table-cell>
              <table:table-cell office:value-type="float" office:value="0.0802095063333333">
                <text:p>0.0802095063333333</text:p>
              </table:table-cell>
              <table:table-cell office:value-type="float" office:value="0.0822412283333333">
                <text:p>0.0822412283333333</text:p>
              </table:table-cell>
              <table:table-cell office:value-type="float" office:value="0.0755306863333333">
                <text:p>0.0755306863333333</text:p>
              </table:table-cell>
            </table:table-row>
            <table:table-row>
              <table:table-cell office:value-type="string">
                <text:p>Fila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Fila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_spin_lock_irq() </text:p>
                <draw:g>
                  <svg:desc>SUMMARY.P9:SUMMARY.P9</svg:desc>
                </draw:g>
              </table:table-cell>
              <table:table-cell office:value-type="float" office:value="0.000004486">
                <text:p>0.000004486</text:p>
                <draw:g>
                  <svg:desc>SUMMARY.Q9:SUMMARY.Z9</svg:desc>
                </draw:g>
              </table:table-cell>
              <table:table-cell office:value-type="float" office:value="0.000360132">
                <text:p>0.000360132</text:p>
              </table:table-cell>
              <table:table-cell office:value-type="float" office:value="0.00168265733333333">
                <text:p>0.00168265733333333</text:p>
              </table:table-cell>
              <table:table-cell office:value-type="float" office:value="0.00256090866666667">
                <text:p>0.00256090866666667</text:p>
              </table:table-cell>
              <table:table-cell office:value-type="float" office:value="0.00296083433333333">
                <text:p>0.00296083433333333</text:p>
              </table:table-cell>
              <table:table-cell office:value-type="float" office:value="0.00297897">
                <text:p>0.00297897</text:p>
              </table:table-cell>
              <table:table-cell office:value-type="float" office:value="0.00319507266666667">
                <text:p>0.00319507266666667</text:p>
              </table:table-cell>
              <table:table-cell office:value-type="float" office:value="0.00351573766666667">
                <text:p>0.00351573766666667</text:p>
              </table:table-cell>
              <table:table-cell office:value-type="float" office:value="0.00370420133333333">
                <text:p>0.00370420133333333</text:p>
              </table:table-cell>
              <table:table-cell office:value-type="float" office:value="0.00388239933333333">
                <text:p>0.00388239933333333</text:p>
              </table:table-cell>
            </table:table-row>
            <table:table-row>
              <table:table-cell office:value-type="string">
                <text:p>Fila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Fila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_spin_lock_irqsave() </text:p>
                <draw:g>
                  <svg:desc>SUMMARY.P10:SUMMARY.P10</svg:desc>
                </draw:g>
              </table:table-cell>
              <table:table-cell office:value-type="float" office:value="0.000931671">
                <text:p>0.000931671</text:p>
                <draw:g>
                  <svg:desc>SUMMARY.Q10:SUMMARY.Z10</svg:desc>
                </draw:g>
              </table:table-cell>
              <table:table-cell office:value-type="float" office:value="0.003162645">
                <text:p>0.003162645</text:p>
              </table:table-cell>
              <table:table-cell office:value-type="float" office:value="0.00958988133333333">
                <text:p>0.00958988133333333</text:p>
              </table:table-cell>
              <table:table-cell office:value-type="float" office:value="0.012882063">
                <text:p>0.012882063</text:p>
              </table:table-cell>
              <table:table-cell office:value-type="float" office:value="0.0154686096666667">
                <text:p>0.0154686096666667</text:p>
              </table:table-cell>
              <table:table-cell office:value-type="float" office:value="0.0148010626666667">
                <text:p>0.0148010626666667</text:p>
              </table:table-cell>
              <table:table-cell office:value-type="float" office:value="0.0160099666666667">
                <text:p>0.0160099666666667</text:p>
              </table:table-cell>
              <table:table-cell office:value-type="float" office:value="0.0172579336666667">
                <text:p>0.0172579336666667</text:p>
              </table:table-cell>
              <table:table-cell office:value-type="float" office:value="0.017852226">
                <text:p>0.017852226</text:p>
              </table:table-cell>
              <table:table-cell office:value-type="float" office:value="0.01849042">
                <text:p>0.01849042</text:p>
              </table:table-cell>
            </table:table-row>
            <table:table-row>
              <table:table-cell office:value-type="string">
                <text:p>Fila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Fila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_spin_lock() </text:p>
                <draw:g>
                  <svg:desc>SUMMARY.P11:SUMMARY.P11</svg:desc>
                </draw:g>
              </table:table-cell>
              <table:table-cell office:value-type="float" office:value="0.000714167">
                <text:p>0.000714167</text:p>
                <draw:g>
                  <svg:desc>SUMMARY.Q11:SUMMARY.Z11</svg:desc>
                </draw:g>
              </table:table-cell>
              <table:table-cell office:value-type="float" office:value="0.003086635">
                <text:p>0.003086635</text:p>
              </table:table-cell>
              <table:table-cell office:value-type="float" office:value="0.010995038">
                <text:p>0.010995038</text:p>
              </table:table-cell>
              <table:table-cell office:value-type="float" office:value="0.0144887093333333">
                <text:p>0.0144887093333333</text:p>
              </table:table-cell>
              <table:table-cell office:value-type="float" office:value="0.017380938">
                <text:p>0.017380938</text:p>
              </table:table-cell>
              <table:table-cell office:value-type="float" office:value="0.0175195423333333">
                <text:p>0.0175195423333333</text:p>
              </table:table-cell>
              <table:table-cell office:value-type="float" office:value="0.0197122216666667">
                <text:p>0.0197122216666667</text:p>
              </table:table-cell>
              <table:table-cell office:value-type="float" office:value="0.021286638">
                <text:p>0.021286638</text:p>
              </table:table-cell>
              <table:table-cell office:value-type="float" office:value="0.0238389323333333">
                <text:p>0.0238389323333333</text:p>
              </table:table-cell>
              <table:table-cell office:value-type="float" office:value="0.0274949053333333">
                <text:p>0.0274949053333333</text:p>
              </table:table-cell>
            </table:table-row>
            <table:table-row>
              <table:table-cell office:value-type="string">
                <text:p>Fila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  <table:table-row>
              <table:table-cell office:value-type="string">
                <text:p>Fila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7:SUMMARY.Z27" chart:error-lower-range="SUMMARY.Q27:SUMMARY.Z27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83caff"/>
    </style:style>
    <style:style style:name="ch13" style:family="chart">
      <style:graphic-properties draw:stroke="solid" svg:stroke-color="#83caff"/>
    </style:style>
    <style:style style:name="ch14" style:family="chart">
      <style:chart-properties chart:error-upper-indicator="true" chart:error-lower-indicator="true" chart:error-category="cell-range" chart:error-upper-range="SUMMARY.Q27:SUMMARY.Z27" chart:error-lower-range="SUMMARY.Q27:SUMMARY.Z27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Q28:SUMMARY.Z28" chart:error-lower-range="SUMMARY.Q28:SUMMARY.Z28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314004"/>
    </style:style>
    <style:style style:name="ch17" style:family="chart">
      <style:graphic-properties draw:stroke="solid" svg:stroke-color="#314004"/>
    </style:style>
    <style:style style:name="ch18" style:family="chart">
      <style:chart-properties chart:error-upper-indicator="true" chart:error-lower-indicator="true" chart:error-category="cell-range" chart:error-upper-range="SUMMARY.Q28:SUMMARY.Z28" chart:error-lower-range="SUMMARY.Q28:SUMMARY.Z28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861cm" svg:height="15.241cm" xlink:href=".." xlink:type="simple" chart:class="chart:bar" chart:style-name="ch1">
        <chart:title svg:x="6.042cm" svg:y="0.44cm" chart:style-name="ch2">
          <text:p>Tiempo promedio de llamadas liberadoras de spinlock</text:p>
        </chart:title>
        <chart:subtitle svg:x="7.761cm" svg:y="1.549cm" chart:style-name="ch3">
          <text:p>Efectuadas a lo largo del Caso de Estudio</text:p>
        </chart:subtitle>
        <chart:legend chart:legend-position="bottom" svg:x="5.295cm" svg:y="13.96cm" style:legend-expansion="wide" chart:style-name="ch4"/>
        <chart:plot-area chart:style-name="ch5" table:cell-range-address="SUMMARY.Q7:SUMMARY.Z7 SUMMARY.P13:SUMMARY.Z14" chart:data-source-has-labels="both" svg:x="1.468cm" svg:y="2.562cm" svg:width="20.936cm" svg:height="10.113cm">
          <chartooo:coordinate-region svg:x="2.566cm" svg:y="2.761cm" svg:width="19.838cm" svg:height="9.267cm"/>
          <chart:axis chart:dimension="x" chart:name="primary-x" chart:style-name="ch6" chartooo:axis-type="auto">
            <chartooo:date-scale/>
            <chart:title svg:x="10.45cm" svg:y="12.979cm" chart:style-name="ch7">
              <text:p>Número de Threads</text:p>
            </chart:title>
            <chart:categories table:cell-range-address="SUMMARY.Q7:SUMMARY.Z7"/>
          </chart:axis>
          <chart:axis chart:dimension="y" chart:name="primary-y" chart:style-name="ch8">
            <chart:title svg:x="0.451cm" svg:y="8.403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Q13:SUMMARY.Z13" chart:label-cell-address="SUMMARY.P13:SUMMARY.P13" chart:class="chart:bar">
            <chart:regression-curve chart:style-name="ch12">
              <chart:equation chart:display-equation="true" chart:display-r-square="true" svg:x="2.819cm" svg:y="4.929cm" chart:style-name="ch13"/>
            </chart:regression-curve>
            <chart:error-indicator chart:style-name="ch14" chart:dimension="y"/>
            <chart:data-point chart:repeated="10"/>
          </chart:series>
          <chart:series chart:style-name="ch15" chart:values-cell-range-address="SUMMARY.Q14:SUMMARY.Z14" chart:label-cell-address="SUMMARY.P14:SUMMARY.P14" chart:class="chart:bar">
            <chart:regression-curve chart:style-name="ch16">
              <chart:equation chart:display-equation="true" chart:display-r-square="true" svg:x="2.841cm" svg:y="3.148cm" chart:style-name="ch17"/>
            </chart:regression-curve>
            <chart:error-indicator chart:style-name="ch18" chart:dimension="y"/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Q7:SUMMARY.Z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unlock_bh() </text:p>
                <draw:g>
                  <svg:desc>SUMMARY.P13:SUMMARY.P13</svg:desc>
                </draw:g>
              </table:table-cell>
              <table:table-cell office:value-type="float" office:value="0.000626786333333333">
                <text:p>0.000626786333333333</text:p>
                <draw:g>
                  <svg:desc>SUMMARY.Q13:SUMMARY.Z13</svg:desc>
                </draw:g>
              </table:table-cell>
              <table:table-cell office:value-type="float" office:value="0.001652267">
                <text:p>0.001652267</text:p>
              </table:table-cell>
              <table:table-cell office:value-type="float" office:value="0.00490368233333333">
                <text:p>0.00490368233333333</text:p>
              </table:table-cell>
              <table:table-cell office:value-type="float" office:value="0.00656461666666667">
                <text:p>0.00656461666666667</text:p>
              </table:table-cell>
              <table:table-cell office:value-type="float" office:value="0.00777415066666667">
                <text:p>0.00777415066666667</text:p>
              </table:table-cell>
              <table:table-cell office:value-type="float" office:value="0.00765958233333333">
                <text:p>0.00765958233333333</text:p>
              </table:table-cell>
              <table:table-cell office:value-type="float" office:value="0.008348278">
                <text:p>0.008348278</text:p>
              </table:table-cell>
              <table:table-cell office:value-type="float" office:value="0.008886828">
                <text:p>0.008886828</text:p>
              </table:table-cell>
              <table:table-cell office:value-type="float" office:value="0.00923731133333333">
                <text:p>0.00923731133333333</text:p>
              </table:table-cell>
              <table:table-cell office:value-type="float" office:value="0.00937936233333333">
                <text:p>0.00937936233333333</text:p>
              </table:table-cell>
            </table:table-row>
            <table:table-row>
              <table:table-cell office:value-type="string">
                <text:p>Fila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Fila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_spin_unlock_irqrestore() </text:p>
                <draw:g>
                  <svg:desc>SUMMARY.P14:SUMMARY.P14</svg:desc>
                </draw:g>
              </table:table-cell>
              <table:table-cell office:value-type="float" office:value="0.000755687666666667">
                <text:p>0.000755687666666667</text:p>
                <draw:g>
                  <svg:desc>SUMMARY.Q14:SUMMARY.Z14</svg:desc>
                </draw:g>
              </table:table-cell>
              <table:table-cell office:value-type="float" office:value="0.00330508133333333">
                <text:p>0.00330508133333333</text:p>
              </table:table-cell>
              <table:table-cell office:value-type="float" office:value="0.0111015813333333">
                <text:p>0.0111015813333333</text:p>
              </table:table-cell>
              <table:table-cell office:value-type="float" office:value="0.015184453">
                <text:p>0.015184453</text:p>
              </table:table-cell>
              <table:table-cell office:value-type="float" office:value="0.0178430496666667">
                <text:p>0.0178430496666667</text:p>
              </table:table-cell>
              <table:table-cell office:value-type="float" office:value="0.017029197">
                <text:p>0.017029197</text:p>
              </table:table-cell>
              <table:table-cell office:value-type="float" office:value="0.0181580596666667">
                <text:p>0.0181580596666667</text:p>
              </table:table-cell>
              <table:table-cell office:value-type="float" office:value="0.0191045663333333">
                <text:p>0.0191045663333333</text:p>
              </table:table-cell>
              <table:table-cell office:value-type="float" office:value="0.0200151023333333">
                <text:p>0.0200151023333333</text:p>
              </table:table-cell>
              <table:table-cell office:value-type="float" office:value="0.020789755">
                <text:p>0.020789755</text:p>
              </table:table-cell>
            </table:table-row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UMMARY.D22:SUMMARY.M22" chart:error-lower-range="SUMMARY.D22:SUMMARY.M2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UMMARY.D22:SUMMARY.M22" chart:error-lower-range="SUMMARY.D22:SUMMARY.M22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UMMARY.D23:SUMMARY.M23" chart:error-lower-range="SUMMARY.D23:SUMMARY.M23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UMMARY.D23:SUMMARY.M23" chart:error-lower-range="SUMMARY.D23:SUMMARY.M23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UMMARY.D24:SUMMARY.M24" chart:error-lower-range="SUMMARY.D24:SUMMARY.M24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D24:SUMMARY.M24" chart:error-lower-range="SUMMARY.D24:SUMMARY.M2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D25:SUMMARY.M25" chart:error-lower-range="SUMMARY.D25:SUMMARY.M25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D25:SUMMARY.M25" chart:error-lower-range="SUMMARY.D25:SUMMARY.M25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D26:SUMMARY.M26" chart:error-lower-range="SUMMARY.D26:SUMMARY.M26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D26:SUMMARY.M26" chart:error-lower-range="SUMMARY.D26:SUMMARY.M26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D27:SUMMARY.M27" chart:error-lower-range="SUMMARY.D27:SUMMARY.M27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D27:SUMMARY.M27" chart:error-lower-range="SUMMARY.D27:SUMMARY.M27" char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D28:SUMMARY.M28" chart:error-lower-range="SUMMARY.D28:SUMMARY.M28"/>
      <style:graphic-properties draw:stroke="none" draw:fill-color="#314004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UMMARY.D28:SUMMARY.M28" chart:error-lower-range="SUMMARY.D28:SUMMARY.M28" char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link-data-style-to-source="true" chart:error-category="cell-range" chart:error-upper-range="SUMMARY.D29:SUMMARY.M29" chart:error-lower-range="SUMMARY.D29:SUMMARY.M29"/>
      <style:graphic-properties draw:stroke="none" draw:fill-color="#aecf00" dr3d:edge-rounding="5%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UMMARY.D29:SUMMARY.M29" chart:error-lower-range="SUMMARY.D29:SUMMARY.M29" chart:std-weight="1"/>
      <style:graphic-properties draw:stroke="solid" svg:stroke-width="0cm" svg:stroke-color="#000000" svg:stroke-opacity="100%" draw:stroke-linejoin="round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2.861cm" svg:height="12.828cm" xlink:href=".." xlink:type="simple" chart:class="chart:bar" chart:style-name="ch1">
        <chart:legend chart:legend-position="bottom" svg:x="4.506cm" svg:y="11.547cm" style:legend-expansion="wide" chart:style-name="ch2"/>
        <chart:plot-area chart:style-name="ch3" table:cell-range-address="SUMMARY.D7:SUMMARY.M15 SUMMARY.C8:SUMMARY.C15" chart:data-source-has-labels="both" svg:x="0.457cm" svg:y="0.256cm" svg:width="21.947cm" svg:height="11.035cm">
          <chartooo:coordinate-region svg:x="1.634cm" svg:y="0.455cm" svg:width="20.77cm" svg:height="10.189cm"/>
          <chart:axis chart:dimension="x" chart:name="primary-x" chart:style-name="ch4" chartooo:axis-type="auto">
            <chartooo:date-scale/>
            <chart:categories table:cell-range-address="SUMMARY.D7:SUMMARY.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D8:SUMMARY.M8" chart:label-cell-address="SUMMARY.C8:SUMMARY.C8" chart:class="chart:bar">
            <chart:error-indicator chart:style-name="ch8" chart:dimension="y"/>
            <chart:data-point chart:repeated="10"/>
          </chart:series>
          <chart:series chart:style-name="ch9" chart:values-cell-range-address="SUMMARY.D9:SUMMARY.M9" chart:label-cell-address="SUMMARY.C9:SUMMARY.C9" chart:class="chart:bar">
            <chart:error-indicator chart:style-name="ch10" chart:dimension="y"/>
            <chart:data-point chart:repeated="10"/>
          </chart:series>
          <chart:series chart:style-name="ch11" chart:values-cell-range-address="SUMMARY.D10:SUMMARY.M10" chart:label-cell-address="SUMMARY.C10:SUMMARY.C10" chart:class="chart:bar">
            <chart:error-indicator chart:style-name="ch12" chart:dimension="y"/>
            <chart:data-point chart:repeated="10"/>
          </chart:series>
          <chart:series chart:style-name="ch13" chart:values-cell-range-address="SUMMARY.D11:SUMMARY.M11" chart:label-cell-address="SUMMARY.C11:SUMMARY.C11" chart:class="chart:bar">
            <chart:error-indicator chart:style-name="ch14" chart:dimension="y"/>
            <chart:data-point chart:repeated="10"/>
          </chart:series>
          <chart:series chart:style-name="ch15" chart:values-cell-range-address="SUMMARY.D12:SUMMARY.M12" chart:label-cell-address="SUMMARY.C12:SUMMARY.C12" chart:class="chart:bar">
            <chart:error-indicator chart:style-name="ch16" chart:dimension="y"/>
            <chart:data-point chart:repeated="10"/>
          </chart:series>
          <chart:series chart:style-name="ch17" chart:values-cell-range-address="SUMMARY.D13:SUMMARY.M13" chart:label-cell-address="SUMMARY.C13:SUMMARY.C13" chart:class="chart:bar">
            <chart:error-indicator chart:style-name="ch18" chart:dimension="y"/>
            <chart:data-point chart:repeated="10"/>
          </chart:series>
          <chart:series chart:style-name="ch19" chart:values-cell-range-address="SUMMARY.D14:SUMMARY.M14" chart:label-cell-address="SUMMARY.C14:SUMMARY.C14" chart:class="chart:bar">
            <chart:error-indicator chart:style-name="ch20" chart:dimension="y"/>
            <chart:data-point chart:repeated="10"/>
          </chart:series>
          <chart:series chart:style-name="ch21" chart:values-cell-range-address="SUMMARY.D15:SUMMARY.M15" chart:label-cell-address="SUMMARY.C15:SUMMARY.C15" chart:class="chart:bar">
            <chart:error-indicator chart:style-name="ch22" chart:dimension="y"/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D7:SUMMARY.M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SUMMARY.C8:SUMMARY.C8</svg:desc>
                </draw:g>
              </table:table-cell>
              <table:table-cell office:value-type="float" office:value="2022.951">
                <text:p>2022.951</text:p>
                <draw:g>
                  <svg:desc>SUMMARY.D8:SUMMARY.M8</svg:desc>
                </draw:g>
              </table:table-cell>
              <table:table-cell office:value-type="float" office:value="6213.90733333333">
                <text:p>6213.90733333333</text:p>
              </table:table-cell>
              <table:table-cell office:value-type="float" office:value="35452.651">
                <text:p>35452.651</text:p>
              </table:table-cell>
              <table:table-cell office:value-type="float" office:value="48709.594">
                <text:p>48709.594</text:p>
              </table:table-cell>
              <table:table-cell office:value-type="float" office:value="58959.411">
                <text:p>58959.411</text:p>
              </table:table-cell>
              <table:table-cell office:value-type="float" office:value="59391.5423333333">
                <text:p>59391.5423333333</text:p>
              </table:table-cell>
              <table:table-cell office:value-type="float" office:value="71103.1183333333">
                <text:p>71103.1183333333</text:p>
              </table:table-cell>
              <table:table-cell office:value-type="float" office:value="80209.5063333333">
                <text:p>80209.5063333333</text:p>
              </table:table-cell>
              <table:table-cell office:value-type="float" office:value="82241.2283333333">
                <text:p>82241.2283333333</text:p>
              </table:table-cell>
              <table:table-cell office:value-type="float" office:value="75530.6863333333">
                <text:p>75530.6863333333</text:p>
              </table:table-cell>
            </table:table-row>
            <table:table-row>
              <table:table-cell office:value-type="string">
                <text:p>Fila 22</text:p>
                <draw:g>
                  <svg:desc/>
                </draw:g>
              </table:table-cell>
              <table:table-cell office:value-type="float" office:value="430.067009197404">
                <text:p>430.067009197404</text:p>
                <draw:g>
                  <svg:desc>SUMMARY.D22:SUMMARY.M22</svg:desc>
                </draw:g>
              </table:table-cell>
              <table:table-cell office:value-type="float" office:value="1055.06660381707">
                <text:p>1055.06660381707</text:p>
              </table:table-cell>
              <table:table-cell office:value-type="float" office:value="3627.7680149796">
                <text:p>3627.7680149796</text:p>
              </table:table-cell>
              <table:table-cell office:value-type="float" office:value="2529.29081021301">
                <text:p>2529.29081021301</text:p>
              </table:table-cell>
              <table:table-cell office:value-type="float" office:value="1941.27998091987">
                <text:p>1941.27998091987</text:p>
              </table:table-cell>
              <table:table-cell office:value-type="float" office:value="238.038529859316">
                <text:p>238.038529859316</text:p>
              </table:table-cell>
              <table:table-cell office:value-type="float" office:value="3310.21865836991">
                <text:p>3310.21865836991</text:p>
              </table:table-cell>
              <table:table-cell office:value-type="float" office:value="1770.031241052">
                <text:p>1770.031241052</text:p>
              </table:table-cell>
              <table:table-cell office:value-type="float" office:value="1088.78201387379">
                <text:p>1088.78201387379</text:p>
              </table:table-cell>
              <table:table-cell office:value-type="float" office:value="6111.30768576563">
                <text:p>6111.30768576563</text:p>
              </table:table-cell>
            </table:table-row>
            <table:table-row>
              <table:table-cell office:value-type="string">
                <text:p>Fila 22</text:p>
                <draw:g>
                  <svg:desc/>
                </draw:g>
              </table:table-cell>
              <table:table-cell office:value-type="float" office:value="430.067009197404">
                <text:p>430.067009197404</text:p>
                <draw:g>
                  <svg:desc>SUMMARY.D22:SUMMARY.M22</svg:desc>
                </draw:g>
              </table:table-cell>
              <table:table-cell office:value-type="float" office:value="1055.06660381707">
                <text:p>1055.06660381707</text:p>
              </table:table-cell>
              <table:table-cell office:value-type="float" office:value="3627.7680149796">
                <text:p>3627.7680149796</text:p>
              </table:table-cell>
              <table:table-cell office:value-type="float" office:value="2529.29081021301">
                <text:p>2529.29081021301</text:p>
              </table:table-cell>
              <table:table-cell office:value-type="float" office:value="1941.27998091987">
                <text:p>1941.27998091987</text:p>
              </table:table-cell>
              <table:table-cell office:value-type="float" office:value="238.038529859316">
                <text:p>238.038529859316</text:p>
              </table:table-cell>
              <table:table-cell office:value-type="float" office:value="3310.21865836991">
                <text:p>3310.21865836991</text:p>
              </table:table-cell>
              <table:table-cell office:value-type="float" office:value="1770.031241052">
                <text:p>1770.031241052</text:p>
              </table:table-cell>
              <table:table-cell office:value-type="float" office:value="1088.78201387379">
                <text:p>1088.78201387379</text:p>
              </table:table-cell>
              <table:table-cell office:value-type="float" office:value="6111.30768576563">
                <text:p>6111.30768576563</text:p>
              </table:table-cell>
            </table:table-row>
            <table:table-row>
              <table:table-cell office:value-type="string">
                <text:p>_spin_lock_irq() </text:p>
                <draw:g>
                  <svg:desc>SUMMARY.C9:SUMMARY.C9</svg:desc>
                </draw:g>
              </table:table-cell>
              <table:table-cell office:value-type="float" office:value="4.486">
                <text:p>4.486</text:p>
                <draw:g>
                  <svg:desc>SUMMARY.D9:SUMMARY.M9</svg:desc>
                </draw:g>
              </table:table-cell>
              <table:table-cell office:value-type="float" office:value="360.132">
                <text:p>360.132</text:p>
              </table:table-cell>
              <table:table-cell office:value-type="float" office:value="1682.65733333333">
                <text:p>1682.65733333333</text:p>
              </table:table-cell>
              <table:table-cell office:value-type="float" office:value="2560.90866666667">
                <text:p>2560.90866666667</text:p>
              </table:table-cell>
              <table:table-cell office:value-type="float" office:value="2960.83433333333">
                <text:p>2960.83433333333</text:p>
              </table:table-cell>
              <table:table-cell office:value-type="float" office:value="2978.97">
                <text:p>2978.97</text:p>
              </table:table-cell>
              <table:table-cell office:value-type="float" office:value="3195.07266666667">
                <text:p>3195.07266666667</text:p>
              </table:table-cell>
              <table:table-cell office:value-type="float" office:value="3515.73766666667">
                <text:p>3515.73766666667</text:p>
              </table:table-cell>
              <table:table-cell office:value-type="float" office:value="3704.20133333333">
                <text:p>3704.20133333333</text:p>
              </table:table-cell>
              <table:table-cell office:value-type="float" office:value="3882.39933333333">
                <text:p>3882.39933333333</text:p>
              </table:table-cell>
            </table:table-row>
            <table:table-row>
              <table:table-cell office:value-type="string">
                <text:p>Fila 23</text:p>
                <draw:g>
                  <svg:desc/>
                </draw:g>
              </table:table-cell>
              <table:table-cell office:value-type="float" office:value="0.385427360212012">
                <text:p>0.385427360212012</text:p>
                <draw:g>
                  <svg:desc>SUMMARY.D23:SUMMARY.M23</svg:desc>
                </draw:g>
              </table:table-cell>
              <table:table-cell office:value-type="float" office:value="68.8478592386866">
                <text:p>68.8478592386866</text:p>
              </table:table-cell>
              <table:table-cell office:value-type="float" office:value="122.675092223659">
                <text:p>122.675092223659</text:p>
              </table:table-cell>
              <table:table-cell office:value-type="float" office:value="154.927164126674">
                <text:p>154.927164126674</text:p>
              </table:table-cell>
              <table:table-cell office:value-type="float" office:value="145.675747803412">
                <text:p>145.675747803412</text:p>
              </table:table-cell>
              <table:table-cell office:value-type="float" office:value="80.2342944693851">
                <text:p>80.2342944693851</text:p>
              </table:table-cell>
              <table:table-cell office:value-type="float" office:value="215.843101527668">
                <text:p>215.843101527668</text:p>
              </table:table-cell>
              <table:table-cell office:value-type="float" office:value="40.1459466395217">
                <text:p>40.1459466395217</text:p>
              </table:table-cell>
              <table:table-cell office:value-type="float" office:value="100.939835013652">
                <text:p>100.939835013652</text:p>
              </table:table-cell>
              <table:table-cell office:value-type="float" office:value="162.473532891771">
                <text:p>162.473532891771</text:p>
              </table:table-cell>
            </table:table-row>
            <table:table-row>
              <table:table-cell office:value-type="string">
                <text:p>Fila 23</text:p>
                <draw:g>
                  <svg:desc/>
                </draw:g>
              </table:table-cell>
              <table:table-cell office:value-type="float" office:value="0.385427360212012">
                <text:p>0.385427360212012</text:p>
                <draw:g>
                  <svg:desc>SUMMARY.D23:SUMMARY.M23</svg:desc>
                </draw:g>
              </table:table-cell>
              <table:table-cell office:value-type="float" office:value="68.8478592386866">
                <text:p>68.8478592386866</text:p>
              </table:table-cell>
              <table:table-cell office:value-type="float" office:value="122.675092223659">
                <text:p>122.675092223659</text:p>
              </table:table-cell>
              <table:table-cell office:value-type="float" office:value="154.927164126674">
                <text:p>154.927164126674</text:p>
              </table:table-cell>
              <table:table-cell office:value-type="float" office:value="145.675747803412">
                <text:p>145.675747803412</text:p>
              </table:table-cell>
              <table:table-cell office:value-type="float" office:value="80.2342944693851">
                <text:p>80.2342944693851</text:p>
              </table:table-cell>
              <table:table-cell office:value-type="float" office:value="215.843101527668">
                <text:p>215.843101527668</text:p>
              </table:table-cell>
              <table:table-cell office:value-type="float" office:value="40.1459466395217">
                <text:p>40.1459466395217</text:p>
              </table:table-cell>
              <table:table-cell office:value-type="float" office:value="100.939835013652">
                <text:p>100.939835013652</text:p>
              </table:table-cell>
              <table:table-cell office:value-type="float" office:value="162.473532891771">
                <text:p>162.473532891771</text:p>
              </table:table-cell>
            </table:table-row>
            <table:table-row>
              <table:table-cell office:value-type="string">
                <text:p>_spin_lock_irqsave() </text:p>
                <draw:g>
                  <svg:desc>SUMMARY.C10:SUMMARY.C10</svg:desc>
                </draw:g>
              </table:table-cell>
              <table:table-cell office:value-type="float" office:value="931.671">
                <text:p>931.671</text:p>
                <draw:g>
                  <svg:desc>SUMMARY.D10:SUMMARY.M10</svg:desc>
                </draw:g>
              </table:table-cell>
              <table:table-cell office:value-type="float" office:value="3162.645">
                <text:p>3162.645</text:p>
              </table:table-cell>
              <table:table-cell office:value-type="float" office:value="9589.88133333333">
                <text:p>9589.88133333333</text:p>
              </table:table-cell>
              <table:table-cell office:value-type="float" office:value="12882.063">
                <text:p>12882.063</text:p>
              </table:table-cell>
              <table:table-cell office:value-type="float" office:value="15468.6096666667">
                <text:p>15468.6096666667</text:p>
              </table:table-cell>
              <table:table-cell office:value-type="float" office:value="14801.0626666667">
                <text:p>14801.0626666667</text:p>
              </table:table-cell>
              <table:table-cell office:value-type="float" office:value="16009.9666666667">
                <text:p>16009.9666666667</text:p>
              </table:table-cell>
              <table:table-cell office:value-type="float" office:value="17257.9336666667">
                <text:p>17257.9336666667</text:p>
              </table:table-cell>
              <table:table-cell office:value-type="float" office:value="17852.226">
                <text:p>17852.226</text:p>
              </table:table-cell>
              <table:table-cell office:value-type="float" office:value="18490.42">
                <text:p>18490.42</text:p>
              </table:table-cell>
            </table:table-row>
            <table:table-row>
              <table:table-cell office:value-type="string">
                <text:p>Fila 24</text:p>
                <draw:g>
                  <svg:desc/>
                </draw:g>
              </table:table-cell>
              <table:table-cell office:value-type="float" office:value="145.720174220147">
                <text:p>145.720174220147</text:p>
                <draw:g>
                  <svg:desc>SUMMARY.D24:SUMMARY.M24</svg:desc>
                </draw:g>
              </table:table-cell>
              <table:table-cell office:value-type="float" office:value="465.912038548855">
                <text:p>465.912038548855</text:p>
              </table:table-cell>
              <table:table-cell office:value-type="float" office:value="771.013788487653">
                <text:p>771.013788487653</text:p>
              </table:table-cell>
              <table:table-cell office:value-type="float" office:value="444.342210952606">
                <text:p>444.342210952606</text:p>
              </table:table-cell>
              <table:table-cell office:value-type="float" office:value="546.695355985016">
                <text:p>546.695355985016</text:p>
              </table:table-cell>
              <table:table-cell office:value-type="float" office:value="590.025714007519">
                <text:p>590.025714007519</text:p>
              </table:table-cell>
              <table:table-cell office:value-type="float" office:value="806.735749986687">
                <text:p>806.735749986687</text:p>
              </table:table-cell>
              <table:table-cell office:value-type="float" office:value="335.504856263786">
                <text:p>335.504856263786</text:p>
              </table:table-cell>
              <table:table-cell office:value-type="float" office:value="378.458886741017">
                <text:p>378.458886741017</text:p>
              </table:table-cell>
              <table:table-cell office:value-type="float" office:value="905.60172214404">
                <text:p>905.60172214404</text:p>
              </table:table-cell>
            </table:table-row>
            <table:table-row>
              <table:table-cell office:value-type="string">
                <text:p>Fila 24</text:p>
                <draw:g>
                  <svg:desc/>
                </draw:g>
              </table:table-cell>
              <table:table-cell office:value-type="float" office:value="145.720174220147">
                <text:p>145.720174220147</text:p>
                <draw:g>
                  <svg:desc>SUMMARY.D24:SUMMARY.M24</svg:desc>
                </draw:g>
              </table:table-cell>
              <table:table-cell office:value-type="float" office:value="465.912038548855">
                <text:p>465.912038548855</text:p>
              </table:table-cell>
              <table:table-cell office:value-type="float" office:value="771.013788487653">
                <text:p>771.013788487653</text:p>
              </table:table-cell>
              <table:table-cell office:value-type="float" office:value="444.342210952606">
                <text:p>444.342210952606</text:p>
              </table:table-cell>
              <table:table-cell office:value-type="float" office:value="546.695355985016">
                <text:p>546.695355985016</text:p>
              </table:table-cell>
              <table:table-cell office:value-type="float" office:value="590.025714007519">
                <text:p>590.025714007519</text:p>
              </table:table-cell>
              <table:table-cell office:value-type="float" office:value="806.735749986687">
                <text:p>806.735749986687</text:p>
              </table:table-cell>
              <table:table-cell office:value-type="float" office:value="335.504856263786">
                <text:p>335.504856263786</text:p>
              </table:table-cell>
              <table:table-cell office:value-type="float" office:value="378.458886741017">
                <text:p>378.458886741017</text:p>
              </table:table-cell>
              <table:table-cell office:value-type="float" office:value="905.60172214404">
                <text:p>905.60172214404</text:p>
              </table:table-cell>
            </table:table-row>
            <table:table-row>
              <table:table-cell office:value-type="string">
                <text:p>_spin_lock() </text:p>
                <draw:g>
                  <svg:desc>SUMMARY.C11:SUMMARY.C11</svg:desc>
                </draw:g>
              </table:table-cell>
              <table:table-cell office:value-type="float" office:value="714.167">
                <text:p>714.167</text:p>
                <draw:g>
                  <svg:desc>SUMMARY.D11:SUMMARY.M11</svg:desc>
                </draw:g>
              </table:table-cell>
              <table:table-cell office:value-type="float" office:value="3086.635">
                <text:p>3086.635</text:p>
              </table:table-cell>
              <table:table-cell office:value-type="float" office:value="10995.038">
                <text:p>10995.038</text:p>
              </table:table-cell>
              <table:table-cell office:value-type="float" office:value="14488.7093333333">
                <text:p>14488.7093333333</text:p>
              </table:table-cell>
              <table:table-cell office:value-type="float" office:value="17380.938">
                <text:p>17380.938</text:p>
              </table:table-cell>
              <table:table-cell office:value-type="float" office:value="17519.5423333333">
                <text:p>17519.5423333333</text:p>
              </table:table-cell>
              <table:table-cell office:value-type="float" office:value="19712.2216666667">
                <text:p>19712.2216666667</text:p>
              </table:table-cell>
              <table:table-cell office:value-type="float" office:value="21286.638">
                <text:p>21286.638</text:p>
              </table:table-cell>
              <table:table-cell office:value-type="float" office:value="23838.9323333333">
                <text:p>23838.9323333333</text:p>
              </table:table-cell>
              <table:table-cell office:value-type="float" office:value="27494.9053333333">
                <text:p>27494.9053333333</text:p>
              </table:table-cell>
            </table:table-row>
            <table:table-row>
              <table:table-cell office:value-type="string">
                <text:p>Fila 25</text:p>
                <draw:g>
                  <svg:desc/>
                </draw:g>
              </table:table-cell>
              <table:table-cell office:value-type="float" office:value="77.3277182176611">
                <text:p>77.3277182176611</text:p>
                <draw:g>
                  <svg:desc>SUMMARY.D25:SUMMARY.M25</svg:desc>
                </draw:g>
              </table:table-cell>
              <table:table-cell office:value-type="float" office:value="538.533592011678">
                <text:p>538.533592011678</text:p>
              </table:table-cell>
              <table:table-cell office:value-type="float" office:value="867.06360567997">
                <text:p>867.06360567997</text:p>
              </table:table-cell>
              <table:table-cell office:value-type="float" office:value="438.195365599162">
                <text:p>438.195365599162</text:p>
              </table:table-cell>
              <table:table-cell office:value-type="float" office:value="406.446246823612">
                <text:p>406.446246823612</text:p>
              </table:table-cell>
              <table:table-cell office:value-type="float" office:value="796.175600209579">
                <text:p>796.175600209579</text:p>
              </table:table-cell>
              <table:table-cell office:value-type="float" office:value="1061.05397326106">
                <text:p>1061.05397326106</text:p>
              </table:table-cell>
              <table:table-cell office:value-type="float" office:value="413.369462861917">
                <text:p>413.369462861917</text:p>
              </table:table-cell>
              <table:table-cell office:value-type="float" office:value="540.602373832731">
                <text:p>540.602373832731</text:p>
              </table:table-cell>
              <table:table-cell office:value-type="float" office:value="2127.79980693699">
                <text:p>2127.79980693699</text:p>
              </table:table-cell>
            </table:table-row>
            <table:table-row>
              <table:table-cell office:value-type="string">
                <text:p>Fila 25</text:p>
                <draw:g>
                  <svg:desc/>
                </draw:g>
              </table:table-cell>
              <table:table-cell office:value-type="float" office:value="77.3277182176611">
                <text:p>77.3277182176611</text:p>
                <draw:g>
                  <svg:desc>SUMMARY.D25:SUMMARY.M25</svg:desc>
                </draw:g>
              </table:table-cell>
              <table:table-cell office:value-type="float" office:value="538.533592011678">
                <text:p>538.533592011678</text:p>
              </table:table-cell>
              <table:table-cell office:value-type="float" office:value="867.06360567997">
                <text:p>867.06360567997</text:p>
              </table:table-cell>
              <table:table-cell office:value-type="float" office:value="438.195365599162">
                <text:p>438.195365599162</text:p>
              </table:table-cell>
              <table:table-cell office:value-type="float" office:value="406.446246823612">
                <text:p>406.446246823612</text:p>
              </table:table-cell>
              <table:table-cell office:value-type="float" office:value="796.175600209579">
                <text:p>796.175600209579</text:p>
              </table:table-cell>
              <table:table-cell office:value-type="float" office:value="1061.05397326106">
                <text:p>1061.05397326106</text:p>
              </table:table-cell>
              <table:table-cell office:value-type="float" office:value="413.369462861917">
                <text:p>413.369462861917</text:p>
              </table:table-cell>
              <table:table-cell office:value-type="float" office:value="540.602373832731">
                <text:p>540.602373832731</text:p>
              </table:table-cell>
              <table:table-cell office:value-type="float" office:value="2127.79980693699">
                <text:p>2127.79980693699</text:p>
              </table:table-cell>
            </table:table-row>
            <table:table-row>
              <table:table-cell office:value-type="string">
                <text:p>_spin_trylock() </text:p>
                <draw:g>
                  <svg:desc>SUMMARY.C12:SUMMARY.C12</svg:desc>
                </draw:g>
              </table:table-cell>
              <table:table-cell office:value-type="float" office:value="0">
                <text:p>0</text:p>
                <draw:g>
                  <svg:desc>SUMMARY.D12:SUMMARY.M12</svg:desc>
                </draw:g>
              </table:table-cell>
              <table:table-cell office:value-type="float" office:value="1.056">
                <text:p>1.056</text:p>
              </table:table-cell>
              <table:table-cell office:value-type="float" office:value="18.0223333333333">
                <text:p>18.0223333333333</text:p>
              </table:table-cell>
              <table:table-cell office:value-type="float" office:value="20.3903333333333">
                <text:p>20.3903333333333</text:p>
              </table:table-cell>
              <table:table-cell office:value-type="float" office:value="25.328">
                <text:p>25.328</text:p>
              </table:table-cell>
              <table:table-cell office:value-type="float" office:value="20.448">
                <text:p>20.448</text:p>
              </table:table-cell>
              <table:table-cell office:value-type="float" office:value="40.216">
                <text:p>40.216</text:p>
              </table:table-cell>
              <table:table-cell office:value-type="float" office:value="38.6256666666667">
                <text:p>38.6256666666667</text:p>
              </table:table-cell>
              <table:table-cell office:value-type="float" office:value="54.9953333333333">
                <text:p>54.9953333333333</text:p>
              </table:table-cell>
              <table:table-cell office:value-type="float" office:value="53.7323333333333">
                <text:p>53.7323333333333</text:p>
              </table:table-cell>
            </table:table-row>
            <table:table-row>
              <table:table-cell office:value-type="string">
                <text:p>Fila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D26:SUMMARY.M26</svg:desc>
                </draw:g>
              </table:table-cell>
              <table:table-cell office:value-type="float" office:value="0.144971548932885">
                <text:p>0.144971548932885</text:p>
              </table:table-cell>
              <table:table-cell office:value-type="float" office:value="2.66036357164455">
                <text:p>2.66036357164455</text:p>
              </table:table-cell>
              <table:table-cell office:value-type="float" office:value="3.04121198428083">
                <text:p>3.04121198428083</text:p>
              </table:table-cell>
              <table:table-cell office:value-type="float" office:value="1.48238970921954">
                <text:p>1.48238970921954</text:p>
              </table:table-cell>
              <table:table-cell office:value-type="float" office:value="1.48576823562762">
                <text:p>1.48576823562762</text:p>
              </table:table-cell>
              <table:table-cell office:value-type="float" office:value="8.47348930488497">
                <text:p>8.47348930488497</text:p>
              </table:table-cell>
              <table:table-cell office:value-type="float" office:value="2.78561525220791">
                <text:p>2.78561525220791</text:p>
              </table:table-cell>
              <table:table-cell office:value-type="float" office:value="1.82979072118462">
                <text:p>1.82979072118462</text:p>
              </table:table-cell>
              <table:table-cell office:value-type="float" office:value="2.96000862892886">
                <text:p>2.96000862892886</text:p>
              </table:table-cell>
            </table:table-row>
            <table:table-row>
              <table:table-cell office:value-type="string">
                <text:p>Fila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D26:SUMMARY.M26</svg:desc>
                </draw:g>
              </table:table-cell>
              <table:table-cell office:value-type="float" office:value="0.144971548932885">
                <text:p>0.144971548932885</text:p>
              </table:table-cell>
              <table:table-cell office:value-type="float" office:value="2.66036357164455">
                <text:p>2.66036357164455</text:p>
              </table:table-cell>
              <table:table-cell office:value-type="float" office:value="3.04121198428083">
                <text:p>3.04121198428083</text:p>
              </table:table-cell>
              <table:table-cell office:value-type="float" office:value="1.48238970921954">
                <text:p>1.48238970921954</text:p>
              </table:table-cell>
              <table:table-cell office:value-type="float" office:value="1.48576823562762">
                <text:p>1.48576823562762</text:p>
              </table:table-cell>
              <table:table-cell office:value-type="float" office:value="8.47348930488497">
                <text:p>8.47348930488497</text:p>
              </table:table-cell>
              <table:table-cell office:value-type="float" office:value="2.78561525220791">
                <text:p>2.78561525220791</text:p>
              </table:table-cell>
              <table:table-cell office:value-type="float" office:value="1.82979072118462">
                <text:p>1.82979072118462</text:p>
              </table:table-cell>
              <table:table-cell office:value-type="float" office:value="2.96000862892886">
                <text:p>2.96000862892886</text:p>
              </table:table-cell>
            </table:table-row>
            <table:table-row>
              <table:table-cell office:value-type="string">
                <text:p>_spin_unlock_bh() </text:p>
                <draw:g>
                  <svg:desc>SUMMARY.C13:SUMMARY.C13</svg:desc>
                </draw:g>
              </table:table-cell>
              <table:table-cell office:value-type="float" office:value="626.786333333333">
                <text:p>626.786333333333</text:p>
                <draw:g>
                  <svg:desc>SUMMARY.D13:SUMMARY.M13</svg:desc>
                </draw:g>
              </table:table-cell>
              <table:table-cell office:value-type="float" office:value="1652.267">
                <text:p>1652.267</text:p>
              </table:table-cell>
              <table:table-cell office:value-type="float" office:value="4903.68233333333">
                <text:p>4903.68233333333</text:p>
              </table:table-cell>
              <table:table-cell office:value-type="float" office:value="6564.61666666667">
                <text:p>6564.61666666667</text:p>
              </table:table-cell>
              <table:table-cell office:value-type="float" office:value="7774.15066666667">
                <text:p>7774.15066666667</text:p>
              </table:table-cell>
              <table:table-cell office:value-type="float" office:value="7659.58233333333">
                <text:p>7659.58233333333</text:p>
              </table:table-cell>
              <table:table-cell office:value-type="float" office:value="8348.278">
                <text:p>8348.278</text:p>
              </table:table-cell>
              <table:table-cell office:value-type="float" office:value="8886.828">
                <text:p>8886.828</text:p>
              </table:table-cell>
              <table:table-cell office:value-type="float" office:value="9237.31133333333">
                <text:p>9237.31133333333</text:p>
              </table:table-cell>
              <table:table-cell office:value-type="float" office:value="9379.36233333333">
                <text:p>9379.36233333333</text:p>
              </table:table-cell>
            </table:table-row>
            <table:table-row>
              <table:table-cell office:value-type="string">
                <text:p>Fila 27</text:p>
                <draw:g>
                  <svg:desc/>
                </draw:g>
              </table:table-cell>
              <table:table-cell office:value-type="float" office:value="111.354318913023">
                <text:p>111.354318913023</text:p>
                <draw:g>
                  <svg:desc>SUMMARY.D27:SUMMARY.M27</svg:desc>
                </draw:g>
              </table:table-cell>
              <table:table-cell office:value-type="float" office:value="235.778046388971">
                <text:p>235.778046388971</text:p>
              </table:table-cell>
              <table:table-cell office:value-type="float" office:value="405.55181484378">
                <text:p>405.55181484378</text:p>
              </table:table-cell>
              <table:table-cell office:value-type="float" office:value="156.779438779718">
                <text:p>156.779438779718</text:p>
              </table:table-cell>
              <table:table-cell office:value-type="float" office:value="168.803834035496">
                <text:p>168.803834035496</text:p>
              </table:table-cell>
              <table:table-cell office:value-type="float" office:value="262.658578420891">
                <text:p>262.658578420891</text:p>
              </table:table-cell>
              <table:table-cell office:value-type="float" office:value="391.960794196308">
                <text:p>391.960794196308</text:p>
              </table:table-cell>
              <table:table-cell office:value-type="float" office:value="109.957900252778">
                <text:p>109.957900252778</text:p>
              </table:table-cell>
              <table:table-cell office:value-type="float" office:value="226.581205660539">
                <text:p>226.581205660539</text:p>
              </table:table-cell>
              <table:table-cell office:value-type="float" office:value="270.304431636504">
                <text:p>270.304431636504</text:p>
              </table:table-cell>
            </table:table-row>
            <table:table-row>
              <table:table-cell office:value-type="string">
                <text:p>Fila 27</text:p>
                <draw:g>
                  <svg:desc/>
                </draw:g>
              </table:table-cell>
              <table:table-cell office:value-type="float" office:value="111.354318913023">
                <text:p>111.354318913023</text:p>
                <draw:g>
                  <svg:desc>SUMMARY.D27:SUMMARY.M27</svg:desc>
                </draw:g>
              </table:table-cell>
              <table:table-cell office:value-type="float" office:value="235.778046388971">
                <text:p>235.778046388971</text:p>
              </table:table-cell>
              <table:table-cell office:value-type="float" office:value="405.55181484378">
                <text:p>405.55181484378</text:p>
              </table:table-cell>
              <table:table-cell office:value-type="float" office:value="156.779438779718">
                <text:p>156.779438779718</text:p>
              </table:table-cell>
              <table:table-cell office:value-type="float" office:value="168.803834035496">
                <text:p>168.803834035496</text:p>
              </table:table-cell>
              <table:table-cell office:value-type="float" office:value="262.658578420891">
                <text:p>262.658578420891</text:p>
              </table:table-cell>
              <table:table-cell office:value-type="float" office:value="391.960794196308">
                <text:p>391.960794196308</text:p>
              </table:table-cell>
              <table:table-cell office:value-type="float" office:value="109.957900252778">
                <text:p>109.957900252778</text:p>
              </table:table-cell>
              <table:table-cell office:value-type="float" office:value="226.581205660539">
                <text:p>226.581205660539</text:p>
              </table:table-cell>
              <table:table-cell office:value-type="float" office:value="270.304431636504">
                <text:p>270.304431636504</text:p>
              </table:table-cell>
            </table:table-row>
            <table:table-row>
              <table:table-cell office:value-type="string">
                <text:p>_spin_unlock_irqrestore() </text:p>
                <draw:g>
                  <svg:desc>SUMMARY.C14:SUMMARY.C14</svg:desc>
                </draw:g>
              </table:table-cell>
              <table:table-cell office:value-type="float" office:value="755.687666666667">
                <text:p>755.687666666667</text:p>
                <draw:g>
                  <svg:desc>SUMMARY.D14:SUMMARY.M14</svg:desc>
                </draw:g>
              </table:table-cell>
              <table:table-cell office:value-type="float" office:value="3305.08133333333">
                <text:p>3305.08133333333</text:p>
              </table:table-cell>
              <table:table-cell office:value-type="float" office:value="11101.5813333333">
                <text:p>11101.5813333333</text:p>
              </table:table-cell>
              <table:table-cell office:value-type="float" office:value="15184.453">
                <text:p>15184.453</text:p>
              </table:table-cell>
              <table:table-cell office:value-type="float" office:value="17843.0496666667">
                <text:p>17843.0496666667</text:p>
              </table:table-cell>
              <table:table-cell office:value-type="float" office:value="17029.197">
                <text:p>17029.197</text:p>
              </table:table-cell>
              <table:table-cell office:value-type="float" office:value="18158.0596666667">
                <text:p>18158.0596666667</text:p>
              </table:table-cell>
              <table:table-cell office:value-type="float" office:value="19104.5663333333">
                <text:p>19104.5663333333</text:p>
              </table:table-cell>
              <table:table-cell office:value-type="float" office:value="20015.1023333333">
                <text:p>20015.1023333333</text:p>
              </table:table-cell>
              <table:table-cell office:value-type="float" office:value="20789.755">
                <text:p>20789.755</text:p>
              </table:table-cell>
            </table:table-row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122.767485653097">
                <text:p>122.767485653097</text:p>
                <draw:g>
                  <svg:desc>SUMMARY.D28:SUMMARY.M28</svg:desc>
                </draw:g>
              </table:table-cell>
              <table:table-cell office:value-type="float" office:value="494.296711341562">
                <text:p>494.296711341562</text:p>
              </table:table-cell>
              <table:table-cell office:value-type="float" office:value="924.997134964527">
                <text:p>924.997134964527</text:p>
              </table:table-cell>
              <table:table-cell office:value-type="float" office:value="519.749534920667">
                <text:p>519.749534920667</text:p>
              </table:table-cell>
              <table:table-cell office:value-type="float" office:value="717.388032537541">
                <text:p>717.388032537541</text:p>
              </table:table-cell>
              <table:table-cell office:value-type="float" office:value="758.754091616151">
                <text:p>758.754091616151</text:p>
              </table:table-cell>
              <table:table-cell office:value-type="float" office:value="824.175034423109">
                <text:p>824.175034423109</text:p>
              </table:table-cell>
              <table:table-cell office:value-type="float" office:value="289.116946374789">
                <text:p>289.116946374789</text:p>
              </table:table-cell>
              <table:table-cell office:value-type="float" office:value="534.426013309685">
                <text:p>534.426013309685</text:p>
              </table:table-cell>
              <table:table-cell office:value-type="float" office:value="1054.39676634048">
                <text:p>1054.39676634048</text:p>
              </table:table-cell>
            </table:table-row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122.767485653097">
                <text:p>122.767485653097</text:p>
                <draw:g>
                  <svg:desc>SUMMARY.D28:SUMMARY.M28</svg:desc>
                </draw:g>
              </table:table-cell>
              <table:table-cell office:value-type="float" office:value="494.296711341562">
                <text:p>494.296711341562</text:p>
              </table:table-cell>
              <table:table-cell office:value-type="float" office:value="924.997134964527">
                <text:p>924.997134964527</text:p>
              </table:table-cell>
              <table:table-cell office:value-type="float" office:value="519.749534920667">
                <text:p>519.749534920667</text:p>
              </table:table-cell>
              <table:table-cell office:value-type="float" office:value="717.388032537541">
                <text:p>717.388032537541</text:p>
              </table:table-cell>
              <table:table-cell office:value-type="float" office:value="758.754091616151">
                <text:p>758.754091616151</text:p>
              </table:table-cell>
              <table:table-cell office:value-type="float" office:value="824.175034423109">
                <text:p>824.175034423109</text:p>
              </table:table-cell>
              <table:table-cell office:value-type="float" office:value="289.116946374789">
                <text:p>289.116946374789</text:p>
              </table:table-cell>
              <table:table-cell office:value-type="float" office:value="534.426013309685">
                <text:p>534.426013309685</text:p>
              </table:table-cell>
              <table:table-cell office:value-type="float" office:value="1054.39676634048">
                <text:p>1054.39676634048</text:p>
              </table:table-cell>
            </table:table-row>
            <table:table-row>
              <table:table-cell office:value-type="string">
                <text:p>bit_spin_lock() </text:p>
                <draw:g>
                  <svg:desc>SUMMARY.C15:SUMMARY.C15</svg:desc>
                </draw:g>
              </table:table-cell>
              <table:table-cell office:value-type="float" office:value="0">
                <text:p>0</text:p>
                <draw:g>
                  <svg:desc>SUMMARY.D15:SUMMARY.M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29">
                <text:p>0.529</text:p>
              </table:table-cell>
              <table:table-cell office:value-type="float" office:value="2.34433333333333">
                <text:p>2.34433333333333</text:p>
              </table:table-cell>
              <table:table-cell office:value-type="float" office:value="7.46266666666667">
                <text:p>7.46266666666667</text:p>
              </table:table-cell>
              <table:table-cell office:value-type="float" office:value="9.19866666666667">
                <text:p>9.19866666666667</text:p>
              </table:table-cell>
              <table:table-cell office:value-type="float" office:value="14.5716666666667">
                <text:p>14.5716666666667</text:p>
              </table:table-cell>
              <table:table-cell office:value-type="float" office:value="27.8293333333333">
                <text:p>27.8293333333333</text:p>
              </table:table-cell>
              <table:table-cell office:value-type="float" office:value="102.195666666667">
                <text:p>102.195666666667</text:p>
              </table:table-cell>
              <table:table-cell office:value-type="float" office:value="53.879">
                <text:p>53.879</text:p>
              </table:table-cell>
            </table:table-row>
            <table:table-row>
              <table:table-cell office:value-type="string">
                <text:p>Fila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D29:SUMMARY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73999486652842">
                <text:p>0.0973999486652842</text:p>
              </table:table-cell>
              <table:table-cell office:value-type="float" office:value="0.422508678411856">
                <text:p>0.422508678411856</text:p>
              </table:table-cell>
              <table:table-cell office:value-type="float" office:value="0.990684653829529">
                <text:p>0.990684653829529</text:p>
              </table:table-cell>
              <table:table-cell office:value-type="float" office:value="1.62627068267657">
                <text:p>1.62627068267657</text:p>
              </table:table-cell>
              <table:table-cell office:value-type="float" office:value="2.2231653859606">
                <text:p>2.2231653859606</text:p>
              </table:table-cell>
              <table:table-cell office:value-type="float" office:value="6.50688078754585">
                <text:p>6.50688078754585</text:p>
              </table:table-cell>
              <table:table-cell office:value-type="float" office:value="67.7706582329944">
                <text:p>67.7706582329944</text:p>
              </table:table-cell>
              <table:table-cell office:value-type="float" office:value="8.39408644523036">
                <text:p>8.39408644523036</text:p>
              </table:table-cell>
            </table:table-row>
            <table:table-row>
              <table:table-cell office:value-type="string">
                <text:p>Fila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D29:SUMMARY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73999486652842">
                <text:p>0.0973999486652842</text:p>
              </table:table-cell>
              <table:table-cell office:value-type="float" office:value="0.422508678411856">
                <text:p>0.422508678411856</text:p>
              </table:table-cell>
              <table:table-cell office:value-type="float" office:value="0.990684653829529">
                <text:p>0.990684653829529</text:p>
              </table:table-cell>
              <table:table-cell office:value-type="float" office:value="1.62627068267657">
                <text:p>1.62627068267657</text:p>
              </table:table-cell>
              <table:table-cell office:value-type="float" office:value="2.2231653859606">
                <text:p>2.2231653859606</text:p>
              </table:table-cell>
              <table:table-cell office:value-type="float" office:value="6.50688078754585">
                <text:p>6.50688078754585</text:p>
              </table:table-cell>
              <table:table-cell office:value-type="float" office:value="67.7706582329944">
                <text:p>67.7706582329944</text:p>
              </table:table-cell>
              <table:table-cell office:value-type="float" office:value="8.39408644523036">
                <text:p>8.39408644523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bar" chart:style-name="ch1">
        <chart:legend chart:legend-position="bottom" svg:x="1.877cm" svg:y="7.132cm" style:legend-expansion="wide" chart:style-name="ch2"/>
        <chart:plot-area chart:style-name="ch3" table:cell-range-address="'Detalle funciones'.Q9:'Detalle funciones'.AA17" chart:data-source-has-labels="both" svg:x="0.32cm" svg:y="0.179cm" svg:width="15.364cm" svg:height="6.774cm">
          <chartooo:coordinate-region svg:x="1.629cm" svg:y="0.392cm" svg:width="14.055cm" svg:height="5.887cm"/>
          <chart:axis chart:dimension="x" chart:name="primary-x" chart:style-name="ch4" chartooo:axis-type="auto">
            <chartooo:date-scale/>
            <chart:categories table:cell-range-address="'Detalle funciones'.R9:'Detalle funciones'.A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talle funciones'.R10:'Detalle funciones'.AA10" chart:label-cell-address="'Detalle funciones'.Q10:'Detalle funciones'.Q10" chart:class="chart:bar">
            <chart:data-point chart:repeated="10"/>
          </chart:series>
          <chart:series chart:style-name="ch8" chart:values-cell-range-address="'Detalle funciones'.R11:'Detalle funciones'.AA11" chart:label-cell-address="'Detalle funciones'.Q11:'Detalle funciones'.Q11" chart:class="chart:bar">
            <chart:data-point chart:repeated="10"/>
          </chart:series>
          <chart:series chart:style-name="ch9" chart:values-cell-range-address="'Detalle funciones'.R12:'Detalle funciones'.AA12" chart:label-cell-address="'Detalle funciones'.Q12:'Detalle funciones'.Q12" chart:class="chart:bar">
            <chart:data-point chart:repeated="10"/>
          </chart:series>
          <chart:series chart:style-name="ch10" chart:values-cell-range-address="'Detalle funciones'.R13:'Detalle funciones'.AA13" chart:label-cell-address="'Detalle funciones'.Q13:'Detalle funciones'.Q13" chart:class="chart:bar">
            <chart:data-point chart:repeated="10"/>
          </chart:series>
          <chart:series chart:style-name="ch11" chart:values-cell-range-address="'Detalle funciones'.R14:'Detalle funciones'.AA14" chart:label-cell-address="'Detalle funciones'.Q14:'Detalle funciones'.Q14" chart:class="chart:bar">
            <chart:data-point chart:repeated="10"/>
          </chart:series>
          <chart:series chart:style-name="ch12" chart:values-cell-range-address="'Detalle funciones'.R15:'Detalle funciones'.AA15" chart:label-cell-address="'Detalle funciones'.Q15:'Detalle funciones'.Q15" chart:class="chart:bar">
            <chart:data-point chart:repeated="10"/>
          </chart:series>
          <chart:series chart:style-name="ch13" chart:values-cell-range-address="'Detalle funciones'.R16:'Detalle funciones'.AA16" chart:label-cell-address="'Detalle funciones'.Q16:'Detalle funciones'.Q16" chart:class="chart:bar">
            <chart:data-point chart:repeated="10"/>
          </chart:series>
          <chart:series chart:style-name="ch14" chart:values-cell-range-address="'Detalle funciones'.R17:'Detalle funciones'.AA17" chart:label-cell-address="'Detalle funciones'.Q17:'Detalle funciones'.Q17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Detalle funciones'.R9:'Detalle funciones'.AA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'Detalle funciones'.Q10:'Detalle funciones'.Q10</svg:desc>
                </draw:g>
              </table:table-cell>
              <table:table-cell office:value-type="float" office:value="2502.311">
                <text:p>2502.311</text:p>
                <draw:g>
                  <svg:desc>'Detalle funciones'.R10:'Detalle funciones'.AA10</svg:desc>
                </draw:g>
              </table:table-cell>
              <table:table-cell office:value-type="float" office:value="3851.547">
                <text:p>3851.547</text:p>
              </table:table-cell>
              <table:table-cell office:value-type="float" office:value="37063.081">
                <text:p>37063.081</text:p>
              </table:table-cell>
              <table:table-cell office:value-type="float" office:value="51955.226">
                <text:p>51955.226</text:p>
              </table:table-cell>
              <table:table-cell office:value-type="float" office:value="54947.816">
                <text:p>54947.816</text:p>
              </table:table-cell>
              <table:table-cell office:value-type="float" office:value="59935.526">
                <text:p>59935.526</text:p>
              </table:table-cell>
              <table:table-cell office:value-type="float" office:value="70080.031">
                <text:p>70080.031</text:p>
              </table:table-cell>
              <table:table-cell office:value-type="float" office:value="79887.98">
                <text:p>79887.98</text:p>
              </table:table-cell>
              <table:table-cell office:value-type="float" office:value="84466.618">
                <text:p>84466.618</text:p>
              </table:table-cell>
              <table:table-cell office:value-type="float" office:value="61603.768">
                <text:p>61603.768</text:p>
              </table:table-cell>
            </table:table-row>
            <table:table-row>
              <table:table-cell office:value-type="string">
                <text:p>_spin_lock_irq() </text:p>
                <draw:g>
                  <svg:desc>'Detalle funciones'.Q11:'Detalle funciones'.Q11</svg:desc>
                </draw:g>
              </table:table-cell>
              <table:table-cell office:value-type="float" office:value="4.983">
                <text:p>4.983</text:p>
                <draw:g>
                  <svg:desc>'Detalle funciones'.R11:'Detalle funciones'.AA11</svg:desc>
                </draw:g>
              </table:table-cell>
              <table:table-cell office:value-type="float" office:value="201.986">
                <text:p>201.986</text:p>
              </table:table-cell>
              <table:table-cell office:value-type="float" office:value="1816.594">
                <text:p>1816.594</text:p>
              </table:table-cell>
              <table:table-cell office:value-type="float" office:value="2780.432">
                <text:p>2780.432</text:p>
              </table:table-cell>
              <table:table-cell office:value-type="float" office:value="2667.179">
                <text:p>2667.179</text:p>
              </table:table-cell>
              <table:table-cell office:value-type="float" office:value="3101.626">
                <text:p>3101.626</text:p>
              </table:table-cell>
              <table:table-cell office:value-type="float" office:value="3144.176">
                <text:p>3144.176</text:p>
              </table:table-cell>
              <table:table-cell office:value-type="float" office:value="3424.039">
                <text:p>3424.039</text:p>
              </table:table-cell>
              <table:table-cell office:value-type="float" office:value="3838.491">
                <text:p>3838.491</text:p>
              </table:table-cell>
              <table:table-cell office:value-type="float" office:value="4254.012">
                <text:p>4254.012</text:p>
              </table:table-cell>
            </table:table-row>
            <table:table-row>
              <table:table-cell office:value-type="string">
                <text:p>_spin_lock_irqsave() </text:p>
                <draw:g>
                  <svg:desc>'Detalle funciones'.Q12:'Detalle funciones'.Q12</svg:desc>
                </draw:g>
              </table:table-cell>
              <table:table-cell office:value-type="float" office:value="1076.049">
                <text:p>1076.049</text:p>
                <draw:g>
                  <svg:desc>'Detalle funciones'.R12:'Detalle funciones'.AA12</svg:desc>
                </draw:g>
              </table:table-cell>
              <table:table-cell office:value-type="float" office:value="2137.89">
                <text:p>2137.89</text:p>
              </table:table-cell>
              <table:table-cell office:value-type="float" office:value="10091.541">
                <text:p>10091.541</text:p>
              </table:table-cell>
              <table:table-cell office:value-type="float" office:value="13015.359">
                <text:p>13015.359</text:p>
              </table:table-cell>
              <table:table-cell office:value-type="float" office:value="15079.778">
                <text:p>15079.778</text:p>
              </table:table-cell>
              <table:table-cell office:value-type="float" office:value="16146.869">
                <text:p>16146.869</text:p>
              </table:table-cell>
              <table:table-cell office:value-type="float" office:value="15565.321">
                <text:p>15565.321</text:p>
              </table:table-cell>
              <table:table-cell office:value-type="float" office:value="16503.446">
                <text:p>16503.446</text:p>
              </table:table-cell>
              <table:table-cell office:value-type="float" office:value="18697.795">
                <text:p>18697.795</text:p>
              </table:table-cell>
              <table:table-cell office:value-type="float" office:value="20575.764">
                <text:p>20575.764</text:p>
              </table:table-cell>
            </table:table-row>
            <table:table-row>
              <table:table-cell office:value-type="string">
                <text:p>_spin_lock() </text:p>
                <draw:g>
                  <svg:desc>'Detalle funciones'.Q13:'Detalle funciones'.Q13</svg:desc>
                </draw:g>
              </table:table-cell>
              <table:table-cell office:value-type="float" office:value="800.82">
                <text:p>800.82</text:p>
                <draw:g>
                  <svg:desc>'Detalle funciones'.R13:'Detalle funciones'.AA13</svg:desc>
                </draw:g>
              </table:table-cell>
              <table:table-cell office:value-type="float" office:value="1872.105">
                <text:p>1872.105</text:p>
              </table:table-cell>
              <table:table-cell office:value-type="float" office:value="12021.283">
                <text:p>12021.283</text:p>
              </table:table-cell>
              <table:table-cell office:value-type="float" office:value="13780.737">
                <text:p>13780.737</text:p>
              </table:table-cell>
              <table:table-cell office:value-type="float" office:value="17025.436">
                <text:p>17025.436</text:p>
              </table:table-cell>
              <table:table-cell office:value-type="float" office:value="19277.227">
                <text:p>19277.227</text:p>
              </table:table-cell>
              <table:table-cell office:value-type="float" office:value="19494.652">
                <text:p>19494.652</text:p>
              </table:table-cell>
              <table:table-cell office:value-type="float" office:value="20486.964">
                <text:p>20486.964</text:p>
              </table:table-cell>
              <table:table-cell office:value-type="float" office:value="23894.83">
                <text:p>23894.83</text:p>
              </table:table-cell>
              <table:table-cell office:value-type="float" office:value="32314.807">
                <text:p>32314.807</text:p>
              </table:table-cell>
            </table:table-row>
            <table:table-row>
              <table:table-cell office:value-type="string">
                <text:p>_spin_trylock() </text:p>
                <draw:g>
                  <svg:desc>'Detalle funciones'.Q14:'Detalle funciones'.Q14</svg:desc>
                </draw:g>
              </table:table-cell>
              <table:table-cell office:value-type="float" office:value="0">
                <text:p>0</text:p>
                <draw:g>
                  <svg:desc>'Detalle funciones'.R14:'Detalle funciones'.AA14</svg:desc>
                </draw:g>
              </table:table-cell>
              <table:table-cell office:value-type="float" office:value="1.243">
                <text:p>1.243</text:p>
              </table:table-cell>
              <table:table-cell office:value-type="float" office:value="24.039">
                <text:p>24.039</text:p>
              </table:table-cell>
              <table:table-cell office:value-type="float" office:value="16.711">
                <text:p>16.711</text:p>
              </table:table-cell>
              <table:table-cell office:value-type="float" office:value="27.891">
                <text:p>27.891</text:p>
              </table:table-cell>
              <table:table-cell office:value-type="float" office:value="23.411">
                <text:p>23.411</text:p>
              </table:table-cell>
              <table:table-cell office:value-type="float" office:value="20.918">
                <text:p>20.918</text:p>
              </table:table-cell>
              <table:table-cell office:value-type="float" office:value="34.705">
                <text:p>34.705</text:p>
              </table:table-cell>
              <table:table-cell office:value-type="float" office:value="56.239">
                <text:p>56.239</text:p>
              </table:table-cell>
              <table:table-cell office:value-type="float" office:value="56.718">
                <text:p>56.718</text:p>
              </table:table-cell>
            </table:table-row>
            <table:table-row>
              <table:table-cell office:value-type="string">
                <text:p>_spin_unlock_bh() </text:p>
                <draw:g>
                  <svg:desc>'Detalle funciones'.Q15:'Detalle funciones'.Q15</svg:desc>
                </draw:g>
              </table:table-cell>
              <table:table-cell office:value-type="float" office:value="759.345">
                <text:p>759.345</text:p>
                <draw:g>
                  <svg:desc>'Detalle funciones'.R15:'Detalle funciones'.AA15</svg:desc>
                </draw:g>
              </table:table-cell>
              <table:table-cell office:value-type="float" office:value="1123.801">
                <text:p>1123.801</text:p>
              </table:table-cell>
              <table:table-cell office:value-type="float" office:value="5241.484">
                <text:p>5241.484</text:p>
              </table:table-cell>
              <table:table-cell office:value-type="float" office:value="6738.196">
                <text:p>6738.196</text:p>
              </table:table-cell>
              <table:table-cell office:value-type="float" office:value="7515.302">
                <text:p>7515.302</text:p>
              </table:table-cell>
              <table:table-cell office:value-type="float" office:value="8188.299">
                <text:p>8188.299</text:p>
              </table:table-cell>
              <table:table-cell office:value-type="float" office:value="8085.186">
                <text:p>8085.186</text:p>
              </table:table-cell>
              <table:table-cell office:value-type="float" office:value="8737.96">
                <text:p>8737.96</text:p>
              </table:table-cell>
              <table:table-cell office:value-type="float" office:value="9546.273">
                <text:p>9546.273</text:p>
              </table:table-cell>
              <table:table-cell office:value-type="float" office:value="9999.525">
                <text:p>9999.525</text:p>
              </table:table-cell>
            </table:table-row>
            <table:table-row>
              <table:table-cell office:value-type="string">
                <text:p>_spin_unlock_irqrestore() </text:p>
                <draw:g>
                  <svg:desc>'Detalle funciones'.Q16:'Detalle funciones'.Q16</svg:desc>
                </draw:g>
              </table:table-cell>
              <table:table-cell office:value-type="float" office:value="896.597">
                <text:p>896.597</text:p>
                <draw:g>
                  <svg:desc>'Detalle funciones'.R16:'Detalle funciones'.AA16</svg:desc>
                </draw:g>
              </table:table-cell>
              <table:table-cell office:value-type="float" office:value="2273.131">
                <text:p>2273.131</text:p>
              </table:table-cell>
              <table:table-cell office:value-type="float" office:value="11876.081">
                <text:p>11876.081</text:p>
              </table:table-cell>
              <table:table-cell office:value-type="float" office:value="15743.794">
                <text:p>15743.794</text:p>
              </table:table-cell>
              <table:table-cell office:value-type="float" office:value="17008.313">
                <text:p>17008.313</text:p>
              </table:table-cell>
              <table:table-cell office:value-type="float" office:value="18707.828">
                <text:p>18707.828</text:p>
              </table:table-cell>
              <table:table-cell office:value-type="float" office:value="17778.695">
                <text:p>17778.695</text:p>
              </table:table-cell>
              <table:table-cell office:value-type="float" office:value="18456.432">
                <text:p>18456.432</text:p>
              </table:table-cell>
              <table:table-cell office:value-type="float" office:value="21146.219">
                <text:p>21146.219</text:p>
              </table:table-cell>
              <table:table-cell office:value-type="float" office:value="23224.727">
                <text:p>23224.727</text:p>
              </table:table-cell>
            </table:table-row>
            <table:table-row>
              <table:table-cell office:value-type="string">
                <text:p>bit_spin_lock(); </text:p>
                <draw:g>
                  <svg:desc>'Detalle funciones'.Q17:'Detalle funciones'.Q17</svg:desc>
                </draw:g>
              </table:table-cell>
              <table:table-cell office:value-type="float" office:value="0">
                <text:p>0</text:p>
                <draw:g>
                  <svg:desc>'Detalle funciones'.R17:'Detalle funciones'.AA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491">
                <text:p>0.491</text:p>
              </table:table-cell>
              <table:table-cell office:value-type="float" office:value="1.867">
                <text:p>1.867</text:p>
              </table:table-cell>
              <table:table-cell office:value-type="float" office:value="8.405">
                <text:p>8.405</text:p>
              </table:table-cell>
              <table:table-cell office:value-type="float" office:value="7.48">
                <text:p>7.48</text:p>
              </table:table-cell>
              <table:table-cell office:value-type="float" office:value="11.597">
                <text:p>11.597</text:p>
              </table:table-cell>
              <table:table-cell office:value-type="float" office:value="26.409">
                <text:p>26.409</text:p>
              </table:table-cell>
              <table:table-cell office:value-type="float" office:value="21.993">
                <text:p>21.993</text:p>
              </table:table-cell>
              <table:table-cell office:value-type="float" office:value="43.796">
                <text:p>43.7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bar" chart:style-name="ch1">
        <chart:plot-area chart:style-name="ch2" table:cell-range-address="'Tiempo Total En llamadas de Lock'.G30:'Tiempo Total En llamadas de Lock'.H39 'Tiempo Total En llamadas de Lock'.H29:'Tiempo Total En llamadas de Lock'.H29" chart:data-source-has-labels="both" svg:x="0.32cm" svg:y="0.179cm" svg:width="15.371cm" svg:height="8.634cm">
          <chartooo:coordinate-region svg:x="1.232cm" svg:y="0.378cm" svg:width="14.459cm" svg:height="7.788cm"/>
          <chart:axis chart:dimension="x" chart:name="primary-x" chart:style-name="ch3" chartooo:axis-type="auto">
            <chartooo:date-scale/>
            <chart:categories table:cell-range-address="'Tiempo Total En llamadas de Lock'.G30:'Tiempo Total En llamadas de Lock'.G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empo Total En llamadas de Lock'.H30:'Tiempo Total En llamadas de Lock'.H39" chart:label-cell-address="'Tiempo Total En llamadas de Lock'.H29:'Tiempo Total En llamadas de Lock'.H29" chart:class="chart:bar"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ndos</text:p>
                <draw:g>
                  <svg:desc>'Tiempo Total En llamadas de Lock'.H29:'Tiempo Total En llamadas de Lock'.H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iempo Total En llamadas de Lock'.G30:'Tiempo Total En llamadas de Lock'.G39</svg:desc>
                </draw:g>
              </table:table-cell>
              <table:table-cell office:value-type="float" office:value="0.003007223">
                <text:p>0.003007223</text:p>
                <draw:g>
                  <svg:desc>'Tiempo Total En llamadas de Lock'.H30:'Tiempo Total En llamadas de Lock'.H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2525492">
                <text:p>0.0225254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58761811">
                <text:p>0.0587618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1446271">
                <text:p>0.0914462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8704912">
                <text:p>0.1287049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17955433">
                <text:p>0.11795543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24742994">
                <text:p>0.12474299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48170738">
                <text:p>0.1481707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51611241">
                <text:p>0.1516112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862009">
                <text:p>0.158620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2cm" xlink:href=".." xlink:type="simple" chart:class="chart:bar" chart:style-name="ch1">
        <chart:plot-area chart:style-name="ch2" table:cell-range-address="'Tiempo Total En llamadas de Lock'.G56:'Tiempo Total En llamadas de Lock'.H65 'Tiempo Total En llamadas de Lock'.H55:'Tiempo Total En llamadas de Lock'.H55" chart:data-source-has-labels="both" svg:x="0.32cm" svg:y="0.179cm" svg:width="15.37cm" svg:height="8.634cm">
          <chartooo:coordinate-region svg:x="1.232cm" svg:y="0.378cm" svg:width="14.458cm" svg:height="7.788cm"/>
          <chart:axis chart:dimension="x" chart:name="primary-x" chart:style-name="ch3" chartooo:axis-type="auto">
            <chartooo:date-scale/>
            <chart:categories table:cell-range-address="'Tiempo Total En llamadas de Lock'.G56:'Tiempo Total En llamadas de Lock'.G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empo Total En llamadas de Lock'.H56:'Tiempo Total En llamadas de Lock'.H65" chart:label-cell-address="'Tiempo Total En llamadas de Lock'.H55:'Tiempo Total En llamadas de Lock'.H55" chart:class="chart:bar"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ndos</text:p>
                <draw:g>
                  <svg:desc>'Tiempo Total En llamadas de Lock'.H55:'Tiempo Total En llamadas de Lock'.H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iempo Total En llamadas de Lock'.G56:'Tiempo Total En llamadas de Lock'.G65</svg:desc>
                </draw:g>
              </table:table-cell>
              <table:table-cell office:value-type="float" office:value="0.00612015">
                <text:p>0.00612015</text:p>
                <draw:g>
                  <svg:desc>'Tiempo Total En llamadas de Lock'.H56:'Tiempo Total En llamadas de Lock'.H6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9358703">
                <text:p>0.0193587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4335723">
                <text:p>0.0843357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5760645">
                <text:p>0.1057606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1840023">
                <text:p>0.118400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1488722">
                <text:p>0.1148872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50824643">
                <text:p>0.15082464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5525562">
                <text:p>0.155255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57858879">
                <text:p>0.15785887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6336424">
                <text:p>0.1563364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'Tiempo Total En llamadas de Lock'.W27:'Tiempo Total En llamadas de Lock'.W36" chart:error-lower-range="'Tiempo Total En llamadas de Lock'.W27:'Tiempo Total En llamadas de Lock'.W36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'Tiempo Total En llamadas de Lock'.W27:'Tiempo Total En llamadas de Lock'.W36" chart:error-lower-range="'Tiempo Total En llamadas de Lock'.W27:'Tiempo Total En llamadas de Lock'.W36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draw:stroke-dash="Ultrafine_20_Dashed" svg:stroke-width="0.102cm" svg:stroke-color="#ffd320"/>
    </style:style>
    <style:style style:name="ch12" style:family="chart">
      <style:chart-properties chart:error-upper-indicator="true" chart:error-lower-indicator="true" chart:error-category="cell-range" chart:error-upper-range="'Tiempo Total En llamadas de Lock'.W27:'Tiempo Total En llamadas de Lock'.W36" chart:error-lower-range="'Tiempo Total En llamadas de Lock'.W27:'Tiempo Total En llamadas de Lock'.W36" char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1.406cm" xlink:href=".." xlink:type="simple" chart:class="chart:bar" chart:style-name="ch1">
        <chart:title svg:x="4.97cm" svg:y="0.364cm" chart:style-name="ch2">
          <text:p>Tiempo total en llamadas de bloqueo sobre spinlock</text:p>
        </chart:title>
        <chart:subtitle svg:x="6.584cm" svg:y="1.397cm" chart:style-name="ch3">
          <text:p>En transferencia de 1 millón de paquetes</text:p>
        </chart:subtitle>
        <chart:plot-area chart:style-name="ch4" table:cell-range-address="'Tiempo Total En llamadas de Lock'.U27:'Tiempo Total En llamadas de Lock'.V36 'Tiempo Total En llamadas de Lock'.V26:'Tiempo Total En llamadas de Lock'.V26" chart:data-source-has-labels="both" svg:x="1.417cm" svg:y="2.334cm" svg:width="18.498cm" svg:height="7.863cm">
          <chartooo:coordinate-region svg:x="2.329cm" svg:y="2.533cm" svg:width="17.586cm" svg:height="7.017cm"/>
          <chart:axis chart:dimension="x" chart:name="primary-x" chart:style-name="ch5" chartooo:axis-type="auto">
            <chartooo:date-scale/>
            <chart:title svg:x="9.18cm" svg:y="10.425cm" chart:style-name="ch6">
              <text:p>Número de Threads</text:p>
            </chart:title>
            <chart:categories table:cell-range-address="'Tiempo Total En llamadas de Lock'.U27:'Tiempo Total En llamadas de Lock'.U36"/>
          </chart:axis>
          <chart:axis chart:dimension="y" chart:name="primary-y" chart:style-name="ch7">
            <chart:title svg:x="0.451cm" svg:y="7.05cm" chart:style-name="ch8">
              <text:p>Tiempo [s]</text:p>
            </chart:title>
            <chart:grid chart:style-name="ch9" chart:class="major"/>
          </chart:axis>
          <chart:series chart:style-name="ch10" chart:values-cell-range-address="'Tiempo Total En llamadas de Lock'.V27:'Tiempo Total En llamadas de Lock'.V36" chart:label-cell-address="'Tiempo Total En llamadas de Lock'.V26:'Tiempo Total En llamadas de Lock'.V26" chart:class="chart:bar">
            <chart:regression-curve chart:style-name="ch11">
              <chart:equation chart:display-equation="true" chart:display-r-square="true" svg:x="5.243cm" svg:y="3.146cm"/>
            </chart:regression-curve>
            <chart:error-indicator chart:style-name="ch12" chart:dimension="y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ndos</text:p>
                <draw:g>
                  <svg:desc>'Tiempo Total En llamadas de Lock'.V26:'Tiempo Total En llamadas de Lock'.V26</svg:desc>
                </draw:g>
              </table:table-cell>
              <table:table-cell office:value-type="string">
                <text:p>Columna W</text:p>
              </table:table-cell>
              <table:table-cell office:value-type="string">
                <text:p>Columna W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iempo Total En llamadas de Lock'.U27:'Tiempo Total En llamadas de Lock'.U36</svg:desc>
                </draw:g>
              </table:table-cell>
              <table:table-cell office:value-type="float" office:value="0.005055884">
                <text:p>0.005055884</text:p>
                <draw:g>
                  <svg:desc>'Tiempo Total En llamadas de Lock'.V27:'Tiempo Total En llamadas de Lock'.V36</svg:desc>
                </draw:g>
              </table:table-cell>
              <table:table-cell office:value-type="float" office:value="0.000887320934590608">
                <text:p>0.000887320934590608</text:p>
                <draw:g>
                  <svg:desc>'Tiempo Total En llamadas de Lock'.W27:'Tiempo Total En llamadas de Lock'.W36</svg:desc>
                </draw:g>
              </table:table-cell>
              <table:table-cell office:value-type="float" office:value="0.000887320934590608">
                <text:p>0.000887320934590608</text:p>
                <draw:g>
                  <svg:desc>'Tiempo Total En llamadas de Lock'.W27:'Tiempo Total En llamadas de Lock'.W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7781966">
                <text:p>0.017781966</text:p>
              </table:table-cell>
              <table:table-cell office:value-type="float" office:value="0.00284896610345345">
                <text:p>0.00284896610345345</text:p>
              </table:table-cell>
              <table:table-cell office:value-type="float" office:value="0.00284896610345345">
                <text:p>0.002848966103453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737440426666667">
                <text:p>0.0737440426666667</text:p>
              </table:table-cell>
              <table:table-cell office:value-type="float" office:value="0.0066701564731255">
                <text:p>0.0066701564731255</text:p>
              </table:table-cell>
              <table:table-cell office:value-type="float" office:value="0.0066701564731255">
                <text:p>0.00667015647312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0413144333333">
                <text:p>0.100413144333333</text:p>
              </table:table-cell>
              <table:table-cell office:value-type="float" office:value="0.00390673199836287">
                <text:p>0.00390673199836287</text:p>
              </table:table-cell>
              <table:table-cell office:value-type="float" office:value="0.00390673199836287">
                <text:p>0.0039067319983628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0461918333333">
                <text:p>0.120461918333333</text:p>
              </table:table-cell>
              <table:table-cell office:value-type="float" office:value="0.00371493672551103">
                <text:p>0.00371493672551103</text:p>
              </table:table-cell>
              <table:table-cell office:value-type="float" office:value="0.00371493672551103">
                <text:p>0.0037149367255110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19410306333333">
                <text:p>0.119410306333333</text:p>
              </table:table-cell>
              <table:table-cell office:value-type="float" office:value="0.00269979092179202">
                <text:p>0.00269979092179202</text:p>
              </table:table-cell>
              <table:table-cell office:value-type="float" office:value="0.00269979092179202">
                <text:p>0.002699790921792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36582737666667">
                <text:p>0.136582737666667</text:p>
              </table:table-cell>
              <table:table-cell office:value-type="float" office:value="0.00660285713052317">
                <text:p>0.00660285713052317</text:p>
              </table:table-cell>
              <table:table-cell office:value-type="float" office:value="0.00660285713052317">
                <text:p>0.0066028571305231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50344745">
                <text:p>0.150344745</text:p>
              </table:table-cell>
              <table:table-cell office:value-type="float" office:value="0.00213112195073094">
                <text:p>0.00213112195073094</text:p>
              </table:table-cell>
              <table:table-cell office:value-type="float" office:value="0.00213112195073094">
                <text:p>0.002131121950730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57046192666667">
                <text:p>0.157046192666667</text:p>
              </table:table-cell>
              <table:table-cell office:value-type="float" office:value="0.00253881112696289">
                <text:p>0.00253881112696289</text:p>
              </table:table-cell>
              <table:table-cell office:value-type="float" office:value="0.00253881112696289">
                <text:p>0.0025388111269628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55676655">
                <text:p>0.155676655</text:p>
              </table:table-cell>
              <table:table-cell office:value-type="float" office:value="0.00166140692630531">
                <text:p>0.00166140692630531</text:p>
              </table:table-cell>
              <table:table-cell office:value-type="float" office:value="0.00166140692630531">
                <text:p>0.001661406926305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8.992cm" xlink:href=".." xlink:type="simple" chart:class="chart:bar" chart:style-name="ch1">
        <chart:legend chart:legend-position="bottom" svg:x="1.877cm" svg:y="7.132cm" style:legend-expansion="wide" chart:style-name="ch2"/>
        <chart:plot-area chart:style-name="ch3" table:cell-range-address="'Detalle funciones'.Q34:'Detalle funciones'.AA42" chart:data-source-has-labels="both" svg:x="0.32cm" svg:y="0.179cm" svg:width="15.364cm" svg:height="6.774cm">
          <chartooo:coordinate-region svg:x="1.629cm" svg:y="0.392cm" svg:width="14.055cm" svg:height="5.887cm"/>
          <chart:axis chart:dimension="x" chart:name="primary-x" chart:style-name="ch4" chartooo:axis-type="auto">
            <chartooo:date-scale/>
            <chart:categories table:cell-range-address="'Detalle funciones'.R34:'Detalle funciones'.A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talle funciones'.R35:'Detalle funciones'.AA35" chart:label-cell-address="'Detalle funciones'.Q35:'Detalle funciones'.Q35" chart:class="chart:bar">
            <chart:data-point chart:repeated="10"/>
          </chart:series>
          <chart:series chart:style-name="ch8" chart:values-cell-range-address="'Detalle funciones'.R36:'Detalle funciones'.AA36" chart:label-cell-address="'Detalle funciones'.Q36:'Detalle funciones'.Q36" chart:class="chart:bar">
            <chart:data-point chart:repeated="10"/>
          </chart:series>
          <chart:series chart:style-name="ch9" chart:values-cell-range-address="'Detalle funciones'.R37:'Detalle funciones'.AA37" chart:label-cell-address="'Detalle funciones'.Q37:'Detalle funciones'.Q37" chart:class="chart:bar">
            <chart:data-point chart:repeated="10"/>
          </chart:series>
          <chart:series chart:style-name="ch10" chart:values-cell-range-address="'Detalle funciones'.R38:'Detalle funciones'.AA38" chart:label-cell-address="'Detalle funciones'.Q38:'Detalle funciones'.Q38" chart:class="chart:bar">
            <chart:data-point chart:repeated="10"/>
          </chart:series>
          <chart:series chart:style-name="ch11" chart:values-cell-range-address="'Detalle funciones'.R39:'Detalle funciones'.AA39" chart:label-cell-address="'Detalle funciones'.Q39:'Detalle funciones'.Q39" chart:class="chart:bar">
            <chart:data-point chart:repeated="10"/>
          </chart:series>
          <chart:series chart:style-name="ch12" chart:values-cell-range-address="'Detalle funciones'.R40:'Detalle funciones'.AA40" chart:label-cell-address="'Detalle funciones'.Q40:'Detalle funciones'.Q40" chart:class="chart:bar">
            <chart:data-point chart:repeated="10"/>
          </chart:series>
          <chart:series chart:style-name="ch13" chart:values-cell-range-address="'Detalle funciones'.R41:'Detalle funciones'.AA41" chart:label-cell-address="'Detalle funciones'.Q41:'Detalle funciones'.Q41" chart:class="chart:bar">
            <chart:data-point chart:repeated="10"/>
          </chart:series>
          <chart:series chart:style-name="ch14" chart:values-cell-range-address="'Detalle funciones'.R42:'Detalle funciones'.AA42" chart:label-cell-address="'Detalle funciones'.Q42:'Detalle funciones'.Q42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Detalle funciones'.R34:'Detalle funciones'.AA3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'Detalle funciones'.Q35:'Detalle funciones'.Q35</svg:desc>
                </draw:g>
              </table:table-cell>
              <table:table-cell office:value-type="float" office:value="1029.951">
                <text:p>1029.951</text:p>
                <draw:g>
                  <svg:desc>'Detalle funciones'.R35:'Detalle funciones'.AA35</svg:desc>
                </draw:g>
              </table:table-cell>
              <table:table-cell office:value-type="float" office:value="7911.907">
                <text:p>7911.907</text:p>
              </table:table-cell>
              <table:table-cell office:value-type="float" office:value="27527.205">
                <text:p>27527.205</text:p>
              </table:table-cell>
              <table:table-cell office:value-type="float" office:value="42880.99">
                <text:p>42880.99</text:p>
              </table:table-cell>
              <table:table-cell office:value-type="float" office:value="62698.587">
                <text:p>62698.587</text:p>
              </table:table-cell>
              <table:table-cell office:value-type="float" office:value="59188.185">
                <text:p>59188.185</text:p>
              </table:table-cell>
              <table:table-cell office:value-type="float" office:value="65053.781">
                <text:p>65053.781</text:p>
              </table:table-cell>
              <table:table-cell office:value-type="float" office:value="76841.175">
                <text:p>76841.175</text:p>
              </table:table-cell>
              <table:table-cell office:value-type="float" office:value="80114.869">
                <text:p>80114.869</text:p>
              </table:table-cell>
              <table:table-cell office:value-type="float" office:value="84474.811">
                <text:p>84474.811</text:p>
              </table:table-cell>
            </table:table-row>
            <table:table-row>
              <table:table-cell office:value-type="string">
                <text:p>_spin_lock_irq() </text:p>
                <draw:g>
                  <svg:desc>'Detalle funciones'.Q36:'Detalle funciones'.Q36</svg:desc>
                </draw:g>
              </table:table-cell>
              <table:table-cell office:value-type="float" office:value="3.598">
                <text:p>3.598</text:p>
                <draw:g>
                  <svg:desc>'Detalle funciones'.R36:'Detalle funciones'.AA36</svg:desc>
                </draw:g>
              </table:table-cell>
              <table:table-cell office:value-type="float" office:value="453.435">
                <text:p>453.435</text:p>
              </table:table-cell>
              <table:table-cell office:value-type="float" office:value="1399.489">
                <text:p>1399.489</text:p>
              </table:table-cell>
              <table:table-cell office:value-type="float" office:value="2206.47">
                <text:p>2206.47</text:p>
              </table:table-cell>
              <table:table-cell office:value-type="float" office:value="3249.826">
                <text:p>3249.826</text:p>
              </table:table-cell>
              <table:table-cell office:value-type="float" office:value="3037.92">
                <text:p>3037.92</text:p>
              </table:table-cell>
              <table:table-cell office:value-type="float" office:value="2791.091">
                <text:p>2791.091</text:p>
              </table:table-cell>
              <table:table-cell office:value-type="float" office:value="3549.742">
                <text:p>3549.742</text:p>
              </table:table-cell>
              <table:table-cell office:value-type="float" office:value="3472.041">
                <text:p>3472.041</text:p>
              </table:table-cell>
              <table:table-cell office:value-type="float" office:value="3741.522">
                <text:p>3741.522</text:p>
              </table:table-cell>
            </table:table-row>
            <table:table-row>
              <table:table-cell office:value-type="string">
                <text:p>_spin_lock_irqsave() </text:p>
                <draw:g>
                  <svg:desc>'Detalle funciones'.Q37:'Detalle funciones'.Q37</svg:desc>
                </draw:g>
              </table:table-cell>
              <table:table-cell office:value-type="float" office:value="596.226">
                <text:p>596.226</text:p>
                <draw:g>
                  <svg:desc>'Detalle funciones'.R37:'Detalle funciones'.AA37</svg:desc>
                </draw:g>
              </table:table-cell>
              <table:table-cell office:value-type="float" office:value="3959.107">
                <text:p>3959.107</text:p>
              </table:table-cell>
              <table:table-cell office:value-type="float" office:value="7859.49">
                <text:p>7859.49</text:p>
              </table:table-cell>
              <table:table-cell office:value-type="float" office:value="11934.26">
                <text:p>11934.26</text:p>
              </table:table-cell>
              <table:table-cell office:value-type="float" office:value="16703.271">
                <text:p>16703.271</text:p>
              </table:table-cell>
              <table:table-cell office:value-type="float" office:value="14312.89">
                <text:p>14312.89</text:p>
              </table:table-cell>
              <table:table-cell office:value-type="float" office:value="14665.443">
                <text:p>14665.443</text:p>
              </table:table-cell>
              <table:table-cell office:value-type="float" office:value="17482.484">
                <text:p>17482.484</text:p>
              </table:table-cell>
              <table:table-cell office:value-type="float" office:value="17237.91">
                <text:p>17237.91</text:p>
              </table:table-cell>
              <table:table-cell office:value-type="float" office:value="17310.041">
                <text:p>17310.041</text:p>
              </table:table-cell>
            </table:table-row>
            <table:table-row>
              <table:table-cell office:value-type="string">
                <text:p>_spin_lock() </text:p>
                <draw:g>
                  <svg:desc>'Detalle funciones'.Q38:'Detalle funciones'.Q38</svg:desc>
                </draw:g>
              </table:table-cell>
              <table:table-cell office:value-type="float" office:value="535.612">
                <text:p>535.612</text:p>
                <draw:g>
                  <svg:desc>'Detalle funciones'.R38:'Detalle funciones'.AA38</svg:desc>
                </draw:g>
              </table:table-cell>
              <table:table-cell office:value-type="float" office:value="3925.765">
                <text:p>3925.765</text:p>
              </table:table-cell>
              <table:table-cell office:value-type="float" office:value="8992.851">
                <text:p>8992.851</text:p>
              </table:table-cell>
              <table:table-cell office:value-type="float" office:value="14216.483">
                <text:p>14216.483</text:p>
              </table:table-cell>
              <table:table-cell office:value-type="float" office:value="18311.024">
                <text:p>18311.024</text:p>
              </table:table-cell>
              <table:table-cell office:value-type="float" office:value="17108.13">
                <text:p>17108.13</text:p>
              </table:table-cell>
              <table:table-cell office:value-type="float" office:value="17707.28">
                <text:p>17707.28</text:p>
              </table:table-cell>
              <table:table-cell office:value-type="float" office:value="22138.015">
                <text:p>22138.015</text:p>
              </table:table-cell>
              <table:table-cell office:value-type="float" office:value="22730.863">
                <text:p>22730.863</text:p>
              </table:table-cell>
              <table:table-cell office:value-type="float" office:value="24256.378">
                <text:p>24256.378</text:p>
              </table:table-cell>
            </table:table-row>
            <table:table-row>
              <table:table-cell office:value-type="string">
                <text:p>_spin_trylock() </text:p>
                <draw:g>
                  <svg:desc>'Detalle funciones'.Q39:'Detalle funciones'.Q39</svg:desc>
                </draw:g>
              </table:table-cell>
              <table:table-cell office:value-type="float" office:value="0">
                <text:p>0</text:p>
                <draw:g>
                  <svg:desc>'Detalle funciones'.R39:'Detalle funciones'.AA39</svg:desc>
                </draw:g>
              </table:table-cell>
              <table:table-cell office:value-type="float" office:value="1.203">
                <text:p>1.203</text:p>
              </table:table-cell>
              <table:table-cell office:value-type="float" office:value="13.937">
                <text:p>13.937</text:p>
              </table:table-cell>
              <table:table-cell office:value-type="float" office:value="17.049">
                <text:p>17.049</text:p>
              </table:table-cell>
              <table:table-cell office:value-type="float" office:value="26.012">
                <text:p>26.012</text:p>
              </table:table-cell>
              <table:table-cell office:value-type="float" office:value="17.468">
                <text:p>17.468</text:p>
              </table:table-cell>
              <table:table-cell office:value-type="float" office:value="47.056">
                <text:p>47.056</text:p>
              </table:table-cell>
              <table:table-cell office:value-type="float" office:value="45.003">
                <text:p>45.003</text:p>
              </table:table-cell>
              <table:table-cell office:value-type="float" office:value="57.871">
                <text:p>57.871</text:p>
              </table:table-cell>
              <table:table-cell office:value-type="float" office:value="46.914">
                <text:p>46.914</text:p>
              </table:table-cell>
            </table:table-row>
            <table:table-row>
              <table:table-cell office:value-type="string">
                <text:p>_spin_unlock_bh() </text:p>
                <draw:g>
                  <svg:desc>'Detalle funciones'.Q40:'Detalle funciones'.Q40</svg:desc>
                </draw:g>
              </table:table-cell>
              <table:table-cell office:value-type="float" office:value="369.666">
                <text:p>369.666</text:p>
                <draw:g>
                  <svg:desc>'Detalle funciones'.R40:'Detalle funciones'.AA40</svg:desc>
                </draw:g>
              </table:table-cell>
              <table:table-cell office:value-type="float" office:value="2030.113">
                <text:p>2030.113</text:p>
              </table:table-cell>
              <table:table-cell office:value-type="float" office:value="3978.272">
                <text:p>3978.272</text:p>
              </table:table-cell>
              <table:table-cell office:value-type="float" office:value="6202.651">
                <text:p>6202.651</text:p>
              </table:table-cell>
              <table:table-cell office:value-type="float" office:value="8156.017">
                <text:p>8156.017</text:p>
              </table:table-cell>
              <table:table-cell office:value-type="float" office:value="7652.716">
                <text:p>7652.716</text:p>
              </table:table-cell>
              <table:table-cell office:value-type="float" office:value="7729.744">
                <text:p>7729.744</text:p>
              </table:table-cell>
              <table:table-cell office:value-type="float" office:value="8783.1">
                <text:p>8783.1</text:p>
              </table:table-cell>
              <table:table-cell office:value-type="float" office:value="8717.094">
                <text:p>8717.094</text:p>
              </table:table-cell>
              <table:table-cell office:value-type="float" office:value="9130.979">
                <text:p>9130.979</text:p>
              </table:table-cell>
            </table:table-row>
            <table:table-row>
              <table:table-cell office:value-type="string">
                <text:p>_spin_unlock_irqrestore() </text:p>
                <draw:g>
                  <svg:desc>'Detalle funciones'.Q41:'Detalle funciones'.Q41</svg:desc>
                </draw:g>
              </table:table-cell>
              <table:table-cell office:value-type="float" office:value="472.17">
                <text:p>472.17</text:p>
                <draw:g>
                  <svg:desc>'Detalle funciones'.R41:'Detalle funciones'.AA41</svg:desc>
                </draw:g>
              </table:table-cell>
              <table:table-cell office:value-type="float" office:value="4243.698">
                <text:p>4243.698</text:p>
              </table:table-cell>
              <table:table-cell office:value-type="float" office:value="8990.211">
                <text:p>8990.211</text:p>
              </table:table-cell>
              <table:table-cell office:value-type="float" office:value="13985.048">
                <text:p>13985.048</text:p>
              </table:table-cell>
              <table:table-cell office:value-type="float" office:value="19499.77">
                <text:p>19499.77</text:p>
              </table:table-cell>
              <table:table-cell office:value-type="float" office:value="16625.174">
                <text:p>16625.174</text:p>
              </table:table-cell>
              <table:table-cell office:value-type="float" office:value="16732.465">
                <text:p>16732.465</text:p>
              </table:table-cell>
              <table:table-cell office:value-type="float" office:value="19289.724">
                <text:p>19289.724</text:p>
              </table:table-cell>
              <table:table-cell office:value-type="float" office:value="19021.904">
                <text:p>19021.904</text:p>
              </table:table-cell>
              <table:table-cell office:value-type="float" office:value="19586.186">
                <text:p>19586.186</text:p>
              </table:table-cell>
            </table:table-row>
            <table:table-row>
              <table:table-cell office:value-type="string">
                <text:p>bit_spin_lock() </text:p>
                <draw:g>
                  <svg:desc>'Detalle funciones'.Q42:'Detalle funciones'.Q42</svg:desc>
                </draw:g>
              </table:table-cell>
              <table:table-cell office:value-type="float" office:value="0">
                <text:p>0</text:p>
                <draw:g>
                  <svg:desc>'Detalle funciones'.R42:'Detalle funciones'.AA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56">
                <text:p>0.356</text:p>
              </table:table-cell>
              <table:table-cell office:value-type="float" office:value="3.32">
                <text:p>3.32</text:p>
              </table:table-cell>
              <table:table-cell office:value-type="float" office:value="8.797">
                <text:p>8.797</text:p>
              </table:table-cell>
              <table:table-cell office:value-type="float" office:value="12.95">
                <text:p>12.95</text:p>
              </table:table-cell>
              <table:table-cell office:value-type="float" office:value="12.435">
                <text:p>12.435</text:p>
              </table:table-cell>
              <table:table-cell office:value-type="float" office:value="41.495">
                <text:p>41.495</text:p>
              </table:table-cell>
              <table:table-cell office:value-type="float" office:value="258.689">
                <text:p>258.689</text:p>
              </table:table-cell>
              <table:table-cell office:value-type="float" office:value="73.259">
                <text:p>73.2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4cm" svg:height="8.991cm" xlink:href=".." xlink:type="simple" chart:class="chart:bar" chart:style-name="ch1">
        <chart:legend chart:legend-position="bottom" svg:x="1.877cm" svg:y="7.131cm" style:legend-expansion="wide" chart:style-name="ch2"/>
        <chart:plot-area chart:style-name="ch3" table:cell-range-address="'Detalle funciones'.Q60:'Detalle funciones'.AA68" chart:data-source-has-labels="both" svg:x="0.32cm" svg:y="0.179cm" svg:width="15.364cm" svg:height="6.773cm">
          <chartooo:coordinate-region svg:x="1.629cm" svg:y="0.392cm" svg:width="14.055cm" svg:height="5.886cm"/>
          <chart:axis chart:dimension="x" chart:name="primary-x" chart:style-name="ch4" chartooo:axis-type="auto">
            <chartooo:date-scale/>
            <chart:categories table:cell-range-address="'Detalle funciones'.R60:'Detalle funciones'.A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talle funciones'.R61:'Detalle funciones'.AA61" chart:label-cell-address="'Detalle funciones'.Q61:'Detalle funciones'.Q61" chart:class="chart:bar">
            <chart:data-point chart:repeated="10"/>
          </chart:series>
          <chart:series chart:style-name="ch8" chart:values-cell-range-address="'Detalle funciones'.R62:'Detalle funciones'.AA62" chart:label-cell-address="'Detalle funciones'.Q62:'Detalle funciones'.Q62" chart:class="chart:bar">
            <chart:data-point chart:repeated="10"/>
          </chart:series>
          <chart:series chart:style-name="ch9" chart:values-cell-range-address="'Detalle funciones'.R63:'Detalle funciones'.AA63" chart:label-cell-address="'Detalle funciones'.Q63:'Detalle funciones'.Q63" chart:class="chart:bar">
            <chart:data-point chart:repeated="10"/>
          </chart:series>
          <chart:series chart:style-name="ch10" chart:values-cell-range-address="'Detalle funciones'.R64:'Detalle funciones'.AA64" chart:label-cell-address="'Detalle funciones'.Q64:'Detalle funciones'.Q64" chart:class="chart:bar">
            <chart:data-point chart:repeated="10"/>
          </chart:series>
          <chart:series chart:style-name="ch11" chart:values-cell-range-address="'Detalle funciones'.R65:'Detalle funciones'.AA65" chart:label-cell-address="'Detalle funciones'.Q65:'Detalle funciones'.Q65" chart:class="chart:bar">
            <chart:data-point chart:repeated="10"/>
          </chart:series>
          <chart:series chart:style-name="ch12" chart:values-cell-range-address="'Detalle funciones'.R66:'Detalle funciones'.AA66" chart:label-cell-address="'Detalle funciones'.Q66:'Detalle funciones'.Q66" chart:class="chart:bar">
            <chart:data-point chart:repeated="10"/>
          </chart:series>
          <chart:series chart:style-name="ch13" chart:values-cell-range-address="'Detalle funciones'.R67:'Detalle funciones'.AA67" chart:label-cell-address="'Detalle funciones'.Q67:'Detalle funciones'.Q67" chart:class="chart:bar">
            <chart:data-point chart:repeated="10"/>
          </chart:series>
          <chart:series chart:style-name="ch14" chart:values-cell-range-address="'Detalle funciones'.R68:'Detalle funciones'.AA68" chart:label-cell-address="'Detalle funciones'.Q68:'Detalle funciones'.Q68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Detalle funciones'.R60:'Detalle funciones'.AA6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'Detalle funciones'.Q61:'Detalle funciones'.Q61</svg:desc>
                </draw:g>
              </table:table-cell>
              <table:table-cell office:value-type="float" office:value="2536.591">
                <text:p>2536.591</text:p>
                <draw:g>
                  <svg:desc>'Detalle funciones'.R61:'Detalle funciones'.AA61</svg:desc>
                </draw:g>
              </table:table-cell>
              <table:table-cell office:value-type="float" office:value="6878.268">
                <text:p>6878.268</text:p>
              </table:table-cell>
              <table:table-cell office:value-type="float" office:value="41767.667">
                <text:p>41767.667</text:p>
              </table:table-cell>
              <table:table-cell office:value-type="float" office:value="51292.566">
                <text:p>51292.566</text:p>
              </table:table-cell>
              <table:table-cell office:value-type="float" office:value="59231.83">
                <text:p>59231.83</text:p>
              </table:table-cell>
              <table:table-cell office:value-type="float" office:value="59050.916">
                <text:p>59050.916</text:p>
              </table:table-cell>
              <table:table-cell office:value-type="float" office:value="78175.543">
                <text:p>78175.543</text:p>
              </table:table-cell>
              <table:table-cell office:value-type="float" office:value="83899.364">
                <text:p>83899.364</text:p>
              </table:table-cell>
              <table:table-cell office:value-type="float" office:value="82142.198">
                <text:p>82142.198</text:p>
              </table:table-cell>
              <table:table-cell office:value-type="float" office:value="80513.48">
                <text:p>80513.48</text:p>
              </table:table-cell>
            </table:table-row>
            <table:table-row>
              <table:table-cell office:value-type="string">
                <text:p>_spin_lock_irq() </text:p>
                <draw:g>
                  <svg:desc>'Detalle funciones'.Q62:'Detalle funciones'.Q62</svg:desc>
                </draw:g>
              </table:table-cell>
              <table:table-cell office:value-type="float" office:value="4.877">
                <text:p>4.877</text:p>
                <draw:g>
                  <svg:desc>'Detalle funciones'.R62:'Detalle funciones'.AA62</svg:desc>
                </draw:g>
              </table:table-cell>
              <table:table-cell office:value-type="float" office:value="424.975">
                <text:p>424.975</text:p>
              </table:table-cell>
              <table:table-cell office:value-type="float" office:value="1831.889">
                <text:p>1831.889</text:p>
              </table:table-cell>
              <table:table-cell office:value-type="float" office:value="2695.824">
                <text:p>2695.824</text:p>
              </table:table-cell>
              <table:table-cell office:value-type="float" office:value="2965.498">
                <text:p>2965.498</text:p>
              </table:table-cell>
              <table:table-cell office:value-type="float" office:value="2797.364">
                <text:p>2797.364</text:p>
              </table:table-cell>
              <table:table-cell office:value-type="float" office:value="3649.951">
                <text:p>3649.951</text:p>
              </table:table-cell>
              <table:table-cell office:value-type="float" office:value="3573.432">
                <text:p>3573.432</text:p>
              </table:table-cell>
              <table:table-cell office:value-type="float" office:value="3802.072">
                <text:p>3802.072</text:p>
              </table:table-cell>
              <table:table-cell office:value-type="float" office:value="3651.664">
                <text:p>3651.664</text:p>
              </table:table-cell>
            </table:table-row>
            <table:table-row>
              <table:table-cell office:value-type="string">
                <text:p>_spin_lock_irqsave() </text:p>
                <draw:g>
                  <svg:desc>'Detalle funciones'.Q63:'Detalle funciones'.Q63</svg:desc>
                </draw:g>
              </table:table-cell>
              <table:table-cell office:value-type="float" office:value="1122.738">
                <text:p>1122.738</text:p>
                <draw:g>
                  <svg:desc>'Detalle funciones'.R63:'Detalle funciones'.AA63</svg:desc>
                </draw:g>
              </table:table-cell>
              <table:table-cell office:value-type="float" office:value="3390.938">
                <text:p>3390.938</text:p>
              </table:table-cell>
              <table:table-cell office:value-type="float" office:value="10818.613">
                <text:p>10818.613</text:p>
              </table:table-cell>
              <table:table-cell office:value-type="float" office:value="13696.57">
                <text:p>13696.57</text:p>
              </table:table-cell>
              <table:table-cell office:value-type="float" office:value="14622.78">
                <text:p>14622.78</text:p>
              </table:table-cell>
              <table:table-cell office:value-type="float" office:value="13943.429">
                <text:p>13943.429</text:p>
              </table:table-cell>
              <table:table-cell office:value-type="float" office:value="17799.136">
                <text:p>17799.136</text:p>
              </table:table-cell>
              <table:table-cell office:value-type="float" office:value="17787.871">
                <text:p>17787.871</text:p>
              </table:table-cell>
              <table:table-cell office:value-type="float" office:value="17620.973">
                <text:p>17620.973</text:p>
              </table:table-cell>
              <table:table-cell office:value-type="float" office:value="17585.455">
                <text:p>17585.455</text:p>
              </table:table-cell>
            </table:table-row>
            <table:table-row>
              <table:table-cell office:value-type="string">
                <text:p>_spin_lock() </text:p>
                <draw:g>
                  <svg:desc>'Detalle funciones'.Q64:'Detalle funciones'.Q64</svg:desc>
                </draw:g>
              </table:table-cell>
              <table:table-cell office:value-type="float" office:value="806.069">
                <text:p>806.069</text:p>
                <draw:g>
                  <svg:desc>'Detalle funciones'.R64:'Detalle funciones'.AA64</svg:desc>
                </draw:g>
              </table:table-cell>
              <table:table-cell office:value-type="float" office:value="3462.035">
                <text:p>3462.035</text:p>
              </table:table-cell>
              <table:table-cell office:value-type="float" office:value="11970.98">
                <text:p>11970.98</text:p>
              </table:table-cell>
              <table:table-cell office:value-type="float" office:value="15468.908">
                <text:p>15468.908</text:p>
              </table:table-cell>
              <table:table-cell office:value-type="float" office:value="16806.354">
                <text:p>16806.354</text:p>
              </table:table-cell>
              <table:table-cell office:value-type="float" office:value="16173.27">
                <text:p>16173.27</text:p>
              </table:table-cell>
              <table:table-cell office:value-type="float" office:value="21934.733">
                <text:p>21934.733</text:p>
              </table:table-cell>
              <table:table-cell office:value-type="float" office:value="21234.935">
                <text:p>21234.935</text:p>
              </table:table-cell>
              <table:table-cell office:value-type="float" office:value="24891.104">
                <text:p>24891.104</text:p>
              </table:table-cell>
              <table:table-cell office:value-type="float" office:value="25913.531">
                <text:p>25913.531</text:p>
              </table:table-cell>
            </table:table-row>
            <table:table-row>
              <table:table-cell office:value-type="string">
                <text:p>_spin_trylock() </text:p>
                <draw:g>
                  <svg:desc>'Detalle funciones'.Q65:'Detalle funciones'.Q65</svg:desc>
                </draw:g>
              </table:table-cell>
              <table:table-cell office:value-type="float" office:value="0">
                <text:p>0</text:p>
                <draw:g>
                  <svg:desc>'Detalle funciones'.R65:'Detalle funciones'.AA65</svg:desc>
                </draw:g>
              </table:table-cell>
              <table:table-cell office:value-type="float" office:value="0.722">
                <text:p>0.722</text:p>
              </table:table-cell>
              <table:table-cell office:value-type="float" office:value="16.091">
                <text:p>16.091</text:p>
              </table:table-cell>
              <table:table-cell office:value-type="float" office:value="27.411">
                <text:p>27.411</text:p>
              </table:table-cell>
              <table:table-cell office:value-type="float" office:value="22.081">
                <text:p>22.081</text:p>
              </table:table-cell>
              <table:table-cell office:value-type="float" office:value="20.465">
                <text:p>20.465</text:p>
              </table:table-cell>
              <table:table-cell office:value-type="float" office:value="52.674">
                <text:p>52.674</text:p>
              </table:table-cell>
              <table:table-cell office:value-type="float" office:value="36.169">
                <text:p>36.169</text:p>
              </table:table-cell>
              <table:table-cell office:value-type="float" office:value="50.876">
                <text:p>50.876</text:p>
              </table:table-cell>
              <table:table-cell office:value-type="float" office:value="57.565">
                <text:p>57.565</text:p>
              </table:table-cell>
            </table:table-row>
            <table:table-row>
              <table:table-cell office:value-type="string">
                <text:p>_spin_unlock_bh() </text:p>
                <draw:g>
                  <svg:desc>'Detalle funciones'.Q66:'Detalle funciones'.Q66</svg:desc>
                </draw:g>
              </table:table-cell>
              <table:table-cell office:value-type="float" office:value="751.348">
                <text:p>751.348</text:p>
                <draw:g>
                  <svg:desc>'Detalle funciones'.R66:'Detalle funciones'.AA66</svg:desc>
                </draw:g>
              </table:table-cell>
              <table:table-cell office:value-type="float" office:value="1802.887">
                <text:p>1802.887</text:p>
              </table:table-cell>
              <table:table-cell office:value-type="float" office:value="5491.291">
                <text:p>5491.291</text:p>
              </table:table-cell>
              <table:table-cell office:value-type="float" office:value="6753.003">
                <text:p>6753.003</text:p>
              </table:table-cell>
              <table:table-cell office:value-type="float" office:value="7651.133">
                <text:p>7651.133</text:p>
              </table:table-cell>
              <table:table-cell office:value-type="float" office:value="7137.732">
                <text:p>7137.732</text:p>
              </table:table-cell>
              <table:table-cell office:value-type="float" office:value="9229.904">
                <text:p>9229.904</text:p>
              </table:table-cell>
              <table:table-cell office:value-type="float" office:value="9139.424">
                <text:p>9139.424</text:p>
              </table:table-cell>
              <table:table-cell office:value-type="float" office:value="9448.567">
                <text:p>9448.567</text:p>
              </table:table-cell>
              <table:table-cell office:value-type="float" office:value="9007.583">
                <text:p>9007.583</text:p>
              </table:table-cell>
            </table:table-row>
            <table:table-row>
              <table:table-cell office:value-type="string">
                <text:p>_spin_unlock_irqrestore() </text:p>
                <draw:g>
                  <svg:desc>'Detalle funciones'.Q67:'Detalle funciones'.Q67</svg:desc>
                </draw:g>
              </table:table-cell>
              <table:table-cell office:value-type="float" office:value="898.296">
                <text:p>898.296</text:p>
                <draw:g>
                  <svg:desc>'Detalle funciones'.R67:'Detalle funciones'.AA67</svg:desc>
                </draw:g>
              </table:table-cell>
              <table:table-cell office:value-type="float" office:value="3398.415">
                <text:p>3398.415</text:p>
              </table:table-cell>
              <table:table-cell office:value-type="float" office:value="12438.452">
                <text:p>12438.452</text:p>
              </table:table-cell>
              <table:table-cell office:value-type="float" office:value="15824.517">
                <text:p>15824.517</text:p>
              </table:table-cell>
              <table:table-cell office:value-type="float" office:value="17021.066">
                <text:p>17021.066</text:p>
              </table:table-cell>
              <table:table-cell office:value-type="float" office:value="15754.589">
                <text:p>15754.589</text:p>
              </table:table-cell>
              <table:table-cell office:value-type="float" office:value="19963.019">
                <text:p>19963.019</text:p>
              </table:table-cell>
              <table:table-cell office:value-type="float" office:value="19567.543">
                <text:p>19567.543</text:p>
              </table:table-cell>
              <table:table-cell office:value-type="float" office:value="19877.184">
                <text:p>19877.184</text:p>
              </table:table-cell>
              <table:table-cell office:value-type="float" office:value="19558.352">
                <text:p>19558.352</text:p>
              </table:table-cell>
            </table:table-row>
            <table:table-row>
              <table:table-cell office:value-type="string">
                <text:p>bit_spin_lock() </text:p>
                <draw:g>
                  <svg:desc>'Detalle funciones'.Q68:'Detalle funciones'.Q68</svg:desc>
                </draw:g>
              </table:table-cell>
              <table:table-cell office:value-type="float" office:value="0">
                <text:p>0</text:p>
                <draw:g>
                  <svg:desc>'Detalle funciones'.R68:'Detalle funciones'.AA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1.846">
                <text:p>1.846</text:p>
              </table:table-cell>
              <table:table-cell office:value-type="float" office:value="5.186">
                <text:p>5.186</text:p>
              </table:table-cell>
              <table:table-cell office:value-type="float" office:value="7.166">
                <text:p>7.166</text:p>
              </table:table-cell>
              <table:table-cell office:value-type="float" office:value="19.683">
                <text:p>19.683</text:p>
              </table:table-cell>
              <table:table-cell office:value-type="float" office:value="15.584">
                <text:p>15.584</text:p>
              </table:table-cell>
              <table:table-cell office:value-type="float" office:value="25.905">
                <text:p>25.905</text:p>
              </table:table-cell>
              <table:table-cell office:value-type="float" office:value="44.582">
                <text:p>44.5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2:SUMMARY.Z22" chart:error-lower-range="SUMMARY.Q22:SUMMARY.Z22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2:SUMMARY.Z22" chart:error-lower-range="SUMMARY.Q22:SUMMARY.Z22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Q23:SUMMARY.Z23" chart:error-lower-range="SUMMARY.Q23:SUMMARY.Z23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Q23:SUMMARY.Z23" chart:error-lower-range="SUMMARY.Q23:SUMMARY.Z23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Q24:SUMMARY.Z24" chart:error-lower-range="SUMMARY.Q24:SUMMARY.Z2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Q24:SUMMARY.Z24" chart:error-lower-range="SUMMARY.Q24:SUMMARY.Z2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Q25:SUMMARY.Z25" chart:error-lower-range="SUMMARY.Q25:SUMMARY.Z25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Q25:SUMMARY.Z25" chart:error-lower-range="SUMMARY.Q25:SUMMARY.Z25" char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Q26:SUMMARY.Z26" chart:error-lower-range="SUMMARY.Q26:SUMMARY.Z26"/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UMMARY.Q26:SUMMARY.Z26" chart:error-lower-range="SUMMARY.Q26:SUMMARY.Z26" char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link-data-style-to-source="true" chart:error-category="cell-range" chart:error-upper-range="SUMMARY.Q27:SUMMARY.Z27" chart:error-lower-range="SUMMARY.Q27:SUMMARY.Z27"/>
      <style:graphic-properties draw:stroke="none" draw:fill-color="#83caff" dr3d:edge-rounding="5%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UMMARY.Q27:SUMMARY.Z27" chart:error-lower-range="SUMMARY.Q27:SUMMARY.Z27" char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link-data-style-to-source="true" chart:error-category="cell-range" chart:error-upper-range="SUMMARY.Q28:SUMMARY.Z28" chart:error-lower-range="SUMMARY.Q28:SUMMARY.Z28"/>
      <style:graphic-properties draw:stroke="none" draw:fill-color="#314004" dr3d:edge-rounding="5%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SUMMARY.Q28:SUMMARY.Z28" chart:error-lower-range="SUMMARY.Q28:SUMMARY.Z28" chart:std-weight="1"/>
      <style:graphic-properties draw:stroke="solid" svg:stroke-width="0cm" svg:stroke-color="#000000" svg:stroke-opacity="100%" draw:stroke-linejoin="round"/>
    </style:style>
    <style:style style:name="ch25" style:family="chart" style:data-style-name="N0">
      <style:chart-properties chart:link-data-style-to-source="true" chart:error-category="cell-range" chart:error-upper-range="SUMMARY.Q29:SUMMARY.Z29" chart:error-lower-range="SUMMARY.Q29:SUMMARY.Z29"/>
      <style:graphic-properties draw:stroke="none" draw:fill-color="#aecf00" dr3d:edge-rounding="5%"/>
      <style:text-properties fo:font-size="10pt" style:font-size-asian="10pt" style:font-size-complex="10pt"/>
    </style:style>
    <style:style style:name="ch26" style:family="chart">
      <style:chart-properties chart:error-upper-indicator="true" chart:error-lower-indicator="true" chart:error-category="cell-range" chart:error-upper-range="SUMMARY.Q29:SUMMARY.Z29" chart:error-lower-range="SUMMARY.Q29:SUMMARY.Z29" chart:std-weight="1"/>
      <style:graphic-properties draw:stroke="solid" svg:stroke-width="0cm" svg:stroke-color="#000000" svg:stroke-opacity="100%" draw:stroke-linejoin="round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6.121cm" svg:y="0.39cm" chart:style-name="ch2">
          <text:p>Tiempos promedio de llamadas spinlock</text:p>
        </chart:title>
        <chart:subtitle svg:x="6.491cm" svg:y="1.449cm" chart:style-name="ch3">
          <text:p>Efectuadas a lo largo del Caso de Estudio</text:p>
        </chart:subtitle>
        <chart:legend chart:legend-position="bottom" svg:x="3.236cm" svg:y="11.42cm" style:legend-expansion="wide" chart:style-name="ch4"/>
        <chart:plot-area chart:style-name="ch5" table:cell-range-address="SUMMARY.P7:SUMMARY.Z15" chart:data-source-has-labels="both" svg:x="1.417cm" svg:y="2.412cm" svg:width="18.498cm" svg:height="7.773cm">
          <chartooo:coordinate-region svg:x="2.329cm" svg:y="2.611cm" svg:width="17.586cm" svg:height="6.927cm"/>
          <chart:axis chart:dimension="x" chart:name="primary-x" chart:style-name="ch6" chartooo:axis-type="auto">
            <chartooo:date-scale/>
            <chart:title svg:x="9.18cm" svg:y="10.439cm" chart:style-name="ch7">
              <text:p>Número de Threads</text:p>
            </chart:title>
            <chart:categories table:cell-range-address="SUMMARY.Q7:SUMMARY.Z7"/>
          </chart:axis>
          <chart:axis chart:dimension="y" chart:name="primary-y" chart:style-name="ch8">
            <chart:title svg:x="0.451cm" svg:y="7.083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Q8:SUMMARY.Z8" chart:label-cell-address="SUMMARY.P8:SUMMARY.P8" chart:class="chart:bar">
            <chart:error-indicator chart:style-name="ch12" chart:dimension="y"/>
            <chart:data-point chart:repeated="10"/>
          </chart:series>
          <chart:series chart:style-name="ch13" chart:values-cell-range-address="SUMMARY.Q9:SUMMARY.Z9" chart:label-cell-address="SUMMARY.P9:SUMMARY.P9" chart:class="chart:bar">
            <chart:error-indicator chart:style-name="ch14" chart:dimension="y"/>
            <chart:data-point chart:repeated="10"/>
          </chart:series>
          <chart:series chart:style-name="ch15" chart:values-cell-range-address="SUMMARY.Q10:SUMMARY.Z10" chart:label-cell-address="SUMMARY.P10:SUMMARY.P10" chart:class="chart:bar">
            <chart:error-indicator chart:style-name="ch16" chart:dimension="y"/>
            <chart:data-point chart:repeated="10"/>
          </chart:series>
          <chart:series chart:style-name="ch17" chart:values-cell-range-address="SUMMARY.Q11:SUMMARY.Z11" chart:label-cell-address="SUMMARY.P11:SUMMARY.P11" chart:class="chart:bar">
            <chart:error-indicator chart:style-name="ch18" chart:dimension="y"/>
            <chart:data-point chart:repeated="10"/>
          </chart:series>
          <chart:series chart:style-name="ch19" chart:values-cell-range-address="SUMMARY.Q12:SUMMARY.Z12" chart:label-cell-address="SUMMARY.P12:SUMMARY.P12" chart:class="chart:bar">
            <chart:error-indicator chart:style-name="ch20" chart:dimension="y"/>
            <chart:data-point chart:repeated="10"/>
          </chart:series>
          <chart:series chart:style-name="ch21" chart:values-cell-range-address="SUMMARY.Q13:SUMMARY.Z13" chart:label-cell-address="SUMMARY.P13:SUMMARY.P13" chart:class="chart:bar">
            <chart:error-indicator chart:style-name="ch22" chart:dimension="y"/>
            <chart:data-point chart:repeated="10"/>
          </chart:series>
          <chart:series chart:style-name="ch23" chart:values-cell-range-address="SUMMARY.Q14:SUMMARY.Z14" chart:label-cell-address="SUMMARY.P14:SUMMARY.P14" chart:class="chart:bar">
            <chart:error-indicator chart:style-name="ch24" chart:dimension="y"/>
            <chart:data-point chart:repeated="10"/>
          </chart:series>
          <chart:series chart:style-name="ch25" chart:values-cell-range-address="SUMMARY.Q15:SUMMARY.Z15" chart:label-cell-address="SUMMARY.P15:SUMMARY.P15" chart:class="chart:bar">
            <chart:error-indicator chart:style-name="ch26" chart:dimension="y"/>
            <chart:data-point chart:repeated="10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UMMARY.Q7:SUMMARY.Z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_spin_lock_bh() </text:p>
                <draw:g>
                  <svg:desc>SUMMARY.P8:SUMMARY.P8</svg:desc>
                </draw:g>
              </table:table-cell>
              <table:table-cell office:value-type="float" office:value="0.002022951">
                <text:p>0.002022951</text:p>
                <draw:g>
                  <svg:desc>SUMMARY.Q8:SUMMARY.Z8</svg:desc>
                </draw:g>
              </table:table-cell>
              <table:table-cell office:value-type="float" office:value="0.00621390733333333">
                <text:p>0.00621390733333333</text:p>
              </table:table-cell>
              <table:table-cell office:value-type="float" office:value="0.035452651">
                <text:p>0.035452651</text:p>
              </table:table-cell>
              <table:table-cell office:value-type="float" office:value="0.048709594">
                <text:p>0.048709594</text:p>
              </table:table-cell>
              <table:table-cell office:value-type="float" office:value="0.058959411">
                <text:p>0.058959411</text:p>
              </table:table-cell>
              <table:table-cell office:value-type="float" office:value="0.0593915423333333">
                <text:p>0.0593915423333333</text:p>
              </table:table-cell>
              <table:table-cell office:value-type="float" office:value="0.0711031183333333">
                <text:p>0.0711031183333333</text:p>
              </table:table-cell>
              <table:table-cell office:value-type="float" office:value="0.0802095063333333">
                <text:p>0.0802095063333333</text:p>
              </table:table-cell>
              <table:table-cell office:value-type="float" office:value="0.0822412283333333">
                <text:p>0.0822412283333333</text:p>
              </table:table-cell>
              <table:table-cell office:value-type="float" office:value="0.0755306863333333">
                <text:p>0.0755306863333333</text:p>
              </table:table-cell>
            </table:table-row>
            <table:table-row>
              <table:table-cell office:value-type="string">
                <text:p>Fila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Fila 22</text:p>
                <draw:g>
                  <svg:desc/>
                </draw:g>
              </table:table-cell>
              <table:table-cell office:value-type="float" office:value="0.000430067009197404">
                <text:p>0.000430067009197404</text:p>
                <draw:g>
                  <svg:desc>SUMMARY.Q22:SUMMARY.Z22</svg:desc>
                </draw:g>
              </table:table-cell>
              <table:table-cell office:value-type="float" office:value="0.00105506660381707">
                <text:p>0.00105506660381707</text:p>
              </table:table-cell>
              <table:table-cell office:value-type="float" office:value="0.0036277680149796">
                <text:p>0.0036277680149796</text:p>
              </table:table-cell>
              <table:table-cell office:value-type="float" office:value="0.00252929081021301">
                <text:p>0.00252929081021301</text:p>
              </table:table-cell>
              <table:table-cell office:value-type="float" office:value="0.00194127998091987">
                <text:p>0.00194127998091987</text:p>
              </table:table-cell>
              <table:table-cell office:value-type="float" office:value="0.000238038529859316">
                <text:p>0.000238038529859316</text:p>
              </table:table-cell>
              <table:table-cell office:value-type="float" office:value="0.00331021865836991">
                <text:p>0.00331021865836991</text:p>
              </table:table-cell>
              <table:table-cell office:value-type="float" office:value="0.001770031241052">
                <text:p>0.001770031241052</text:p>
              </table:table-cell>
              <table:table-cell office:value-type="float" office:value="0.00108878201387379">
                <text:p>0.00108878201387379</text:p>
              </table:table-cell>
              <table:table-cell office:value-type="float" office:value="0.00611130768576563">
                <text:p>0.00611130768576563</text:p>
              </table:table-cell>
            </table:table-row>
            <table:table-row>
              <table:table-cell office:value-type="string">
                <text:p>_spin_lock_irq() </text:p>
                <draw:g>
                  <svg:desc>SUMMARY.P9:SUMMARY.P9</svg:desc>
                </draw:g>
              </table:table-cell>
              <table:table-cell office:value-type="float" office:value="0.000004486">
                <text:p>0.000004486</text:p>
                <draw:g>
                  <svg:desc>SUMMARY.Q9:SUMMARY.Z9</svg:desc>
                </draw:g>
              </table:table-cell>
              <table:table-cell office:value-type="float" office:value="0.000360132">
                <text:p>0.000360132</text:p>
              </table:table-cell>
              <table:table-cell office:value-type="float" office:value="0.00168265733333333">
                <text:p>0.00168265733333333</text:p>
              </table:table-cell>
              <table:table-cell office:value-type="float" office:value="0.00256090866666667">
                <text:p>0.00256090866666667</text:p>
              </table:table-cell>
              <table:table-cell office:value-type="float" office:value="0.00296083433333333">
                <text:p>0.00296083433333333</text:p>
              </table:table-cell>
              <table:table-cell office:value-type="float" office:value="0.00297897">
                <text:p>0.00297897</text:p>
              </table:table-cell>
              <table:table-cell office:value-type="float" office:value="0.00319507266666667">
                <text:p>0.00319507266666667</text:p>
              </table:table-cell>
              <table:table-cell office:value-type="float" office:value="0.00351573766666667">
                <text:p>0.00351573766666667</text:p>
              </table:table-cell>
              <table:table-cell office:value-type="float" office:value="0.00370420133333333">
                <text:p>0.00370420133333333</text:p>
              </table:table-cell>
              <table:table-cell office:value-type="float" office:value="0.00388239933333333">
                <text:p>0.00388239933333333</text:p>
              </table:table-cell>
            </table:table-row>
            <table:table-row>
              <table:table-cell office:value-type="string">
                <text:p>Fila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Fila 23</text:p>
                <draw:g>
                  <svg:desc/>
                </draw:g>
              </table:table-cell>
              <table:table-cell office:value-type="float" office:value="0.000000385427360212012">
                <text:p>0.000000385427360212012</text:p>
                <draw:g>
                  <svg:desc>SUMMARY.Q23:SUMMARY.Z23</svg:desc>
                </draw:g>
              </table:table-cell>
              <table:table-cell office:value-type="float" office:value="0.0000688478592386866">
                <text:p>0.0000688478592386866</text:p>
              </table:table-cell>
              <table:table-cell office:value-type="float" office:value="0.000122675092223659">
                <text:p>0.000122675092223659</text:p>
              </table:table-cell>
              <table:table-cell office:value-type="float" office:value="0.000154927164126674">
                <text:p>0.000154927164126674</text:p>
              </table:table-cell>
              <table:table-cell office:value-type="float" office:value="0.000145675747803412">
                <text:p>0.000145675747803412</text:p>
              </table:table-cell>
              <table:table-cell office:value-type="float" office:value="0.0000802342944693851">
                <text:p>0.0000802342944693851</text:p>
              </table:table-cell>
              <table:table-cell office:value-type="float" office:value="0.000215843101527668">
                <text:p>0.000215843101527668</text:p>
              </table:table-cell>
              <table:table-cell office:value-type="float" office:value="0.0000401459466395217">
                <text:p>0.0000401459466395217</text:p>
              </table:table-cell>
              <table:table-cell office:value-type="float" office:value="0.000100939835013652">
                <text:p>0.000100939835013652</text:p>
              </table:table-cell>
              <table:table-cell office:value-type="float" office:value="0.000162473532891771">
                <text:p>0.000162473532891771</text:p>
              </table:table-cell>
            </table:table-row>
            <table:table-row>
              <table:table-cell office:value-type="string">
                <text:p>_spin_lock_irqsave() </text:p>
                <draw:g>
                  <svg:desc>SUMMARY.P10:SUMMARY.P10</svg:desc>
                </draw:g>
              </table:table-cell>
              <table:table-cell office:value-type="float" office:value="0.000931671">
                <text:p>0.000931671</text:p>
                <draw:g>
                  <svg:desc>SUMMARY.Q10:SUMMARY.Z10</svg:desc>
                </draw:g>
              </table:table-cell>
              <table:table-cell office:value-type="float" office:value="0.003162645">
                <text:p>0.003162645</text:p>
              </table:table-cell>
              <table:table-cell office:value-type="float" office:value="0.00958988133333333">
                <text:p>0.00958988133333333</text:p>
              </table:table-cell>
              <table:table-cell office:value-type="float" office:value="0.012882063">
                <text:p>0.012882063</text:p>
              </table:table-cell>
              <table:table-cell office:value-type="float" office:value="0.0154686096666667">
                <text:p>0.0154686096666667</text:p>
              </table:table-cell>
              <table:table-cell office:value-type="float" office:value="0.0148010626666667">
                <text:p>0.0148010626666667</text:p>
              </table:table-cell>
              <table:table-cell office:value-type="float" office:value="0.0160099666666667">
                <text:p>0.0160099666666667</text:p>
              </table:table-cell>
              <table:table-cell office:value-type="float" office:value="0.0172579336666667">
                <text:p>0.0172579336666667</text:p>
              </table:table-cell>
              <table:table-cell office:value-type="float" office:value="0.017852226">
                <text:p>0.017852226</text:p>
              </table:table-cell>
              <table:table-cell office:value-type="float" office:value="0.01849042">
                <text:p>0.01849042</text:p>
              </table:table-cell>
            </table:table-row>
            <table:table-row>
              <table:table-cell office:value-type="string">
                <text:p>Fila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Fila 24</text:p>
                <draw:g>
                  <svg:desc/>
                </draw:g>
              </table:table-cell>
              <table:table-cell office:value-type="float" office:value="0.000145720174220147">
                <text:p>0.000145720174220147</text:p>
                <draw:g>
                  <svg:desc>SUMMARY.Q24:SUMMARY.Z24</svg:desc>
                </draw:g>
              </table:table-cell>
              <table:table-cell office:value-type="float" office:value="0.000465912038548855">
                <text:p>0.000465912038548855</text:p>
              </table:table-cell>
              <table:table-cell office:value-type="float" office:value="0.000771013788487653">
                <text:p>0.000771013788487653</text:p>
              </table:table-cell>
              <table:table-cell office:value-type="float" office:value="0.000444342210952606">
                <text:p>0.000444342210952606</text:p>
              </table:table-cell>
              <table:table-cell office:value-type="float" office:value="0.000546695355985016">
                <text:p>0.000546695355985016</text:p>
              </table:table-cell>
              <table:table-cell office:value-type="float" office:value="0.000590025714007519">
                <text:p>0.000590025714007519</text:p>
              </table:table-cell>
              <table:table-cell office:value-type="float" office:value="0.000806735749986687">
                <text:p>0.000806735749986687</text:p>
              </table:table-cell>
              <table:table-cell office:value-type="float" office:value="0.000335504856263786">
                <text:p>0.000335504856263786</text:p>
              </table:table-cell>
              <table:table-cell office:value-type="float" office:value="0.000378458886741017">
                <text:p>0.000378458886741017</text:p>
              </table:table-cell>
              <table:table-cell office:value-type="float" office:value="0.00090560172214404">
                <text:p>0.00090560172214404</text:p>
              </table:table-cell>
            </table:table-row>
            <table:table-row>
              <table:table-cell office:value-type="string">
                <text:p>_spin_lock() </text:p>
                <draw:g>
                  <svg:desc>SUMMARY.P11:SUMMARY.P11</svg:desc>
                </draw:g>
              </table:table-cell>
              <table:table-cell office:value-type="float" office:value="0.000714167">
                <text:p>0.000714167</text:p>
                <draw:g>
                  <svg:desc>SUMMARY.Q11:SUMMARY.Z11</svg:desc>
                </draw:g>
              </table:table-cell>
              <table:table-cell office:value-type="float" office:value="0.003086635">
                <text:p>0.003086635</text:p>
              </table:table-cell>
              <table:table-cell office:value-type="float" office:value="0.010995038">
                <text:p>0.010995038</text:p>
              </table:table-cell>
              <table:table-cell office:value-type="float" office:value="0.0144887093333333">
                <text:p>0.0144887093333333</text:p>
              </table:table-cell>
              <table:table-cell office:value-type="float" office:value="0.017380938">
                <text:p>0.017380938</text:p>
              </table:table-cell>
              <table:table-cell office:value-type="float" office:value="0.0175195423333333">
                <text:p>0.0175195423333333</text:p>
              </table:table-cell>
              <table:table-cell office:value-type="float" office:value="0.0197122216666667">
                <text:p>0.0197122216666667</text:p>
              </table:table-cell>
              <table:table-cell office:value-type="float" office:value="0.021286638">
                <text:p>0.021286638</text:p>
              </table:table-cell>
              <table:table-cell office:value-type="float" office:value="0.0238389323333333">
                <text:p>0.0238389323333333</text:p>
              </table:table-cell>
              <table:table-cell office:value-type="float" office:value="0.0274949053333333">
                <text:p>0.0274949053333333</text:p>
              </table:table-cell>
            </table:table-row>
            <table:table-row>
              <table:table-cell office:value-type="string">
                <text:p>Fila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  <table:table-row>
              <table:table-cell office:value-type="string">
                <text:p>Fila 25</text:p>
                <draw:g>
                  <svg:desc/>
                </draw:g>
              </table:table-cell>
              <table:table-cell office:value-type="float" office:value="0.0000773277182176611">
                <text:p>0.0000773277182176611</text:p>
                <draw:g>
                  <svg:desc>SUMMARY.Q25:SUMMARY.Z25</svg:desc>
                </draw:g>
              </table:table-cell>
              <table:table-cell office:value-type="float" office:value="0.000538533592011678">
                <text:p>0.000538533592011678</text:p>
              </table:table-cell>
              <table:table-cell office:value-type="float" office:value="0.00086706360567997">
                <text:p>0.00086706360567997</text:p>
              </table:table-cell>
              <table:table-cell office:value-type="float" office:value="0.000438195365599162">
                <text:p>0.000438195365599162</text:p>
              </table:table-cell>
              <table:table-cell office:value-type="float" office:value="0.000406446246823612">
                <text:p>0.000406446246823612</text:p>
              </table:table-cell>
              <table:table-cell office:value-type="float" office:value="0.000796175600209579">
                <text:p>0.000796175600209579</text:p>
              </table:table-cell>
              <table:table-cell office:value-type="float" office:value="0.00106105397326106">
                <text:p>0.00106105397326106</text:p>
              </table:table-cell>
              <table:table-cell office:value-type="float" office:value="0.000413369462861917">
                <text:p>0.000413369462861917</text:p>
              </table:table-cell>
              <table:table-cell office:value-type="float" office:value="0.000540602373832731">
                <text:p>0.000540602373832731</text:p>
              </table:table-cell>
              <table:table-cell office:value-type="float" office:value="0.00212779980693699">
                <text:p>0.00212779980693699</text:p>
              </table:table-cell>
            </table:table-row>
            <table:table-row>
              <table:table-cell office:value-type="string">
                <text:p>_spin_trylock() </text:p>
                <draw:g>
                  <svg:desc>SUMMARY.P12:SUMMARY.P12</svg:desc>
                </draw:g>
              </table:table-cell>
              <table:table-cell office:value-type="float" office:value="0">
                <text:p>0</text:p>
                <draw:g>
                  <svg:desc>SUMMARY.Q12:SUMMARY.Z12</svg:desc>
                </draw:g>
              </table:table-cell>
              <table:table-cell office:value-type="float" office:value="0.000001056">
                <text:p>0.000001056</text:p>
              </table:table-cell>
              <table:table-cell office:value-type="float" office:value="0.0000180223333333333">
                <text:p>0.0000180223333333333</text:p>
              </table:table-cell>
              <table:table-cell office:value-type="float" office:value="0.0000203903333333333">
                <text:p>0.0000203903333333333</text:p>
              </table:table-cell>
              <table:table-cell office:value-type="float" office:value="0.000025328">
                <text:p>0.000025328</text:p>
              </table:table-cell>
              <table:table-cell office:value-type="float" office:value="0.000020448">
                <text:p>0.000020448</text:p>
              </table:table-cell>
              <table:table-cell office:value-type="float" office:value="0.000040216">
                <text:p>0.000040216</text:p>
              </table:table-cell>
              <table:table-cell office:value-type="float" office:value="0.0000386256666666667">
                <text:p>0.0000386256666666667</text:p>
              </table:table-cell>
              <table:table-cell office:value-type="float" office:value="0.0000549953333333333">
                <text:p>0.0000549953333333333</text:p>
              </table:table-cell>
              <table:table-cell office:value-type="float" office:value="0.0000537323333333333">
                <text:p>0.0000537323333333333</text:p>
              </table:table-cell>
            </table:table-row>
            <table:table-row>
              <table:table-cell office:value-type="string">
                <text:p>Fila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Q26:SUMMARY.Z26</svg:desc>
                </draw:g>
              </table:table-cell>
              <table:table-cell office:value-type="float" office:value="0.000000144971548932885">
                <text:p>0.000000144971548932885</text:p>
              </table:table-cell>
              <table:table-cell office:value-type="float" office:value="0.00000266036357164455">
                <text:p>0.00000266036357164455</text:p>
              </table:table-cell>
              <table:table-cell office:value-type="float" office:value="0.00000304121198428083">
                <text:p>0.00000304121198428083</text:p>
              </table:table-cell>
              <table:table-cell office:value-type="float" office:value="0.00000148238970921954">
                <text:p>0.00000148238970921954</text:p>
              </table:table-cell>
              <table:table-cell office:value-type="float" office:value="0.00000148576823562762">
                <text:p>0.00000148576823562762</text:p>
              </table:table-cell>
              <table:table-cell office:value-type="float" office:value="0.00000847348930488497">
                <text:p>0.00000847348930488497</text:p>
              </table:table-cell>
              <table:table-cell office:value-type="float" office:value="0.00000278561525220791">
                <text:p>0.00000278561525220791</text:p>
              </table:table-cell>
              <table:table-cell office:value-type="float" office:value="0.00000182979072118462">
                <text:p>0.00000182979072118462</text:p>
              </table:table-cell>
              <table:table-cell office:value-type="float" office:value="0.00000296000862892886">
                <text:p>0.00000296000862892886</text:p>
              </table:table-cell>
            </table:table-row>
            <table:table-row>
              <table:table-cell office:value-type="string">
                <text:p>Fila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Q26:SUMMARY.Z26</svg:desc>
                </draw:g>
              </table:table-cell>
              <table:table-cell office:value-type="float" office:value="0.000000144971548932885">
                <text:p>0.000000144971548932885</text:p>
              </table:table-cell>
              <table:table-cell office:value-type="float" office:value="0.00000266036357164455">
                <text:p>0.00000266036357164455</text:p>
              </table:table-cell>
              <table:table-cell office:value-type="float" office:value="0.00000304121198428083">
                <text:p>0.00000304121198428083</text:p>
              </table:table-cell>
              <table:table-cell office:value-type="float" office:value="0.00000148238970921954">
                <text:p>0.00000148238970921954</text:p>
              </table:table-cell>
              <table:table-cell office:value-type="float" office:value="0.00000148576823562762">
                <text:p>0.00000148576823562762</text:p>
              </table:table-cell>
              <table:table-cell office:value-type="float" office:value="0.00000847348930488497">
                <text:p>0.00000847348930488497</text:p>
              </table:table-cell>
              <table:table-cell office:value-type="float" office:value="0.00000278561525220791">
                <text:p>0.00000278561525220791</text:p>
              </table:table-cell>
              <table:table-cell office:value-type="float" office:value="0.00000182979072118462">
                <text:p>0.00000182979072118462</text:p>
              </table:table-cell>
              <table:table-cell office:value-type="float" office:value="0.00000296000862892886">
                <text:p>0.00000296000862892886</text:p>
              </table:table-cell>
            </table:table-row>
            <table:table-row>
              <table:table-cell office:value-type="string">
                <text:p>_spin_unlock_bh() </text:p>
                <draw:g>
                  <svg:desc>SUMMARY.P13:SUMMARY.P13</svg:desc>
                </draw:g>
              </table:table-cell>
              <table:table-cell office:value-type="float" office:value="0.000626786333333333">
                <text:p>0.000626786333333333</text:p>
                <draw:g>
                  <svg:desc>SUMMARY.Q13:SUMMARY.Z13</svg:desc>
                </draw:g>
              </table:table-cell>
              <table:table-cell office:value-type="float" office:value="0.001652267">
                <text:p>0.001652267</text:p>
              </table:table-cell>
              <table:table-cell office:value-type="float" office:value="0.00490368233333333">
                <text:p>0.00490368233333333</text:p>
              </table:table-cell>
              <table:table-cell office:value-type="float" office:value="0.00656461666666667">
                <text:p>0.00656461666666667</text:p>
              </table:table-cell>
              <table:table-cell office:value-type="float" office:value="0.00777415066666667">
                <text:p>0.00777415066666667</text:p>
              </table:table-cell>
              <table:table-cell office:value-type="float" office:value="0.00765958233333333">
                <text:p>0.00765958233333333</text:p>
              </table:table-cell>
              <table:table-cell office:value-type="float" office:value="0.008348278">
                <text:p>0.008348278</text:p>
              </table:table-cell>
              <table:table-cell office:value-type="float" office:value="0.008886828">
                <text:p>0.008886828</text:p>
              </table:table-cell>
              <table:table-cell office:value-type="float" office:value="0.00923731133333333">
                <text:p>0.00923731133333333</text:p>
              </table:table-cell>
              <table:table-cell office:value-type="float" office:value="0.00937936233333333">
                <text:p>0.00937936233333333</text:p>
              </table:table-cell>
            </table:table-row>
            <table:table-row>
              <table:table-cell office:value-type="string">
                <text:p>Fila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Fila 27</text:p>
                <draw:g>
                  <svg:desc/>
                </draw:g>
              </table:table-cell>
              <table:table-cell office:value-type="float" office:value="0.000111354318913023">
                <text:p>0.000111354318913023</text:p>
                <draw:g>
                  <svg:desc>SUMMARY.Q27:SUMMARY.Z27</svg:desc>
                </draw:g>
              </table:table-cell>
              <table:table-cell office:value-type="float" office:value="0.000235778046388971">
                <text:p>0.000235778046388971</text:p>
              </table:table-cell>
              <table:table-cell office:value-type="float" office:value="0.00040555181484378">
                <text:p>0.00040555181484378</text:p>
              </table:table-cell>
              <table:table-cell office:value-type="float" office:value="0.000156779438779718">
                <text:p>0.000156779438779718</text:p>
              </table:table-cell>
              <table:table-cell office:value-type="float" office:value="0.000168803834035496">
                <text:p>0.000168803834035496</text:p>
              </table:table-cell>
              <table:table-cell office:value-type="float" office:value="0.000262658578420891">
                <text:p>0.000262658578420891</text:p>
              </table:table-cell>
              <table:table-cell office:value-type="float" office:value="0.000391960794196308">
                <text:p>0.000391960794196308</text:p>
              </table:table-cell>
              <table:table-cell office:value-type="float" office:value="0.000109957900252778">
                <text:p>0.000109957900252778</text:p>
              </table:table-cell>
              <table:table-cell office:value-type="float" office:value="0.000226581205660539">
                <text:p>0.000226581205660539</text:p>
              </table:table-cell>
              <table:table-cell office:value-type="float" office:value="0.000270304431636504">
                <text:p>0.000270304431636504</text:p>
              </table:table-cell>
            </table:table-row>
            <table:table-row>
              <table:table-cell office:value-type="string">
                <text:p>_spin_unlock_irqrestore() </text:p>
                <draw:g>
                  <svg:desc>SUMMARY.P14:SUMMARY.P14</svg:desc>
                </draw:g>
              </table:table-cell>
              <table:table-cell office:value-type="float" office:value="0.000755687666666667">
                <text:p>0.000755687666666667</text:p>
                <draw:g>
                  <svg:desc>SUMMARY.Q14:SUMMARY.Z14</svg:desc>
                </draw:g>
              </table:table-cell>
              <table:table-cell office:value-type="float" office:value="0.00330508133333333">
                <text:p>0.00330508133333333</text:p>
              </table:table-cell>
              <table:table-cell office:value-type="float" office:value="0.0111015813333333">
                <text:p>0.0111015813333333</text:p>
              </table:table-cell>
              <table:table-cell office:value-type="float" office:value="0.015184453">
                <text:p>0.015184453</text:p>
              </table:table-cell>
              <table:table-cell office:value-type="float" office:value="0.0178430496666667">
                <text:p>0.0178430496666667</text:p>
              </table:table-cell>
              <table:table-cell office:value-type="float" office:value="0.017029197">
                <text:p>0.017029197</text:p>
              </table:table-cell>
              <table:table-cell office:value-type="float" office:value="0.0181580596666667">
                <text:p>0.0181580596666667</text:p>
              </table:table-cell>
              <table:table-cell office:value-type="float" office:value="0.0191045663333333">
                <text:p>0.0191045663333333</text:p>
              </table:table-cell>
              <table:table-cell office:value-type="float" office:value="0.0200151023333333">
                <text:p>0.0200151023333333</text:p>
              </table:table-cell>
              <table:table-cell office:value-type="float" office:value="0.020789755">
                <text:p>0.020789755</text:p>
              </table:table-cell>
            </table:table-row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  <table:table-row>
              <table:table-cell office:value-type="string">
                <text:p>Fila 28</text:p>
                <draw:g>
                  <svg:desc/>
                </draw:g>
              </table:table-cell>
              <table:table-cell office:value-type="float" office:value="0.000122767485653097">
                <text:p>0.000122767485653097</text:p>
                <draw:g>
                  <svg:desc>SUMMARY.Q28:SUMMARY.Z28</svg:desc>
                </draw:g>
              </table:table-cell>
              <table:table-cell office:value-type="float" office:value="0.000494296711341562">
                <text:p>0.000494296711341562</text:p>
              </table:table-cell>
              <table:table-cell office:value-type="float" office:value="0.000924997134964527">
                <text:p>0.000924997134964527</text:p>
              </table:table-cell>
              <table:table-cell office:value-type="float" office:value="0.000519749534920667">
                <text:p>0.000519749534920667</text:p>
              </table:table-cell>
              <table:table-cell office:value-type="float" office:value="0.00071738803253754">
                <text:p>0.00071738803253754</text:p>
              </table:table-cell>
              <table:table-cell office:value-type="float" office:value="0.000758754091616151">
                <text:p>0.000758754091616151</text:p>
              </table:table-cell>
              <table:table-cell office:value-type="float" office:value="0.000824175034423109">
                <text:p>0.000824175034423109</text:p>
              </table:table-cell>
              <table:table-cell office:value-type="float" office:value="0.000289116946374789">
                <text:p>0.000289116946374789</text:p>
              </table:table-cell>
              <table:table-cell office:value-type="float" office:value="0.000534426013309685">
                <text:p>0.000534426013309685</text:p>
              </table:table-cell>
              <table:table-cell office:value-type="float" office:value="0.00105439676634048">
                <text:p>0.00105439676634048</text:p>
              </table:table-cell>
            </table:table-row>
            <table:table-row>
              <table:table-cell office:value-type="string">
                <text:p>bit_spin_lock() </text:p>
                <draw:g>
                  <svg:desc>SUMMARY.P15:SUMMARY.P15</svg:desc>
                </draw:g>
              </table:table-cell>
              <table:table-cell office:value-type="float" office:value="0">
                <text:p>0</text:p>
                <draw:g>
                  <svg:desc>SUMMARY.Q15:SUMMARY.Z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0529">
                <text:p>0.000000529</text:p>
              </table:table-cell>
              <table:table-cell office:value-type="float" office:value="0.00000234433333333333">
                <text:p>0.00000234433333333333</text:p>
              </table:table-cell>
              <table:table-cell office:value-type="float" office:value="0.00000746266666666667">
                <text:p>0.00000746266666666667</text:p>
              </table:table-cell>
              <table:table-cell office:value-type="float" office:value="0.00000919866666666667">
                <text:p>0.00000919866666666667</text:p>
              </table:table-cell>
              <table:table-cell office:value-type="float" office:value="0.0000145716666666667">
                <text:p>0.0000145716666666667</text:p>
              </table:table-cell>
              <table:table-cell office:value-type="float" office:value="0.0000278293333333333">
                <text:p>0.0000278293333333333</text:p>
              </table:table-cell>
              <table:table-cell office:value-type="float" office:value="0.000102195666666667">
                <text:p>0.000102195666666667</text:p>
              </table:table-cell>
              <table:table-cell office:value-type="float" office:value="0.000053879">
                <text:p>0.000053879</text:p>
              </table:table-cell>
            </table:table-row>
            <table:table-row>
              <table:table-cell office:value-type="string">
                <text:p>Fila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Q29:SUMMARY.Z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00973999486652842">
                <text:p>0.0000000973999486652842</text:p>
              </table:table-cell>
              <table:table-cell office:value-type="float" office:value="0.000000422508678411856">
                <text:p>0.000000422508678411856</text:p>
              </table:table-cell>
              <table:table-cell office:value-type="float" office:value="0.000000990684653829529">
                <text:p>0.000000990684653829529</text:p>
              </table:table-cell>
              <table:table-cell office:value-type="float" office:value="0.00000162627068267657">
                <text:p>0.00000162627068267657</text:p>
              </table:table-cell>
              <table:table-cell office:value-type="float" office:value="0.0000022231653859606">
                <text:p>0.0000022231653859606</text:p>
              </table:table-cell>
              <table:table-cell office:value-type="float" office:value="0.00000650688078754585">
                <text:p>0.00000650688078754585</text:p>
              </table:table-cell>
              <table:table-cell office:value-type="float" office:value="0.0000677706582329944">
                <text:p>0.0000677706582329944</text:p>
              </table:table-cell>
              <table:table-cell office:value-type="float" office:value="0.00000839408644523036">
                <text:p>0.00000839408644523036</text:p>
              </table:table-cell>
            </table:table-row>
            <table:table-row>
              <table:table-cell office:value-type="string">
                <text:p>Fila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UMMARY.Q29:SUMMARY.Z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00973999486652842">
                <text:p>0.0000000973999486652842</text:p>
              </table:table-cell>
              <table:table-cell office:value-type="float" office:value="0.000000422508678411856">
                <text:p>0.000000422508678411856</text:p>
              </table:table-cell>
              <table:table-cell office:value-type="float" office:value="0.000000990684653829529">
                <text:p>0.000000990684653829529</text:p>
              </table:table-cell>
              <table:table-cell office:value-type="float" office:value="0.00000162627068267657">
                <text:p>0.00000162627068267657</text:p>
              </table:table-cell>
              <table:table-cell office:value-type="float" office:value="0.0000022231653859606">
                <text:p>0.0000022231653859606</text:p>
              </table:table-cell>
              <table:table-cell office:value-type="float" office:value="0.00000650688078754585">
                <text:p>0.00000650688078754585</text:p>
              </table:table-cell>
              <table:table-cell office:value-type="float" office:value="0.0000677706582329944">
                <text:p>0.0000677706582329944</text:p>
              </table:table-cell>
              <table:table-cell office:value-type="float" office:value="0.00000839408644523036">
                <text:p>0.000008394086445230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